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 style:font-family-generic="swiss"/>
    <style:font-face style:name="Liberation Mono" svg:font-family="'Liberation Mono', 'Courier New', 'DejaVu Sans Mono', Courier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0.66mm"/>
    </style:style>
    <style:style style:name="co3" style:family="table-column">
      <style:table-column-properties fo:break-before="auto" style:column-width="122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8000" style:text-outline="false" style:text-line-through-style="none" style:text-line-through-type="none" style:text-position="" style:font-name="MS San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3">
      <style:text-properties style:text-position=""/>
    </style:style>
    <style:style style:name="ce3" style:family="table-cell" style:parent-style-name="Default">
      <style:text-properties fo:color="#008000" style:text-outline="false" style:text-line-through-style="none" style:text-line-through-type="none" style:font-name="MS San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3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Raw message</text:p>
          </table:table-cell>
          <table:table-cell table:style-name="Default" office:value-type="string" calcext:value-type="string">
            <text:p>RSSI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evice ID</text:p>
          </table:table-cell>
          <table:table-cell office:value-type="string" calcext:value-type="string">
            <text:p>Byte 5</text:p>
          </table:table-cell>
          <table:table-cell office:value-type="string" calcext:value-type="string">
            <text:p>Byte 6</text:p>
          </table:table-cell>
          <table:table-cell office:value-type="string" calcext:value-type="string">
            <text:p>Byte 7</text:p>
          </table:table-cell>
          <table:table-cell office:value-type="string" calcext:value-type="string">
            <text:p>Byte 8</text:p>
          </table:table-cell>
          <table:table-cell office:value-type="string" calcext:value-type="string">
            <text:p>CRV</text:p>
          </table:table-cell>
        </table:table-row>
        <table:table-row table:style-name="ro1">
          <table:table-cell/>
          <table:table-cell office:value-type="string" calcext:value-type="string">
            <text:p>-53.50,B115ECD60D010701AED7</text:p>
          </table:table-cell>
          <table:table-cell table:formula="of:=VALUE(LEFT([.B2]; 5))" office:value-type="float" office:value="-53.5" calcext:value-type="float">
            <text:p>-53.5000</text:p>
          </table:table-cell>
          <table:table-cell table:formula="of:=IF(([.C2]&gt;=-30); &quot;HUB&quot;; &quot;DEVICE&quot;)" office:value-type="string" office:string-value="DEVICE" calcext:value-type="string">
            <text:p>DEVICE</text:p>
          </table:table-cell>
          <table:table-cell table:formula="of:=RIGHT(LEFT([.B2]; 15); 8)" office:value-type="string" office:string-value="B115ECD6" calcext:value-type="string">
            <text:p>B115ECD6</text:p>
          </table:table-cell>
          <table:table-cell table:formula="of:=RIGHT(LEFT([.B2]; 17); 2)" office:value-type="string" office:string-value="0D" calcext:value-type="string">
            <text:p>0D</text:p>
          </table:table-cell>
          <table:table-cell table:formula="of:=RIGHT(LEFT([.B2]; 19); 2)" office:value-type="string" office:string-value="01" calcext:value-type="string">
            <text:p>01</text:p>
          </table:table-cell>
          <table:table-cell table:formula="of:=RIGHT(LEFT([.B2]; 21); 2)" office:value-type="string" office:string-value="07" calcext:value-type="string">
            <text:p>07</text:p>
          </table:table-cell>
          <table:table-cell table:formula="of:=RIGHT(LEFT([.B2]; 23); 2)" office:value-type="string" office:string-value="01" calcext:value-type="string">
            <text:p>01</text:p>
          </table:table-cell>
          <table:table-cell table:formula="of:=RIGHT(LEFT([.B2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45.50,B115EDDF0C010700259E</text:p>
          </table:table-cell>
          <table:table-cell table:formula="of:=VALUE(LEFT([.B3]; 5))" office:value-type="float" office:value="-45.5" calcext:value-type="float">
            <text:p>-45.5000</text:p>
          </table:table-cell>
          <table:table-cell table:formula="of:=IF([.C3]&gt;-30; &quot;HUB&quot;; &quot;DEVICE&quot;)" office:value-type="string" office:string-value="DEVICE" calcext:value-type="string">
            <text:p>DEVICE</text:p>
          </table:table-cell>
          <table:table-cell table:formula="of:=RIGHT(LEFT([.B3]; 15); 8)" office:value-type="string" office:string-value="B115EDDF" calcext:value-type="string">
            <text:p>B115EDDF</text:p>
          </table:table-cell>
          <table:table-cell table:formula="of:=RIGHT(LEFT([.B3]; 17); 2)" office:value-type="string" office:string-value="0C" calcext:value-type="string">
            <text:p>0C</text:p>
          </table:table-cell>
          <table:table-cell table:formula="of:=RIGHT(LEFT([.B3]; 19); 2)" office:value-type="string" office:string-value="01" calcext:value-type="string">
            <text:p>01</text:p>
          </table:table-cell>
          <table:table-cell table:formula="of:=RIGHT(LEFT([.B3]; 21); 2)" office:value-type="string" office:string-value="07" calcext:value-type="string">
            <text:p>07</text:p>
          </table:table-cell>
          <table:table-cell table:formula="of:=RIGHT(LEFT([.B3]; 23); 2)" office:value-type="string" office:string-value="00" calcext:value-type="string">
            <text:p>00</text:p>
          </table:table-cell>
          <table:table-cell table:formula="of:=RIGHT(LEFT([.B3]; 27); 4)" office:value-type="string" office:string-value="259E" calcext:value-type="string">
            <text:p>259E</text:p>
          </table:table-cell>
        </table:table-row>
        <table:table-row table:style-name="ro1">
          <table:table-cell/>
          <table:table-cell office:value-type="string" calcext:value-type="string">
            <text:p>-46.50,B115EDDF0C01070135BF</text:p>
          </table:table-cell>
          <table:table-cell table:formula="of:=VALUE(LEFT([.B4]; 5))" office:value-type="float" office:value="-46.5" calcext:value-type="float">
            <text:p>-46.5000</text:p>
          </table:table-cell>
          <table:table-cell table:formula="of:=IF([.C4]&gt;-30; &quot;HUB&quot;; &quot;DEVICE&quot;)" office:value-type="string" office:string-value="DEVICE" calcext:value-type="string">
            <text:p>DEVICE</text:p>
          </table:table-cell>
          <table:table-cell table:formula="of:=RIGHT(LEFT([.B4]; 15); 8)" office:value-type="string" office:string-value="B115EDDF" calcext:value-type="string">
            <text:p>B115EDDF</text:p>
          </table:table-cell>
          <table:table-cell table:formula="of:=RIGHT(LEFT([.B4]; 17); 2)" office:value-type="string" office:string-value="0C" calcext:value-type="string">
            <text:p>0C</text:p>
          </table:table-cell>
          <table:table-cell table:formula="of:=RIGHT(LEFT([.B4]; 19); 2)" office:value-type="string" office:string-value="01" calcext:value-type="string">
            <text:p>01</text:p>
          </table:table-cell>
          <table:table-cell table:formula="of:=RIGHT(LEFT([.B4]; 21); 2)" office:value-type="string" office:string-value="07" calcext:value-type="string">
            <text:p>07</text:p>
          </table:table-cell>
          <table:table-cell table:formula="of:=RIGHT(LEFT([.B4]; 23); 2)" office:value-type="string" office:string-value="01" calcext:value-type="string">
            <text:p>01</text:p>
          </table:table-cell>
          <table:table-cell table:formula="of:=RIGHT(LEFT([.B4]; 27); 4)" office:value-type="string" office:string-value="35BF" calcext:value-type="string">
            <text:p>35BF</text:p>
          </table:table-cell>
        </table:table-row>
        <table:table-row table:style-name="ro1">
          <table:table-cell/>
          <table:table-cell office:value-type="string" calcext:value-type="string">
            <text:p>-44.50,B115EDDF0D010701430B</text:p>
          </table:table-cell>
          <table:table-cell table:formula="of:=VALUE(LEFT([.B5]; 5))" office:value-type="float" office:value="-44.5" calcext:value-type="float">
            <text:p>-44.5000</text:p>
          </table:table-cell>
          <table:table-cell table:formula="of:=IF([.C5]&gt;-30; &quot;HUB&quot;; &quot;DEVICE&quot;)" office:value-type="string" office:string-value="DEVICE" calcext:value-type="string">
            <text:p>DEVICE</text:p>
          </table:table-cell>
          <table:table-cell table:formula="of:=RIGHT(LEFT([.B5]; 15); 8)" office:value-type="string" office:string-value="B115EDDF" calcext:value-type="string">
            <text:p>B115EDDF</text:p>
          </table:table-cell>
          <table:table-cell table:formula="of:=RIGHT(LEFT([.B5]; 17); 2)" office:value-type="string" office:string-value="0D" calcext:value-type="string">
            <text:p>0D</text:p>
          </table:table-cell>
          <table:table-cell table:formula="of:=RIGHT(LEFT([.B5]; 19); 2)" office:value-type="string" office:string-value="01" calcext:value-type="string">
            <text:p>01</text:p>
          </table:table-cell>
          <table:table-cell table:formula="of:=RIGHT(LEFT([.B5]; 21); 2)" office:value-type="string" office:string-value="07" calcext:value-type="string">
            <text:p>07</text:p>
          </table:table-cell>
          <table:table-cell table:formula="of:=RIGHT(LEFT([.B5]; 23); 2)" office:value-type="string" office:string-value="01" calcext:value-type="string">
            <text:p>01</text:p>
          </table:table-cell>
          <table:table-cell table:formula="of:=RIGHT(LEFT([.B5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58.50,B11335B50D010700048B</text:p>
          </table:table-cell>
          <table:table-cell table:formula="of:=VALUE(LEFT([.B6]; 5))" office:value-type="float" office:value="-58.5" calcext:value-type="float">
            <text:p>-58.5000</text:p>
          </table:table-cell>
          <table:table-cell table:formula="of:=IF([.C6]&gt;-30; &quot;HUB&quot;; &quot;DEVICE&quot;)" office:value-type="string" office:string-value="DEVICE" calcext:value-type="string">
            <text:p>DEVICE</text:p>
          </table:table-cell>
          <table:table-cell table:formula="of:=RIGHT(LEFT([.B6]; 15); 8)" office:value-type="string" office:string-value="B11335B5" calcext:value-type="string">
            <text:p>B11335B5</text:p>
          </table:table-cell>
          <table:table-cell table:formula="of:=RIGHT(LEFT([.B6]; 17); 2)" office:value-type="string" office:string-value="0D" calcext:value-type="string">
            <text:p>0D</text:p>
          </table:table-cell>
          <table:table-cell table:formula="of:=RIGHT(LEFT([.B6]; 19); 2)" office:value-type="string" office:string-value="01" calcext:value-type="string">
            <text:p>01</text:p>
          </table:table-cell>
          <table:table-cell table:formula="of:=RIGHT(LEFT([.B6]; 21); 2)" office:value-type="string" office:string-value="07" calcext:value-type="string">
            <text:p>07</text:p>
          </table:table-cell>
          <table:table-cell table:formula="of:=RIGHT(LEFT([.B6]; 23); 2)" office:value-type="string" office:string-value="00" calcext:value-type="string">
            <text:p>00</text:p>
          </table:table-cell>
          <table:table-cell table:formula="of:=RIGHT(LEFT([.B6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60.50,B115ECC60C010701DC39</text:p>
          </table:table-cell>
          <table:table-cell table:formula="of:=VALUE(LEFT([.B7]; 5))" office:value-type="float" office:value="-60.5" calcext:value-type="float">
            <text:p>-60.5000</text:p>
          </table:table-cell>
          <table:table-cell table:formula="of:=IF([.C7]&gt;-30; &quot;HUB&quot;; &quot;DEVICE&quot;)" office:value-type="string" office:string-value="DEVICE" calcext:value-type="string">
            <text:p>DEVICE</text:p>
          </table:table-cell>
          <table:table-cell table:formula="of:=RIGHT(LEFT([.B7]; 15); 8)" office:value-type="string" office:string-value="B115ECC6" calcext:value-type="string">
            <text:p>B115ECC6</text:p>
          </table:table-cell>
          <table:table-cell table:formula="of:=RIGHT(LEFT([.B7]; 17); 2)" office:value-type="string" office:string-value="0C" calcext:value-type="string">
            <text:p>0C</text:p>
          </table:table-cell>
          <table:table-cell table:formula="of:=RIGHT(LEFT([.B7]; 19); 2)" office:value-type="string" office:string-value="01" calcext:value-type="string">
            <text:p>01</text:p>
          </table:table-cell>
          <table:table-cell table:formula="of:=RIGHT(LEFT([.B7]; 21); 2)" office:value-type="string" office:string-value="07" calcext:value-type="string">
            <text:p>07</text:p>
          </table:table-cell>
          <table:table-cell table:formula="of:=RIGHT(LEFT([.B7]; 23); 2)" office:value-type="string" office:string-value="01" calcext:value-type="string">
            <text:p>01</text:p>
          </table:table-cell>
          <table:table-cell table:formula="of:=RIGHT(LEFT([.B7]; 27); 4)" office:value-type="string" office:string-value="DC39" calcext:value-type="string">
            <text:p>DC39</text:p>
          </table:table-cell>
        </table:table-row>
        <table:table-row table:style-name="ro1">
          <table:table-cell/>
          <table:table-cell office:value-type="string" calcext:value-type="string">
            <text:p>-62.00,B115ECC60D010700BAAC</text:p>
          </table:table-cell>
          <table:table-cell table:formula="of:=VALUE(LEFT([.B8]; 5))" office:value-type="float" office:value="-62" calcext:value-type="float">
            <text:p>-62.0000</text:p>
          </table:table-cell>
          <table:table-cell table:formula="of:=IF([.C8]&gt;-30; &quot;HUB&quot;; &quot;DEVICE&quot;)" office:value-type="string" office:string-value="DEVICE" calcext:value-type="string">
            <text:p>DEVICE</text:p>
          </table:table-cell>
          <table:table-cell table:formula="of:=RIGHT(LEFT([.B8]; 15); 8)" office:value-type="string" office:string-value="B115ECC6" calcext:value-type="string">
            <text:p>B115ECC6</text:p>
          </table:table-cell>
          <table:table-cell table:formula="of:=RIGHT(LEFT([.B8]; 17); 2)" office:value-type="string" office:string-value="0D" calcext:value-type="string">
            <text:p>0D</text:p>
          </table:table-cell>
          <table:table-cell table:formula="of:=RIGHT(LEFT([.B8]; 19); 2)" office:value-type="string" office:string-value="01" calcext:value-type="string">
            <text:p>01</text:p>
          </table:table-cell>
          <table:table-cell table:formula="of:=RIGHT(LEFT([.B8]; 21); 2)" office:value-type="string" office:string-value="07" calcext:value-type="string">
            <text:p>07</text:p>
          </table:table-cell>
          <table:table-cell table:formula="of:=RIGHT(LEFT([.B8]; 23); 2)" office:value-type="string" office:string-value="00" calcext:value-type="string">
            <text:p>00</text:p>
          </table:table-cell>
          <table:table-cell table:formula="of:=RIGHT(LEFT([.B8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17.50,B115ECC60B0107018D14</text:p>
          </table:table-cell>
          <table:table-cell table:formula="of:=VALUE(LEFT([.B9]; 5))" office:value-type="float" office:value="-17.5" calcext:value-type="float">
            <text:p>-17.5000</text:p>
          </table:table-cell>
          <table:table-cell table:formula="of:=IF([.C9]&gt;-30; &quot;HUB&quot;; &quot;DEVICE&quot;)" office:value-type="string" office:string-value="HUB" calcext:value-type="string">
            <text:p>HUB</text:p>
          </table:table-cell>
          <table:table-cell table:formula="of:=RIGHT(LEFT([.B9]; 15); 8)" office:value-type="string" office:string-value="B115ECC6" calcext:value-type="string">
            <text:p>B115ECC6</text:p>
          </table:table-cell>
          <table:table-cell table:formula="of:=RIGHT(LEFT([.B9]; 17); 2)" office:value-type="string" office:string-value="0B" calcext:value-type="string">
            <text:p>0B</text:p>
          </table:table-cell>
          <table:table-cell table:formula="of:=RIGHT(LEFT([.B9]; 19); 2)" office:value-type="string" office:string-value="01" calcext:value-type="string">
            <text:p>01</text:p>
          </table:table-cell>
          <table:table-cell table:formula="of:=RIGHT(LEFT([.B9]; 21); 2)" office:value-type="string" office:string-value="07" calcext:value-type="string">
            <text:p>07</text:p>
          </table:table-cell>
          <table:table-cell table:formula="of:=RIGHT(LEFT([.B9]; 23); 2)" office:value-type="string" office:string-value="01" calcext:value-type="string">
            <text:p>01</text:p>
          </table:table-cell>
          <table:table-cell table:formula="of:=RIGHT(LEFT([.B9]; 27); 4)" office:value-type="string" office:string-value="8D14" calcext:value-type="string">
            <text:p>8D14</text:p>
          </table:table-cell>
        </table:table-row>
        <table:table-row table:style-name="ro1">
          <table:table-cell/>
          <table:table-cell office:value-type="string" calcext:value-type="string">
            <text:p>-49.50,B115ECC60C010701DC39</text:p>
          </table:table-cell>
          <table:table-cell table:formula="of:=VALUE(LEFT([.B10]; 5))" office:value-type="float" office:value="-49.5" calcext:value-type="float">
            <text:p>-49.5000</text:p>
          </table:table-cell>
          <table:table-cell table:formula="of:=IF([.C10]&gt;-30; &quot;HUB&quot;; &quot;DEVICE&quot;)" office:value-type="string" office:string-value="DEVICE" calcext:value-type="string">
            <text:p>DEVICE</text:p>
          </table:table-cell>
          <table:table-cell table:formula="of:=RIGHT(LEFT([.B10]; 15); 8)" office:value-type="string" office:string-value="B115ECC6" calcext:value-type="string">
            <text:p>B115ECC6</text:p>
          </table:table-cell>
          <table:table-cell table:formula="of:=RIGHT(LEFT([.B10]; 17); 2)" office:value-type="string" office:string-value="0C" calcext:value-type="string">
            <text:p>0C</text:p>
          </table:table-cell>
          <table:table-cell table:formula="of:=RIGHT(LEFT([.B10]; 19); 2)" office:value-type="string" office:string-value="01" calcext:value-type="string">
            <text:p>01</text:p>
          </table:table-cell>
          <table:table-cell table:formula="of:=RIGHT(LEFT([.B10]; 21); 2)" office:value-type="string" office:string-value="07" calcext:value-type="string">
            <text:p>07</text:p>
          </table:table-cell>
          <table:table-cell table:formula="of:=RIGHT(LEFT([.B10]; 23); 2)" office:value-type="string" office:string-value="01" calcext:value-type="string">
            <text:p>01</text:p>
          </table:table-cell>
          <table:table-cell table:formula="of:=RIGHT(LEFT([.B10]; 27); 4)" office:value-type="string" office:string-value="DC39" calcext:value-type="string">
            <text:p>DC39</text:p>
          </table:table-cell>
        </table:table-row>
        <table:table-row table:style-name="ro1">
          <table:table-cell/>
          <table:table-cell office:value-type="string" calcext:value-type="string">
            <text:p>-18.50,B115ECC60B0107009D35</text:p>
          </table:table-cell>
          <table:table-cell table:formula="of:=VALUE(LEFT([.B11]; 5))" office:value-type="float" office:value="-18.5" calcext:value-type="float">
            <text:p>-18.5000</text:p>
          </table:table-cell>
          <table:table-cell table:formula="of:=IF([.C11]&gt;-30; &quot;HUB&quot;; &quot;DEVICE&quot;)" office:value-type="string" office:string-value="HUB" calcext:value-type="string">
            <text:p>HUB</text:p>
          </table:table-cell>
          <table:table-cell table:formula="of:=RIGHT(LEFT([.B11]; 15); 8)" office:value-type="string" office:string-value="B115ECC6" calcext:value-type="string">
            <text:p>B115ECC6</text:p>
          </table:table-cell>
          <table:table-cell table:formula="of:=RIGHT(LEFT([.B11]; 17); 2)" office:value-type="string" office:string-value="0B" calcext:value-type="string">
            <text:p>0B</text:p>
          </table:table-cell>
          <table:table-cell table:formula="of:=RIGHT(LEFT([.B11]; 19); 2)" office:value-type="string" office:string-value="01" calcext:value-type="string">
            <text:p>01</text:p>
          </table:table-cell>
          <table:table-cell table:formula="of:=RIGHT(LEFT([.B11]; 21); 2)" office:value-type="string" office:string-value="07" calcext:value-type="string">
            <text:p>07</text:p>
          </table:table-cell>
          <table:table-cell table:formula="of:=RIGHT(LEFT([.B11]; 23); 2)" office:value-type="string" office:string-value="00" calcext:value-type="string">
            <text:p>00</text:p>
          </table:table-cell>
          <table:table-cell table:formula="of:=RIGHT(LEFT([.B11]; 27); 4)" office:value-type="string" office:string-value="9D35" calcext:value-type="string">
            <text:p>9D35</text:p>
          </table:table-cell>
        </table:table-row>
        <table:table-row table:style-name="ro1">
          <table:table-cell/>
          <table:table-cell office:value-type="string" calcext:value-type="string">
            <text:p>-54.00,B115ECC60C010700CC18</text:p>
          </table:table-cell>
          <table:table-cell table:formula="of:=VALUE(LEFT([.B12]; 5))" office:value-type="float" office:value="-54" calcext:value-type="float">
            <text:p>-54.0000</text:p>
          </table:table-cell>
          <table:table-cell table:formula="of:=IF([.C12]&gt;-30; &quot;HUB&quot;; &quot;DEVICE&quot;)" office:value-type="string" office:string-value="DEVICE" calcext:value-type="string">
            <text:p>DEVICE</text:p>
          </table:table-cell>
          <table:table-cell table:formula="of:=RIGHT(LEFT([.B12]; 15); 8)" office:value-type="string" office:string-value="B115ECC6" calcext:value-type="string">
            <text:p>B115ECC6</text:p>
          </table:table-cell>
          <table:table-cell table:formula="of:=RIGHT(LEFT([.B12]; 17); 2)" office:value-type="string" office:string-value="0C" calcext:value-type="string">
            <text:p>0C</text:p>
          </table:table-cell>
          <table:table-cell table:formula="of:=RIGHT(LEFT([.B12]; 19); 2)" office:value-type="string" office:string-value="01" calcext:value-type="string">
            <text:p>01</text:p>
          </table:table-cell>
          <table:table-cell table:formula="of:=RIGHT(LEFT([.B12]; 21); 2)" office:value-type="string" office:string-value="07" calcext:value-type="string">
            <text:p>07</text:p>
          </table:table-cell>
          <table:table-cell table:formula="of:=RIGHT(LEFT([.B12]; 23); 2)" office:value-type="string" office:string-value="00" calcext:value-type="string">
            <text:p>00</text:p>
          </table:table-cell>
          <table:table-cell table:formula="of:=RIGHT(LEFT([.B12]; 27); 4)" office:value-type="string" office:string-value="CC18" calcext:value-type="string">
            <text:p>CC18</text:p>
          </table:table-cell>
        </table:table-row>
        <table:table-row table:style-name="ro1">
          <table:table-cell/>
          <table:table-cell office:value-type="string" calcext:value-type="string">
            <text:p>-31.50,004BFEDD0D0055AAAC11</text:p>
          </table:table-cell>
          <table:table-cell table:formula="of:=VALUE(LEFT([.B13]; 5))" office:value-type="float" office:value="-31.5" calcext:value-type="float">
            <text:p>-31.5000</text:p>
          </table:table-cell>
          <table:table-cell table:formula="of:=IF([.C13]&gt;-30; &quot;HUB&quot;; &quot;DEVICE&quot;)" office:value-type="string" office:string-value="DEVICE" calcext:value-type="string">
            <text:p>DEVICE</text:p>
          </table:table-cell>
          <table:table-cell table:formula="of:=RIGHT(LEFT([.B13]; 15); 8)" office:value-type="string" office:string-value="004BFEDD" calcext:value-type="string">
            <text:p>004BFEDD</text:p>
          </table:table-cell>
          <table:table-cell table:formula="of:=RIGHT(LEFT([.B13]; 17); 2)" office:value-type="string" office:string-value="0D" calcext:value-type="string">
            <text:p>0D</text:p>
          </table:table-cell>
          <table:table-cell table:formula="of:=RIGHT(LEFT([.B13]; 19); 2)" office:value-type="string" office:string-value="00" calcext:value-type="string">
            <text:p>00</text:p>
          </table:table-cell>
          <table:table-cell table:formula="of:=RIGHT(LEFT([.B13]; 21); 2)" office:value-type="string" office:string-value="55" calcext:value-type="string">
            <text:p>55</text:p>
          </table:table-cell>
          <table:table-cell table:formula="of:=RIGHT(LEFT([.B13]; 23); 2)" office:value-type="string" office:string-value="AA" calcext:value-type="string">
            <text:p>AA</text:p>
          </table:table-cell>
          <table:table-cell table:formula="of:=RIGHT(LEFT([.B13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60.00,004BFEDD0D0101004DFA</text:p>
          </table:table-cell>
          <table:table-cell table:formula="of:=VALUE(LEFT([.B14]; 5))" office:value-type="float" office:value="-60" calcext:value-type="float">
            <text:p>-60.0000</text:p>
          </table:table-cell>
          <table:table-cell table:formula="of:=IF([.C14]&gt;-30; &quot;HUB&quot;; &quot;DEVICE&quot;)" office:value-type="string" office:string-value="DEVICE" calcext:value-type="string">
            <text:p>DEVICE</text:p>
          </table:table-cell>
          <table:table-cell table:formula="of:=RIGHT(LEFT([.B14]; 15); 8)" office:value-type="string" office:string-value="004BFEDD" calcext:value-type="string">
            <text:p>004BFEDD</text:p>
          </table:table-cell>
          <table:table-cell table:formula="of:=RIGHT(LEFT([.B14]; 17); 2)" office:value-type="string" office:string-value="0D" calcext:value-type="string">
            <text:p>0D</text:p>
          </table:table-cell>
          <table:table-cell table:formula="of:=RIGHT(LEFT([.B14]; 19); 2)" office:value-type="string" office:string-value="01" calcext:value-type="string">
            <text:p>01</text:p>
          </table:table-cell>
          <table:table-cell table:formula="of:=RIGHT(LEFT([.B14]; 21); 2)" office:value-type="string" office:string-value="01" calcext:value-type="string">
            <text:p>01</text:p>
          </table:table-cell>
          <table:table-cell table:formula="of:=RIGHT(LEFT([.B14]; 23); 2)" office:value-type="string" office:string-value="00" calcext:value-type="string">
            <text:p>00</text:p>
          </table:table-cell>
          <table:table-cell table:formula="of:=RIGHT(LEFT([.B14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0.00,B115ECC60B0107018D14</text:p>
          </table:table-cell>
          <table:table-cell table:formula="of:=VALUE(LEFT([.B15]; 5))" office:value-type="float" office:value="-20" calcext:value-type="float">
            <text:p>-20.0000</text:p>
          </table:table-cell>
          <table:table-cell table:formula="of:=IF([.C15]&gt;-30; &quot;HUB&quot;; &quot;DEVICE&quot;)" office:value-type="string" office:string-value="HUB" calcext:value-type="string">
            <text:p>HUB</text:p>
          </table:table-cell>
          <table:table-cell table:formula="of:=RIGHT(LEFT([.B15]; 15); 8)" office:value-type="string" office:string-value="B115ECC6" calcext:value-type="string">
            <text:p>B115ECC6</text:p>
          </table:table-cell>
          <table:table-cell table:formula="of:=RIGHT(LEFT([.B15]; 17); 2)" office:value-type="string" office:string-value="0B" calcext:value-type="string">
            <text:p>0B</text:p>
          </table:table-cell>
          <table:table-cell table:formula="of:=RIGHT(LEFT([.B15]; 19); 2)" office:value-type="string" office:string-value="01" calcext:value-type="string">
            <text:p>01</text:p>
          </table:table-cell>
          <table:table-cell table:formula="of:=RIGHT(LEFT([.B15]; 21); 2)" office:value-type="string" office:string-value="07" calcext:value-type="string">
            <text:p>07</text:p>
          </table:table-cell>
          <table:table-cell table:formula="of:=RIGHT(LEFT([.B15]; 23); 2)" office:value-type="string" office:string-value="01" calcext:value-type="string">
            <text:p>01</text:p>
          </table:table-cell>
          <table:table-cell table:formula="of:=RIGHT(LEFT([.B15]; 27); 4)" office:value-type="string" office:string-value="8D14" calcext:value-type="string">
            <text:p>8D14</text:p>
          </table:table-cell>
        </table:table-row>
        <table:table-row table:style-name="ro1">
          <table:table-cell/>
          <table:table-cell office:value-type="string" calcext:value-type="string">
            <text:p>-19.50,B115ECC60B0107018D14</text:p>
          </table:table-cell>
          <table:table-cell table:formula="of:=VALUE(LEFT([.B16]; 5))" office:value-type="float" office:value="-19.5" calcext:value-type="float">
            <text:p>-19.5000</text:p>
          </table:table-cell>
          <table:table-cell table:formula="of:=IF([.C16]&gt;-30; &quot;HUB&quot;; &quot;DEVICE&quot;)" office:value-type="string" office:string-value="HUB" calcext:value-type="string">
            <text:p>HUB</text:p>
          </table:table-cell>
          <table:table-cell table:formula="of:=RIGHT(LEFT([.B16]; 15); 8)" office:value-type="string" office:string-value="B115ECC6" calcext:value-type="string">
            <text:p>B115ECC6</text:p>
          </table:table-cell>
          <table:table-cell table:formula="of:=RIGHT(LEFT([.B16]; 17); 2)" office:value-type="string" office:string-value="0B" calcext:value-type="string">
            <text:p>0B</text:p>
          </table:table-cell>
          <table:table-cell table:formula="of:=RIGHT(LEFT([.B16]; 19); 2)" office:value-type="string" office:string-value="01" calcext:value-type="string">
            <text:p>01</text:p>
          </table:table-cell>
          <table:table-cell table:formula="of:=RIGHT(LEFT([.B16]; 21); 2)" office:value-type="string" office:string-value="07" calcext:value-type="string">
            <text:p>07</text:p>
          </table:table-cell>
          <table:table-cell table:formula="of:=RIGHT(LEFT([.B16]; 23); 2)" office:value-type="string" office:string-value="01" calcext:value-type="string">
            <text:p>01</text:p>
          </table:table-cell>
          <table:table-cell table:formula="of:=RIGHT(LEFT([.B16]; 27); 4)" office:value-type="string" office:string-value="8D14" calcext:value-type="string">
            <text:p>8D14</text:p>
          </table:table-cell>
        </table:table-row>
        <table:table-row table:style-name="ro1">
          <table:table-cell/>
          <table:table-cell office:value-type="string" calcext:value-type="string">
            <text:p>-60.00,B115ECC60C010701DC39</text:p>
          </table:table-cell>
          <table:table-cell table:formula="of:=VALUE(LEFT([.B17]; 5))" office:value-type="float" office:value="-60" calcext:value-type="float">
            <text:p>-60.0000</text:p>
          </table:table-cell>
          <table:table-cell table:formula="of:=IF([.C17]&gt;-30; &quot;HUB&quot;; &quot;DEVICE&quot;)" office:value-type="string" office:string-value="DEVICE" calcext:value-type="string">
            <text:p>DEVICE</text:p>
          </table:table-cell>
          <table:table-cell table:formula="of:=RIGHT(LEFT([.B17]; 15); 8)" office:value-type="string" office:string-value="B115ECC6" calcext:value-type="string">
            <text:p>B115ECC6</text:p>
          </table:table-cell>
          <table:table-cell table:formula="of:=RIGHT(LEFT([.B17]; 17); 2)" office:value-type="string" office:string-value="0C" calcext:value-type="string">
            <text:p>0C</text:p>
          </table:table-cell>
          <table:table-cell table:formula="of:=RIGHT(LEFT([.B17]; 19); 2)" office:value-type="string" office:string-value="01" calcext:value-type="string">
            <text:p>01</text:p>
          </table:table-cell>
          <table:table-cell table:formula="of:=RIGHT(LEFT([.B17]; 21); 2)" office:value-type="string" office:string-value="07" calcext:value-type="string">
            <text:p>07</text:p>
          </table:table-cell>
          <table:table-cell table:formula="of:=RIGHT(LEFT([.B17]; 23); 2)" office:value-type="string" office:string-value="01" calcext:value-type="string">
            <text:p>01</text:p>
          </table:table-cell>
          <table:table-cell table:formula="of:=RIGHT(LEFT([.B17]; 27); 4)" office:value-type="string" office:string-value="DC39" calcext:value-type="string">
            <text:p>DC39</text:p>
          </table:table-cell>
        </table:table-row>
        <table:table-row table:style-name="ro1">
          <table:table-cell/>
          <table:table-cell office:value-type="string" calcext:value-type="string">
            <text:p>-19.00,B115ECC60B0107009D35</text:p>
          </table:table-cell>
          <table:table-cell table:formula="of:=VALUE(LEFT([.B18]; 5))" office:value-type="float" office:value="-19" calcext:value-type="float">
            <text:p>-19.0000</text:p>
          </table:table-cell>
          <table:table-cell table:formula="of:=IF([.C18]&gt;-30; &quot;HUB&quot;; &quot;DEVICE&quot;)" office:value-type="string" office:string-value="HUB" calcext:value-type="string">
            <text:p>HUB</text:p>
          </table:table-cell>
          <table:table-cell table:formula="of:=RIGHT(LEFT([.B18]; 15); 8)" office:value-type="string" office:string-value="B115ECC6" calcext:value-type="string">
            <text:p>B115ECC6</text:p>
          </table:table-cell>
          <table:table-cell table:formula="of:=RIGHT(LEFT([.B18]; 17); 2)" office:value-type="string" office:string-value="0B" calcext:value-type="string">
            <text:p>0B</text:p>
          </table:table-cell>
          <table:table-cell table:formula="of:=RIGHT(LEFT([.B18]; 19); 2)" office:value-type="string" office:string-value="01" calcext:value-type="string">
            <text:p>01</text:p>
          </table:table-cell>
          <table:table-cell table:formula="of:=RIGHT(LEFT([.B18]; 21); 2)" office:value-type="string" office:string-value="07" calcext:value-type="string">
            <text:p>07</text:p>
          </table:table-cell>
          <table:table-cell table:formula="of:=RIGHT(LEFT([.B18]; 23); 2)" office:value-type="string" office:string-value="00" calcext:value-type="string">
            <text:p>00</text:p>
          </table:table-cell>
          <table:table-cell table:formula="of:=RIGHT(LEFT([.B18]; 27); 4)" office:value-type="string" office:string-value="9D35" calcext:value-type="string">
            <text:p>9D35</text:p>
          </table:table-cell>
        </table:table-row>
        <table:table-row table:style-name="ro1">
          <table:table-cell/>
          <table:table-cell office:value-type="string" calcext:value-type="string">
            <text:p>-61.50,B115ECC60C010700CC18</text:p>
          </table:table-cell>
          <table:table-cell table:formula="of:=VALUE(LEFT([.B19]; 5))" office:value-type="float" office:value="-61.5" calcext:value-type="float">
            <text:p>-61.5000</text:p>
          </table:table-cell>
          <table:table-cell table:formula="of:=IF([.C19]&gt;-30; &quot;HUB&quot;; &quot;DEVICE&quot;)" office:value-type="string" office:string-value="DEVICE" calcext:value-type="string">
            <text:p>DEVICE</text:p>
          </table:table-cell>
          <table:table-cell table:formula="of:=RIGHT(LEFT([.B19]; 15); 8)" office:value-type="string" office:string-value="B115ECC6" calcext:value-type="string">
            <text:p>B115ECC6</text:p>
          </table:table-cell>
          <table:table-cell table:formula="of:=RIGHT(LEFT([.B19]; 17); 2)" office:value-type="string" office:string-value="0C" calcext:value-type="string">
            <text:p>0C</text:p>
          </table:table-cell>
          <table:table-cell table:formula="of:=RIGHT(LEFT([.B19]; 19); 2)" office:value-type="string" office:string-value="01" calcext:value-type="string">
            <text:p>01</text:p>
          </table:table-cell>
          <table:table-cell table:formula="of:=RIGHT(LEFT([.B19]; 21); 2)" office:value-type="string" office:string-value="07" calcext:value-type="string">
            <text:p>07</text:p>
          </table:table-cell>
          <table:table-cell table:formula="of:=RIGHT(LEFT([.B19]; 23); 2)" office:value-type="string" office:string-value="00" calcext:value-type="string">
            <text:p>00</text:p>
          </table:table-cell>
          <table:table-cell table:formula="of:=RIGHT(LEFT([.B19]; 27); 4)" office:value-type="string" office:string-value="CC18" calcext:value-type="string">
            <text:p>CC18</text:p>
          </table:table-cell>
        </table:table-row>
        <table:table-row table:style-name="ro1">
          <table:table-cell/>
          <table:table-cell office:value-type="string" calcext:value-type="string">
            <text:p>-19.50,004BFF710D0055AA48FE</text:p>
          </table:table-cell>
          <table:table-cell table:formula="of:=VALUE(LEFT([.B20]; 5))" office:value-type="float" office:value="-19.5" calcext:value-type="float">
            <text:p>-19.5000</text:p>
          </table:table-cell>
          <table:table-cell table:formula="of:=IF([.C20]&gt;-30; &quot;HUB&quot;; &quot;DEVICE&quot;)" office:value-type="string" office:string-value="HUB" calcext:value-type="string">
            <text:p>HUB</text:p>
          </table:table-cell>
          <table:table-cell table:formula="of:=RIGHT(LEFT([.B20]; 15); 8)" office:value-type="string" office:string-value="004BFF71" calcext:value-type="string">
            <text:p>004BFF71</text:p>
          </table:table-cell>
          <table:table-cell table:formula="of:=RIGHT(LEFT([.B20]; 17); 2)" office:value-type="string" office:string-value="0D" calcext:value-type="string">
            <text:p>0D</text:p>
          </table:table-cell>
          <table:table-cell table:formula="of:=RIGHT(LEFT([.B20]; 19); 2)" office:value-type="string" office:string-value="00" calcext:value-type="string">
            <text:p>00</text:p>
          </table:table-cell>
          <table:table-cell table:formula="of:=RIGHT(LEFT([.B20]; 21); 2)" office:value-type="string" office:string-value="55" calcext:value-type="string">
            <text:p>55</text:p>
          </table:table-cell>
          <table:table-cell table:formula="of:=RIGHT(LEFT([.B20]; 23); 2)" office:value-type="string" office:string-value="AA" calcext:value-type="string">
            <text:p>AA</text:p>
          </table:table-cell>
          <table:table-cell table:formula="of:=RIGHT(LEFT([.B20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20.00,004BFF710D0055AA48FE</text:p>
          </table:table-cell>
          <table:table-cell table:formula="of:=VALUE(LEFT([.B21]; 5))" office:value-type="float" office:value="-20" calcext:value-type="float">
            <text:p>-20.0000</text:p>
          </table:table-cell>
          <table:table-cell table:formula="of:=IF([.C21]&gt;-30; &quot;HUB&quot;; &quot;DEVICE&quot;)" office:value-type="string" office:string-value="HUB" calcext:value-type="string">
            <text:p>HUB</text:p>
          </table:table-cell>
          <table:table-cell table:formula="of:=RIGHT(LEFT([.B21]; 15); 8)" office:value-type="string" office:string-value="004BFF71" calcext:value-type="string">
            <text:p>004BFF71</text:p>
          </table:table-cell>
          <table:table-cell table:formula="of:=RIGHT(LEFT([.B21]; 17); 2)" office:value-type="string" office:string-value="0D" calcext:value-type="string">
            <text:p>0D</text:p>
          </table:table-cell>
          <table:table-cell table:formula="of:=RIGHT(LEFT([.B21]; 19); 2)" office:value-type="string" office:string-value="00" calcext:value-type="string">
            <text:p>00</text:p>
          </table:table-cell>
          <table:table-cell table:formula="of:=RIGHT(LEFT([.B21]; 21); 2)" office:value-type="string" office:string-value="55" calcext:value-type="string">
            <text:p>55</text:p>
          </table:table-cell>
          <table:table-cell table:formula="of:=RIGHT(LEFT([.B21]; 23); 2)" office:value-type="string" office:string-value="AA" calcext:value-type="string">
            <text:p>AA</text:p>
          </table:table-cell>
          <table:table-cell table:formula="of:=RIGHT(LEFT([.B21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20.00,004BFF710D0055AA48FE</text:p>
          </table:table-cell>
          <table:table-cell table:formula="of:=VALUE(LEFT([.B22]; 5))" office:value-type="float" office:value="-20" calcext:value-type="float">
            <text:p>-20.0000</text:p>
          </table:table-cell>
          <table:table-cell table:formula="of:=IF([.C22]&gt;-30; &quot;HUB&quot;; &quot;DEVICE&quot;)" office:value-type="string" office:string-value="HUB" calcext:value-type="string">
            <text:p>HUB</text:p>
          </table:table-cell>
          <table:table-cell table:formula="of:=RIGHT(LEFT([.B22]; 15); 8)" office:value-type="string" office:string-value="004BFF71" calcext:value-type="string">
            <text:p>004BFF71</text:p>
          </table:table-cell>
          <table:table-cell table:formula="of:=RIGHT(LEFT([.B22]; 17); 2)" office:value-type="string" office:string-value="0D" calcext:value-type="string">
            <text:p>0D</text:p>
          </table:table-cell>
          <table:table-cell table:formula="of:=RIGHT(LEFT([.B22]; 19); 2)" office:value-type="string" office:string-value="00" calcext:value-type="string">
            <text:p>00</text:p>
          </table:table-cell>
          <table:table-cell table:formula="of:=RIGHT(LEFT([.B22]; 21); 2)" office:value-type="string" office:string-value="55" calcext:value-type="string">
            <text:p>55</text:p>
          </table:table-cell>
          <table:table-cell table:formula="of:=RIGHT(LEFT([.B22]; 23); 2)" office:value-type="string" office:string-value="AA" calcext:value-type="string">
            <text:p>AA</text:p>
          </table:table-cell>
          <table:table-cell table:formula="of:=RIGHT(LEFT([.B22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20.50,004BFF710D0055AA48FE</text:p>
          </table:table-cell>
          <table:table-cell table:formula="of:=VALUE(LEFT([.B23]; 5))" office:value-type="float" office:value="-20.5" calcext:value-type="float">
            <text:p>-20.5000</text:p>
          </table:table-cell>
          <table:table-cell table:formula="of:=IF([.C23]&gt;-30; &quot;HUB&quot;; &quot;DEVICE&quot;)" office:value-type="string" office:string-value="HUB" calcext:value-type="string">
            <text:p>HUB</text:p>
          </table:table-cell>
          <table:table-cell table:formula="of:=RIGHT(LEFT([.B23]; 15); 8)" office:value-type="string" office:string-value="004BFF71" calcext:value-type="string">
            <text:p>004BFF71</text:p>
          </table:table-cell>
          <table:table-cell table:formula="of:=RIGHT(LEFT([.B23]; 17); 2)" office:value-type="string" office:string-value="0D" calcext:value-type="string">
            <text:p>0D</text:p>
          </table:table-cell>
          <table:table-cell table:formula="of:=RIGHT(LEFT([.B23]; 19); 2)" office:value-type="string" office:string-value="00" calcext:value-type="string">
            <text:p>00</text:p>
          </table:table-cell>
          <table:table-cell table:formula="of:=RIGHT(LEFT([.B23]; 21); 2)" office:value-type="string" office:string-value="55" calcext:value-type="string">
            <text:p>55</text:p>
          </table:table-cell>
          <table:table-cell table:formula="of:=RIGHT(LEFT([.B23]; 23); 2)" office:value-type="string" office:string-value="AA" calcext:value-type="string">
            <text:p>AA</text:p>
          </table:table-cell>
          <table:table-cell table:formula="of:=RIGHT(LEFT([.B23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20.00,004BFF710D0055AA48FE</text:p>
          </table:table-cell>
          <table:table-cell table:formula="of:=VALUE(LEFT([.B24]; 5))" office:value-type="float" office:value="-20" calcext:value-type="float">
            <text:p>-20.0000</text:p>
          </table:table-cell>
          <table:table-cell table:formula="of:=IF([.C24]&gt;-30; &quot;HUB&quot;; &quot;DEVICE&quot;)" office:value-type="string" office:string-value="HUB" calcext:value-type="string">
            <text:p>HUB</text:p>
          </table:table-cell>
          <table:table-cell table:formula="of:=RIGHT(LEFT([.B24]; 15); 8)" office:value-type="string" office:string-value="004BFF71" calcext:value-type="string">
            <text:p>004BFF71</text:p>
          </table:table-cell>
          <table:table-cell table:formula="of:=RIGHT(LEFT([.B24]; 17); 2)" office:value-type="string" office:string-value="0D" calcext:value-type="string">
            <text:p>0D</text:p>
          </table:table-cell>
          <table:table-cell table:formula="of:=RIGHT(LEFT([.B24]; 19); 2)" office:value-type="string" office:string-value="00" calcext:value-type="string">
            <text:p>00</text:p>
          </table:table-cell>
          <table:table-cell table:formula="of:=RIGHT(LEFT([.B24]; 21); 2)" office:value-type="string" office:string-value="55" calcext:value-type="string">
            <text:p>55</text:p>
          </table:table-cell>
          <table:table-cell table:formula="of:=RIGHT(LEFT([.B24]; 23); 2)" office:value-type="string" office:string-value="AA" calcext:value-type="string">
            <text:p>AA</text:p>
          </table:table-cell>
          <table:table-cell table:formula="of:=RIGHT(LEFT([.B24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20.50,004BFF710D0055AA48FE</text:p>
          </table:table-cell>
          <table:table-cell table:formula="of:=VALUE(LEFT([.B25]; 5))" office:value-type="float" office:value="-20.5" calcext:value-type="float">
            <text:p>-20.5000</text:p>
          </table:table-cell>
          <table:table-cell table:formula="of:=IF([.C25]&gt;-30; &quot;HUB&quot;; &quot;DEVICE&quot;)" office:value-type="string" office:string-value="HUB" calcext:value-type="string">
            <text:p>HUB</text:p>
          </table:table-cell>
          <table:table-cell table:formula="of:=RIGHT(LEFT([.B25]; 15); 8)" office:value-type="string" office:string-value="004BFF71" calcext:value-type="string">
            <text:p>004BFF71</text:p>
          </table:table-cell>
          <table:table-cell table:formula="of:=RIGHT(LEFT([.B25]; 17); 2)" office:value-type="string" office:string-value="0D" calcext:value-type="string">
            <text:p>0D</text:p>
          </table:table-cell>
          <table:table-cell table:formula="of:=RIGHT(LEFT([.B25]; 19); 2)" office:value-type="string" office:string-value="00" calcext:value-type="string">
            <text:p>00</text:p>
          </table:table-cell>
          <table:table-cell table:formula="of:=RIGHT(LEFT([.B25]; 21); 2)" office:value-type="string" office:string-value="55" calcext:value-type="string">
            <text:p>55</text:p>
          </table:table-cell>
          <table:table-cell table:formula="of:=RIGHT(LEFT([.B25]; 23); 2)" office:value-type="string" office:string-value="AA" calcext:value-type="string">
            <text:p>AA</text:p>
          </table:table-cell>
          <table:table-cell table:formula="of:=RIGHT(LEFT([.B25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22.00,004BFF710D0055AA48FE</text:p>
          </table:table-cell>
          <table:table-cell table:formula="of:=VALUE(LEFT([.B26]; 5))" office:value-type="float" office:value="-22" calcext:value-type="float">
            <text:p>-22.0000</text:p>
          </table:table-cell>
          <table:table-cell table:formula="of:=IF([.C26]&gt;-30; &quot;HUB&quot;; &quot;DEVICE&quot;)" office:value-type="string" office:string-value="HUB" calcext:value-type="string">
            <text:p>HUB</text:p>
          </table:table-cell>
          <table:table-cell table:formula="of:=RIGHT(LEFT([.B26]; 15); 8)" office:value-type="string" office:string-value="004BFF71" calcext:value-type="string">
            <text:p>004BFF71</text:p>
          </table:table-cell>
          <table:table-cell table:formula="of:=RIGHT(LEFT([.B26]; 17); 2)" office:value-type="string" office:string-value="0D" calcext:value-type="string">
            <text:p>0D</text:p>
          </table:table-cell>
          <table:table-cell table:formula="of:=RIGHT(LEFT([.B26]; 19); 2)" office:value-type="string" office:string-value="00" calcext:value-type="string">
            <text:p>00</text:p>
          </table:table-cell>
          <table:table-cell table:formula="of:=RIGHT(LEFT([.B26]; 21); 2)" office:value-type="string" office:string-value="55" calcext:value-type="string">
            <text:p>55</text:p>
          </table:table-cell>
          <table:table-cell table:formula="of:=RIGHT(LEFT([.B26]; 23); 2)" office:value-type="string" office:string-value="AA" calcext:value-type="string">
            <text:p>AA</text:p>
          </table:table-cell>
          <table:table-cell table:formula="of:=RIGHT(LEFT([.B26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21.50,004BFF710D0055AA48FE</text:p>
          </table:table-cell>
          <table:table-cell table:formula="of:=VALUE(LEFT([.B27]; 5))" office:value-type="float" office:value="-21.5" calcext:value-type="float">
            <text:p>-21.5000</text:p>
          </table:table-cell>
          <table:table-cell table:formula="of:=IF([.C27]&gt;-30; &quot;HUB&quot;; &quot;DEVICE&quot;)" office:value-type="string" office:string-value="HUB" calcext:value-type="string">
            <text:p>HUB</text:p>
          </table:table-cell>
          <table:table-cell table:formula="of:=RIGHT(LEFT([.B27]; 15); 8)" office:value-type="string" office:string-value="004BFF71" calcext:value-type="string">
            <text:p>004BFF71</text:p>
          </table:table-cell>
          <table:table-cell table:formula="of:=RIGHT(LEFT([.B27]; 17); 2)" office:value-type="string" office:string-value="0D" calcext:value-type="string">
            <text:p>0D</text:p>
          </table:table-cell>
          <table:table-cell table:formula="of:=RIGHT(LEFT([.B27]; 19); 2)" office:value-type="string" office:string-value="00" calcext:value-type="string">
            <text:p>00</text:p>
          </table:table-cell>
          <table:table-cell table:formula="of:=RIGHT(LEFT([.B27]; 21); 2)" office:value-type="string" office:string-value="55" calcext:value-type="string">
            <text:p>55</text:p>
          </table:table-cell>
          <table:table-cell table:formula="of:=RIGHT(LEFT([.B27]; 23); 2)" office:value-type="string" office:string-value="AA" calcext:value-type="string">
            <text:p>AA</text:p>
          </table:table-cell>
          <table:table-cell table:formula="of:=RIGHT(LEFT([.B27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21.50,004BFF710D0055AA48FE</text:p>
          </table:table-cell>
          <table:table-cell table:formula="of:=VALUE(LEFT([.B28]; 5))" office:value-type="float" office:value="-21.5" calcext:value-type="float">
            <text:p>-21.5000</text:p>
          </table:table-cell>
          <table:table-cell table:formula="of:=IF([.C28]&gt;-30; &quot;HUB&quot;; &quot;DEVICE&quot;)" office:value-type="string" office:string-value="HUB" calcext:value-type="string">
            <text:p>HUB</text:p>
          </table:table-cell>
          <table:table-cell table:formula="of:=RIGHT(LEFT([.B28]; 15); 8)" office:value-type="string" office:string-value="004BFF71" calcext:value-type="string">
            <text:p>004BFF71</text:p>
          </table:table-cell>
          <table:table-cell table:formula="of:=RIGHT(LEFT([.B28]; 17); 2)" office:value-type="string" office:string-value="0D" calcext:value-type="string">
            <text:p>0D</text:p>
          </table:table-cell>
          <table:table-cell table:formula="of:=RIGHT(LEFT([.B28]; 19); 2)" office:value-type="string" office:string-value="00" calcext:value-type="string">
            <text:p>00</text:p>
          </table:table-cell>
          <table:table-cell table:formula="of:=RIGHT(LEFT([.B28]; 21); 2)" office:value-type="string" office:string-value="55" calcext:value-type="string">
            <text:p>55</text:p>
          </table:table-cell>
          <table:table-cell table:formula="of:=RIGHT(LEFT([.B28]; 23); 2)" office:value-type="string" office:string-value="AA" calcext:value-type="string">
            <text:p>AA</text:p>
          </table:table-cell>
          <table:table-cell table:formula="of:=RIGHT(LEFT([.B28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21.50,004BFF710D0055AA48FE</text:p>
          </table:table-cell>
          <table:table-cell table:formula="of:=VALUE(LEFT([.B29]; 5))" office:value-type="float" office:value="-21.5" calcext:value-type="float">
            <text:p>-21.5000</text:p>
          </table:table-cell>
          <table:table-cell table:formula="of:=IF([.C29]&gt;-30; &quot;HUB&quot;; &quot;DEVICE&quot;)" office:value-type="string" office:string-value="HUB" calcext:value-type="string">
            <text:p>HUB</text:p>
          </table:table-cell>
          <table:table-cell table:formula="of:=RIGHT(LEFT([.B29]; 15); 8)" office:value-type="string" office:string-value="004BFF71" calcext:value-type="string">
            <text:p>004BFF71</text:p>
          </table:table-cell>
          <table:table-cell table:formula="of:=RIGHT(LEFT([.B29]; 17); 2)" office:value-type="string" office:string-value="0D" calcext:value-type="string">
            <text:p>0D</text:p>
          </table:table-cell>
          <table:table-cell table:formula="of:=RIGHT(LEFT([.B29]; 19); 2)" office:value-type="string" office:string-value="00" calcext:value-type="string">
            <text:p>00</text:p>
          </table:table-cell>
          <table:table-cell table:formula="of:=RIGHT(LEFT([.B29]; 21); 2)" office:value-type="string" office:string-value="55" calcext:value-type="string">
            <text:p>55</text:p>
          </table:table-cell>
          <table:table-cell table:formula="of:=RIGHT(LEFT([.B29]; 23); 2)" office:value-type="string" office:string-value="AA" calcext:value-type="string">
            <text:p>AA</text:p>
          </table:table-cell>
          <table:table-cell table:formula="of:=RIGHT(LEFT([.B29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21.50,004BFF710D0055AA48FE</text:p>
          </table:table-cell>
          <table:table-cell table:formula="of:=VALUE(LEFT([.B30]; 5))" office:value-type="float" office:value="-21.5" calcext:value-type="float">
            <text:p>-21.5000</text:p>
          </table:table-cell>
          <table:table-cell table:formula="of:=IF([.C30]&gt;-30; &quot;HUB&quot;; &quot;DEVICE&quot;)" office:value-type="string" office:string-value="HUB" calcext:value-type="string">
            <text:p>HUB</text:p>
          </table:table-cell>
          <table:table-cell table:formula="of:=RIGHT(LEFT([.B30]; 15); 8)" office:value-type="string" office:string-value="004BFF71" calcext:value-type="string">
            <text:p>004BFF71</text:p>
          </table:table-cell>
          <table:table-cell table:formula="of:=RIGHT(LEFT([.B30]; 17); 2)" office:value-type="string" office:string-value="0D" calcext:value-type="string">
            <text:p>0D</text:p>
          </table:table-cell>
          <table:table-cell table:formula="of:=RIGHT(LEFT([.B30]; 19); 2)" office:value-type="string" office:string-value="00" calcext:value-type="string">
            <text:p>00</text:p>
          </table:table-cell>
          <table:table-cell table:formula="of:=RIGHT(LEFT([.B30]; 21); 2)" office:value-type="string" office:string-value="55" calcext:value-type="string">
            <text:p>55</text:p>
          </table:table-cell>
          <table:table-cell table:formula="of:=RIGHT(LEFT([.B30]; 23); 2)" office:value-type="string" office:string-value="AA" calcext:value-type="string">
            <text:p>AA</text:p>
          </table:table-cell>
          <table:table-cell table:formula="of:=RIGHT(LEFT([.B30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21.50,004BFF710D0055AA48FE</text:p>
          </table:table-cell>
          <table:table-cell table:formula="of:=VALUE(LEFT([.B31]; 5))" office:value-type="float" office:value="-21.5" calcext:value-type="float">
            <text:p>-21.5000</text:p>
          </table:table-cell>
          <table:table-cell table:formula="of:=IF([.C31]&gt;-30; &quot;HUB&quot;; &quot;DEVICE&quot;)" office:value-type="string" office:string-value="HUB" calcext:value-type="string">
            <text:p>HUB</text:p>
          </table:table-cell>
          <table:table-cell table:formula="of:=RIGHT(LEFT([.B31]; 15); 8)" office:value-type="string" office:string-value="004BFF71" calcext:value-type="string">
            <text:p>004BFF71</text:p>
          </table:table-cell>
          <table:table-cell table:formula="of:=RIGHT(LEFT([.B31]; 17); 2)" office:value-type="string" office:string-value="0D" calcext:value-type="string">
            <text:p>0D</text:p>
          </table:table-cell>
          <table:table-cell table:formula="of:=RIGHT(LEFT([.B31]; 19); 2)" office:value-type="string" office:string-value="00" calcext:value-type="string">
            <text:p>00</text:p>
          </table:table-cell>
          <table:table-cell table:formula="of:=RIGHT(LEFT([.B31]; 21); 2)" office:value-type="string" office:string-value="55" calcext:value-type="string">
            <text:p>55</text:p>
          </table:table-cell>
          <table:table-cell table:formula="of:=RIGHT(LEFT([.B31]; 23); 2)" office:value-type="string" office:string-value="AA" calcext:value-type="string">
            <text:p>AA</text:p>
          </table:table-cell>
          <table:table-cell table:formula="of:=RIGHT(LEFT([.B31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22.00,B115BBEF0D0055AAE9FC</text:p>
          </table:table-cell>
          <table:table-cell table:formula="of:=VALUE(LEFT([.B32]; 5))" office:value-type="float" office:value="-22" calcext:value-type="float">
            <text:p>-22.0000</text:p>
          </table:table-cell>
          <table:table-cell table:formula="of:=IF([.C32]&gt;-30; &quot;HUB&quot;; &quot;DEVICE&quot;)" office:value-type="string" office:string-value="HUB" calcext:value-type="string">
            <text:p>HUB</text:p>
          </table:table-cell>
          <table:table-cell table:formula="of:=RIGHT(LEFT([.B32]; 15); 8)" office:value-type="string" office:string-value="B115BBEF" calcext:value-type="string">
            <text:p>B115BBEF</text:p>
          </table:table-cell>
          <table:table-cell table:formula="of:=RIGHT(LEFT([.B32]; 17); 2)" office:value-type="string" office:string-value="0D" calcext:value-type="string">
            <text:p>0D</text:p>
          </table:table-cell>
          <table:table-cell table:formula="of:=RIGHT(LEFT([.B32]; 19); 2)" office:value-type="string" office:string-value="00" calcext:value-type="string">
            <text:p>00</text:p>
          </table:table-cell>
          <table:table-cell table:formula="of:=RIGHT(LEFT([.B32]; 21); 2)" office:value-type="string" office:string-value="55" calcext:value-type="string">
            <text:p>55</text:p>
          </table:table-cell>
          <table:table-cell table:formula="of:=RIGHT(LEFT([.B32]; 23); 2)" office:value-type="string" office:string-value="AA" calcext:value-type="string">
            <text:p>AA</text:p>
          </table:table-cell>
          <table:table-cell table:formula="of:=RIGHT(LEFT([.B32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73.00,B115BBEF0D010700A2B1</text:p>
          </table:table-cell>
          <table:table-cell table:formula="of:=VALUE(LEFT([.B33]; 5))" office:value-type="float" office:value="-73" calcext:value-type="float">
            <text:p>-73.0000</text:p>
          </table:table-cell>
          <table:table-cell table:formula="of:=IF([.C33]&gt;-30; &quot;HUB&quot;; &quot;DEVICE&quot;)" office:value-type="string" office:string-value="DEVICE" calcext:value-type="string">
            <text:p>DEVICE</text:p>
          </table:table-cell>
          <table:table-cell table:formula="of:=RIGHT(LEFT([.B33]; 15); 8)" office:value-type="string" office:string-value="B115BBEF" calcext:value-type="string">
            <text:p>B115BBEF</text:p>
          </table:table-cell>
          <table:table-cell table:formula="of:=RIGHT(LEFT([.B33]; 17); 2)" office:value-type="string" office:string-value="0D" calcext:value-type="string">
            <text:p>0D</text:p>
          </table:table-cell>
          <table:table-cell table:formula="of:=RIGHT(LEFT([.B33]; 19); 2)" office:value-type="string" office:string-value="01" calcext:value-type="string">
            <text:p>01</text:p>
          </table:table-cell>
          <table:table-cell table:formula="of:=RIGHT(LEFT([.B33]; 21); 2)" office:value-type="string" office:string-value="07" calcext:value-type="string">
            <text:p>07</text:p>
          </table:table-cell>
          <table:table-cell table:formula="of:=RIGHT(LEFT([.B33]; 23); 2)" office:value-type="string" office:string-value="00" calcext:value-type="string">
            <text:p>00</text:p>
          </table:table-cell>
          <table:table-cell table:formula="of:=RIGHT(LEFT([.B33]; 27); 4)" office:value-type="string" office:string-value="A2B1" calcext:value-type="string">
            <text:p>A2B1</text:p>
          </table:table-cell>
        </table:table-row>
        <table:table-row table:style-name="ro1">
          <table:table-cell/>
          <table:table-cell office:value-type="string" calcext:value-type="string">
            <text:p>-20.50,B115ECD60D0055AAF5BB</text:p>
          </table:table-cell>
          <table:table-cell table:formula="of:=VALUE(LEFT([.B34]; 5))" office:value-type="float" office:value="-20.5" calcext:value-type="float">
            <text:p>-20.5000</text:p>
          </table:table-cell>
          <table:table-cell table:formula="of:=IF([.C34]&gt;-30; &quot;HUB&quot;; &quot;DEVICE&quot;)" office:value-type="string" office:string-value="HUB" calcext:value-type="string">
            <text:p>HUB</text:p>
          </table:table-cell>
          <table:table-cell table:formula="of:=RIGHT(LEFT([.B34]; 15); 8)" office:value-type="string" office:string-value="B115ECD6" calcext:value-type="string">
            <text:p>B115ECD6</text:p>
          </table:table-cell>
          <table:table-cell table:formula="of:=RIGHT(LEFT([.B34]; 17); 2)" office:value-type="string" office:string-value="0D" calcext:value-type="string">
            <text:p>0D</text:p>
          </table:table-cell>
          <table:table-cell table:formula="of:=RIGHT(LEFT([.B34]; 19); 2)" office:value-type="string" office:string-value="00" calcext:value-type="string">
            <text:p>00</text:p>
          </table:table-cell>
          <table:table-cell table:formula="of:=RIGHT(LEFT([.B34]; 21); 2)" office:value-type="string" office:string-value="55" calcext:value-type="string">
            <text:p>55</text:p>
          </table:table-cell>
          <table:table-cell table:formula="of:=RIGHT(LEFT([.B34]; 23); 2)" office:value-type="string" office:string-value="AA" calcext:value-type="string">
            <text:p>AA</text:p>
          </table:table-cell>
          <table:table-cell table:formula="of:=RIGHT(LEFT([.B34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6.50,B115ECD60D010701AED7</text:p>
          </table:table-cell>
          <table:table-cell table:formula="of:=VALUE(LEFT([.B35]; 5))" office:value-type="float" office:value="-56.5" calcext:value-type="float">
            <text:p>-56.5000</text:p>
          </table:table-cell>
          <table:table-cell table:formula="of:=IF([.C35]&gt;-30; &quot;HUB&quot;; &quot;DEVICE&quot;)" office:value-type="string" office:string-value="DEVICE" calcext:value-type="string">
            <text:p>DEVICE</text:p>
          </table:table-cell>
          <table:table-cell table:formula="of:=RIGHT(LEFT([.B35]; 15); 8)" office:value-type="string" office:string-value="B115ECD6" calcext:value-type="string">
            <text:p>B115ECD6</text:p>
          </table:table-cell>
          <table:table-cell table:formula="of:=RIGHT(LEFT([.B35]; 17); 2)" office:value-type="string" office:string-value="0D" calcext:value-type="string">
            <text:p>0D</text:p>
          </table:table-cell>
          <table:table-cell table:formula="of:=RIGHT(LEFT([.B35]; 19); 2)" office:value-type="string" office:string-value="01" calcext:value-type="string">
            <text:p>01</text:p>
          </table:table-cell>
          <table:table-cell table:formula="of:=RIGHT(LEFT([.B35]; 21); 2)" office:value-type="string" office:string-value="07" calcext:value-type="string">
            <text:p>07</text:p>
          </table:table-cell>
          <table:table-cell table:formula="of:=RIGHT(LEFT([.B35]; 23); 2)" office:value-type="string" office:string-value="01" calcext:value-type="string">
            <text:p>01</text:p>
          </table:table-cell>
          <table:table-cell table:formula="of:=RIGHT(LEFT([.B35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0.50,B115EDDF0D0055AA1867</text:p>
          </table:table-cell>
          <table:table-cell table:formula="of:=VALUE(LEFT([.B36]; 5))" office:value-type="float" office:value="-20.5" calcext:value-type="float">
            <text:p>-20.5000</text:p>
          </table:table-cell>
          <table:table-cell table:formula="of:=IF([.C36]&gt;-30; &quot;HUB&quot;; &quot;DEVICE&quot;)" office:value-type="string" office:string-value="HUB" calcext:value-type="string">
            <text:p>HUB</text:p>
          </table:table-cell>
          <table:table-cell table:formula="of:=RIGHT(LEFT([.B36]; 15); 8)" office:value-type="string" office:string-value="B115EDDF" calcext:value-type="string">
            <text:p>B115EDDF</text:p>
          </table:table-cell>
          <table:table-cell table:formula="of:=RIGHT(LEFT([.B36]; 17); 2)" office:value-type="string" office:string-value="0D" calcext:value-type="string">
            <text:p>0D</text:p>
          </table:table-cell>
          <table:table-cell table:formula="of:=RIGHT(LEFT([.B36]; 19); 2)" office:value-type="string" office:string-value="00" calcext:value-type="string">
            <text:p>00</text:p>
          </table:table-cell>
          <table:table-cell table:formula="of:=RIGHT(LEFT([.B36]; 21); 2)" office:value-type="string" office:string-value="55" calcext:value-type="string">
            <text:p>55</text:p>
          </table:table-cell>
          <table:table-cell table:formula="of:=RIGHT(LEFT([.B36]; 23); 2)" office:value-type="string" office:string-value="AA" calcext:value-type="string">
            <text:p>AA</text:p>
          </table:table-cell>
          <table:table-cell table:formula="of:=RIGHT(LEFT([.B36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67.50,B115EDDF0D010701430B</text:p>
          </table:table-cell>
          <table:table-cell table:formula="of:=VALUE(LEFT([.B37]; 5))" office:value-type="float" office:value="-67.5" calcext:value-type="float">
            <text:p>-67.5000</text:p>
          </table:table-cell>
          <table:table-cell table:formula="of:=IF([.C37]&gt;-30; &quot;HUB&quot;; &quot;DEVICE&quot;)" office:value-type="string" office:string-value="DEVICE" calcext:value-type="string">
            <text:p>DEVICE</text:p>
          </table:table-cell>
          <table:table-cell table:formula="of:=RIGHT(LEFT([.B37]; 15); 8)" office:value-type="string" office:string-value="B115EDDF" calcext:value-type="string">
            <text:p>B115EDDF</text:p>
          </table:table-cell>
          <table:table-cell table:formula="of:=RIGHT(LEFT([.B37]; 17); 2)" office:value-type="string" office:string-value="0D" calcext:value-type="string">
            <text:p>0D</text:p>
          </table:table-cell>
          <table:table-cell table:formula="of:=RIGHT(LEFT([.B37]; 19); 2)" office:value-type="string" office:string-value="01" calcext:value-type="string">
            <text:p>01</text:p>
          </table:table-cell>
          <table:table-cell table:formula="of:=RIGHT(LEFT([.B37]; 21); 2)" office:value-type="string" office:string-value="07" calcext:value-type="string">
            <text:p>07</text:p>
          </table:table-cell>
          <table:table-cell table:formula="of:=RIGHT(LEFT([.B37]; 23); 2)" office:value-type="string" office:string-value="01" calcext:value-type="string">
            <text:p>01</text:p>
          </table:table-cell>
          <table:table-cell table:formula="of:=RIGHT(LEFT([.B37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1.00,B11335B50D0055AA4FC6</text:p>
          </table:table-cell>
          <table:table-cell table:formula="of:=VALUE(LEFT([.B38]; 5))" office:value-type="float" office:value="-21" calcext:value-type="float">
            <text:p>-21.0000</text:p>
          </table:table-cell>
          <table:table-cell table:formula="of:=IF([.C38]&gt;-30; &quot;HUB&quot;; &quot;DEVICE&quot;)" office:value-type="string" office:string-value="HUB" calcext:value-type="string">
            <text:p>HUB</text:p>
          </table:table-cell>
          <table:table-cell table:formula="of:=RIGHT(LEFT([.B38]; 15); 8)" office:value-type="string" office:string-value="B11335B5" calcext:value-type="string">
            <text:p>B11335B5</text:p>
          </table:table-cell>
          <table:table-cell table:formula="of:=RIGHT(LEFT([.B38]; 17); 2)" office:value-type="string" office:string-value="0D" calcext:value-type="string">
            <text:p>0D</text:p>
          </table:table-cell>
          <table:table-cell table:formula="of:=RIGHT(LEFT([.B38]; 19); 2)" office:value-type="string" office:string-value="00" calcext:value-type="string">
            <text:p>00</text:p>
          </table:table-cell>
          <table:table-cell table:formula="of:=RIGHT(LEFT([.B38]; 21); 2)" office:value-type="string" office:string-value="55" calcext:value-type="string">
            <text:p>55</text:p>
          </table:table-cell>
          <table:table-cell table:formula="of:=RIGHT(LEFT([.B38]; 23); 2)" office:value-type="string" office:string-value="AA" calcext:value-type="string">
            <text:p>AA</text:p>
          </table:table-cell>
          <table:table-cell table:formula="of:=RIGHT(LEFT([.B38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7.50,B11335B50D010700048B</text:p>
          </table:table-cell>
          <table:table-cell table:formula="of:=VALUE(LEFT([.B39]; 5))" office:value-type="float" office:value="-57.5" calcext:value-type="float">
            <text:p>-57.5000</text:p>
          </table:table-cell>
          <table:table-cell table:formula="of:=IF([.C39]&gt;-30; &quot;HUB&quot;; &quot;DEVICE&quot;)" office:value-type="string" office:string-value="DEVICE" calcext:value-type="string">
            <text:p>DEVICE</text:p>
          </table:table-cell>
          <table:table-cell table:formula="of:=RIGHT(LEFT([.B39]; 15); 8)" office:value-type="string" office:string-value="B11335B5" calcext:value-type="string">
            <text:p>B11335B5</text:p>
          </table:table-cell>
          <table:table-cell table:formula="of:=RIGHT(LEFT([.B39]; 17); 2)" office:value-type="string" office:string-value="0D" calcext:value-type="string">
            <text:p>0D</text:p>
          </table:table-cell>
          <table:table-cell table:formula="of:=RIGHT(LEFT([.B39]; 19); 2)" office:value-type="string" office:string-value="01" calcext:value-type="string">
            <text:p>01</text:p>
          </table:table-cell>
          <table:table-cell table:formula="of:=RIGHT(LEFT([.B39]; 21); 2)" office:value-type="string" office:string-value="07" calcext:value-type="string">
            <text:p>07</text:p>
          </table:table-cell>
          <table:table-cell table:formula="of:=RIGHT(LEFT([.B39]; 23); 2)" office:value-type="string" office:string-value="00" calcext:value-type="string">
            <text:p>00</text:p>
          </table:table-cell>
          <table:table-cell table:formula="of:=RIGHT(LEFT([.B39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56.00,6E0100A2570000191CD9</text:p>
          </table:table-cell>
          <table:table-cell table:formula="of:=VALUE(LEFT([.B40]; 5))" office:value-type="float" office:value="-56" calcext:value-type="float">
            <text:p>-56.0000</text:p>
          </table:table-cell>
          <table:table-cell table:formula="of:=IF([.C40]&gt;-30; &quot;HUB&quot;; &quot;DEVICE&quot;)" office:value-type="string" office:string-value="DEVICE" calcext:value-type="string">
            <text:p>DEVICE</text:p>
          </table:table-cell>
          <table:table-cell table:formula="of:=RIGHT(LEFT([.B40]; 15); 8)" office:value-type="string" office:string-value="6E0100A2" calcext:value-type="string">
            <text:p>6E0100A2</text:p>
          </table:table-cell>
          <table:table-cell table:formula="of:=RIGHT(LEFT([.B40]; 17); 2)" office:value-type="string" office:string-value="57" calcext:value-type="string">
            <text:p>57</text:p>
          </table:table-cell>
          <table:table-cell table:formula="of:=RIGHT(LEFT([.B40]; 19); 2)" office:value-type="string" office:string-value="00" calcext:value-type="string">
            <text:p>00</text:p>
          </table:table-cell>
          <table:table-cell table:formula="of:=RIGHT(LEFT([.B40]; 21); 2)" office:value-type="string" office:string-value="00" calcext:value-type="string">
            <text:p>00</text:p>
          </table:table-cell>
          <table:table-cell table:formula="of:=RIGHT(LEFT([.B40]; 23); 2)" office:value-type="string" office:string-value="19" calcext:value-type="string">
            <text:p>19</text:p>
          </table:table-cell>
          <table:table-cell table:formula="of:=RIGHT(LEFT([.B40]; 27); 4)" office:value-type="string" office:string-value="1CD9" calcext:value-type="string">
            <text:p>1CD9</text:p>
          </table:table-cell>
        </table:table-row>
        <table:table-row table:style-name="ro1">
          <table:table-cell/>
          <table:table-cell office:value-type="string" calcext:value-type="string">
            <text:p>-55.50,6E0100A257000018DCDF</text:p>
          </table:table-cell>
          <table:table-cell table:formula="of:=VALUE(LEFT([.B41]; 5))" office:value-type="float" office:value="-55.5" calcext:value-type="float">
            <text:p>-55.5000</text:p>
          </table:table-cell>
          <table:table-cell table:formula="of:=IF([.C41]&gt;-30; &quot;HUB&quot;; &quot;DEVICE&quot;)" office:value-type="string" office:string-value="DEVICE" calcext:value-type="string">
            <text:p>DEVICE</text:p>
          </table:table-cell>
          <table:table-cell table:formula="of:=RIGHT(LEFT([.B41]; 15); 8)" office:value-type="string" office:string-value="6E0100A2" calcext:value-type="string">
            <text:p>6E0100A2</text:p>
          </table:table-cell>
          <table:table-cell table:formula="of:=RIGHT(LEFT([.B41]; 17); 2)" office:value-type="string" office:string-value="57" calcext:value-type="string">
            <text:p>57</text:p>
          </table:table-cell>
          <table:table-cell table:formula="of:=RIGHT(LEFT([.B41]; 19); 2)" office:value-type="string" office:string-value="00" calcext:value-type="string">
            <text:p>00</text:p>
          </table:table-cell>
          <table:table-cell table:formula="of:=RIGHT(LEFT([.B41]; 21); 2)" office:value-type="string" office:string-value="00" calcext:value-type="string">
            <text:p>00</text:p>
          </table:table-cell>
          <table:table-cell table:formula="of:=RIGHT(LEFT([.B41]; 23); 2)" office:value-type="string" office:string-value="18" calcext:value-type="string">
            <text:p>18</text:p>
          </table:table-cell>
          <table:table-cell table:formula="of:=RIGHT(LEFT([.B41]; 27); 4)" office:value-type="string" office:string-value="DCDF" calcext:value-type="string">
            <text:p>DCDF</text:p>
          </table:table-cell>
        </table:table-row>
        <table:table-row table:style-name="ro1">
          <table:table-cell/>
          <table:table-cell office:value-type="string" calcext:value-type="string">
            <text:p>-56.00,004BFF718E0501187FE9</text:p>
          </table:table-cell>
          <table:table-cell table:formula="of:=VALUE(LEFT([.B42]; 5))" office:value-type="float" office:value="-56" calcext:value-type="float">
            <text:p>-56.0000</text:p>
          </table:table-cell>
          <table:table-cell table:formula="of:=IF([.C42]&gt;-30; &quot;HUB&quot;; &quot;DEVICE&quot;)" office:value-type="string" office:string-value="DEVICE" calcext:value-type="string">
            <text:p>DEVICE</text:p>
          </table:table-cell>
          <table:table-cell table:formula="of:=RIGHT(LEFT([.B42]; 15); 8)" office:value-type="string" office:string-value="004BFF71" calcext:value-type="string">
            <text:p>004BFF71</text:p>
          </table:table-cell>
          <table:table-cell table:formula="of:=RIGHT(LEFT([.B42]; 17); 2)" office:value-type="string" office:string-value="8E" calcext:value-type="string">
            <text:p>8E</text:p>
          </table:table-cell>
          <table:table-cell table:formula="of:=RIGHT(LEFT([.B42]; 19); 2)" office:value-type="string" office:string-value="05" calcext:value-type="string">
            <text:p>05</text:p>
          </table:table-cell>
          <table:table-cell table:formula="of:=RIGHT(LEFT([.B42]; 21); 2)" office:value-type="string" office:string-value="01" calcext:value-type="string">
            <text:p>01</text:p>
          </table:table-cell>
          <table:table-cell table:formula="of:=RIGHT(LEFT([.B42]; 23); 2)" office:value-type="string" office:string-value="18" calcext:value-type="string">
            <text:p>18</text:p>
          </table:table-cell>
          <table:table-cell table:formula="of:=RIGHT(LEFT([.B42]; 27); 4)" office:value-type="string" office:string-value="7FE9" calcext:value-type="string">
            <text:p>7FE9</text:p>
          </table:table-cell>
        </table:table-row>
        <table:table-row table:style-name="ro1">
          <table:table-cell/>
          <table:table-cell office:value-type="string" calcext:value-type="string">
            <text:p>-56.00,004BFF718E05011AD027</text:p>
          </table:table-cell>
          <table:table-cell table:formula="of:=VALUE(LEFT([.B43]; 5))" office:value-type="float" office:value="-56" calcext:value-type="float">
            <text:p>-56.0000</text:p>
          </table:table-cell>
          <table:table-cell table:formula="of:=IF([.C43]&gt;-30; &quot;HUB&quot;; &quot;DEVICE&quot;)" office:value-type="string" office:string-value="DEVICE" calcext:value-type="string">
            <text:p>DEVICE</text:p>
          </table:table-cell>
          <table:table-cell table:formula="of:=RIGHT(LEFT([.B43]; 15); 8)" office:value-type="string" office:string-value="004BFF71" calcext:value-type="string">
            <text:p>004BFF71</text:p>
          </table:table-cell>
          <table:table-cell table:formula="of:=RIGHT(LEFT([.B43]; 17); 2)" office:value-type="string" office:string-value="8E" calcext:value-type="string">
            <text:p>8E</text:p>
          </table:table-cell>
          <table:table-cell table:formula="of:=RIGHT(LEFT([.B43]; 19); 2)" office:value-type="string" office:string-value="05" calcext:value-type="string">
            <text:p>05</text:p>
          </table:table-cell>
          <table:table-cell table:formula="of:=RIGHT(LEFT([.B43]; 21); 2)" office:value-type="string" office:string-value="01" calcext:value-type="string">
            <text:p>01</text:p>
          </table:table-cell>
          <table:table-cell table:formula="of:=RIGHT(LEFT([.B43]; 23); 2)" office:value-type="string" office:string-value="1A" calcext:value-type="string">
            <text:p>1A</text:p>
          </table:table-cell>
          <table:table-cell table:formula="of:=RIGHT(LEFT([.B43]; 27); 4)" office:value-type="string" office:string-value="D027" calcext:value-type="string">
            <text:p>D027</text:p>
          </table:table-cell>
        </table:table-row>
        <table:table-row table:style-name="ro1">
          <table:table-cell/>
          <table:table-cell office:value-type="string" calcext:value-type="string">
            <text:p>-48.00,004BFF71A5010101D681</text:p>
          </table:table-cell>
          <table:table-cell table:formula="of:=VALUE(LEFT([.B44]; 5))" office:value-type="float" office:value="-48" calcext:value-type="float">
            <text:p>-48.0000</text:p>
          </table:table-cell>
          <table:table-cell table:formula="of:=IF([.C44]&gt;-30; &quot;HUB&quot;; &quot;DEVICE&quot;)" office:value-type="string" office:string-value="DEVICE" calcext:value-type="string">
            <text:p>DEVICE</text:p>
          </table:table-cell>
          <table:table-cell table:formula="of:=RIGHT(LEFT([.B44]; 15); 8)" office:value-type="string" office:string-value="004BFF71" calcext:value-type="string">
            <text:p>004BFF71</text:p>
          </table:table-cell>
          <table:table-cell table:formula="of:=RIGHT(LEFT([.B44]; 17); 2)" office:value-type="string" office:string-value="A5" calcext:value-type="string">
            <text:p>A5</text:p>
          </table:table-cell>
          <table:table-cell table:formula="of:=RIGHT(LEFT([.B44]; 19); 2)" office:value-type="string" office:string-value="01" calcext:value-type="string">
            <text:p>01</text:p>
          </table:table-cell>
          <table:table-cell table:formula="of:=RIGHT(LEFT([.B44]; 21); 2)" office:value-type="string" office:string-value="01" calcext:value-type="string">
            <text:p>01</text:p>
          </table:table-cell>
          <table:table-cell table:formula="of:=RIGHT(LEFT([.B44]; 23); 2)" office:value-type="string" office:string-value="01" calcext:value-type="string">
            <text:p>01</text:p>
          </table:table-cell>
          <table:table-cell table:formula="of:=RIGHT(LEFT([.B44]; 27); 4)" office:value-type="string" office:string-value="D681" calcext:value-type="string">
            <text:p>D681</text:p>
          </table:table-cell>
        </table:table-row>
        <table:table-row table:style-name="ro1">
          <table:table-cell/>
          <table:table-cell office:value-type="string" calcext:value-type="string">
            <text:p>-44.00,004BFF71A5010101D681</text:p>
          </table:table-cell>
          <table:table-cell table:formula="of:=VALUE(LEFT([.B45]; 5))" office:value-type="float" office:value="-44" calcext:value-type="float">
            <text:p>-44.0000</text:p>
          </table:table-cell>
          <table:table-cell table:formula="of:=IF([.C45]&gt;-30; &quot;HUB&quot;; &quot;DEVICE&quot;)" office:value-type="string" office:string-value="DEVICE" calcext:value-type="string">
            <text:p>DEVICE</text:p>
          </table:table-cell>
          <table:table-cell table:formula="of:=RIGHT(LEFT([.B45]; 15); 8)" office:value-type="string" office:string-value="004BFF71" calcext:value-type="string">
            <text:p>004BFF71</text:p>
          </table:table-cell>
          <table:table-cell table:formula="of:=RIGHT(LEFT([.B45]; 17); 2)" office:value-type="string" office:string-value="A5" calcext:value-type="string">
            <text:p>A5</text:p>
          </table:table-cell>
          <table:table-cell table:formula="of:=RIGHT(LEFT([.B45]; 19); 2)" office:value-type="string" office:string-value="01" calcext:value-type="string">
            <text:p>01</text:p>
          </table:table-cell>
          <table:table-cell table:formula="of:=RIGHT(LEFT([.B45]; 21); 2)" office:value-type="string" office:string-value="01" calcext:value-type="string">
            <text:p>01</text:p>
          </table:table-cell>
          <table:table-cell table:formula="of:=RIGHT(LEFT([.B45]; 23); 2)" office:value-type="string" office:string-value="01" calcext:value-type="string">
            <text:p>01</text:p>
          </table:table-cell>
          <table:table-cell table:formula="of:=RIGHT(LEFT([.B45]; 27); 4)" office:value-type="string" office:string-value="D681" calcext:value-type="string">
            <text:p>D681</text:p>
          </table:table-cell>
        </table:table-row>
        <table:table-row table:style-name="ro1">
          <table:table-cell/>
          <table:table-cell office:value-type="string" calcext:value-type="string">
            <text:p>-21.00,B115ECC60D0055AAF1E1</text:p>
          </table:table-cell>
          <table:table-cell table:formula="of:=VALUE(LEFT([.B46]; 5))" office:value-type="float" office:value="-21" calcext:value-type="float">
            <text:p>-21.0000</text:p>
          </table:table-cell>
          <table:table-cell table:formula="of:=IF([.C46]&gt;-30; &quot;HUB&quot;; &quot;DEVICE&quot;)" office:value-type="string" office:string-value="HUB" calcext:value-type="string">
            <text:p>HUB</text:p>
          </table:table-cell>
          <table:table-cell table:formula="of:=RIGHT(LEFT([.B46]; 15); 8)" office:value-type="string" office:string-value="B115ECC6" calcext:value-type="string">
            <text:p>B115ECC6</text:p>
          </table:table-cell>
          <table:table-cell table:formula="of:=RIGHT(LEFT([.B46]; 17); 2)" office:value-type="string" office:string-value="0D" calcext:value-type="string">
            <text:p>0D</text:p>
          </table:table-cell>
          <table:table-cell table:formula="of:=RIGHT(LEFT([.B46]; 19); 2)" office:value-type="string" office:string-value="00" calcext:value-type="string">
            <text:p>00</text:p>
          </table:table-cell>
          <table:table-cell table:formula="of:=RIGHT(LEFT([.B46]; 21); 2)" office:value-type="string" office:string-value="55" calcext:value-type="string">
            <text:p>55</text:p>
          </table:table-cell>
          <table:table-cell table:formula="of:=RIGHT(LEFT([.B46]; 23); 2)" office:value-type="string" office:string-value="AA" calcext:value-type="string">
            <text:p>AA</text:p>
          </table:table-cell>
          <table:table-cell table:formula="of:=RIGHT(LEFT([.B46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60.00,B115ECC60D010700BAAC</text:p>
          </table:table-cell>
          <table:table-cell table:formula="of:=VALUE(LEFT([.B47]; 5))" office:value-type="float" office:value="-60" calcext:value-type="float">
            <text:p>-60.0000</text:p>
          </table:table-cell>
          <table:table-cell table:formula="of:=IF([.C47]&gt;-30; &quot;HUB&quot;; &quot;DEVICE&quot;)" office:value-type="string" office:string-value="DEVICE" calcext:value-type="string">
            <text:p>DEVICE</text:p>
          </table:table-cell>
          <table:table-cell table:formula="of:=RIGHT(LEFT([.B47]; 15); 8)" office:value-type="string" office:string-value="B115ECC6" calcext:value-type="string">
            <text:p>B115ECC6</text:p>
          </table:table-cell>
          <table:table-cell table:formula="of:=RIGHT(LEFT([.B47]; 17); 2)" office:value-type="string" office:string-value="0D" calcext:value-type="string">
            <text:p>0D</text:p>
          </table:table-cell>
          <table:table-cell table:formula="of:=RIGHT(LEFT([.B47]; 19); 2)" office:value-type="string" office:string-value="01" calcext:value-type="string">
            <text:p>01</text:p>
          </table:table-cell>
          <table:table-cell table:formula="of:=RIGHT(LEFT([.B47]; 21); 2)" office:value-type="string" office:string-value="07" calcext:value-type="string">
            <text:p>07</text:p>
          </table:table-cell>
          <table:table-cell table:formula="of:=RIGHT(LEFT([.B47]; 23); 2)" office:value-type="string" office:string-value="00" calcext:value-type="string">
            <text:p>00</text:p>
          </table:table-cell>
          <table:table-cell table:formula="of:=RIGHT(LEFT([.B47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0.50,004BFEDD0D0055AAAC11</text:p>
          </table:table-cell>
          <table:table-cell table:formula="of:=VALUE(LEFT([.B48]; 5))" office:value-type="float" office:value="-20.5" calcext:value-type="float">
            <text:p>-20.5000</text:p>
          </table:table-cell>
          <table:table-cell table:formula="of:=IF([.C48]&gt;-30; &quot;HUB&quot;; &quot;DEVICE&quot;)" office:value-type="string" office:string-value="HUB" calcext:value-type="string">
            <text:p>HUB</text:p>
          </table:table-cell>
          <table:table-cell table:formula="of:=RIGHT(LEFT([.B48]; 15); 8)" office:value-type="string" office:string-value="004BFEDD" calcext:value-type="string">
            <text:p>004BFEDD</text:p>
          </table:table-cell>
          <table:table-cell table:formula="of:=RIGHT(LEFT([.B48]; 17); 2)" office:value-type="string" office:string-value="0D" calcext:value-type="string">
            <text:p>0D</text:p>
          </table:table-cell>
          <table:table-cell table:formula="of:=RIGHT(LEFT([.B48]; 19); 2)" office:value-type="string" office:string-value="00" calcext:value-type="string">
            <text:p>00</text:p>
          </table:table-cell>
          <table:table-cell table:formula="of:=RIGHT(LEFT([.B48]; 21); 2)" office:value-type="string" office:string-value="55" calcext:value-type="string">
            <text:p>55</text:p>
          </table:table-cell>
          <table:table-cell table:formula="of:=RIGHT(LEFT([.B48]; 23); 2)" office:value-type="string" office:string-value="AA" calcext:value-type="string">
            <text:p>AA</text:p>
          </table:table-cell>
          <table:table-cell table:formula="of:=RIGHT(LEFT([.B48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49.00,004BFEDD0D0101004DFA</text:p>
          </table:table-cell>
          <table:table-cell table:formula="of:=VALUE(LEFT([.B49]; 5))" office:value-type="float" office:value="-49" calcext:value-type="float">
            <text:p>-49.0000</text:p>
          </table:table-cell>
          <table:table-cell table:formula="of:=IF([.C49]&gt;-30; &quot;HUB&quot;; &quot;DEVICE&quot;)" office:value-type="string" office:string-value="DEVICE" calcext:value-type="string">
            <text:p>DEVICE</text:p>
          </table:table-cell>
          <table:table-cell table:formula="of:=RIGHT(LEFT([.B49]; 15); 8)" office:value-type="string" office:string-value="004BFEDD" calcext:value-type="string">
            <text:p>004BFEDD</text:p>
          </table:table-cell>
          <table:table-cell table:formula="of:=RIGHT(LEFT([.B49]; 17); 2)" office:value-type="string" office:string-value="0D" calcext:value-type="string">
            <text:p>0D</text:p>
          </table:table-cell>
          <table:table-cell table:formula="of:=RIGHT(LEFT([.B49]; 19); 2)" office:value-type="string" office:string-value="01" calcext:value-type="string">
            <text:p>01</text:p>
          </table:table-cell>
          <table:table-cell table:formula="of:=RIGHT(LEFT([.B49]; 21); 2)" office:value-type="string" office:string-value="01" calcext:value-type="string">
            <text:p>01</text:p>
          </table:table-cell>
          <table:table-cell table:formula="of:=RIGHT(LEFT([.B49]; 23); 2)" office:value-type="string" office:string-value="00" calcext:value-type="string">
            <text:p>00</text:p>
          </table:table-cell>
          <table:table-cell table:formula="of:=RIGHT(LEFT([.B49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0.50,004BFF710D0055AA48FE</text:p>
          </table:table-cell>
          <table:table-cell table:formula="of:=VALUE(LEFT([.B50]; 5))" office:value-type="float" office:value="-20.5" calcext:value-type="float">
            <text:p>-20.5000</text:p>
          </table:table-cell>
          <table:table-cell table:formula="of:=IF([.C50]&gt;-30; &quot;HUB&quot;; &quot;DEVICE&quot;)" office:value-type="string" office:string-value="HUB" calcext:value-type="string">
            <text:p>HUB</text:p>
          </table:table-cell>
          <table:table-cell table:formula="of:=RIGHT(LEFT([.B50]; 15); 8)" office:value-type="string" office:string-value="004BFF71" calcext:value-type="string">
            <text:p>004BFF71</text:p>
          </table:table-cell>
          <table:table-cell table:formula="of:=RIGHT(LEFT([.B50]; 17); 2)" office:value-type="string" office:string-value="0D" calcext:value-type="string">
            <text:p>0D</text:p>
          </table:table-cell>
          <table:table-cell table:formula="of:=RIGHT(LEFT([.B50]; 19); 2)" office:value-type="string" office:string-value="00" calcext:value-type="string">
            <text:p>00</text:p>
          </table:table-cell>
          <table:table-cell table:formula="of:=RIGHT(LEFT([.B50]; 21); 2)" office:value-type="string" office:string-value="55" calcext:value-type="string">
            <text:p>55</text:p>
          </table:table-cell>
          <table:table-cell table:formula="of:=RIGHT(LEFT([.B50]; 23); 2)" office:value-type="string" office:string-value="AA" calcext:value-type="string">
            <text:p>AA</text:p>
          </table:table-cell>
          <table:table-cell table:formula="of:=RIGHT(LEFT([.B50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54.50,004BFF710D010101B934</text:p>
          </table:table-cell>
          <table:table-cell table:formula="of:=VALUE(LEFT([.B51]; 5))" office:value-type="float" office:value="-54.5" calcext:value-type="float">
            <text:p>-54.5000</text:p>
          </table:table-cell>
          <table:table-cell table:formula="of:=IF([.C51]&gt;-30; &quot;HUB&quot;; &quot;DEVICE&quot;)" office:value-type="string" office:string-value="DEVICE" calcext:value-type="string">
            <text:p>DEVICE</text:p>
          </table:table-cell>
          <table:table-cell table:formula="of:=RIGHT(LEFT([.B51]; 15); 8)" office:value-type="string" office:string-value="004BFF71" calcext:value-type="string">
            <text:p>004BFF71</text:p>
          </table:table-cell>
          <table:table-cell table:formula="of:=RIGHT(LEFT([.B51]; 17); 2)" office:value-type="string" office:string-value="0D" calcext:value-type="string">
            <text:p>0D</text:p>
          </table:table-cell>
          <table:table-cell table:formula="of:=RIGHT(LEFT([.B51]; 19); 2)" office:value-type="string" office:string-value="01" calcext:value-type="string">
            <text:p>01</text:p>
          </table:table-cell>
          <table:table-cell table:formula="of:=RIGHT(LEFT([.B51]; 21); 2)" office:value-type="string" office:string-value="01" calcext:value-type="string">
            <text:p>01</text:p>
          </table:table-cell>
          <table:table-cell table:formula="of:=RIGHT(LEFT([.B51]; 23); 2)" office:value-type="string" office:string-value="01" calcext:value-type="string">
            <text:p>01</text:p>
          </table:table-cell>
          <table:table-cell table:formula="of:=RIGHT(LEFT([.B51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75.50,B115BBEF0D010700A2B1</text:p>
          </table:table-cell>
          <table:table-cell table:formula="of:=VALUE(LEFT([.B52]; 5))" office:value-type="float" office:value="-75.5" calcext:value-type="float">
            <text:p>-75.5000</text:p>
          </table:table-cell>
          <table:table-cell table:formula="of:=IF([.C52]&gt;-30; &quot;HUB&quot;; &quot;DEVICE&quot;)" office:value-type="string" office:string-value="DEVICE" calcext:value-type="string">
            <text:p>DEVICE</text:p>
          </table:table-cell>
          <table:table-cell table:formula="of:=RIGHT(LEFT([.B52]; 15); 8)" office:value-type="string" office:string-value="B115BBEF" calcext:value-type="string">
            <text:p>B115BBEF</text:p>
          </table:table-cell>
          <table:table-cell table:formula="of:=RIGHT(LEFT([.B52]; 17); 2)" office:value-type="string" office:string-value="0D" calcext:value-type="string">
            <text:p>0D</text:p>
          </table:table-cell>
          <table:table-cell table:formula="of:=RIGHT(LEFT([.B52]; 19); 2)" office:value-type="string" office:string-value="01" calcext:value-type="string">
            <text:p>01</text:p>
          </table:table-cell>
          <table:table-cell table:formula="of:=RIGHT(LEFT([.B52]; 21); 2)" office:value-type="string" office:string-value="07" calcext:value-type="string">
            <text:p>07</text:p>
          </table:table-cell>
          <table:table-cell table:formula="of:=RIGHT(LEFT([.B52]; 23); 2)" office:value-type="string" office:string-value="00" calcext:value-type="string">
            <text:p>00</text:p>
          </table:table-cell>
          <table:table-cell table:formula="of:=RIGHT(LEFT([.B52]; 27); 4)" office:value-type="string" office:string-value="A2B1" calcext:value-type="string">
            <text:p>A2B1</text:p>
          </table:table-cell>
        </table:table-row>
        <table:table-row table:style-name="ro1">
          <table:table-cell/>
          <table:table-cell office:value-type="string" calcext:value-type="string">
            <text:p>-20.50,B115ECD60D0055AAF5BB</text:p>
          </table:table-cell>
          <table:table-cell table:formula="of:=VALUE(LEFT([.B53]; 5))" office:value-type="float" office:value="-20.5" calcext:value-type="float">
            <text:p>-20.5000</text:p>
          </table:table-cell>
          <table:table-cell table:formula="of:=IF([.C53]&gt;-30; &quot;HUB&quot;; &quot;DEVICE&quot;)" office:value-type="string" office:string-value="HUB" calcext:value-type="string">
            <text:p>HUB</text:p>
          </table:table-cell>
          <table:table-cell table:formula="of:=RIGHT(LEFT([.B53]; 15); 8)" office:value-type="string" office:string-value="B115ECD6" calcext:value-type="string">
            <text:p>B115ECD6</text:p>
          </table:table-cell>
          <table:table-cell table:formula="of:=RIGHT(LEFT([.B53]; 17); 2)" office:value-type="string" office:string-value="0D" calcext:value-type="string">
            <text:p>0D</text:p>
          </table:table-cell>
          <table:table-cell table:formula="of:=RIGHT(LEFT([.B53]; 19); 2)" office:value-type="string" office:string-value="00" calcext:value-type="string">
            <text:p>00</text:p>
          </table:table-cell>
          <table:table-cell table:formula="of:=RIGHT(LEFT([.B53]; 21); 2)" office:value-type="string" office:string-value="55" calcext:value-type="string">
            <text:p>55</text:p>
          </table:table-cell>
          <table:table-cell table:formula="of:=RIGHT(LEFT([.B53]; 23); 2)" office:value-type="string" office:string-value="AA" calcext:value-type="string">
            <text:p>AA</text:p>
          </table:table-cell>
          <table:table-cell table:formula="of:=RIGHT(LEFT([.B53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6.50,B115ECD60D010701AED7</text:p>
          </table:table-cell>
          <table:table-cell table:formula="of:=VALUE(LEFT([.B54]; 5))" office:value-type="float" office:value="-56.5" calcext:value-type="float">
            <text:p>-56.5000</text:p>
          </table:table-cell>
          <table:table-cell table:formula="of:=IF([.C54]&gt;-30; &quot;HUB&quot;; &quot;DEVICE&quot;)" office:value-type="string" office:string-value="DEVICE" calcext:value-type="string">
            <text:p>DEVICE</text:p>
          </table:table-cell>
          <table:table-cell table:formula="of:=RIGHT(LEFT([.B54]; 15); 8)" office:value-type="string" office:string-value="B115ECD6" calcext:value-type="string">
            <text:p>B115ECD6</text:p>
          </table:table-cell>
          <table:table-cell table:formula="of:=RIGHT(LEFT([.B54]; 17); 2)" office:value-type="string" office:string-value="0D" calcext:value-type="string">
            <text:p>0D</text:p>
          </table:table-cell>
          <table:table-cell table:formula="of:=RIGHT(LEFT([.B54]; 19); 2)" office:value-type="string" office:string-value="01" calcext:value-type="string">
            <text:p>01</text:p>
          </table:table-cell>
          <table:table-cell table:formula="of:=RIGHT(LEFT([.B54]; 21); 2)" office:value-type="string" office:string-value="07" calcext:value-type="string">
            <text:p>07</text:p>
          </table:table-cell>
          <table:table-cell table:formula="of:=RIGHT(LEFT([.B54]; 23); 2)" office:value-type="string" office:string-value="01" calcext:value-type="string">
            <text:p>01</text:p>
          </table:table-cell>
          <table:table-cell table:formula="of:=RIGHT(LEFT([.B54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1.00,B115EDDF0D0055AA1867</text:p>
          </table:table-cell>
          <table:table-cell table:formula="of:=VALUE(LEFT([.B55]; 5))" office:value-type="float" office:value="-21" calcext:value-type="float">
            <text:p>-21.0000</text:p>
          </table:table-cell>
          <table:table-cell table:formula="of:=IF([.C55]&gt;-30; &quot;HUB&quot;; &quot;DEVICE&quot;)" office:value-type="string" office:string-value="HUB" calcext:value-type="string">
            <text:p>HUB</text:p>
          </table:table-cell>
          <table:table-cell table:formula="of:=RIGHT(LEFT([.B55]; 15); 8)" office:value-type="string" office:string-value="B115EDDF" calcext:value-type="string">
            <text:p>B115EDDF</text:p>
          </table:table-cell>
          <table:table-cell table:formula="of:=RIGHT(LEFT([.B55]; 17); 2)" office:value-type="string" office:string-value="0D" calcext:value-type="string">
            <text:p>0D</text:p>
          </table:table-cell>
          <table:table-cell table:formula="of:=RIGHT(LEFT([.B55]; 19); 2)" office:value-type="string" office:string-value="00" calcext:value-type="string">
            <text:p>00</text:p>
          </table:table-cell>
          <table:table-cell table:formula="of:=RIGHT(LEFT([.B55]; 21); 2)" office:value-type="string" office:string-value="55" calcext:value-type="string">
            <text:p>55</text:p>
          </table:table-cell>
          <table:table-cell table:formula="of:=RIGHT(LEFT([.B55]; 23); 2)" office:value-type="string" office:string-value="AA" calcext:value-type="string">
            <text:p>AA</text:p>
          </table:table-cell>
          <table:table-cell table:formula="of:=RIGHT(LEFT([.B55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65.00,B115EDDF0D010701430B</text:p>
          </table:table-cell>
          <table:table-cell table:formula="of:=VALUE(LEFT([.B56]; 5))" office:value-type="float" office:value="-65" calcext:value-type="float">
            <text:p>-65.0000</text:p>
          </table:table-cell>
          <table:table-cell table:formula="of:=IF([.C56]&gt;-30; &quot;HUB&quot;; &quot;DEVICE&quot;)" office:value-type="string" office:string-value="DEVICE" calcext:value-type="string">
            <text:p>DEVICE</text:p>
          </table:table-cell>
          <table:table-cell table:formula="of:=RIGHT(LEFT([.B56]; 15); 8)" office:value-type="string" office:string-value="B115EDDF" calcext:value-type="string">
            <text:p>B115EDDF</text:p>
          </table:table-cell>
          <table:table-cell table:formula="of:=RIGHT(LEFT([.B56]; 17); 2)" office:value-type="string" office:string-value="0D" calcext:value-type="string">
            <text:p>0D</text:p>
          </table:table-cell>
          <table:table-cell table:formula="of:=RIGHT(LEFT([.B56]; 19); 2)" office:value-type="string" office:string-value="01" calcext:value-type="string">
            <text:p>01</text:p>
          </table:table-cell>
          <table:table-cell table:formula="of:=RIGHT(LEFT([.B56]; 21); 2)" office:value-type="string" office:string-value="07" calcext:value-type="string">
            <text:p>07</text:p>
          </table:table-cell>
          <table:table-cell table:formula="of:=RIGHT(LEFT([.B56]; 23); 2)" office:value-type="string" office:string-value="01" calcext:value-type="string">
            <text:p>01</text:p>
          </table:table-cell>
          <table:table-cell table:formula="of:=RIGHT(LEFT([.B56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1.00,B11335B50D0055AA4FC6</text:p>
          </table:table-cell>
          <table:table-cell table:formula="of:=VALUE(LEFT([.B57]; 5))" office:value-type="float" office:value="-21" calcext:value-type="float">
            <text:p>-21.0000</text:p>
          </table:table-cell>
          <table:table-cell table:formula="of:=IF([.C57]&gt;-30; &quot;HUB&quot;; &quot;DEVICE&quot;)" office:value-type="string" office:string-value="HUB" calcext:value-type="string">
            <text:p>HUB</text:p>
          </table:table-cell>
          <table:table-cell table:formula="of:=RIGHT(LEFT([.B57]; 15); 8)" office:value-type="string" office:string-value="B11335B5" calcext:value-type="string">
            <text:p>B11335B5</text:p>
          </table:table-cell>
          <table:table-cell table:formula="of:=RIGHT(LEFT([.B57]; 17); 2)" office:value-type="string" office:string-value="0D" calcext:value-type="string">
            <text:p>0D</text:p>
          </table:table-cell>
          <table:table-cell table:formula="of:=RIGHT(LEFT([.B57]; 19); 2)" office:value-type="string" office:string-value="00" calcext:value-type="string">
            <text:p>00</text:p>
          </table:table-cell>
          <table:table-cell table:formula="of:=RIGHT(LEFT([.B57]; 21); 2)" office:value-type="string" office:string-value="55" calcext:value-type="string">
            <text:p>55</text:p>
          </table:table-cell>
          <table:table-cell table:formula="of:=RIGHT(LEFT([.B57]; 23); 2)" office:value-type="string" office:string-value="AA" calcext:value-type="string">
            <text:p>AA</text:p>
          </table:table-cell>
          <table:table-cell table:formula="of:=RIGHT(LEFT([.B57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60.50,B11335B50D010700048B</text:p>
          </table:table-cell>
          <table:table-cell table:formula="of:=VALUE(LEFT([.B58]; 5))" office:value-type="float" office:value="-60.5" calcext:value-type="float">
            <text:p>-60.5000</text:p>
          </table:table-cell>
          <table:table-cell table:formula="of:=IF([.C58]&gt;-30; &quot;HUB&quot;; &quot;DEVICE&quot;)" office:value-type="string" office:string-value="DEVICE" calcext:value-type="string">
            <text:p>DEVICE</text:p>
          </table:table-cell>
          <table:table-cell table:formula="of:=RIGHT(LEFT([.B58]; 15); 8)" office:value-type="string" office:string-value="B11335B5" calcext:value-type="string">
            <text:p>B11335B5</text:p>
          </table:table-cell>
          <table:table-cell table:formula="of:=RIGHT(LEFT([.B58]; 17); 2)" office:value-type="string" office:string-value="0D" calcext:value-type="string">
            <text:p>0D</text:p>
          </table:table-cell>
          <table:table-cell table:formula="of:=RIGHT(LEFT([.B58]; 19); 2)" office:value-type="string" office:string-value="01" calcext:value-type="string">
            <text:p>01</text:p>
          </table:table-cell>
          <table:table-cell table:formula="of:=RIGHT(LEFT([.B58]; 21); 2)" office:value-type="string" office:string-value="07" calcext:value-type="string">
            <text:p>07</text:p>
          </table:table-cell>
          <table:table-cell table:formula="of:=RIGHT(LEFT([.B58]; 23); 2)" office:value-type="string" office:string-value="00" calcext:value-type="string">
            <text:p>00</text:p>
          </table:table-cell>
          <table:table-cell table:formula="of:=RIGHT(LEFT([.B58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0.50,B115ECC60D0055AAF1E1</text:p>
          </table:table-cell>
          <table:table-cell table:formula="of:=VALUE(LEFT([.B59]; 5))" office:value-type="float" office:value="-20.5" calcext:value-type="float">
            <text:p>-20.5000</text:p>
          </table:table-cell>
          <table:table-cell table:formula="of:=IF([.C59]&gt;-30; &quot;HUB&quot;; &quot;DEVICE&quot;)" office:value-type="string" office:string-value="HUB" calcext:value-type="string">
            <text:p>HUB</text:p>
          </table:table-cell>
          <table:table-cell table:formula="of:=RIGHT(LEFT([.B59]; 15); 8)" office:value-type="string" office:string-value="B115ECC6" calcext:value-type="string">
            <text:p>B115ECC6</text:p>
          </table:table-cell>
          <table:table-cell table:formula="of:=RIGHT(LEFT([.B59]; 17); 2)" office:value-type="string" office:string-value="0D" calcext:value-type="string">
            <text:p>0D</text:p>
          </table:table-cell>
          <table:table-cell table:formula="of:=RIGHT(LEFT([.B59]; 19); 2)" office:value-type="string" office:string-value="00" calcext:value-type="string">
            <text:p>00</text:p>
          </table:table-cell>
          <table:table-cell table:formula="of:=RIGHT(LEFT([.B59]; 21); 2)" office:value-type="string" office:string-value="55" calcext:value-type="string">
            <text:p>55</text:p>
          </table:table-cell>
          <table:table-cell table:formula="of:=RIGHT(LEFT([.B59]; 23); 2)" office:value-type="string" office:string-value="AA" calcext:value-type="string">
            <text:p>AA</text:p>
          </table:table-cell>
          <table:table-cell table:formula="of:=RIGHT(LEFT([.B59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62.00,B115ECC60D010700BAAC</text:p>
          </table:table-cell>
          <table:table-cell table:formula="of:=VALUE(LEFT([.B60]; 5))" office:value-type="float" office:value="-62" calcext:value-type="float">
            <text:p>-62.0000</text:p>
          </table:table-cell>
          <table:table-cell table:formula="of:=IF([.C60]&gt;-30; &quot;HUB&quot;; &quot;DEVICE&quot;)" office:value-type="string" office:string-value="DEVICE" calcext:value-type="string">
            <text:p>DEVICE</text:p>
          </table:table-cell>
          <table:table-cell table:formula="of:=RIGHT(LEFT([.B60]; 15); 8)" office:value-type="string" office:string-value="B115ECC6" calcext:value-type="string">
            <text:p>B115ECC6</text:p>
          </table:table-cell>
          <table:table-cell table:formula="of:=RIGHT(LEFT([.B60]; 17); 2)" office:value-type="string" office:string-value="0D" calcext:value-type="string">
            <text:p>0D</text:p>
          </table:table-cell>
          <table:table-cell table:formula="of:=RIGHT(LEFT([.B60]; 19); 2)" office:value-type="string" office:string-value="01" calcext:value-type="string">
            <text:p>01</text:p>
          </table:table-cell>
          <table:table-cell table:formula="of:=RIGHT(LEFT([.B60]; 21); 2)" office:value-type="string" office:string-value="07" calcext:value-type="string">
            <text:p>07</text:p>
          </table:table-cell>
          <table:table-cell table:formula="of:=RIGHT(LEFT([.B60]; 23); 2)" office:value-type="string" office:string-value="00" calcext:value-type="string">
            <text:p>00</text:p>
          </table:table-cell>
          <table:table-cell table:formula="of:=RIGHT(LEFT([.B60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0.50,004BFEDD0D0055AAAC11</text:p>
          </table:table-cell>
          <table:table-cell table:formula="of:=VALUE(LEFT([.B61]; 5))" office:value-type="float" office:value="-20.5" calcext:value-type="float">
            <text:p>-20.5000</text:p>
          </table:table-cell>
          <table:table-cell table:formula="of:=IF([.C61]&gt;-30; &quot;HUB&quot;; &quot;DEVICE&quot;)" office:value-type="string" office:string-value="HUB" calcext:value-type="string">
            <text:p>HUB</text:p>
          </table:table-cell>
          <table:table-cell table:formula="of:=RIGHT(LEFT([.B61]; 15); 8)" office:value-type="string" office:string-value="004BFEDD" calcext:value-type="string">
            <text:p>004BFEDD</text:p>
          </table:table-cell>
          <table:table-cell table:formula="of:=RIGHT(LEFT([.B61]; 17); 2)" office:value-type="string" office:string-value="0D" calcext:value-type="string">
            <text:p>0D</text:p>
          </table:table-cell>
          <table:table-cell table:formula="of:=RIGHT(LEFT([.B61]; 19); 2)" office:value-type="string" office:string-value="00" calcext:value-type="string">
            <text:p>00</text:p>
          </table:table-cell>
          <table:table-cell table:formula="of:=RIGHT(LEFT([.B61]; 21); 2)" office:value-type="string" office:string-value="55" calcext:value-type="string">
            <text:p>55</text:p>
          </table:table-cell>
          <table:table-cell table:formula="of:=RIGHT(LEFT([.B61]; 23); 2)" office:value-type="string" office:string-value="AA" calcext:value-type="string">
            <text:p>AA</text:p>
          </table:table-cell>
          <table:table-cell table:formula="of:=RIGHT(LEFT([.B61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49.50,004BFEDD0D0101004DFA</text:p>
          </table:table-cell>
          <table:table-cell table:formula="of:=VALUE(LEFT([.B62]; 5))" office:value-type="float" office:value="-49.5" calcext:value-type="float">
            <text:p>-49.5000</text:p>
          </table:table-cell>
          <table:table-cell table:formula="of:=IF([.C62]&gt;-30; &quot;HUB&quot;; &quot;DEVICE&quot;)" office:value-type="string" office:string-value="DEVICE" calcext:value-type="string">
            <text:p>DEVICE</text:p>
          </table:table-cell>
          <table:table-cell table:formula="of:=RIGHT(LEFT([.B62]; 15); 8)" office:value-type="string" office:string-value="004BFEDD" calcext:value-type="string">
            <text:p>004BFEDD</text:p>
          </table:table-cell>
          <table:table-cell table:formula="of:=RIGHT(LEFT([.B62]; 17); 2)" office:value-type="string" office:string-value="0D" calcext:value-type="string">
            <text:p>0D</text:p>
          </table:table-cell>
          <table:table-cell table:formula="of:=RIGHT(LEFT([.B62]; 19); 2)" office:value-type="string" office:string-value="01" calcext:value-type="string">
            <text:p>01</text:p>
          </table:table-cell>
          <table:table-cell table:formula="of:=RIGHT(LEFT([.B62]; 21); 2)" office:value-type="string" office:string-value="01" calcext:value-type="string">
            <text:p>01</text:p>
          </table:table-cell>
          <table:table-cell table:formula="of:=RIGHT(LEFT([.B62]; 23); 2)" office:value-type="string" office:string-value="00" calcext:value-type="string">
            <text:p>00</text:p>
          </table:table-cell>
          <table:table-cell table:formula="of:=RIGHT(LEFT([.B62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0.00,004BFF710D0055AA48FE</text:p>
          </table:table-cell>
          <table:table-cell table:formula="of:=VALUE(LEFT([.B63]; 5))" office:value-type="float" office:value="-20" calcext:value-type="float">
            <text:p>-20.0000</text:p>
          </table:table-cell>
          <table:table-cell table:formula="of:=IF([.C63]&gt;-30; &quot;HUB&quot;; &quot;DEVICE&quot;)" office:value-type="string" office:string-value="HUB" calcext:value-type="string">
            <text:p>HUB</text:p>
          </table:table-cell>
          <table:table-cell table:formula="of:=RIGHT(LEFT([.B63]; 15); 8)" office:value-type="string" office:string-value="004BFF71" calcext:value-type="string">
            <text:p>004BFF71</text:p>
          </table:table-cell>
          <table:table-cell table:formula="of:=RIGHT(LEFT([.B63]; 17); 2)" office:value-type="string" office:string-value="0D" calcext:value-type="string">
            <text:p>0D</text:p>
          </table:table-cell>
          <table:table-cell table:formula="of:=RIGHT(LEFT([.B63]; 19); 2)" office:value-type="string" office:string-value="00" calcext:value-type="string">
            <text:p>00</text:p>
          </table:table-cell>
          <table:table-cell table:formula="of:=RIGHT(LEFT([.B63]; 21); 2)" office:value-type="string" office:string-value="55" calcext:value-type="string">
            <text:p>55</text:p>
          </table:table-cell>
          <table:table-cell table:formula="of:=RIGHT(LEFT([.B63]; 23); 2)" office:value-type="string" office:string-value="AA" calcext:value-type="string">
            <text:p>AA</text:p>
          </table:table-cell>
          <table:table-cell table:formula="of:=RIGHT(LEFT([.B63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63.50,004BFF710D010101B934</text:p>
          </table:table-cell>
          <table:table-cell table:formula="of:=VALUE(LEFT([.B64]; 5))" office:value-type="float" office:value="-63.5" calcext:value-type="float">
            <text:p>-63.5000</text:p>
          </table:table-cell>
          <table:table-cell table:formula="of:=IF([.C64]&gt;-30; &quot;HUB&quot;; &quot;DEVICE&quot;)" office:value-type="string" office:string-value="DEVICE" calcext:value-type="string">
            <text:p>DEVICE</text:p>
          </table:table-cell>
          <table:table-cell table:formula="of:=RIGHT(LEFT([.B64]; 15); 8)" office:value-type="string" office:string-value="004BFF71" calcext:value-type="string">
            <text:p>004BFF71</text:p>
          </table:table-cell>
          <table:table-cell table:formula="of:=RIGHT(LEFT([.B64]; 17); 2)" office:value-type="string" office:string-value="0D" calcext:value-type="string">
            <text:p>0D</text:p>
          </table:table-cell>
          <table:table-cell table:formula="of:=RIGHT(LEFT([.B64]; 19); 2)" office:value-type="string" office:string-value="01" calcext:value-type="string">
            <text:p>01</text:p>
          </table:table-cell>
          <table:table-cell table:formula="of:=RIGHT(LEFT([.B64]; 21); 2)" office:value-type="string" office:string-value="01" calcext:value-type="string">
            <text:p>01</text:p>
          </table:table-cell>
          <table:table-cell table:formula="of:=RIGHT(LEFT([.B64]; 23); 2)" office:value-type="string" office:string-value="01" calcext:value-type="string">
            <text:p>01</text:p>
          </table:table-cell>
          <table:table-cell table:formula="of:=RIGHT(LEFT([.B64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2.50,B115BBEF0D0055AAE9FC</text:p>
          </table:table-cell>
          <table:table-cell table:formula="of:=VALUE(LEFT([.B65]; 5))" office:value-type="float" office:value="-22.5" calcext:value-type="float">
            <text:p>-22.5000</text:p>
          </table:table-cell>
          <table:table-cell table:formula="of:=IF([.C65]&gt;-30; &quot;HUB&quot;; &quot;DEVICE&quot;)" office:value-type="string" office:string-value="HUB" calcext:value-type="string">
            <text:p>HUB</text:p>
          </table:table-cell>
          <table:table-cell table:formula="of:=RIGHT(LEFT([.B65]; 15); 8)" office:value-type="string" office:string-value="B115BBEF" calcext:value-type="string">
            <text:p>B115BBEF</text:p>
          </table:table-cell>
          <table:table-cell table:formula="of:=RIGHT(LEFT([.B65]; 17); 2)" office:value-type="string" office:string-value="0D" calcext:value-type="string">
            <text:p>0D</text:p>
          </table:table-cell>
          <table:table-cell table:formula="of:=RIGHT(LEFT([.B65]; 19); 2)" office:value-type="string" office:string-value="00" calcext:value-type="string">
            <text:p>00</text:p>
          </table:table-cell>
          <table:table-cell table:formula="of:=RIGHT(LEFT([.B65]; 21); 2)" office:value-type="string" office:string-value="55" calcext:value-type="string">
            <text:p>55</text:p>
          </table:table-cell>
          <table:table-cell table:formula="of:=RIGHT(LEFT([.B65]; 23); 2)" office:value-type="string" office:string-value="AA" calcext:value-type="string">
            <text:p>AA</text:p>
          </table:table-cell>
          <table:table-cell table:formula="of:=RIGHT(LEFT([.B65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22.00,B115ECD60D0055AAF5BB</text:p>
          </table:table-cell>
          <table:table-cell table:formula="of:=VALUE(LEFT([.B66]; 5))" office:value-type="float" office:value="-22" calcext:value-type="float">
            <text:p>-22.0000</text:p>
          </table:table-cell>
          <table:table-cell table:formula="of:=IF([.C66]&gt;-30; &quot;HUB&quot;; &quot;DEVICE&quot;)" office:value-type="string" office:string-value="HUB" calcext:value-type="string">
            <text:p>HUB</text:p>
          </table:table-cell>
          <table:table-cell table:formula="of:=RIGHT(LEFT([.B66]; 15); 8)" office:value-type="string" office:string-value="B115ECD6" calcext:value-type="string">
            <text:p>B115ECD6</text:p>
          </table:table-cell>
          <table:table-cell table:formula="of:=RIGHT(LEFT([.B66]; 17); 2)" office:value-type="string" office:string-value="0D" calcext:value-type="string">
            <text:p>0D</text:p>
          </table:table-cell>
          <table:table-cell table:formula="of:=RIGHT(LEFT([.B66]; 19); 2)" office:value-type="string" office:string-value="00" calcext:value-type="string">
            <text:p>00</text:p>
          </table:table-cell>
          <table:table-cell table:formula="of:=RIGHT(LEFT([.B66]; 21); 2)" office:value-type="string" office:string-value="55" calcext:value-type="string">
            <text:p>55</text:p>
          </table:table-cell>
          <table:table-cell table:formula="of:=RIGHT(LEFT([.B66]; 23); 2)" office:value-type="string" office:string-value="AA" calcext:value-type="string">
            <text:p>AA</text:p>
          </table:table-cell>
          <table:table-cell table:formula="of:=RIGHT(LEFT([.B66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6.00,B115ECD60D010701AED7</text:p>
          </table:table-cell>
          <table:table-cell table:formula="of:=VALUE(LEFT([.B67]; 5))" office:value-type="float" office:value="-56" calcext:value-type="float">
            <text:p>-56.0000</text:p>
          </table:table-cell>
          <table:table-cell table:formula="of:=IF([.C67]&gt;-30; &quot;HUB&quot;; &quot;DEVICE&quot;)" office:value-type="string" office:string-value="DEVICE" calcext:value-type="string">
            <text:p>DEVICE</text:p>
          </table:table-cell>
          <table:table-cell table:formula="of:=RIGHT(LEFT([.B67]; 15); 8)" office:value-type="string" office:string-value="B115ECD6" calcext:value-type="string">
            <text:p>B115ECD6</text:p>
          </table:table-cell>
          <table:table-cell table:formula="of:=RIGHT(LEFT([.B67]; 17); 2)" office:value-type="string" office:string-value="0D" calcext:value-type="string">
            <text:p>0D</text:p>
          </table:table-cell>
          <table:table-cell table:formula="of:=RIGHT(LEFT([.B67]; 19); 2)" office:value-type="string" office:string-value="01" calcext:value-type="string">
            <text:p>01</text:p>
          </table:table-cell>
          <table:table-cell table:formula="of:=RIGHT(LEFT([.B67]; 21); 2)" office:value-type="string" office:string-value="07" calcext:value-type="string">
            <text:p>07</text:p>
          </table:table-cell>
          <table:table-cell table:formula="of:=RIGHT(LEFT([.B67]; 23); 2)" office:value-type="string" office:string-value="01" calcext:value-type="string">
            <text:p>01</text:p>
          </table:table-cell>
          <table:table-cell table:formula="of:=RIGHT(LEFT([.B67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2.00,B115EDDF0D0055AA1867</text:p>
          </table:table-cell>
          <table:table-cell table:formula="of:=VALUE(LEFT([.B68]; 5))" office:value-type="float" office:value="-22" calcext:value-type="float">
            <text:p>-22.0000</text:p>
          </table:table-cell>
          <table:table-cell table:formula="of:=IF([.C68]&gt;-30; &quot;HUB&quot;; &quot;DEVICE&quot;)" office:value-type="string" office:string-value="HUB" calcext:value-type="string">
            <text:p>HUB</text:p>
          </table:table-cell>
          <table:table-cell table:formula="of:=RIGHT(LEFT([.B68]; 15); 8)" office:value-type="string" office:string-value="B115EDDF" calcext:value-type="string">
            <text:p>B115EDDF</text:p>
          </table:table-cell>
          <table:table-cell table:formula="of:=RIGHT(LEFT([.B68]; 17); 2)" office:value-type="string" office:string-value="0D" calcext:value-type="string">
            <text:p>0D</text:p>
          </table:table-cell>
          <table:table-cell table:formula="of:=RIGHT(LEFT([.B68]; 19); 2)" office:value-type="string" office:string-value="00" calcext:value-type="string">
            <text:p>00</text:p>
          </table:table-cell>
          <table:table-cell table:formula="of:=RIGHT(LEFT([.B68]; 21); 2)" office:value-type="string" office:string-value="55" calcext:value-type="string">
            <text:p>55</text:p>
          </table:table-cell>
          <table:table-cell table:formula="of:=RIGHT(LEFT([.B68]; 23); 2)" office:value-type="string" office:string-value="AA" calcext:value-type="string">
            <text:p>AA</text:p>
          </table:table-cell>
          <table:table-cell table:formula="of:=RIGHT(LEFT([.B68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59.50,B115EDDF0D010701430B</text:p>
          </table:table-cell>
          <table:table-cell table:formula="of:=VALUE(LEFT([.B69]; 5))" office:value-type="float" office:value="-59.5" calcext:value-type="float">
            <text:p>-59.5000</text:p>
          </table:table-cell>
          <table:table-cell table:formula="of:=IF([.C69]&gt;-30; &quot;HUB&quot;; &quot;DEVICE&quot;)" office:value-type="string" office:string-value="DEVICE" calcext:value-type="string">
            <text:p>DEVICE</text:p>
          </table:table-cell>
          <table:table-cell table:formula="of:=RIGHT(LEFT([.B69]; 15); 8)" office:value-type="string" office:string-value="B115EDDF" calcext:value-type="string">
            <text:p>B115EDDF</text:p>
          </table:table-cell>
          <table:table-cell table:formula="of:=RIGHT(LEFT([.B69]; 17); 2)" office:value-type="string" office:string-value="0D" calcext:value-type="string">
            <text:p>0D</text:p>
          </table:table-cell>
          <table:table-cell table:formula="of:=RIGHT(LEFT([.B69]; 19); 2)" office:value-type="string" office:string-value="01" calcext:value-type="string">
            <text:p>01</text:p>
          </table:table-cell>
          <table:table-cell table:formula="of:=RIGHT(LEFT([.B69]; 21); 2)" office:value-type="string" office:string-value="07" calcext:value-type="string">
            <text:p>07</text:p>
          </table:table-cell>
          <table:table-cell table:formula="of:=RIGHT(LEFT([.B69]; 23); 2)" office:value-type="string" office:string-value="01" calcext:value-type="string">
            <text:p>01</text:p>
          </table:table-cell>
          <table:table-cell table:formula="of:=RIGHT(LEFT([.B69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2.00,B11335B50D0055AA4FC6</text:p>
          </table:table-cell>
          <table:table-cell table:formula="of:=VALUE(LEFT([.B70]; 5))" office:value-type="float" office:value="-22" calcext:value-type="float">
            <text:p>-22.0000</text:p>
          </table:table-cell>
          <table:table-cell table:formula="of:=IF([.C70]&gt;-30; &quot;HUB&quot;; &quot;DEVICE&quot;)" office:value-type="string" office:string-value="HUB" calcext:value-type="string">
            <text:p>HUB</text:p>
          </table:table-cell>
          <table:table-cell table:formula="of:=RIGHT(LEFT([.B70]; 15); 8)" office:value-type="string" office:string-value="B11335B5" calcext:value-type="string">
            <text:p>B11335B5</text:p>
          </table:table-cell>
          <table:table-cell table:formula="of:=RIGHT(LEFT([.B70]; 17); 2)" office:value-type="string" office:string-value="0D" calcext:value-type="string">
            <text:p>0D</text:p>
          </table:table-cell>
          <table:table-cell table:formula="of:=RIGHT(LEFT([.B70]; 19); 2)" office:value-type="string" office:string-value="00" calcext:value-type="string">
            <text:p>00</text:p>
          </table:table-cell>
          <table:table-cell table:formula="of:=RIGHT(LEFT([.B70]; 21); 2)" office:value-type="string" office:string-value="55" calcext:value-type="string">
            <text:p>55</text:p>
          </table:table-cell>
          <table:table-cell table:formula="of:=RIGHT(LEFT([.B70]; 23); 2)" office:value-type="string" office:string-value="AA" calcext:value-type="string">
            <text:p>AA</text:p>
          </table:table-cell>
          <table:table-cell table:formula="of:=RIGHT(LEFT([.B70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6.50,B11335B50D010700048B</text:p>
          </table:table-cell>
          <table:table-cell table:formula="of:=VALUE(LEFT([.B71]; 5))" office:value-type="float" office:value="-56.5" calcext:value-type="float">
            <text:p>-56.5000</text:p>
          </table:table-cell>
          <table:table-cell table:formula="of:=IF([.C71]&gt;-30; &quot;HUB&quot;; &quot;DEVICE&quot;)" office:value-type="string" office:string-value="DEVICE" calcext:value-type="string">
            <text:p>DEVICE</text:p>
          </table:table-cell>
          <table:table-cell table:formula="of:=RIGHT(LEFT([.B71]; 15); 8)" office:value-type="string" office:string-value="B11335B5" calcext:value-type="string">
            <text:p>B11335B5</text:p>
          </table:table-cell>
          <table:table-cell table:formula="of:=RIGHT(LEFT([.B71]; 17); 2)" office:value-type="string" office:string-value="0D" calcext:value-type="string">
            <text:p>0D</text:p>
          </table:table-cell>
          <table:table-cell table:formula="of:=RIGHT(LEFT([.B71]; 19); 2)" office:value-type="string" office:string-value="01" calcext:value-type="string">
            <text:p>01</text:p>
          </table:table-cell>
          <table:table-cell table:formula="of:=RIGHT(LEFT([.B71]; 21); 2)" office:value-type="string" office:string-value="07" calcext:value-type="string">
            <text:p>07</text:p>
          </table:table-cell>
          <table:table-cell table:formula="of:=RIGHT(LEFT([.B71]; 23); 2)" office:value-type="string" office:string-value="00" calcext:value-type="string">
            <text:p>00</text:p>
          </table:table-cell>
          <table:table-cell table:formula="of:=RIGHT(LEFT([.B71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2.50,B115ECC60D0055AAF1E1</text:p>
          </table:table-cell>
          <table:table-cell table:formula="of:=VALUE(LEFT([.B72]; 5))" office:value-type="float" office:value="-22.5" calcext:value-type="float">
            <text:p>-22.5000</text:p>
          </table:table-cell>
          <table:table-cell table:formula="of:=IF([.C72]&gt;-30; &quot;HUB&quot;; &quot;DEVICE&quot;)" office:value-type="string" office:string-value="HUB" calcext:value-type="string">
            <text:p>HUB</text:p>
          </table:table-cell>
          <table:table-cell table:formula="of:=RIGHT(LEFT([.B72]; 15); 8)" office:value-type="string" office:string-value="B115ECC6" calcext:value-type="string">
            <text:p>B115ECC6</text:p>
          </table:table-cell>
          <table:table-cell table:formula="of:=RIGHT(LEFT([.B72]; 17); 2)" office:value-type="string" office:string-value="0D" calcext:value-type="string">
            <text:p>0D</text:p>
          </table:table-cell>
          <table:table-cell table:formula="of:=RIGHT(LEFT([.B72]; 19); 2)" office:value-type="string" office:string-value="00" calcext:value-type="string">
            <text:p>00</text:p>
          </table:table-cell>
          <table:table-cell table:formula="of:=RIGHT(LEFT([.B72]; 21); 2)" office:value-type="string" office:string-value="55" calcext:value-type="string">
            <text:p>55</text:p>
          </table:table-cell>
          <table:table-cell table:formula="of:=RIGHT(LEFT([.B72]; 23); 2)" office:value-type="string" office:string-value="AA" calcext:value-type="string">
            <text:p>AA</text:p>
          </table:table-cell>
          <table:table-cell table:formula="of:=RIGHT(LEFT([.B72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58.00,B115ECC60D010700BAAC</text:p>
          </table:table-cell>
          <table:table-cell table:formula="of:=VALUE(LEFT([.B73]; 5))" office:value-type="float" office:value="-58" calcext:value-type="float">
            <text:p>-58.0000</text:p>
          </table:table-cell>
          <table:table-cell table:formula="of:=IF([.C73]&gt;-30; &quot;HUB&quot;; &quot;DEVICE&quot;)" office:value-type="string" office:string-value="DEVICE" calcext:value-type="string">
            <text:p>DEVICE</text:p>
          </table:table-cell>
          <table:table-cell table:formula="of:=RIGHT(LEFT([.B73]; 15); 8)" office:value-type="string" office:string-value="B115ECC6" calcext:value-type="string">
            <text:p>B115ECC6</text:p>
          </table:table-cell>
          <table:table-cell table:formula="of:=RIGHT(LEFT([.B73]; 17); 2)" office:value-type="string" office:string-value="0D" calcext:value-type="string">
            <text:p>0D</text:p>
          </table:table-cell>
          <table:table-cell table:formula="of:=RIGHT(LEFT([.B73]; 19); 2)" office:value-type="string" office:string-value="01" calcext:value-type="string">
            <text:p>01</text:p>
          </table:table-cell>
          <table:table-cell table:formula="of:=RIGHT(LEFT([.B73]; 21); 2)" office:value-type="string" office:string-value="07" calcext:value-type="string">
            <text:p>07</text:p>
          </table:table-cell>
          <table:table-cell table:formula="of:=RIGHT(LEFT([.B73]; 23); 2)" office:value-type="string" office:string-value="00" calcext:value-type="string">
            <text:p>00</text:p>
          </table:table-cell>
          <table:table-cell table:formula="of:=RIGHT(LEFT([.B73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2.00,004BFEDD0D0055AAAC11</text:p>
          </table:table-cell>
          <table:table-cell table:formula="of:=VALUE(LEFT([.B74]; 5))" office:value-type="float" office:value="-22" calcext:value-type="float">
            <text:p>-22.0000</text:p>
          </table:table-cell>
          <table:table-cell table:formula="of:=IF([.C74]&gt;-30; &quot;HUB&quot;; &quot;DEVICE&quot;)" office:value-type="string" office:string-value="HUB" calcext:value-type="string">
            <text:p>HUB</text:p>
          </table:table-cell>
          <table:table-cell table:formula="of:=RIGHT(LEFT([.B74]; 15); 8)" office:value-type="string" office:string-value="004BFEDD" calcext:value-type="string">
            <text:p>004BFEDD</text:p>
          </table:table-cell>
          <table:table-cell table:formula="of:=RIGHT(LEFT([.B74]; 17); 2)" office:value-type="string" office:string-value="0D" calcext:value-type="string">
            <text:p>0D</text:p>
          </table:table-cell>
          <table:table-cell table:formula="of:=RIGHT(LEFT([.B74]; 19); 2)" office:value-type="string" office:string-value="00" calcext:value-type="string">
            <text:p>00</text:p>
          </table:table-cell>
          <table:table-cell table:formula="of:=RIGHT(LEFT([.B74]; 21); 2)" office:value-type="string" office:string-value="55" calcext:value-type="string">
            <text:p>55</text:p>
          </table:table-cell>
          <table:table-cell table:formula="of:=RIGHT(LEFT([.B74]; 23); 2)" office:value-type="string" office:string-value="AA" calcext:value-type="string">
            <text:p>AA</text:p>
          </table:table-cell>
          <table:table-cell table:formula="of:=RIGHT(LEFT([.B74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49.50,004BFEDD0D0101004DFA</text:p>
          </table:table-cell>
          <table:table-cell table:formula="of:=VALUE(LEFT([.B75]; 5))" office:value-type="float" office:value="-49.5" calcext:value-type="float">
            <text:p>-49.5000</text:p>
          </table:table-cell>
          <table:table-cell table:formula="of:=IF([.C75]&gt;-30; &quot;HUB&quot;; &quot;DEVICE&quot;)" office:value-type="string" office:string-value="DEVICE" calcext:value-type="string">
            <text:p>DEVICE</text:p>
          </table:table-cell>
          <table:table-cell table:formula="of:=RIGHT(LEFT([.B75]; 15); 8)" office:value-type="string" office:string-value="004BFEDD" calcext:value-type="string">
            <text:p>004BFEDD</text:p>
          </table:table-cell>
          <table:table-cell table:formula="of:=RIGHT(LEFT([.B75]; 17); 2)" office:value-type="string" office:string-value="0D" calcext:value-type="string">
            <text:p>0D</text:p>
          </table:table-cell>
          <table:table-cell table:formula="of:=RIGHT(LEFT([.B75]; 19); 2)" office:value-type="string" office:string-value="01" calcext:value-type="string">
            <text:p>01</text:p>
          </table:table-cell>
          <table:table-cell table:formula="of:=RIGHT(LEFT([.B75]; 21); 2)" office:value-type="string" office:string-value="01" calcext:value-type="string">
            <text:p>01</text:p>
          </table:table-cell>
          <table:table-cell table:formula="of:=RIGHT(LEFT([.B75]; 23); 2)" office:value-type="string" office:string-value="00" calcext:value-type="string">
            <text:p>00</text:p>
          </table:table-cell>
          <table:table-cell table:formula="of:=RIGHT(LEFT([.B75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2.50,004BFF710D0055AA48FE</text:p>
          </table:table-cell>
          <table:table-cell table:formula="of:=VALUE(LEFT([.B76]; 5))" office:value-type="float" office:value="-22.5" calcext:value-type="float">
            <text:p>-22.5000</text:p>
          </table:table-cell>
          <table:table-cell table:formula="of:=IF([.C76]&gt;-30; &quot;HUB&quot;; &quot;DEVICE&quot;)" office:value-type="string" office:string-value="HUB" calcext:value-type="string">
            <text:p>HUB</text:p>
          </table:table-cell>
          <table:table-cell table:formula="of:=RIGHT(LEFT([.B76]; 15); 8)" office:value-type="string" office:string-value="004BFF71" calcext:value-type="string">
            <text:p>004BFF71</text:p>
          </table:table-cell>
          <table:table-cell table:formula="of:=RIGHT(LEFT([.B76]; 17); 2)" office:value-type="string" office:string-value="0D" calcext:value-type="string">
            <text:p>0D</text:p>
          </table:table-cell>
          <table:table-cell table:formula="of:=RIGHT(LEFT([.B76]; 19); 2)" office:value-type="string" office:string-value="00" calcext:value-type="string">
            <text:p>00</text:p>
          </table:table-cell>
          <table:table-cell table:formula="of:=RIGHT(LEFT([.B76]; 21); 2)" office:value-type="string" office:string-value="55" calcext:value-type="string">
            <text:p>55</text:p>
          </table:table-cell>
          <table:table-cell table:formula="of:=RIGHT(LEFT([.B76]; 23); 2)" office:value-type="string" office:string-value="AA" calcext:value-type="string">
            <text:p>AA</text:p>
          </table:table-cell>
          <table:table-cell table:formula="of:=RIGHT(LEFT([.B76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49.50,004BFF710D010101B934</text:p>
          </table:table-cell>
          <table:table-cell table:formula="of:=VALUE(LEFT([.B77]; 5))" office:value-type="float" office:value="-49.5" calcext:value-type="float">
            <text:p>-49.5000</text:p>
          </table:table-cell>
          <table:table-cell table:formula="of:=IF([.C77]&gt;-30; &quot;HUB&quot;; &quot;DEVICE&quot;)" office:value-type="string" office:string-value="DEVICE" calcext:value-type="string">
            <text:p>DEVICE</text:p>
          </table:table-cell>
          <table:table-cell table:formula="of:=RIGHT(LEFT([.B77]; 15); 8)" office:value-type="string" office:string-value="004BFF71" calcext:value-type="string">
            <text:p>004BFF71</text:p>
          </table:table-cell>
          <table:table-cell table:formula="of:=RIGHT(LEFT([.B77]; 17); 2)" office:value-type="string" office:string-value="0D" calcext:value-type="string">
            <text:p>0D</text:p>
          </table:table-cell>
          <table:table-cell table:formula="of:=RIGHT(LEFT([.B77]; 19); 2)" office:value-type="string" office:string-value="01" calcext:value-type="string">
            <text:p>01</text:p>
          </table:table-cell>
          <table:table-cell table:formula="of:=RIGHT(LEFT([.B77]; 21); 2)" office:value-type="string" office:string-value="01" calcext:value-type="string">
            <text:p>01</text:p>
          </table:table-cell>
          <table:table-cell table:formula="of:=RIGHT(LEFT([.B77]; 23); 2)" office:value-type="string" office:string-value="01" calcext:value-type="string">
            <text:p>01</text:p>
          </table:table-cell>
          <table:table-cell table:formula="of:=RIGHT(LEFT([.B77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2.00,B115BBEF0D0055AAE9FC</text:p>
          </table:table-cell>
          <table:table-cell table:formula="of:=VALUE(LEFT([.B78]; 5))" office:value-type="float" office:value="-22" calcext:value-type="float">
            <text:p>-22.0000</text:p>
          </table:table-cell>
          <table:table-cell table:formula="of:=IF([.C78]&gt;-30; &quot;HUB&quot;; &quot;DEVICE&quot;)" office:value-type="string" office:string-value="HUB" calcext:value-type="string">
            <text:p>HUB</text:p>
          </table:table-cell>
          <table:table-cell table:formula="of:=RIGHT(LEFT([.B78]; 15); 8)" office:value-type="string" office:string-value="B115BBEF" calcext:value-type="string">
            <text:p>B115BBEF</text:p>
          </table:table-cell>
          <table:table-cell table:formula="of:=RIGHT(LEFT([.B78]; 17); 2)" office:value-type="string" office:string-value="0D" calcext:value-type="string">
            <text:p>0D</text:p>
          </table:table-cell>
          <table:table-cell table:formula="of:=RIGHT(LEFT([.B78]; 19); 2)" office:value-type="string" office:string-value="00" calcext:value-type="string">
            <text:p>00</text:p>
          </table:table-cell>
          <table:table-cell table:formula="of:=RIGHT(LEFT([.B78]; 21); 2)" office:value-type="string" office:string-value="55" calcext:value-type="string">
            <text:p>55</text:p>
          </table:table-cell>
          <table:table-cell table:formula="of:=RIGHT(LEFT([.B78]; 23); 2)" office:value-type="string" office:string-value="AA" calcext:value-type="string">
            <text:p>AA</text:p>
          </table:table-cell>
          <table:table-cell table:formula="of:=RIGHT(LEFT([.B78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22.50,B115ECD60D0055AAF5BB</text:p>
          </table:table-cell>
          <table:table-cell table:formula="of:=VALUE(LEFT([.B79]; 5))" office:value-type="float" office:value="-22.5" calcext:value-type="float">
            <text:p>-22.5000</text:p>
          </table:table-cell>
          <table:table-cell table:formula="of:=IF([.C79]&gt;-30; &quot;HUB&quot;; &quot;DEVICE&quot;)" office:value-type="string" office:string-value="HUB" calcext:value-type="string">
            <text:p>HUB</text:p>
          </table:table-cell>
          <table:table-cell table:formula="of:=RIGHT(LEFT([.B79]; 15); 8)" office:value-type="string" office:string-value="B115ECD6" calcext:value-type="string">
            <text:p>B115ECD6</text:p>
          </table:table-cell>
          <table:table-cell table:formula="of:=RIGHT(LEFT([.B79]; 17); 2)" office:value-type="string" office:string-value="0D" calcext:value-type="string">
            <text:p>0D</text:p>
          </table:table-cell>
          <table:table-cell table:formula="of:=RIGHT(LEFT([.B79]; 19); 2)" office:value-type="string" office:string-value="00" calcext:value-type="string">
            <text:p>00</text:p>
          </table:table-cell>
          <table:table-cell table:formula="of:=RIGHT(LEFT([.B79]; 21); 2)" office:value-type="string" office:string-value="55" calcext:value-type="string">
            <text:p>55</text:p>
          </table:table-cell>
          <table:table-cell table:formula="of:=RIGHT(LEFT([.B79]; 23); 2)" office:value-type="string" office:string-value="AA" calcext:value-type="string">
            <text:p>AA</text:p>
          </table:table-cell>
          <table:table-cell table:formula="of:=RIGHT(LEFT([.B79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6.50,B115ECD60D010701AED7</text:p>
          </table:table-cell>
          <table:table-cell table:formula="of:=VALUE(LEFT([.B80]; 5))" office:value-type="float" office:value="-56.5" calcext:value-type="float">
            <text:p>-56.5000</text:p>
          </table:table-cell>
          <table:table-cell table:formula="of:=IF([.C80]&gt;-30; &quot;HUB&quot;; &quot;DEVICE&quot;)" office:value-type="string" office:string-value="DEVICE" calcext:value-type="string">
            <text:p>DEVICE</text:p>
          </table:table-cell>
          <table:table-cell table:formula="of:=RIGHT(LEFT([.B80]; 15); 8)" office:value-type="string" office:string-value="B115ECD6" calcext:value-type="string">
            <text:p>B115ECD6</text:p>
          </table:table-cell>
          <table:table-cell table:formula="of:=RIGHT(LEFT([.B80]; 17); 2)" office:value-type="string" office:string-value="0D" calcext:value-type="string">
            <text:p>0D</text:p>
          </table:table-cell>
          <table:table-cell table:formula="of:=RIGHT(LEFT([.B80]; 19); 2)" office:value-type="string" office:string-value="01" calcext:value-type="string">
            <text:p>01</text:p>
          </table:table-cell>
          <table:table-cell table:formula="of:=RIGHT(LEFT([.B80]; 21); 2)" office:value-type="string" office:string-value="07" calcext:value-type="string">
            <text:p>07</text:p>
          </table:table-cell>
          <table:table-cell table:formula="of:=RIGHT(LEFT([.B80]; 23); 2)" office:value-type="string" office:string-value="01" calcext:value-type="string">
            <text:p>01</text:p>
          </table:table-cell>
          <table:table-cell table:formula="of:=RIGHT(LEFT([.B80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3.00,B115EDDF0D0055AA1867</text:p>
          </table:table-cell>
          <table:table-cell table:formula="of:=VALUE(LEFT([.B81]; 5))" office:value-type="float" office:value="-23" calcext:value-type="float">
            <text:p>-23.0000</text:p>
          </table:table-cell>
          <table:table-cell table:formula="of:=IF([.C81]&gt;-30; &quot;HUB&quot;; &quot;DEVICE&quot;)" office:value-type="string" office:string-value="HUB" calcext:value-type="string">
            <text:p>HUB</text:p>
          </table:table-cell>
          <table:table-cell table:formula="of:=RIGHT(LEFT([.B81]; 15); 8)" office:value-type="string" office:string-value="B115EDDF" calcext:value-type="string">
            <text:p>B115EDDF</text:p>
          </table:table-cell>
          <table:table-cell table:formula="of:=RIGHT(LEFT([.B81]; 17); 2)" office:value-type="string" office:string-value="0D" calcext:value-type="string">
            <text:p>0D</text:p>
          </table:table-cell>
          <table:table-cell table:formula="of:=RIGHT(LEFT([.B81]; 19); 2)" office:value-type="string" office:string-value="00" calcext:value-type="string">
            <text:p>00</text:p>
          </table:table-cell>
          <table:table-cell table:formula="of:=RIGHT(LEFT([.B81]; 21); 2)" office:value-type="string" office:string-value="55" calcext:value-type="string">
            <text:p>55</text:p>
          </table:table-cell>
          <table:table-cell table:formula="of:=RIGHT(LEFT([.B81]; 23); 2)" office:value-type="string" office:string-value="AA" calcext:value-type="string">
            <text:p>AA</text:p>
          </table:table-cell>
          <table:table-cell table:formula="of:=RIGHT(LEFT([.B81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59.50,B115EDDF0D010701430B</text:p>
          </table:table-cell>
          <table:table-cell table:formula="of:=VALUE(LEFT([.B82]; 5))" office:value-type="float" office:value="-59.5" calcext:value-type="float">
            <text:p>-59.5000</text:p>
          </table:table-cell>
          <table:table-cell table:formula="of:=IF([.C82]&gt;-30; &quot;HUB&quot;; &quot;DEVICE&quot;)" office:value-type="string" office:string-value="DEVICE" calcext:value-type="string">
            <text:p>DEVICE</text:p>
          </table:table-cell>
          <table:table-cell table:formula="of:=RIGHT(LEFT([.B82]; 15); 8)" office:value-type="string" office:string-value="B115EDDF" calcext:value-type="string">
            <text:p>B115EDDF</text:p>
          </table:table-cell>
          <table:table-cell table:formula="of:=RIGHT(LEFT([.B82]; 17); 2)" office:value-type="string" office:string-value="0D" calcext:value-type="string">
            <text:p>0D</text:p>
          </table:table-cell>
          <table:table-cell table:formula="of:=RIGHT(LEFT([.B82]; 19); 2)" office:value-type="string" office:string-value="01" calcext:value-type="string">
            <text:p>01</text:p>
          </table:table-cell>
          <table:table-cell table:formula="of:=RIGHT(LEFT([.B82]; 21); 2)" office:value-type="string" office:string-value="07" calcext:value-type="string">
            <text:p>07</text:p>
          </table:table-cell>
          <table:table-cell table:formula="of:=RIGHT(LEFT([.B82]; 23); 2)" office:value-type="string" office:string-value="01" calcext:value-type="string">
            <text:p>01</text:p>
          </table:table-cell>
          <table:table-cell table:formula="of:=RIGHT(LEFT([.B82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2.50,B11335B50D0055AA4FC6</text:p>
          </table:table-cell>
          <table:table-cell table:formula="of:=VALUE(LEFT([.B83]; 5))" office:value-type="float" office:value="-22.5" calcext:value-type="float">
            <text:p>-22.5000</text:p>
          </table:table-cell>
          <table:table-cell table:formula="of:=IF([.C83]&gt;-30; &quot;HUB&quot;; &quot;DEVICE&quot;)" office:value-type="string" office:string-value="HUB" calcext:value-type="string">
            <text:p>HUB</text:p>
          </table:table-cell>
          <table:table-cell table:formula="of:=RIGHT(LEFT([.B83]; 15); 8)" office:value-type="string" office:string-value="B11335B5" calcext:value-type="string">
            <text:p>B11335B5</text:p>
          </table:table-cell>
          <table:table-cell table:formula="of:=RIGHT(LEFT([.B83]; 17); 2)" office:value-type="string" office:string-value="0D" calcext:value-type="string">
            <text:p>0D</text:p>
          </table:table-cell>
          <table:table-cell table:formula="of:=RIGHT(LEFT([.B83]; 19); 2)" office:value-type="string" office:string-value="00" calcext:value-type="string">
            <text:p>00</text:p>
          </table:table-cell>
          <table:table-cell table:formula="of:=RIGHT(LEFT([.B83]; 21); 2)" office:value-type="string" office:string-value="55" calcext:value-type="string">
            <text:p>55</text:p>
          </table:table-cell>
          <table:table-cell table:formula="of:=RIGHT(LEFT([.B83]; 23); 2)" office:value-type="string" office:string-value="AA" calcext:value-type="string">
            <text:p>AA</text:p>
          </table:table-cell>
          <table:table-cell table:formula="of:=RIGHT(LEFT([.B83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6.00,B11335B50D010700048B</text:p>
          </table:table-cell>
          <table:table-cell table:formula="of:=VALUE(LEFT([.B84]; 5))" office:value-type="float" office:value="-56" calcext:value-type="float">
            <text:p>-56.0000</text:p>
          </table:table-cell>
          <table:table-cell table:formula="of:=IF([.C84]&gt;-30; &quot;HUB&quot;; &quot;DEVICE&quot;)" office:value-type="string" office:string-value="DEVICE" calcext:value-type="string">
            <text:p>DEVICE</text:p>
          </table:table-cell>
          <table:table-cell table:formula="of:=RIGHT(LEFT([.B84]; 15); 8)" office:value-type="string" office:string-value="B11335B5" calcext:value-type="string">
            <text:p>B11335B5</text:p>
          </table:table-cell>
          <table:table-cell table:formula="of:=RIGHT(LEFT([.B84]; 17); 2)" office:value-type="string" office:string-value="0D" calcext:value-type="string">
            <text:p>0D</text:p>
          </table:table-cell>
          <table:table-cell table:formula="of:=RIGHT(LEFT([.B84]; 19); 2)" office:value-type="string" office:string-value="01" calcext:value-type="string">
            <text:p>01</text:p>
          </table:table-cell>
          <table:table-cell table:formula="of:=RIGHT(LEFT([.B84]; 21); 2)" office:value-type="string" office:string-value="07" calcext:value-type="string">
            <text:p>07</text:p>
          </table:table-cell>
          <table:table-cell table:formula="of:=RIGHT(LEFT([.B84]; 23); 2)" office:value-type="string" office:string-value="00" calcext:value-type="string">
            <text:p>00</text:p>
          </table:table-cell>
          <table:table-cell table:formula="of:=RIGHT(LEFT([.B84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3.00,B115ECC60D0055AAF1E1</text:p>
          </table:table-cell>
          <table:table-cell table:formula="of:=VALUE(LEFT([.B85]; 5))" office:value-type="float" office:value="-23" calcext:value-type="float">
            <text:p>-23.0000</text:p>
          </table:table-cell>
          <table:table-cell table:formula="of:=IF([.C85]&gt;-30; &quot;HUB&quot;; &quot;DEVICE&quot;)" office:value-type="string" office:string-value="HUB" calcext:value-type="string">
            <text:p>HUB</text:p>
          </table:table-cell>
          <table:table-cell table:formula="of:=RIGHT(LEFT([.B85]; 15); 8)" office:value-type="string" office:string-value="B115ECC6" calcext:value-type="string">
            <text:p>B115ECC6</text:p>
          </table:table-cell>
          <table:table-cell table:formula="of:=RIGHT(LEFT([.B85]; 17); 2)" office:value-type="string" office:string-value="0D" calcext:value-type="string">
            <text:p>0D</text:p>
          </table:table-cell>
          <table:table-cell table:formula="of:=RIGHT(LEFT([.B85]; 19); 2)" office:value-type="string" office:string-value="00" calcext:value-type="string">
            <text:p>00</text:p>
          </table:table-cell>
          <table:table-cell table:formula="of:=RIGHT(LEFT([.B85]; 21); 2)" office:value-type="string" office:string-value="55" calcext:value-type="string">
            <text:p>55</text:p>
          </table:table-cell>
          <table:table-cell table:formula="of:=RIGHT(LEFT([.B85]; 23); 2)" office:value-type="string" office:string-value="AA" calcext:value-type="string">
            <text:p>AA</text:p>
          </table:table-cell>
          <table:table-cell table:formula="of:=RIGHT(LEFT([.B85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59.50,B115ECC60D010700BAAC</text:p>
          </table:table-cell>
          <table:table-cell table:formula="of:=VALUE(LEFT([.B86]; 5))" office:value-type="float" office:value="-59.5" calcext:value-type="float">
            <text:p>-59.5000</text:p>
          </table:table-cell>
          <table:table-cell table:formula="of:=IF([.C86]&gt;-30; &quot;HUB&quot;; &quot;DEVICE&quot;)" office:value-type="string" office:string-value="DEVICE" calcext:value-type="string">
            <text:p>DEVICE</text:p>
          </table:table-cell>
          <table:table-cell table:formula="of:=RIGHT(LEFT([.B86]; 15); 8)" office:value-type="string" office:string-value="B115ECC6" calcext:value-type="string">
            <text:p>B115ECC6</text:p>
          </table:table-cell>
          <table:table-cell table:formula="of:=RIGHT(LEFT([.B86]; 17); 2)" office:value-type="string" office:string-value="0D" calcext:value-type="string">
            <text:p>0D</text:p>
          </table:table-cell>
          <table:table-cell table:formula="of:=RIGHT(LEFT([.B86]; 19); 2)" office:value-type="string" office:string-value="01" calcext:value-type="string">
            <text:p>01</text:p>
          </table:table-cell>
          <table:table-cell table:formula="of:=RIGHT(LEFT([.B86]; 21); 2)" office:value-type="string" office:string-value="07" calcext:value-type="string">
            <text:p>07</text:p>
          </table:table-cell>
          <table:table-cell table:formula="of:=RIGHT(LEFT([.B86]; 23); 2)" office:value-type="string" office:string-value="00" calcext:value-type="string">
            <text:p>00</text:p>
          </table:table-cell>
          <table:table-cell table:formula="of:=RIGHT(LEFT([.B86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2.00,004BFEDD0D0055AAAC11</text:p>
          </table:table-cell>
          <table:table-cell table:formula="of:=VALUE(LEFT([.B87]; 5))" office:value-type="float" office:value="-22" calcext:value-type="float">
            <text:p>-22.0000</text:p>
          </table:table-cell>
          <table:table-cell table:formula="of:=IF([.C87]&gt;-30; &quot;HUB&quot;; &quot;DEVICE&quot;)" office:value-type="string" office:string-value="HUB" calcext:value-type="string">
            <text:p>HUB</text:p>
          </table:table-cell>
          <table:table-cell table:formula="of:=RIGHT(LEFT([.B87]; 15); 8)" office:value-type="string" office:string-value="004BFEDD" calcext:value-type="string">
            <text:p>004BFEDD</text:p>
          </table:table-cell>
          <table:table-cell table:formula="of:=RIGHT(LEFT([.B87]; 17); 2)" office:value-type="string" office:string-value="0D" calcext:value-type="string">
            <text:p>0D</text:p>
          </table:table-cell>
          <table:table-cell table:formula="of:=RIGHT(LEFT([.B87]; 19); 2)" office:value-type="string" office:string-value="00" calcext:value-type="string">
            <text:p>00</text:p>
          </table:table-cell>
          <table:table-cell table:formula="of:=RIGHT(LEFT([.B87]; 21); 2)" office:value-type="string" office:string-value="55" calcext:value-type="string">
            <text:p>55</text:p>
          </table:table-cell>
          <table:table-cell table:formula="of:=RIGHT(LEFT([.B87]; 23); 2)" office:value-type="string" office:string-value="AA" calcext:value-type="string">
            <text:p>AA</text:p>
          </table:table-cell>
          <table:table-cell table:formula="of:=RIGHT(LEFT([.B87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49.50,004BFEDD0D0101004DFA</text:p>
          </table:table-cell>
          <table:table-cell table:formula="of:=VALUE(LEFT([.B88]; 5))" office:value-type="float" office:value="-49.5" calcext:value-type="float">
            <text:p>-49.5000</text:p>
          </table:table-cell>
          <table:table-cell table:formula="of:=IF([.C88]&gt;-30; &quot;HUB&quot;; &quot;DEVICE&quot;)" office:value-type="string" office:string-value="DEVICE" calcext:value-type="string">
            <text:p>DEVICE</text:p>
          </table:table-cell>
          <table:table-cell table:formula="of:=RIGHT(LEFT([.B88]; 15); 8)" office:value-type="string" office:string-value="004BFEDD" calcext:value-type="string">
            <text:p>004BFEDD</text:p>
          </table:table-cell>
          <table:table-cell table:formula="of:=RIGHT(LEFT([.B88]; 17); 2)" office:value-type="string" office:string-value="0D" calcext:value-type="string">
            <text:p>0D</text:p>
          </table:table-cell>
          <table:table-cell table:formula="of:=RIGHT(LEFT([.B88]; 19); 2)" office:value-type="string" office:string-value="01" calcext:value-type="string">
            <text:p>01</text:p>
          </table:table-cell>
          <table:table-cell table:formula="of:=RIGHT(LEFT([.B88]; 21); 2)" office:value-type="string" office:string-value="01" calcext:value-type="string">
            <text:p>01</text:p>
          </table:table-cell>
          <table:table-cell table:formula="of:=RIGHT(LEFT([.B88]; 23); 2)" office:value-type="string" office:string-value="00" calcext:value-type="string">
            <text:p>00</text:p>
          </table:table-cell>
          <table:table-cell table:formula="of:=RIGHT(LEFT([.B88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2.50,004BFF710D0055AA48FE</text:p>
          </table:table-cell>
          <table:table-cell table:formula="of:=VALUE(LEFT([.B89]; 5))" office:value-type="float" office:value="-22.5" calcext:value-type="float">
            <text:p>-22.5000</text:p>
          </table:table-cell>
          <table:table-cell table:formula="of:=IF([.C89]&gt;-30; &quot;HUB&quot;; &quot;DEVICE&quot;)" office:value-type="string" office:string-value="HUB" calcext:value-type="string">
            <text:p>HUB</text:p>
          </table:table-cell>
          <table:table-cell table:formula="of:=RIGHT(LEFT([.B89]; 15); 8)" office:value-type="string" office:string-value="004BFF71" calcext:value-type="string">
            <text:p>004BFF71</text:p>
          </table:table-cell>
          <table:table-cell table:formula="of:=RIGHT(LEFT([.B89]; 17); 2)" office:value-type="string" office:string-value="0D" calcext:value-type="string">
            <text:p>0D</text:p>
          </table:table-cell>
          <table:table-cell table:formula="of:=RIGHT(LEFT([.B89]; 19); 2)" office:value-type="string" office:string-value="00" calcext:value-type="string">
            <text:p>00</text:p>
          </table:table-cell>
          <table:table-cell table:formula="of:=RIGHT(LEFT([.B89]; 21); 2)" office:value-type="string" office:string-value="55" calcext:value-type="string">
            <text:p>55</text:p>
          </table:table-cell>
          <table:table-cell table:formula="of:=RIGHT(LEFT([.B89]; 23); 2)" office:value-type="string" office:string-value="AA" calcext:value-type="string">
            <text:p>AA</text:p>
          </table:table-cell>
          <table:table-cell table:formula="of:=RIGHT(LEFT([.B89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52.00,004BFF710D010101B934</text:p>
          </table:table-cell>
          <table:table-cell table:formula="of:=VALUE(LEFT([.B90]; 5))" office:value-type="float" office:value="-52" calcext:value-type="float">
            <text:p>-52.0000</text:p>
          </table:table-cell>
          <table:table-cell table:formula="of:=IF([.C90]&gt;-30; &quot;HUB&quot;; &quot;DEVICE&quot;)" office:value-type="string" office:string-value="DEVICE" calcext:value-type="string">
            <text:p>DEVICE</text:p>
          </table:table-cell>
          <table:table-cell table:formula="of:=RIGHT(LEFT([.B90]; 15); 8)" office:value-type="string" office:string-value="004BFF71" calcext:value-type="string">
            <text:p>004BFF71</text:p>
          </table:table-cell>
          <table:table-cell table:formula="of:=RIGHT(LEFT([.B90]; 17); 2)" office:value-type="string" office:string-value="0D" calcext:value-type="string">
            <text:p>0D</text:p>
          </table:table-cell>
          <table:table-cell table:formula="of:=RIGHT(LEFT([.B90]; 19); 2)" office:value-type="string" office:string-value="01" calcext:value-type="string">
            <text:p>01</text:p>
          </table:table-cell>
          <table:table-cell table:formula="of:=RIGHT(LEFT([.B90]; 21); 2)" office:value-type="string" office:string-value="01" calcext:value-type="string">
            <text:p>01</text:p>
          </table:table-cell>
          <table:table-cell table:formula="of:=RIGHT(LEFT([.B90]; 23); 2)" office:value-type="string" office:string-value="01" calcext:value-type="string">
            <text:p>01</text:p>
          </table:table-cell>
          <table:table-cell table:formula="of:=RIGHT(LEFT([.B90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3.00,B115BBEF0D0055AAE9FC</text:p>
          </table:table-cell>
          <table:table-cell table:formula="of:=VALUE(LEFT([.B91]; 5))" office:value-type="float" office:value="-23" calcext:value-type="float">
            <text:p>-23.0000</text:p>
          </table:table-cell>
          <table:table-cell table:formula="of:=IF([.C91]&gt;-30; &quot;HUB&quot;; &quot;DEVICE&quot;)" office:value-type="string" office:string-value="HUB" calcext:value-type="string">
            <text:p>HUB</text:p>
          </table:table-cell>
          <table:table-cell table:formula="of:=RIGHT(LEFT([.B91]; 15); 8)" office:value-type="string" office:string-value="B115BBEF" calcext:value-type="string">
            <text:p>B115BBEF</text:p>
          </table:table-cell>
          <table:table-cell table:formula="of:=RIGHT(LEFT([.B91]; 17); 2)" office:value-type="string" office:string-value="0D" calcext:value-type="string">
            <text:p>0D</text:p>
          </table:table-cell>
          <table:table-cell table:formula="of:=RIGHT(LEFT([.B91]; 19); 2)" office:value-type="string" office:string-value="00" calcext:value-type="string">
            <text:p>00</text:p>
          </table:table-cell>
          <table:table-cell table:formula="of:=RIGHT(LEFT([.B91]; 21); 2)" office:value-type="string" office:string-value="55" calcext:value-type="string">
            <text:p>55</text:p>
          </table:table-cell>
          <table:table-cell table:formula="of:=RIGHT(LEFT([.B91]; 23); 2)" office:value-type="string" office:string-value="AA" calcext:value-type="string">
            <text:p>AA</text:p>
          </table:table-cell>
          <table:table-cell table:formula="of:=RIGHT(LEFT([.B91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22.50,B115ECD60D0055AAF5BB</text:p>
          </table:table-cell>
          <table:table-cell table:formula="of:=VALUE(LEFT([.B92]; 5))" office:value-type="float" office:value="-22.5" calcext:value-type="float">
            <text:p>-22.5000</text:p>
          </table:table-cell>
          <table:table-cell table:formula="of:=IF([.C92]&gt;-30; &quot;HUB&quot;; &quot;DEVICE&quot;)" office:value-type="string" office:string-value="HUB" calcext:value-type="string">
            <text:p>HUB</text:p>
          </table:table-cell>
          <table:table-cell table:formula="of:=RIGHT(LEFT([.B92]; 15); 8)" office:value-type="string" office:string-value="B115ECD6" calcext:value-type="string">
            <text:p>B115ECD6</text:p>
          </table:table-cell>
          <table:table-cell table:formula="of:=RIGHT(LEFT([.B92]; 17); 2)" office:value-type="string" office:string-value="0D" calcext:value-type="string">
            <text:p>0D</text:p>
          </table:table-cell>
          <table:table-cell table:formula="of:=RIGHT(LEFT([.B92]; 19); 2)" office:value-type="string" office:string-value="00" calcext:value-type="string">
            <text:p>00</text:p>
          </table:table-cell>
          <table:table-cell table:formula="of:=RIGHT(LEFT([.B92]; 21); 2)" office:value-type="string" office:string-value="55" calcext:value-type="string">
            <text:p>55</text:p>
          </table:table-cell>
          <table:table-cell table:formula="of:=RIGHT(LEFT([.B92]; 23); 2)" office:value-type="string" office:string-value="AA" calcext:value-type="string">
            <text:p>AA</text:p>
          </table:table-cell>
          <table:table-cell table:formula="of:=RIGHT(LEFT([.B92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6.50,B115ECD60D010701AED7</text:p>
          </table:table-cell>
          <table:table-cell table:formula="of:=VALUE(LEFT([.B93]; 5))" office:value-type="float" office:value="-56.5" calcext:value-type="float">
            <text:p>-56.5000</text:p>
          </table:table-cell>
          <table:table-cell table:formula="of:=IF([.C93]&gt;-30; &quot;HUB&quot;; &quot;DEVICE&quot;)" office:value-type="string" office:string-value="DEVICE" calcext:value-type="string">
            <text:p>DEVICE</text:p>
          </table:table-cell>
          <table:table-cell table:formula="of:=RIGHT(LEFT([.B93]; 15); 8)" office:value-type="string" office:string-value="B115ECD6" calcext:value-type="string">
            <text:p>B115ECD6</text:p>
          </table:table-cell>
          <table:table-cell table:formula="of:=RIGHT(LEFT([.B93]; 17); 2)" office:value-type="string" office:string-value="0D" calcext:value-type="string">
            <text:p>0D</text:p>
          </table:table-cell>
          <table:table-cell table:formula="of:=RIGHT(LEFT([.B93]; 19); 2)" office:value-type="string" office:string-value="01" calcext:value-type="string">
            <text:p>01</text:p>
          </table:table-cell>
          <table:table-cell table:formula="of:=RIGHT(LEFT([.B93]; 21); 2)" office:value-type="string" office:string-value="07" calcext:value-type="string">
            <text:p>07</text:p>
          </table:table-cell>
          <table:table-cell table:formula="of:=RIGHT(LEFT([.B93]; 23); 2)" office:value-type="string" office:string-value="01" calcext:value-type="string">
            <text:p>01</text:p>
          </table:table-cell>
          <table:table-cell table:formula="of:=RIGHT(LEFT([.B93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2.00,B115EDDF0D0055AA1867</text:p>
          </table:table-cell>
          <table:table-cell table:formula="of:=VALUE(LEFT([.B94]; 5))" office:value-type="float" office:value="-22" calcext:value-type="float">
            <text:p>-22.0000</text:p>
          </table:table-cell>
          <table:table-cell table:formula="of:=IF([.C94]&gt;-30; &quot;HUB&quot;; &quot;DEVICE&quot;)" office:value-type="string" office:string-value="HUB" calcext:value-type="string">
            <text:p>HUB</text:p>
          </table:table-cell>
          <table:table-cell table:formula="of:=RIGHT(LEFT([.B94]; 15); 8)" office:value-type="string" office:string-value="B115EDDF" calcext:value-type="string">
            <text:p>B115EDDF</text:p>
          </table:table-cell>
          <table:table-cell table:formula="of:=RIGHT(LEFT([.B94]; 17); 2)" office:value-type="string" office:string-value="0D" calcext:value-type="string">
            <text:p>0D</text:p>
          </table:table-cell>
          <table:table-cell table:formula="of:=RIGHT(LEFT([.B94]; 19); 2)" office:value-type="string" office:string-value="00" calcext:value-type="string">
            <text:p>00</text:p>
          </table:table-cell>
          <table:table-cell table:formula="of:=RIGHT(LEFT([.B94]; 21); 2)" office:value-type="string" office:string-value="55" calcext:value-type="string">
            <text:p>55</text:p>
          </table:table-cell>
          <table:table-cell table:formula="of:=RIGHT(LEFT([.B94]; 23); 2)" office:value-type="string" office:string-value="AA" calcext:value-type="string">
            <text:p>AA</text:p>
          </table:table-cell>
          <table:table-cell table:formula="of:=RIGHT(LEFT([.B94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59.50,B115EDDF0D010701430B</text:p>
          </table:table-cell>
          <table:table-cell table:formula="of:=VALUE(LEFT([.B95]; 5))" office:value-type="float" office:value="-59.5" calcext:value-type="float">
            <text:p>-59.5000</text:p>
          </table:table-cell>
          <table:table-cell table:formula="of:=IF([.C95]&gt;-30; &quot;HUB&quot;; &quot;DEVICE&quot;)" office:value-type="string" office:string-value="DEVICE" calcext:value-type="string">
            <text:p>DEVICE</text:p>
          </table:table-cell>
          <table:table-cell table:formula="of:=RIGHT(LEFT([.B95]; 15); 8)" office:value-type="string" office:string-value="B115EDDF" calcext:value-type="string">
            <text:p>B115EDDF</text:p>
          </table:table-cell>
          <table:table-cell table:formula="of:=RIGHT(LEFT([.B95]; 17); 2)" office:value-type="string" office:string-value="0D" calcext:value-type="string">
            <text:p>0D</text:p>
          </table:table-cell>
          <table:table-cell table:formula="of:=RIGHT(LEFT([.B95]; 19); 2)" office:value-type="string" office:string-value="01" calcext:value-type="string">
            <text:p>01</text:p>
          </table:table-cell>
          <table:table-cell table:formula="of:=RIGHT(LEFT([.B95]; 21); 2)" office:value-type="string" office:string-value="07" calcext:value-type="string">
            <text:p>07</text:p>
          </table:table-cell>
          <table:table-cell table:formula="of:=RIGHT(LEFT([.B95]; 23); 2)" office:value-type="string" office:string-value="01" calcext:value-type="string">
            <text:p>01</text:p>
          </table:table-cell>
          <table:table-cell table:formula="of:=RIGHT(LEFT([.B95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2.50,B11335B50D0055AA4FC6</text:p>
          </table:table-cell>
          <table:table-cell table:formula="of:=VALUE(LEFT([.B96]; 5))" office:value-type="float" office:value="-22.5" calcext:value-type="float">
            <text:p>-22.5000</text:p>
          </table:table-cell>
          <table:table-cell table:formula="of:=IF([.C96]&gt;-30; &quot;HUB&quot;; &quot;DEVICE&quot;)" office:value-type="string" office:string-value="HUB" calcext:value-type="string">
            <text:p>HUB</text:p>
          </table:table-cell>
          <table:table-cell table:formula="of:=RIGHT(LEFT([.B96]; 15); 8)" office:value-type="string" office:string-value="B11335B5" calcext:value-type="string">
            <text:p>B11335B5</text:p>
          </table:table-cell>
          <table:table-cell table:formula="of:=RIGHT(LEFT([.B96]; 17); 2)" office:value-type="string" office:string-value="0D" calcext:value-type="string">
            <text:p>0D</text:p>
          </table:table-cell>
          <table:table-cell table:formula="of:=RIGHT(LEFT([.B96]; 19); 2)" office:value-type="string" office:string-value="00" calcext:value-type="string">
            <text:p>00</text:p>
          </table:table-cell>
          <table:table-cell table:formula="of:=RIGHT(LEFT([.B96]; 21); 2)" office:value-type="string" office:string-value="55" calcext:value-type="string">
            <text:p>55</text:p>
          </table:table-cell>
          <table:table-cell table:formula="of:=RIGHT(LEFT([.B96]; 23); 2)" office:value-type="string" office:string-value="AA" calcext:value-type="string">
            <text:p>AA</text:p>
          </table:table-cell>
          <table:table-cell table:formula="of:=RIGHT(LEFT([.B96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5.50,B11335B50D010700048B</text:p>
          </table:table-cell>
          <table:table-cell table:formula="of:=VALUE(LEFT([.B97]; 5))" office:value-type="float" office:value="-55.5" calcext:value-type="float">
            <text:p>-55.5000</text:p>
          </table:table-cell>
          <table:table-cell table:formula="of:=IF([.C97]&gt;-30; &quot;HUB&quot;; &quot;DEVICE&quot;)" office:value-type="string" office:string-value="DEVICE" calcext:value-type="string">
            <text:p>DEVICE</text:p>
          </table:table-cell>
          <table:table-cell table:formula="of:=RIGHT(LEFT([.B97]; 15); 8)" office:value-type="string" office:string-value="B11335B5" calcext:value-type="string">
            <text:p>B11335B5</text:p>
          </table:table-cell>
          <table:table-cell table:formula="of:=RIGHT(LEFT([.B97]; 17); 2)" office:value-type="string" office:string-value="0D" calcext:value-type="string">
            <text:p>0D</text:p>
          </table:table-cell>
          <table:table-cell table:formula="of:=RIGHT(LEFT([.B97]; 19); 2)" office:value-type="string" office:string-value="01" calcext:value-type="string">
            <text:p>01</text:p>
          </table:table-cell>
          <table:table-cell table:formula="of:=RIGHT(LEFT([.B97]; 21); 2)" office:value-type="string" office:string-value="07" calcext:value-type="string">
            <text:p>07</text:p>
          </table:table-cell>
          <table:table-cell table:formula="of:=RIGHT(LEFT([.B97]; 23); 2)" office:value-type="string" office:string-value="00" calcext:value-type="string">
            <text:p>00</text:p>
          </table:table-cell>
          <table:table-cell table:formula="of:=RIGHT(LEFT([.B97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2.50,B115ECC60D0055AAF1E1</text:p>
          </table:table-cell>
          <table:table-cell table:formula="of:=VALUE(LEFT([.B98]; 5))" office:value-type="float" office:value="-22.5" calcext:value-type="float">
            <text:p>-22.5000</text:p>
          </table:table-cell>
          <table:table-cell table:formula="of:=IF([.C98]&gt;-30; &quot;HUB&quot;; &quot;DEVICE&quot;)" office:value-type="string" office:string-value="HUB" calcext:value-type="string">
            <text:p>HUB</text:p>
          </table:table-cell>
          <table:table-cell table:formula="of:=RIGHT(LEFT([.B98]; 15); 8)" office:value-type="string" office:string-value="B115ECC6" calcext:value-type="string">
            <text:p>B115ECC6</text:p>
          </table:table-cell>
          <table:table-cell table:formula="of:=RIGHT(LEFT([.B98]; 17); 2)" office:value-type="string" office:string-value="0D" calcext:value-type="string">
            <text:p>0D</text:p>
          </table:table-cell>
          <table:table-cell table:formula="of:=RIGHT(LEFT([.B98]; 19); 2)" office:value-type="string" office:string-value="00" calcext:value-type="string">
            <text:p>00</text:p>
          </table:table-cell>
          <table:table-cell table:formula="of:=RIGHT(LEFT([.B98]; 21); 2)" office:value-type="string" office:string-value="55" calcext:value-type="string">
            <text:p>55</text:p>
          </table:table-cell>
          <table:table-cell table:formula="of:=RIGHT(LEFT([.B98]; 23); 2)" office:value-type="string" office:string-value="AA" calcext:value-type="string">
            <text:p>AA</text:p>
          </table:table-cell>
          <table:table-cell table:formula="of:=RIGHT(LEFT([.B98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60.50,B115ECC60D010700BAAC</text:p>
          </table:table-cell>
          <table:table-cell table:formula="of:=VALUE(LEFT([.B99]; 5))" office:value-type="float" office:value="-60.5" calcext:value-type="float">
            <text:p>-60.5000</text:p>
          </table:table-cell>
          <table:table-cell table:formula="of:=IF([.C99]&gt;-30; &quot;HUB&quot;; &quot;DEVICE&quot;)" office:value-type="string" office:string-value="DEVICE" calcext:value-type="string">
            <text:p>DEVICE</text:p>
          </table:table-cell>
          <table:table-cell table:formula="of:=RIGHT(LEFT([.B99]; 15); 8)" office:value-type="string" office:string-value="B115ECC6" calcext:value-type="string">
            <text:p>B115ECC6</text:p>
          </table:table-cell>
          <table:table-cell table:formula="of:=RIGHT(LEFT([.B99]; 17); 2)" office:value-type="string" office:string-value="0D" calcext:value-type="string">
            <text:p>0D</text:p>
          </table:table-cell>
          <table:table-cell table:formula="of:=RIGHT(LEFT([.B99]; 19); 2)" office:value-type="string" office:string-value="01" calcext:value-type="string">
            <text:p>01</text:p>
          </table:table-cell>
          <table:table-cell table:formula="of:=RIGHT(LEFT([.B99]; 21); 2)" office:value-type="string" office:string-value="07" calcext:value-type="string">
            <text:p>07</text:p>
          </table:table-cell>
          <table:table-cell table:formula="of:=RIGHT(LEFT([.B99]; 23); 2)" office:value-type="string" office:string-value="00" calcext:value-type="string">
            <text:p>00</text:p>
          </table:table-cell>
          <table:table-cell table:formula="of:=RIGHT(LEFT([.B99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2.50,004BFEDD0D0055AAAC11</text:p>
          </table:table-cell>
          <table:table-cell table:formula="of:=VALUE(LEFT([.B100]; 5))" office:value-type="float" office:value="-22.5" calcext:value-type="float">
            <text:p>-22.5000</text:p>
          </table:table-cell>
          <table:table-cell table:formula="of:=IF([.C100]&gt;-30; &quot;HUB&quot;; &quot;DEVICE&quot;)" office:value-type="string" office:string-value="HUB" calcext:value-type="string">
            <text:p>HUB</text:p>
          </table:table-cell>
          <table:table-cell table:formula="of:=RIGHT(LEFT([.B100]; 15); 8)" office:value-type="string" office:string-value="004BFEDD" calcext:value-type="string">
            <text:p>004BFEDD</text:p>
          </table:table-cell>
          <table:table-cell table:formula="of:=RIGHT(LEFT([.B100]; 17); 2)" office:value-type="string" office:string-value="0D" calcext:value-type="string">
            <text:p>0D</text:p>
          </table:table-cell>
          <table:table-cell table:formula="of:=RIGHT(LEFT([.B100]; 19); 2)" office:value-type="string" office:string-value="00" calcext:value-type="string">
            <text:p>00</text:p>
          </table:table-cell>
          <table:table-cell table:formula="of:=RIGHT(LEFT([.B100]; 21); 2)" office:value-type="string" office:string-value="55" calcext:value-type="string">
            <text:p>55</text:p>
          </table:table-cell>
          <table:table-cell table:formula="of:=RIGHT(LEFT([.B100]; 23); 2)" office:value-type="string" office:string-value="AA" calcext:value-type="string">
            <text:p>AA</text:p>
          </table:table-cell>
          <table:table-cell table:formula="of:=RIGHT(LEFT([.B100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49.50,004BFEDD0D0101004DFA</text:p>
          </table:table-cell>
          <table:table-cell table:formula="of:=VALUE(LEFT([.B101]; 5))" office:value-type="float" office:value="-49.5" calcext:value-type="float">
            <text:p>-49.5000</text:p>
          </table:table-cell>
          <table:table-cell table:formula="of:=IF([.C101]&gt;-30; &quot;HUB&quot;; &quot;DEVICE&quot;)" office:value-type="string" office:string-value="DEVICE" calcext:value-type="string">
            <text:p>DEVICE</text:p>
          </table:table-cell>
          <table:table-cell table:formula="of:=RIGHT(LEFT([.B101]; 15); 8)" office:value-type="string" office:string-value="004BFEDD" calcext:value-type="string">
            <text:p>004BFEDD</text:p>
          </table:table-cell>
          <table:table-cell table:formula="of:=RIGHT(LEFT([.B101]; 17); 2)" office:value-type="string" office:string-value="0D" calcext:value-type="string">
            <text:p>0D</text:p>
          </table:table-cell>
          <table:table-cell table:formula="of:=RIGHT(LEFT([.B101]; 19); 2)" office:value-type="string" office:string-value="01" calcext:value-type="string">
            <text:p>01</text:p>
          </table:table-cell>
          <table:table-cell table:formula="of:=RIGHT(LEFT([.B101]; 21); 2)" office:value-type="string" office:string-value="01" calcext:value-type="string">
            <text:p>01</text:p>
          </table:table-cell>
          <table:table-cell table:formula="of:=RIGHT(LEFT([.B101]; 23); 2)" office:value-type="string" office:string-value="00" calcext:value-type="string">
            <text:p>00</text:p>
          </table:table-cell>
          <table:table-cell table:formula="of:=RIGHT(LEFT([.B101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2.00,004BFF710D0055AA48FE</text:p>
          </table:table-cell>
          <table:table-cell table:formula="of:=VALUE(LEFT([.B102]; 5))" office:value-type="float" office:value="-22" calcext:value-type="float">
            <text:p>-22.0000</text:p>
          </table:table-cell>
          <table:table-cell table:formula="of:=IF([.C102]&gt;-30; &quot;HUB&quot;; &quot;DEVICE&quot;)" office:value-type="string" office:string-value="HUB" calcext:value-type="string">
            <text:p>HUB</text:p>
          </table:table-cell>
          <table:table-cell table:formula="of:=RIGHT(LEFT([.B102]; 15); 8)" office:value-type="string" office:string-value="004BFF71" calcext:value-type="string">
            <text:p>004BFF71</text:p>
          </table:table-cell>
          <table:table-cell table:formula="of:=RIGHT(LEFT([.B102]; 17); 2)" office:value-type="string" office:string-value="0D" calcext:value-type="string">
            <text:p>0D</text:p>
          </table:table-cell>
          <table:table-cell table:formula="of:=RIGHT(LEFT([.B102]; 19); 2)" office:value-type="string" office:string-value="00" calcext:value-type="string">
            <text:p>00</text:p>
          </table:table-cell>
          <table:table-cell table:formula="of:=RIGHT(LEFT([.B102]; 21); 2)" office:value-type="string" office:string-value="55" calcext:value-type="string">
            <text:p>55</text:p>
          </table:table-cell>
          <table:table-cell table:formula="of:=RIGHT(LEFT([.B102]; 23); 2)" office:value-type="string" office:string-value="AA" calcext:value-type="string">
            <text:p>AA</text:p>
          </table:table-cell>
          <table:table-cell table:formula="of:=RIGHT(LEFT([.B102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49.50,004BFF710D010101B934</text:p>
          </table:table-cell>
          <table:table-cell table:formula="of:=VALUE(LEFT([.B103]; 5))" office:value-type="float" office:value="-49.5" calcext:value-type="float">
            <text:p>-49.5000</text:p>
          </table:table-cell>
          <table:table-cell table:formula="of:=IF([.C103]&gt;-30; &quot;HUB&quot;; &quot;DEVICE&quot;)" office:value-type="string" office:string-value="DEVICE" calcext:value-type="string">
            <text:p>DEVICE</text:p>
          </table:table-cell>
          <table:table-cell table:formula="of:=RIGHT(LEFT([.B103]; 15); 8)" office:value-type="string" office:string-value="004BFF71" calcext:value-type="string">
            <text:p>004BFF71</text:p>
          </table:table-cell>
          <table:table-cell table:formula="of:=RIGHT(LEFT([.B103]; 17); 2)" office:value-type="string" office:string-value="0D" calcext:value-type="string">
            <text:p>0D</text:p>
          </table:table-cell>
          <table:table-cell table:formula="of:=RIGHT(LEFT([.B103]; 19); 2)" office:value-type="string" office:string-value="01" calcext:value-type="string">
            <text:p>01</text:p>
          </table:table-cell>
          <table:table-cell table:formula="of:=RIGHT(LEFT([.B103]; 21); 2)" office:value-type="string" office:string-value="01" calcext:value-type="string">
            <text:p>01</text:p>
          </table:table-cell>
          <table:table-cell table:formula="of:=RIGHT(LEFT([.B103]; 23); 2)" office:value-type="string" office:string-value="01" calcext:value-type="string">
            <text:p>01</text:p>
          </table:table-cell>
          <table:table-cell table:formula="of:=RIGHT(LEFT([.B103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2.00,B115BBEF0D0055AAE9FC</text:p>
          </table:table-cell>
          <table:table-cell table:formula="of:=VALUE(LEFT([.B104]; 5))" office:value-type="float" office:value="-22" calcext:value-type="float">
            <text:p>-22.0000</text:p>
          </table:table-cell>
          <table:table-cell table:formula="of:=IF([.C104]&gt;-30; &quot;HUB&quot;; &quot;DEVICE&quot;)" office:value-type="string" office:string-value="HUB" calcext:value-type="string">
            <text:p>HUB</text:p>
          </table:table-cell>
          <table:table-cell table:formula="of:=RIGHT(LEFT([.B104]; 15); 8)" office:value-type="string" office:string-value="B115BBEF" calcext:value-type="string">
            <text:p>B115BBEF</text:p>
          </table:table-cell>
          <table:table-cell table:formula="of:=RIGHT(LEFT([.B104]; 17); 2)" office:value-type="string" office:string-value="0D" calcext:value-type="string">
            <text:p>0D</text:p>
          </table:table-cell>
          <table:table-cell table:formula="of:=RIGHT(LEFT([.B104]; 19); 2)" office:value-type="string" office:string-value="00" calcext:value-type="string">
            <text:p>00</text:p>
          </table:table-cell>
          <table:table-cell table:formula="of:=RIGHT(LEFT([.B104]; 21); 2)" office:value-type="string" office:string-value="55" calcext:value-type="string">
            <text:p>55</text:p>
          </table:table-cell>
          <table:table-cell table:formula="of:=RIGHT(LEFT([.B104]; 23); 2)" office:value-type="string" office:string-value="AA" calcext:value-type="string">
            <text:p>AA</text:p>
          </table:table-cell>
          <table:table-cell table:formula="of:=RIGHT(LEFT([.B104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22.50,B115ECD60D0055AAF5BB</text:p>
          </table:table-cell>
          <table:table-cell table:formula="of:=VALUE(LEFT([.B105]; 5))" office:value-type="float" office:value="-22.5" calcext:value-type="float">
            <text:p>-22.5000</text:p>
          </table:table-cell>
          <table:table-cell table:formula="of:=IF([.C105]&gt;-30; &quot;HUB&quot;; &quot;DEVICE&quot;)" office:value-type="string" office:string-value="HUB" calcext:value-type="string">
            <text:p>HUB</text:p>
          </table:table-cell>
          <table:table-cell table:formula="of:=RIGHT(LEFT([.B105]; 15); 8)" office:value-type="string" office:string-value="B115ECD6" calcext:value-type="string">
            <text:p>B115ECD6</text:p>
          </table:table-cell>
          <table:table-cell table:formula="of:=RIGHT(LEFT([.B105]; 17); 2)" office:value-type="string" office:string-value="0D" calcext:value-type="string">
            <text:p>0D</text:p>
          </table:table-cell>
          <table:table-cell table:formula="of:=RIGHT(LEFT([.B105]; 19); 2)" office:value-type="string" office:string-value="00" calcext:value-type="string">
            <text:p>00</text:p>
          </table:table-cell>
          <table:table-cell table:formula="of:=RIGHT(LEFT([.B105]; 21); 2)" office:value-type="string" office:string-value="55" calcext:value-type="string">
            <text:p>55</text:p>
          </table:table-cell>
          <table:table-cell table:formula="of:=RIGHT(LEFT([.B105]; 23); 2)" office:value-type="string" office:string-value="AA" calcext:value-type="string">
            <text:p>AA</text:p>
          </table:table-cell>
          <table:table-cell table:formula="of:=RIGHT(LEFT([.B105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6.50,B115ECD60D010701AED7</text:p>
          </table:table-cell>
          <table:table-cell table:formula="of:=VALUE(LEFT([.B106]; 5))" office:value-type="float" office:value="-56.5" calcext:value-type="float">
            <text:p>-56.5000</text:p>
          </table:table-cell>
          <table:table-cell table:formula="of:=IF([.C106]&gt;-30; &quot;HUB&quot;; &quot;DEVICE&quot;)" office:value-type="string" office:string-value="DEVICE" calcext:value-type="string">
            <text:p>DEVICE</text:p>
          </table:table-cell>
          <table:table-cell table:formula="of:=RIGHT(LEFT([.B106]; 15); 8)" office:value-type="string" office:string-value="B115ECD6" calcext:value-type="string">
            <text:p>B115ECD6</text:p>
          </table:table-cell>
          <table:table-cell table:formula="of:=RIGHT(LEFT([.B106]; 17); 2)" office:value-type="string" office:string-value="0D" calcext:value-type="string">
            <text:p>0D</text:p>
          </table:table-cell>
          <table:table-cell table:formula="of:=RIGHT(LEFT([.B106]; 19); 2)" office:value-type="string" office:string-value="01" calcext:value-type="string">
            <text:p>01</text:p>
          </table:table-cell>
          <table:table-cell table:formula="of:=RIGHT(LEFT([.B106]; 21); 2)" office:value-type="string" office:string-value="07" calcext:value-type="string">
            <text:p>07</text:p>
          </table:table-cell>
          <table:table-cell table:formula="of:=RIGHT(LEFT([.B106]; 23); 2)" office:value-type="string" office:string-value="01" calcext:value-type="string">
            <text:p>01</text:p>
          </table:table-cell>
          <table:table-cell table:formula="of:=RIGHT(LEFT([.B106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3.00,B115EDDF0D0055AA1867</text:p>
          </table:table-cell>
          <table:table-cell table:formula="of:=VALUE(LEFT([.B107]; 5))" office:value-type="float" office:value="-23" calcext:value-type="float">
            <text:p>-23.0000</text:p>
          </table:table-cell>
          <table:table-cell table:formula="of:=IF([.C107]&gt;-30; &quot;HUB&quot;; &quot;DEVICE&quot;)" office:value-type="string" office:string-value="HUB" calcext:value-type="string">
            <text:p>HUB</text:p>
          </table:table-cell>
          <table:table-cell table:formula="of:=RIGHT(LEFT([.B107]; 15); 8)" office:value-type="string" office:string-value="B115EDDF" calcext:value-type="string">
            <text:p>B115EDDF</text:p>
          </table:table-cell>
          <table:table-cell table:formula="of:=RIGHT(LEFT([.B107]; 17); 2)" office:value-type="string" office:string-value="0D" calcext:value-type="string">
            <text:p>0D</text:p>
          </table:table-cell>
          <table:table-cell table:formula="of:=RIGHT(LEFT([.B107]; 19); 2)" office:value-type="string" office:string-value="00" calcext:value-type="string">
            <text:p>00</text:p>
          </table:table-cell>
          <table:table-cell table:formula="of:=RIGHT(LEFT([.B107]; 21); 2)" office:value-type="string" office:string-value="55" calcext:value-type="string">
            <text:p>55</text:p>
          </table:table-cell>
          <table:table-cell table:formula="of:=RIGHT(LEFT([.B107]; 23); 2)" office:value-type="string" office:string-value="AA" calcext:value-type="string">
            <text:p>AA</text:p>
          </table:table-cell>
          <table:table-cell table:formula="of:=RIGHT(LEFT([.B107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59.00,B115EDDF0D010701430B</text:p>
          </table:table-cell>
          <table:table-cell table:formula="of:=VALUE(LEFT([.B108]; 5))" office:value-type="float" office:value="-59" calcext:value-type="float">
            <text:p>-59.0000</text:p>
          </table:table-cell>
          <table:table-cell table:formula="of:=IF([.C108]&gt;-30; &quot;HUB&quot;; &quot;DEVICE&quot;)" office:value-type="string" office:string-value="DEVICE" calcext:value-type="string">
            <text:p>DEVICE</text:p>
          </table:table-cell>
          <table:table-cell table:formula="of:=RIGHT(LEFT([.B108]; 15); 8)" office:value-type="string" office:string-value="B115EDDF" calcext:value-type="string">
            <text:p>B115EDDF</text:p>
          </table:table-cell>
          <table:table-cell table:formula="of:=RIGHT(LEFT([.B108]; 17); 2)" office:value-type="string" office:string-value="0D" calcext:value-type="string">
            <text:p>0D</text:p>
          </table:table-cell>
          <table:table-cell table:formula="of:=RIGHT(LEFT([.B108]; 19); 2)" office:value-type="string" office:string-value="01" calcext:value-type="string">
            <text:p>01</text:p>
          </table:table-cell>
          <table:table-cell table:formula="of:=RIGHT(LEFT([.B108]; 21); 2)" office:value-type="string" office:string-value="07" calcext:value-type="string">
            <text:p>07</text:p>
          </table:table-cell>
          <table:table-cell table:formula="of:=RIGHT(LEFT([.B108]; 23); 2)" office:value-type="string" office:string-value="01" calcext:value-type="string">
            <text:p>01</text:p>
          </table:table-cell>
          <table:table-cell table:formula="of:=RIGHT(LEFT([.B108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2.00,B11335B50D0055AA4FC6</text:p>
          </table:table-cell>
          <table:table-cell table:formula="of:=VALUE(LEFT([.B109]; 5))" office:value-type="float" office:value="-22" calcext:value-type="float">
            <text:p>-22.0000</text:p>
          </table:table-cell>
          <table:table-cell table:formula="of:=IF([.C109]&gt;-30; &quot;HUB&quot;; &quot;DEVICE&quot;)" office:value-type="string" office:string-value="HUB" calcext:value-type="string">
            <text:p>HUB</text:p>
          </table:table-cell>
          <table:table-cell table:formula="of:=RIGHT(LEFT([.B109]; 15); 8)" office:value-type="string" office:string-value="B11335B5" calcext:value-type="string">
            <text:p>B11335B5</text:p>
          </table:table-cell>
          <table:table-cell table:formula="of:=RIGHT(LEFT([.B109]; 17); 2)" office:value-type="string" office:string-value="0D" calcext:value-type="string">
            <text:p>0D</text:p>
          </table:table-cell>
          <table:table-cell table:formula="of:=RIGHT(LEFT([.B109]; 19); 2)" office:value-type="string" office:string-value="00" calcext:value-type="string">
            <text:p>00</text:p>
          </table:table-cell>
          <table:table-cell table:formula="of:=RIGHT(LEFT([.B109]; 21); 2)" office:value-type="string" office:string-value="55" calcext:value-type="string">
            <text:p>55</text:p>
          </table:table-cell>
          <table:table-cell table:formula="of:=RIGHT(LEFT([.B109]; 23); 2)" office:value-type="string" office:string-value="AA" calcext:value-type="string">
            <text:p>AA</text:p>
          </table:table-cell>
          <table:table-cell table:formula="of:=RIGHT(LEFT([.B109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8.50,B11335B50D010700048B</text:p>
          </table:table-cell>
          <table:table-cell table:formula="of:=VALUE(LEFT([.B110]; 5))" office:value-type="float" office:value="-58.5" calcext:value-type="float">
            <text:p>-58.5000</text:p>
          </table:table-cell>
          <table:table-cell table:formula="of:=IF([.C110]&gt;-30; &quot;HUB&quot;; &quot;DEVICE&quot;)" office:value-type="string" office:string-value="DEVICE" calcext:value-type="string">
            <text:p>DEVICE</text:p>
          </table:table-cell>
          <table:table-cell table:formula="of:=RIGHT(LEFT([.B110]; 15); 8)" office:value-type="string" office:string-value="B11335B5" calcext:value-type="string">
            <text:p>B11335B5</text:p>
          </table:table-cell>
          <table:table-cell table:formula="of:=RIGHT(LEFT([.B110]; 17); 2)" office:value-type="string" office:string-value="0D" calcext:value-type="string">
            <text:p>0D</text:p>
          </table:table-cell>
          <table:table-cell table:formula="of:=RIGHT(LEFT([.B110]; 19); 2)" office:value-type="string" office:string-value="01" calcext:value-type="string">
            <text:p>01</text:p>
          </table:table-cell>
          <table:table-cell table:formula="of:=RIGHT(LEFT([.B110]; 21); 2)" office:value-type="string" office:string-value="07" calcext:value-type="string">
            <text:p>07</text:p>
          </table:table-cell>
          <table:table-cell table:formula="of:=RIGHT(LEFT([.B110]; 23); 2)" office:value-type="string" office:string-value="00" calcext:value-type="string">
            <text:p>00</text:p>
          </table:table-cell>
          <table:table-cell table:formula="of:=RIGHT(LEFT([.B110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2.50,B115ECC60D0055AAF1E1</text:p>
          </table:table-cell>
          <table:table-cell table:formula="of:=VALUE(LEFT([.B111]; 5))" office:value-type="float" office:value="-22.5" calcext:value-type="float">
            <text:p>-22.5000</text:p>
          </table:table-cell>
          <table:table-cell table:formula="of:=IF([.C111]&gt;-30; &quot;HUB&quot;; &quot;DEVICE&quot;)" office:value-type="string" office:string-value="HUB" calcext:value-type="string">
            <text:p>HUB</text:p>
          </table:table-cell>
          <table:table-cell table:formula="of:=RIGHT(LEFT([.B111]; 15); 8)" office:value-type="string" office:string-value="B115ECC6" calcext:value-type="string">
            <text:p>B115ECC6</text:p>
          </table:table-cell>
          <table:table-cell table:formula="of:=RIGHT(LEFT([.B111]; 17); 2)" office:value-type="string" office:string-value="0D" calcext:value-type="string">
            <text:p>0D</text:p>
          </table:table-cell>
          <table:table-cell table:formula="of:=RIGHT(LEFT([.B111]; 19); 2)" office:value-type="string" office:string-value="00" calcext:value-type="string">
            <text:p>00</text:p>
          </table:table-cell>
          <table:table-cell table:formula="of:=RIGHT(LEFT([.B111]; 21); 2)" office:value-type="string" office:string-value="55" calcext:value-type="string">
            <text:p>55</text:p>
          </table:table-cell>
          <table:table-cell table:formula="of:=RIGHT(LEFT([.B111]; 23); 2)" office:value-type="string" office:string-value="AA" calcext:value-type="string">
            <text:p>AA</text:p>
          </table:table-cell>
          <table:table-cell table:formula="of:=RIGHT(LEFT([.B111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58.00,B115ECC60D010700BAAC</text:p>
          </table:table-cell>
          <table:table-cell table:formula="of:=VALUE(LEFT([.B112]; 5))" office:value-type="float" office:value="-58" calcext:value-type="float">
            <text:p>-58.0000</text:p>
          </table:table-cell>
          <table:table-cell table:formula="of:=IF([.C112]&gt;-30; &quot;HUB&quot;; &quot;DEVICE&quot;)" office:value-type="string" office:string-value="DEVICE" calcext:value-type="string">
            <text:p>DEVICE</text:p>
          </table:table-cell>
          <table:table-cell table:formula="of:=RIGHT(LEFT([.B112]; 15); 8)" office:value-type="string" office:string-value="B115ECC6" calcext:value-type="string">
            <text:p>B115ECC6</text:p>
          </table:table-cell>
          <table:table-cell table:formula="of:=RIGHT(LEFT([.B112]; 17); 2)" office:value-type="string" office:string-value="0D" calcext:value-type="string">
            <text:p>0D</text:p>
          </table:table-cell>
          <table:table-cell table:formula="of:=RIGHT(LEFT([.B112]; 19); 2)" office:value-type="string" office:string-value="01" calcext:value-type="string">
            <text:p>01</text:p>
          </table:table-cell>
          <table:table-cell table:formula="of:=RIGHT(LEFT([.B112]; 21); 2)" office:value-type="string" office:string-value="07" calcext:value-type="string">
            <text:p>07</text:p>
          </table:table-cell>
          <table:table-cell table:formula="of:=RIGHT(LEFT([.B112]; 23); 2)" office:value-type="string" office:string-value="00" calcext:value-type="string">
            <text:p>00</text:p>
          </table:table-cell>
          <table:table-cell table:formula="of:=RIGHT(LEFT([.B112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2.50,004BFEDD0D0055AAAC11</text:p>
          </table:table-cell>
          <table:table-cell table:formula="of:=VALUE(LEFT([.B113]; 5))" office:value-type="float" office:value="-22.5" calcext:value-type="float">
            <text:p>-22.5000</text:p>
          </table:table-cell>
          <table:table-cell table:formula="of:=IF([.C113]&gt;-30; &quot;HUB&quot;; &quot;DEVICE&quot;)" office:value-type="string" office:string-value="HUB" calcext:value-type="string">
            <text:p>HUB</text:p>
          </table:table-cell>
          <table:table-cell table:formula="of:=RIGHT(LEFT([.B113]; 15); 8)" office:value-type="string" office:string-value="004BFEDD" calcext:value-type="string">
            <text:p>004BFEDD</text:p>
          </table:table-cell>
          <table:table-cell table:formula="of:=RIGHT(LEFT([.B113]; 17); 2)" office:value-type="string" office:string-value="0D" calcext:value-type="string">
            <text:p>0D</text:p>
          </table:table-cell>
          <table:table-cell table:formula="of:=RIGHT(LEFT([.B113]; 19); 2)" office:value-type="string" office:string-value="00" calcext:value-type="string">
            <text:p>00</text:p>
          </table:table-cell>
          <table:table-cell table:formula="of:=RIGHT(LEFT([.B113]; 21); 2)" office:value-type="string" office:string-value="55" calcext:value-type="string">
            <text:p>55</text:p>
          </table:table-cell>
          <table:table-cell table:formula="of:=RIGHT(LEFT([.B113]; 23); 2)" office:value-type="string" office:string-value="AA" calcext:value-type="string">
            <text:p>AA</text:p>
          </table:table-cell>
          <table:table-cell table:formula="of:=RIGHT(LEFT([.B113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49.50,004BFEDD0D0101004DFA</text:p>
          </table:table-cell>
          <table:table-cell table:formula="of:=VALUE(LEFT([.B114]; 5))" office:value-type="float" office:value="-49.5" calcext:value-type="float">
            <text:p>-49.5000</text:p>
          </table:table-cell>
          <table:table-cell table:formula="of:=IF([.C114]&gt;-30; &quot;HUB&quot;; &quot;DEVICE&quot;)" office:value-type="string" office:string-value="DEVICE" calcext:value-type="string">
            <text:p>DEVICE</text:p>
          </table:table-cell>
          <table:table-cell table:formula="of:=RIGHT(LEFT([.B114]; 15); 8)" office:value-type="string" office:string-value="004BFEDD" calcext:value-type="string">
            <text:p>004BFEDD</text:p>
          </table:table-cell>
          <table:table-cell table:formula="of:=RIGHT(LEFT([.B114]; 17); 2)" office:value-type="string" office:string-value="0D" calcext:value-type="string">
            <text:p>0D</text:p>
          </table:table-cell>
          <table:table-cell table:formula="of:=RIGHT(LEFT([.B114]; 19); 2)" office:value-type="string" office:string-value="01" calcext:value-type="string">
            <text:p>01</text:p>
          </table:table-cell>
          <table:table-cell table:formula="of:=RIGHT(LEFT([.B114]; 21); 2)" office:value-type="string" office:string-value="01" calcext:value-type="string">
            <text:p>01</text:p>
          </table:table-cell>
          <table:table-cell table:formula="of:=RIGHT(LEFT([.B114]; 23); 2)" office:value-type="string" office:string-value="00" calcext:value-type="string">
            <text:p>00</text:p>
          </table:table-cell>
          <table:table-cell table:formula="of:=RIGHT(LEFT([.B114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2.00,004BFF710D0055AA48FE</text:p>
          </table:table-cell>
          <table:table-cell table:formula="of:=VALUE(LEFT([.B115]; 5))" office:value-type="float" office:value="-22" calcext:value-type="float">
            <text:p>-22.0000</text:p>
          </table:table-cell>
          <table:table-cell table:formula="of:=IF([.C115]&gt;-30; &quot;HUB&quot;; &quot;DEVICE&quot;)" office:value-type="string" office:string-value="HUB" calcext:value-type="string">
            <text:p>HUB</text:p>
          </table:table-cell>
          <table:table-cell table:formula="of:=RIGHT(LEFT([.B115]; 15); 8)" office:value-type="string" office:string-value="004BFF71" calcext:value-type="string">
            <text:p>004BFF71</text:p>
          </table:table-cell>
          <table:table-cell table:formula="of:=RIGHT(LEFT([.B115]; 17); 2)" office:value-type="string" office:string-value="0D" calcext:value-type="string">
            <text:p>0D</text:p>
          </table:table-cell>
          <table:table-cell table:formula="of:=RIGHT(LEFT([.B115]; 19); 2)" office:value-type="string" office:string-value="00" calcext:value-type="string">
            <text:p>00</text:p>
          </table:table-cell>
          <table:table-cell table:formula="of:=RIGHT(LEFT([.B115]; 21); 2)" office:value-type="string" office:string-value="55" calcext:value-type="string">
            <text:p>55</text:p>
          </table:table-cell>
          <table:table-cell table:formula="of:=RIGHT(LEFT([.B115]; 23); 2)" office:value-type="string" office:string-value="AA" calcext:value-type="string">
            <text:p>AA</text:p>
          </table:table-cell>
          <table:table-cell table:formula="of:=RIGHT(LEFT([.B115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53.50,004BFF710D010101B934</text:p>
          </table:table-cell>
          <table:table-cell table:formula="of:=VALUE(LEFT([.B116]; 5))" office:value-type="float" office:value="-53.5" calcext:value-type="float">
            <text:p>-53.5000</text:p>
          </table:table-cell>
          <table:table-cell table:formula="of:=IF([.C116]&gt;-30; &quot;HUB&quot;; &quot;DEVICE&quot;)" office:value-type="string" office:string-value="DEVICE" calcext:value-type="string">
            <text:p>DEVICE</text:p>
          </table:table-cell>
          <table:table-cell table:formula="of:=RIGHT(LEFT([.B116]; 15); 8)" office:value-type="string" office:string-value="004BFF71" calcext:value-type="string">
            <text:p>004BFF71</text:p>
          </table:table-cell>
          <table:table-cell table:formula="of:=RIGHT(LEFT([.B116]; 17); 2)" office:value-type="string" office:string-value="0D" calcext:value-type="string">
            <text:p>0D</text:p>
          </table:table-cell>
          <table:table-cell table:formula="of:=RIGHT(LEFT([.B116]; 19); 2)" office:value-type="string" office:string-value="01" calcext:value-type="string">
            <text:p>01</text:p>
          </table:table-cell>
          <table:table-cell table:formula="of:=RIGHT(LEFT([.B116]; 21); 2)" office:value-type="string" office:string-value="01" calcext:value-type="string">
            <text:p>01</text:p>
          </table:table-cell>
          <table:table-cell table:formula="of:=RIGHT(LEFT([.B116]; 23); 2)" office:value-type="string" office:string-value="01" calcext:value-type="string">
            <text:p>01</text:p>
          </table:table-cell>
          <table:table-cell table:formula="of:=RIGHT(LEFT([.B116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2.00,B115BBEF0D0055AAE9FC</text:p>
          </table:table-cell>
          <table:table-cell table:formula="of:=VALUE(LEFT([.B117]; 5))" office:value-type="float" office:value="-22" calcext:value-type="float">
            <text:p>-22.0000</text:p>
          </table:table-cell>
          <table:table-cell table:formula="of:=IF([.C117]&gt;-30; &quot;HUB&quot;; &quot;DEVICE&quot;)" office:value-type="string" office:string-value="HUB" calcext:value-type="string">
            <text:p>HUB</text:p>
          </table:table-cell>
          <table:table-cell table:formula="of:=RIGHT(LEFT([.B117]; 15); 8)" office:value-type="string" office:string-value="B115BBEF" calcext:value-type="string">
            <text:p>B115BBEF</text:p>
          </table:table-cell>
          <table:table-cell table:formula="of:=RIGHT(LEFT([.B117]; 17); 2)" office:value-type="string" office:string-value="0D" calcext:value-type="string">
            <text:p>0D</text:p>
          </table:table-cell>
          <table:table-cell table:formula="of:=RIGHT(LEFT([.B117]; 19); 2)" office:value-type="string" office:string-value="00" calcext:value-type="string">
            <text:p>00</text:p>
          </table:table-cell>
          <table:table-cell table:formula="of:=RIGHT(LEFT([.B117]; 21); 2)" office:value-type="string" office:string-value="55" calcext:value-type="string">
            <text:p>55</text:p>
          </table:table-cell>
          <table:table-cell table:formula="of:=RIGHT(LEFT([.B117]; 23); 2)" office:value-type="string" office:string-value="AA" calcext:value-type="string">
            <text:p>AA</text:p>
          </table:table-cell>
          <table:table-cell table:formula="of:=RIGHT(LEFT([.B117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22.50,B115ECD60D0055AAF5BB</text:p>
          </table:table-cell>
          <table:table-cell table:formula="of:=VALUE(LEFT([.B118]; 5))" office:value-type="float" office:value="-22.5" calcext:value-type="float">
            <text:p>-22.5000</text:p>
          </table:table-cell>
          <table:table-cell table:formula="of:=IF([.C118]&gt;-30; &quot;HUB&quot;; &quot;DEVICE&quot;)" office:value-type="string" office:string-value="HUB" calcext:value-type="string">
            <text:p>HUB</text:p>
          </table:table-cell>
          <table:table-cell table:formula="of:=RIGHT(LEFT([.B118]; 15); 8)" office:value-type="string" office:string-value="B115ECD6" calcext:value-type="string">
            <text:p>B115ECD6</text:p>
          </table:table-cell>
          <table:table-cell table:formula="of:=RIGHT(LEFT([.B118]; 17); 2)" office:value-type="string" office:string-value="0D" calcext:value-type="string">
            <text:p>0D</text:p>
          </table:table-cell>
          <table:table-cell table:formula="of:=RIGHT(LEFT([.B118]; 19); 2)" office:value-type="string" office:string-value="00" calcext:value-type="string">
            <text:p>00</text:p>
          </table:table-cell>
          <table:table-cell table:formula="of:=RIGHT(LEFT([.B118]; 21); 2)" office:value-type="string" office:string-value="55" calcext:value-type="string">
            <text:p>55</text:p>
          </table:table-cell>
          <table:table-cell table:formula="of:=RIGHT(LEFT([.B118]; 23); 2)" office:value-type="string" office:string-value="AA" calcext:value-type="string">
            <text:p>AA</text:p>
          </table:table-cell>
          <table:table-cell table:formula="of:=RIGHT(LEFT([.B118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22.50,B115ECD60D0055AAF5BB</text:p>
          </table:table-cell>
          <table:table-cell table:formula="of:=VALUE(LEFT([.B119]; 5))" office:value-type="float" office:value="-22.5" calcext:value-type="float">
            <text:p>-22.5000</text:p>
          </table:table-cell>
          <table:table-cell table:formula="of:=IF([.C119]&gt;-30; &quot;HUB&quot;; &quot;DEVICE&quot;)" office:value-type="string" office:string-value="HUB" calcext:value-type="string">
            <text:p>HUB</text:p>
          </table:table-cell>
          <table:table-cell table:formula="of:=RIGHT(LEFT([.B119]; 15); 8)" office:value-type="string" office:string-value="B115ECD6" calcext:value-type="string">
            <text:p>B115ECD6</text:p>
          </table:table-cell>
          <table:table-cell table:formula="of:=RIGHT(LEFT([.B119]; 17); 2)" office:value-type="string" office:string-value="0D" calcext:value-type="string">
            <text:p>0D</text:p>
          </table:table-cell>
          <table:table-cell table:formula="of:=RIGHT(LEFT([.B119]; 19); 2)" office:value-type="string" office:string-value="00" calcext:value-type="string">
            <text:p>00</text:p>
          </table:table-cell>
          <table:table-cell table:formula="of:=RIGHT(LEFT([.B119]; 21); 2)" office:value-type="string" office:string-value="55" calcext:value-type="string">
            <text:p>55</text:p>
          </table:table-cell>
          <table:table-cell table:formula="of:=RIGHT(LEFT([.B119]; 23); 2)" office:value-type="string" office:string-value="AA" calcext:value-type="string">
            <text:p>AA</text:p>
          </table:table-cell>
          <table:table-cell table:formula="of:=RIGHT(LEFT([.B119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6.50,B115ECD60D010701AED7</text:p>
          </table:table-cell>
          <table:table-cell table:formula="of:=VALUE(LEFT([.B120]; 5))" office:value-type="float" office:value="-56.5" calcext:value-type="float">
            <text:p>-56.5000</text:p>
          </table:table-cell>
          <table:table-cell table:formula="of:=IF([.C120]&gt;-30; &quot;HUB&quot;; &quot;DEVICE&quot;)" office:value-type="string" office:string-value="DEVICE" calcext:value-type="string">
            <text:p>DEVICE</text:p>
          </table:table-cell>
          <table:table-cell table:formula="of:=RIGHT(LEFT([.B120]; 15); 8)" office:value-type="string" office:string-value="B115ECD6" calcext:value-type="string">
            <text:p>B115ECD6</text:p>
          </table:table-cell>
          <table:table-cell table:formula="of:=RIGHT(LEFT([.B120]; 17); 2)" office:value-type="string" office:string-value="0D" calcext:value-type="string">
            <text:p>0D</text:p>
          </table:table-cell>
          <table:table-cell table:formula="of:=RIGHT(LEFT([.B120]; 19); 2)" office:value-type="string" office:string-value="01" calcext:value-type="string">
            <text:p>01</text:p>
          </table:table-cell>
          <table:table-cell table:formula="of:=RIGHT(LEFT([.B120]; 21); 2)" office:value-type="string" office:string-value="07" calcext:value-type="string">
            <text:p>07</text:p>
          </table:table-cell>
          <table:table-cell table:formula="of:=RIGHT(LEFT([.B120]; 23); 2)" office:value-type="string" office:string-value="01" calcext:value-type="string">
            <text:p>01</text:p>
          </table:table-cell>
          <table:table-cell table:formula="of:=RIGHT(LEFT([.B120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2.50,B115EDDF0D0055AA1867</text:p>
          </table:table-cell>
          <table:table-cell table:formula="of:=VALUE(LEFT([.B121]; 5))" office:value-type="float" office:value="-22.5" calcext:value-type="float">
            <text:p>-22.5000</text:p>
          </table:table-cell>
          <table:table-cell table:formula="of:=IF([.C121]&gt;-30; &quot;HUB&quot;; &quot;DEVICE&quot;)" office:value-type="string" office:string-value="HUB" calcext:value-type="string">
            <text:p>HUB</text:p>
          </table:table-cell>
          <table:table-cell table:formula="of:=RIGHT(LEFT([.B121]; 15); 8)" office:value-type="string" office:string-value="B115EDDF" calcext:value-type="string">
            <text:p>B115EDDF</text:p>
          </table:table-cell>
          <table:table-cell table:formula="of:=RIGHT(LEFT([.B121]; 17); 2)" office:value-type="string" office:string-value="0D" calcext:value-type="string">
            <text:p>0D</text:p>
          </table:table-cell>
          <table:table-cell table:formula="of:=RIGHT(LEFT([.B121]; 19); 2)" office:value-type="string" office:string-value="00" calcext:value-type="string">
            <text:p>00</text:p>
          </table:table-cell>
          <table:table-cell table:formula="of:=RIGHT(LEFT([.B121]; 21); 2)" office:value-type="string" office:string-value="55" calcext:value-type="string">
            <text:p>55</text:p>
          </table:table-cell>
          <table:table-cell table:formula="of:=RIGHT(LEFT([.B121]; 23); 2)" office:value-type="string" office:string-value="AA" calcext:value-type="string">
            <text:p>AA</text:p>
          </table:table-cell>
          <table:table-cell table:formula="of:=RIGHT(LEFT([.B121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67.50,B115EDDF0D010701430B</text:p>
          </table:table-cell>
          <table:table-cell table:formula="of:=VALUE(LEFT([.B122]; 5))" office:value-type="float" office:value="-67.5" calcext:value-type="float">
            <text:p>-67.5000</text:p>
          </table:table-cell>
          <table:table-cell table:formula="of:=IF([.C122]&gt;-30; &quot;HUB&quot;; &quot;DEVICE&quot;)" office:value-type="string" office:string-value="DEVICE" calcext:value-type="string">
            <text:p>DEVICE</text:p>
          </table:table-cell>
          <table:table-cell table:formula="of:=RIGHT(LEFT([.B122]; 15); 8)" office:value-type="string" office:string-value="B115EDDF" calcext:value-type="string">
            <text:p>B115EDDF</text:p>
          </table:table-cell>
          <table:table-cell table:formula="of:=RIGHT(LEFT([.B122]; 17); 2)" office:value-type="string" office:string-value="0D" calcext:value-type="string">
            <text:p>0D</text:p>
          </table:table-cell>
          <table:table-cell table:formula="of:=RIGHT(LEFT([.B122]; 19); 2)" office:value-type="string" office:string-value="01" calcext:value-type="string">
            <text:p>01</text:p>
          </table:table-cell>
          <table:table-cell table:formula="of:=RIGHT(LEFT([.B122]; 21); 2)" office:value-type="string" office:string-value="07" calcext:value-type="string">
            <text:p>07</text:p>
          </table:table-cell>
          <table:table-cell table:formula="of:=RIGHT(LEFT([.B122]; 23); 2)" office:value-type="string" office:string-value="01" calcext:value-type="string">
            <text:p>01</text:p>
          </table:table-cell>
          <table:table-cell table:formula="of:=RIGHT(LEFT([.B122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2.50,B11335B50D0055AA4FC6</text:p>
          </table:table-cell>
          <table:table-cell table:formula="of:=VALUE(LEFT([.B123]; 5))" office:value-type="float" office:value="-22.5" calcext:value-type="float">
            <text:p>-22.5000</text:p>
          </table:table-cell>
          <table:table-cell table:formula="of:=IF([.C123]&gt;-30; &quot;HUB&quot;; &quot;DEVICE&quot;)" office:value-type="string" office:string-value="HUB" calcext:value-type="string">
            <text:p>HUB</text:p>
          </table:table-cell>
          <table:table-cell table:formula="of:=RIGHT(LEFT([.B123]; 15); 8)" office:value-type="string" office:string-value="B11335B5" calcext:value-type="string">
            <text:p>B11335B5</text:p>
          </table:table-cell>
          <table:table-cell table:formula="of:=RIGHT(LEFT([.B123]; 17); 2)" office:value-type="string" office:string-value="0D" calcext:value-type="string">
            <text:p>0D</text:p>
          </table:table-cell>
          <table:table-cell table:formula="of:=RIGHT(LEFT([.B123]; 19); 2)" office:value-type="string" office:string-value="00" calcext:value-type="string">
            <text:p>00</text:p>
          </table:table-cell>
          <table:table-cell table:formula="of:=RIGHT(LEFT([.B123]; 21); 2)" office:value-type="string" office:string-value="55" calcext:value-type="string">
            <text:p>55</text:p>
          </table:table-cell>
          <table:table-cell table:formula="of:=RIGHT(LEFT([.B123]; 23); 2)" office:value-type="string" office:string-value="AA" calcext:value-type="string">
            <text:p>AA</text:p>
          </table:table-cell>
          <table:table-cell table:formula="of:=RIGHT(LEFT([.B123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6.50,B11335B50D010700048B</text:p>
          </table:table-cell>
          <table:table-cell table:formula="of:=VALUE(LEFT([.B124]; 5))" office:value-type="float" office:value="-56.5" calcext:value-type="float">
            <text:p>-56.5000</text:p>
          </table:table-cell>
          <table:table-cell table:formula="of:=IF([.C124]&gt;-30; &quot;HUB&quot;; &quot;DEVICE&quot;)" office:value-type="string" office:string-value="DEVICE" calcext:value-type="string">
            <text:p>DEVICE</text:p>
          </table:table-cell>
          <table:table-cell table:formula="of:=RIGHT(LEFT([.B124]; 15); 8)" office:value-type="string" office:string-value="B11335B5" calcext:value-type="string">
            <text:p>B11335B5</text:p>
          </table:table-cell>
          <table:table-cell table:formula="of:=RIGHT(LEFT([.B124]; 17); 2)" office:value-type="string" office:string-value="0D" calcext:value-type="string">
            <text:p>0D</text:p>
          </table:table-cell>
          <table:table-cell table:formula="of:=RIGHT(LEFT([.B124]; 19); 2)" office:value-type="string" office:string-value="01" calcext:value-type="string">
            <text:p>01</text:p>
          </table:table-cell>
          <table:table-cell table:formula="of:=RIGHT(LEFT([.B124]; 21); 2)" office:value-type="string" office:string-value="07" calcext:value-type="string">
            <text:p>07</text:p>
          </table:table-cell>
          <table:table-cell table:formula="of:=RIGHT(LEFT([.B124]; 23); 2)" office:value-type="string" office:string-value="00" calcext:value-type="string">
            <text:p>00</text:p>
          </table:table-cell>
          <table:table-cell table:formula="of:=RIGHT(LEFT([.B124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2.50,B115ECC60D0055AAF1E1</text:p>
          </table:table-cell>
          <table:table-cell table:formula="of:=VALUE(LEFT([.B125]; 5))" office:value-type="float" office:value="-22.5" calcext:value-type="float">
            <text:p>-22.5000</text:p>
          </table:table-cell>
          <table:table-cell table:formula="of:=IF([.C125]&gt;-30; &quot;HUB&quot;; &quot;DEVICE&quot;)" office:value-type="string" office:string-value="HUB" calcext:value-type="string">
            <text:p>HUB</text:p>
          </table:table-cell>
          <table:table-cell table:formula="of:=RIGHT(LEFT([.B125]; 15); 8)" office:value-type="string" office:string-value="B115ECC6" calcext:value-type="string">
            <text:p>B115ECC6</text:p>
          </table:table-cell>
          <table:table-cell table:formula="of:=RIGHT(LEFT([.B125]; 17); 2)" office:value-type="string" office:string-value="0D" calcext:value-type="string">
            <text:p>0D</text:p>
          </table:table-cell>
          <table:table-cell table:formula="of:=RIGHT(LEFT([.B125]; 19); 2)" office:value-type="string" office:string-value="00" calcext:value-type="string">
            <text:p>00</text:p>
          </table:table-cell>
          <table:table-cell table:formula="of:=RIGHT(LEFT([.B125]; 21); 2)" office:value-type="string" office:string-value="55" calcext:value-type="string">
            <text:p>55</text:p>
          </table:table-cell>
          <table:table-cell table:formula="of:=RIGHT(LEFT([.B125]; 23); 2)" office:value-type="string" office:string-value="AA" calcext:value-type="string">
            <text:p>AA</text:p>
          </table:table-cell>
          <table:table-cell table:formula="of:=RIGHT(LEFT([.B125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61.00,B115ECC60D010700BAAC</text:p>
          </table:table-cell>
          <table:table-cell table:formula="of:=VALUE(LEFT([.B126]; 5))" office:value-type="float" office:value="-61" calcext:value-type="float">
            <text:p>-61.0000</text:p>
          </table:table-cell>
          <table:table-cell table:formula="of:=IF([.C126]&gt;-30; &quot;HUB&quot;; &quot;DEVICE&quot;)" office:value-type="string" office:string-value="DEVICE" calcext:value-type="string">
            <text:p>DEVICE</text:p>
          </table:table-cell>
          <table:table-cell table:formula="of:=RIGHT(LEFT([.B126]; 15); 8)" office:value-type="string" office:string-value="B115ECC6" calcext:value-type="string">
            <text:p>B115ECC6</text:p>
          </table:table-cell>
          <table:table-cell table:formula="of:=RIGHT(LEFT([.B126]; 17); 2)" office:value-type="string" office:string-value="0D" calcext:value-type="string">
            <text:p>0D</text:p>
          </table:table-cell>
          <table:table-cell table:formula="of:=RIGHT(LEFT([.B126]; 19); 2)" office:value-type="string" office:string-value="01" calcext:value-type="string">
            <text:p>01</text:p>
          </table:table-cell>
          <table:table-cell table:formula="of:=RIGHT(LEFT([.B126]; 21); 2)" office:value-type="string" office:string-value="07" calcext:value-type="string">
            <text:p>07</text:p>
          </table:table-cell>
          <table:table-cell table:formula="of:=RIGHT(LEFT([.B126]; 23); 2)" office:value-type="string" office:string-value="00" calcext:value-type="string">
            <text:p>00</text:p>
          </table:table-cell>
          <table:table-cell table:formula="of:=RIGHT(LEFT([.B126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2.50,004BFEDD0D0055AAAC11</text:p>
          </table:table-cell>
          <table:table-cell table:formula="of:=VALUE(LEFT([.B127]; 5))" office:value-type="float" office:value="-22.5" calcext:value-type="float">
            <text:p>-22.5000</text:p>
          </table:table-cell>
          <table:table-cell table:formula="of:=IF([.C127]&gt;-30; &quot;HUB&quot;; &quot;DEVICE&quot;)" office:value-type="string" office:string-value="HUB" calcext:value-type="string">
            <text:p>HUB</text:p>
          </table:table-cell>
          <table:table-cell table:formula="of:=RIGHT(LEFT([.B127]; 15); 8)" office:value-type="string" office:string-value="004BFEDD" calcext:value-type="string">
            <text:p>004BFEDD</text:p>
          </table:table-cell>
          <table:table-cell table:formula="of:=RIGHT(LEFT([.B127]; 17); 2)" office:value-type="string" office:string-value="0D" calcext:value-type="string">
            <text:p>0D</text:p>
          </table:table-cell>
          <table:table-cell table:formula="of:=RIGHT(LEFT([.B127]; 19); 2)" office:value-type="string" office:string-value="00" calcext:value-type="string">
            <text:p>00</text:p>
          </table:table-cell>
          <table:table-cell table:formula="of:=RIGHT(LEFT([.B127]; 21); 2)" office:value-type="string" office:string-value="55" calcext:value-type="string">
            <text:p>55</text:p>
          </table:table-cell>
          <table:table-cell table:formula="of:=RIGHT(LEFT([.B127]; 23); 2)" office:value-type="string" office:string-value="AA" calcext:value-type="string">
            <text:p>AA</text:p>
          </table:table-cell>
          <table:table-cell table:formula="of:=RIGHT(LEFT([.B127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49.50,004BFEDD0D0101004DFA</text:p>
          </table:table-cell>
          <table:table-cell table:formula="of:=VALUE(LEFT([.B128]; 5))" office:value-type="float" office:value="-49.5" calcext:value-type="float">
            <text:p>-49.5000</text:p>
          </table:table-cell>
          <table:table-cell table:formula="of:=IF([.C128]&gt;-30; &quot;HUB&quot;; &quot;DEVICE&quot;)" office:value-type="string" office:string-value="DEVICE" calcext:value-type="string">
            <text:p>DEVICE</text:p>
          </table:table-cell>
          <table:table-cell table:formula="of:=RIGHT(LEFT([.B128]; 15); 8)" office:value-type="string" office:string-value="004BFEDD" calcext:value-type="string">
            <text:p>004BFEDD</text:p>
          </table:table-cell>
          <table:table-cell table:formula="of:=RIGHT(LEFT([.B128]; 17); 2)" office:value-type="string" office:string-value="0D" calcext:value-type="string">
            <text:p>0D</text:p>
          </table:table-cell>
          <table:table-cell table:formula="of:=RIGHT(LEFT([.B128]; 19); 2)" office:value-type="string" office:string-value="01" calcext:value-type="string">
            <text:p>01</text:p>
          </table:table-cell>
          <table:table-cell table:formula="of:=RIGHT(LEFT([.B128]; 21); 2)" office:value-type="string" office:string-value="01" calcext:value-type="string">
            <text:p>01</text:p>
          </table:table-cell>
          <table:table-cell table:formula="of:=RIGHT(LEFT([.B128]; 23); 2)" office:value-type="string" office:string-value="00" calcext:value-type="string">
            <text:p>00</text:p>
          </table:table-cell>
          <table:table-cell table:formula="of:=RIGHT(LEFT([.B128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2.00,004BFF710D0055AA48FE</text:p>
          </table:table-cell>
          <table:table-cell table:formula="of:=VALUE(LEFT([.B129]; 5))" office:value-type="float" office:value="-22" calcext:value-type="float">
            <text:p>-22.0000</text:p>
          </table:table-cell>
          <table:table-cell table:formula="of:=IF([.C129]&gt;-30; &quot;HUB&quot;; &quot;DEVICE&quot;)" office:value-type="string" office:string-value="HUB" calcext:value-type="string">
            <text:p>HUB</text:p>
          </table:table-cell>
          <table:table-cell table:formula="of:=RIGHT(LEFT([.B129]; 15); 8)" office:value-type="string" office:string-value="004BFF71" calcext:value-type="string">
            <text:p>004BFF71</text:p>
          </table:table-cell>
          <table:table-cell table:formula="of:=RIGHT(LEFT([.B129]; 17); 2)" office:value-type="string" office:string-value="0D" calcext:value-type="string">
            <text:p>0D</text:p>
          </table:table-cell>
          <table:table-cell table:formula="of:=RIGHT(LEFT([.B129]; 19); 2)" office:value-type="string" office:string-value="00" calcext:value-type="string">
            <text:p>00</text:p>
          </table:table-cell>
          <table:table-cell table:formula="of:=RIGHT(LEFT([.B129]; 21); 2)" office:value-type="string" office:string-value="55" calcext:value-type="string">
            <text:p>55</text:p>
          </table:table-cell>
          <table:table-cell table:formula="of:=RIGHT(LEFT([.B129]; 23); 2)" office:value-type="string" office:string-value="AA" calcext:value-type="string">
            <text:p>AA</text:p>
          </table:table-cell>
          <table:table-cell table:formula="of:=RIGHT(LEFT([.B129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60.00,004BFF710D010101B934</text:p>
          </table:table-cell>
          <table:table-cell table:formula="of:=VALUE(LEFT([.B130]; 5))" office:value-type="float" office:value="-60" calcext:value-type="float">
            <text:p>-60.0000</text:p>
          </table:table-cell>
          <table:table-cell table:formula="of:=IF([.C130]&gt;-30; &quot;HUB&quot;; &quot;DEVICE&quot;)" office:value-type="string" office:string-value="DEVICE" calcext:value-type="string">
            <text:p>DEVICE</text:p>
          </table:table-cell>
          <table:table-cell table:formula="of:=RIGHT(LEFT([.B130]; 15); 8)" office:value-type="string" office:string-value="004BFF71" calcext:value-type="string">
            <text:p>004BFF71</text:p>
          </table:table-cell>
          <table:table-cell table:formula="of:=RIGHT(LEFT([.B130]; 17); 2)" office:value-type="string" office:string-value="0D" calcext:value-type="string">
            <text:p>0D</text:p>
          </table:table-cell>
          <table:table-cell table:formula="of:=RIGHT(LEFT([.B130]; 19); 2)" office:value-type="string" office:string-value="01" calcext:value-type="string">
            <text:p>01</text:p>
          </table:table-cell>
          <table:table-cell table:formula="of:=RIGHT(LEFT([.B130]; 21); 2)" office:value-type="string" office:string-value="01" calcext:value-type="string">
            <text:p>01</text:p>
          </table:table-cell>
          <table:table-cell table:formula="of:=RIGHT(LEFT([.B130]; 23); 2)" office:value-type="string" office:string-value="01" calcext:value-type="string">
            <text:p>01</text:p>
          </table:table-cell>
          <table:table-cell table:formula="of:=RIGHT(LEFT([.B130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2.50,B115BBEF0D0055AAE9FC</text:p>
          </table:table-cell>
          <table:table-cell table:formula="of:=VALUE(LEFT([.B131]; 5))" office:value-type="float" office:value="-22.5" calcext:value-type="float">
            <text:p>-22.5000</text:p>
          </table:table-cell>
          <table:table-cell table:formula="of:=IF([.C131]&gt;-30; &quot;HUB&quot;; &quot;DEVICE&quot;)" office:value-type="string" office:string-value="HUB" calcext:value-type="string">
            <text:p>HUB</text:p>
          </table:table-cell>
          <table:table-cell table:formula="of:=RIGHT(LEFT([.B131]; 15); 8)" office:value-type="string" office:string-value="B115BBEF" calcext:value-type="string">
            <text:p>B115BBEF</text:p>
          </table:table-cell>
          <table:table-cell table:formula="of:=RIGHT(LEFT([.B131]; 17); 2)" office:value-type="string" office:string-value="0D" calcext:value-type="string">
            <text:p>0D</text:p>
          </table:table-cell>
          <table:table-cell table:formula="of:=RIGHT(LEFT([.B131]; 19); 2)" office:value-type="string" office:string-value="00" calcext:value-type="string">
            <text:p>00</text:p>
          </table:table-cell>
          <table:table-cell table:formula="of:=RIGHT(LEFT([.B131]; 21); 2)" office:value-type="string" office:string-value="55" calcext:value-type="string">
            <text:p>55</text:p>
          </table:table-cell>
          <table:table-cell table:formula="of:=RIGHT(LEFT([.B131]; 23); 2)" office:value-type="string" office:string-value="AA" calcext:value-type="string">
            <text:p>AA</text:p>
          </table:table-cell>
          <table:table-cell table:formula="of:=RIGHT(LEFT([.B131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76.00,B115BBEF0D010700A2B1</text:p>
          </table:table-cell>
          <table:table-cell table:formula="of:=VALUE(LEFT([.B132]; 5))" office:value-type="float" office:value="-76" calcext:value-type="float">
            <text:p>-76.0000</text:p>
          </table:table-cell>
          <table:table-cell table:formula="of:=IF([.C132]&gt;-30; &quot;HUB&quot;; &quot;DEVICE&quot;)" office:value-type="string" office:string-value="DEVICE" calcext:value-type="string">
            <text:p>DEVICE</text:p>
          </table:table-cell>
          <table:table-cell table:formula="of:=RIGHT(LEFT([.B132]; 15); 8)" office:value-type="string" office:string-value="B115BBEF" calcext:value-type="string">
            <text:p>B115BBEF</text:p>
          </table:table-cell>
          <table:table-cell table:formula="of:=RIGHT(LEFT([.B132]; 17); 2)" office:value-type="string" office:string-value="0D" calcext:value-type="string">
            <text:p>0D</text:p>
          </table:table-cell>
          <table:table-cell table:formula="of:=RIGHT(LEFT([.B132]; 19); 2)" office:value-type="string" office:string-value="01" calcext:value-type="string">
            <text:p>01</text:p>
          </table:table-cell>
          <table:table-cell table:formula="of:=RIGHT(LEFT([.B132]; 21); 2)" office:value-type="string" office:string-value="07" calcext:value-type="string">
            <text:p>07</text:p>
          </table:table-cell>
          <table:table-cell table:formula="of:=RIGHT(LEFT([.B132]; 23); 2)" office:value-type="string" office:string-value="00" calcext:value-type="string">
            <text:p>00</text:p>
          </table:table-cell>
          <table:table-cell table:formula="of:=RIGHT(LEFT([.B132]; 27); 4)" office:value-type="string" office:string-value="A2B1" calcext:value-type="string">
            <text:p>A2B1</text:p>
          </table:table-cell>
        </table:table-row>
        <table:table-row table:style-name="ro1">
          <table:table-cell/>
          <table:table-cell office:value-type="string" calcext:value-type="string">
            <text:p>-22.50,B115ECD60D0055AAF5BB</text:p>
          </table:table-cell>
          <table:table-cell table:formula="of:=VALUE(LEFT([.B133]; 5))" office:value-type="float" office:value="-22.5" calcext:value-type="float">
            <text:p>-22.5000</text:p>
          </table:table-cell>
          <table:table-cell table:formula="of:=IF([.C133]&gt;-30; &quot;HUB&quot;; &quot;DEVICE&quot;)" office:value-type="string" office:string-value="HUB" calcext:value-type="string">
            <text:p>HUB</text:p>
          </table:table-cell>
          <table:table-cell table:formula="of:=RIGHT(LEFT([.B133]; 15); 8)" office:value-type="string" office:string-value="B115ECD6" calcext:value-type="string">
            <text:p>B115ECD6</text:p>
          </table:table-cell>
          <table:table-cell table:formula="of:=RIGHT(LEFT([.B133]; 17); 2)" office:value-type="string" office:string-value="0D" calcext:value-type="string">
            <text:p>0D</text:p>
          </table:table-cell>
          <table:table-cell table:formula="of:=RIGHT(LEFT([.B133]; 19); 2)" office:value-type="string" office:string-value="00" calcext:value-type="string">
            <text:p>00</text:p>
          </table:table-cell>
          <table:table-cell table:formula="of:=RIGHT(LEFT([.B133]; 21); 2)" office:value-type="string" office:string-value="55" calcext:value-type="string">
            <text:p>55</text:p>
          </table:table-cell>
          <table:table-cell table:formula="of:=RIGHT(LEFT([.B133]; 23); 2)" office:value-type="string" office:string-value="AA" calcext:value-type="string">
            <text:p>AA</text:p>
          </table:table-cell>
          <table:table-cell table:formula="of:=RIGHT(LEFT([.B133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7.00,B115ECD60D010701AED7</text:p>
          </table:table-cell>
          <table:table-cell table:formula="of:=VALUE(LEFT([.B134]; 5))" office:value-type="float" office:value="-57" calcext:value-type="float">
            <text:p>-57.0000</text:p>
          </table:table-cell>
          <table:table-cell table:formula="of:=IF([.C134]&gt;-30; &quot;HUB&quot;; &quot;DEVICE&quot;)" office:value-type="string" office:string-value="DEVICE" calcext:value-type="string">
            <text:p>DEVICE</text:p>
          </table:table-cell>
          <table:table-cell table:formula="of:=RIGHT(LEFT([.B134]; 15); 8)" office:value-type="string" office:string-value="B115ECD6" calcext:value-type="string">
            <text:p>B115ECD6</text:p>
          </table:table-cell>
          <table:table-cell table:formula="of:=RIGHT(LEFT([.B134]; 17); 2)" office:value-type="string" office:string-value="0D" calcext:value-type="string">
            <text:p>0D</text:p>
          </table:table-cell>
          <table:table-cell table:formula="of:=RIGHT(LEFT([.B134]; 19); 2)" office:value-type="string" office:string-value="01" calcext:value-type="string">
            <text:p>01</text:p>
          </table:table-cell>
          <table:table-cell table:formula="of:=RIGHT(LEFT([.B134]; 21); 2)" office:value-type="string" office:string-value="07" calcext:value-type="string">
            <text:p>07</text:p>
          </table:table-cell>
          <table:table-cell table:formula="of:=RIGHT(LEFT([.B134]; 23); 2)" office:value-type="string" office:string-value="01" calcext:value-type="string">
            <text:p>01</text:p>
          </table:table-cell>
          <table:table-cell table:formula="of:=RIGHT(LEFT([.B134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2.50,B115EDDF0D0055AA1867</text:p>
          </table:table-cell>
          <table:table-cell table:formula="of:=VALUE(LEFT([.B135]; 5))" office:value-type="float" office:value="-22.5" calcext:value-type="float">
            <text:p>-22.5000</text:p>
          </table:table-cell>
          <table:table-cell table:formula="of:=IF([.C135]&gt;-30; &quot;HUB&quot;; &quot;DEVICE&quot;)" office:value-type="string" office:string-value="HUB" calcext:value-type="string">
            <text:p>HUB</text:p>
          </table:table-cell>
          <table:table-cell table:formula="of:=RIGHT(LEFT([.B135]; 15); 8)" office:value-type="string" office:string-value="B115EDDF" calcext:value-type="string">
            <text:p>B115EDDF</text:p>
          </table:table-cell>
          <table:table-cell table:formula="of:=RIGHT(LEFT([.B135]; 17); 2)" office:value-type="string" office:string-value="0D" calcext:value-type="string">
            <text:p>0D</text:p>
          </table:table-cell>
          <table:table-cell table:formula="of:=RIGHT(LEFT([.B135]; 19); 2)" office:value-type="string" office:string-value="00" calcext:value-type="string">
            <text:p>00</text:p>
          </table:table-cell>
          <table:table-cell table:formula="of:=RIGHT(LEFT([.B135]; 21); 2)" office:value-type="string" office:string-value="55" calcext:value-type="string">
            <text:p>55</text:p>
          </table:table-cell>
          <table:table-cell table:formula="of:=RIGHT(LEFT([.B135]; 23); 2)" office:value-type="string" office:string-value="AA" calcext:value-type="string">
            <text:p>AA</text:p>
          </table:table-cell>
          <table:table-cell table:formula="of:=RIGHT(LEFT([.B135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59.50,B115EDDF0D010701430B</text:p>
          </table:table-cell>
          <table:table-cell table:formula="of:=VALUE(LEFT([.B136]; 5))" office:value-type="float" office:value="-59.5" calcext:value-type="float">
            <text:p>-59.5000</text:p>
          </table:table-cell>
          <table:table-cell table:formula="of:=IF([.C136]&gt;-30; &quot;HUB&quot;; &quot;DEVICE&quot;)" office:value-type="string" office:string-value="DEVICE" calcext:value-type="string">
            <text:p>DEVICE</text:p>
          </table:table-cell>
          <table:table-cell table:formula="of:=RIGHT(LEFT([.B136]; 15); 8)" office:value-type="string" office:string-value="B115EDDF" calcext:value-type="string">
            <text:p>B115EDDF</text:p>
          </table:table-cell>
          <table:table-cell table:formula="of:=RIGHT(LEFT([.B136]; 17); 2)" office:value-type="string" office:string-value="0D" calcext:value-type="string">
            <text:p>0D</text:p>
          </table:table-cell>
          <table:table-cell table:formula="of:=RIGHT(LEFT([.B136]; 19); 2)" office:value-type="string" office:string-value="01" calcext:value-type="string">
            <text:p>01</text:p>
          </table:table-cell>
          <table:table-cell table:formula="of:=RIGHT(LEFT([.B136]; 21); 2)" office:value-type="string" office:string-value="07" calcext:value-type="string">
            <text:p>07</text:p>
          </table:table-cell>
          <table:table-cell table:formula="of:=RIGHT(LEFT([.B136]; 23); 2)" office:value-type="string" office:string-value="01" calcext:value-type="string">
            <text:p>01</text:p>
          </table:table-cell>
          <table:table-cell table:formula="of:=RIGHT(LEFT([.B136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2.50,B11335B50D0055AA4FC6</text:p>
          </table:table-cell>
          <table:table-cell table:formula="of:=VALUE(LEFT([.B137]; 5))" office:value-type="float" office:value="-22.5" calcext:value-type="float">
            <text:p>-22.5000</text:p>
          </table:table-cell>
          <table:table-cell table:formula="of:=IF([.C137]&gt;-30; &quot;HUB&quot;; &quot;DEVICE&quot;)" office:value-type="string" office:string-value="HUB" calcext:value-type="string">
            <text:p>HUB</text:p>
          </table:table-cell>
          <table:table-cell table:formula="of:=RIGHT(LEFT([.B137]; 15); 8)" office:value-type="string" office:string-value="B11335B5" calcext:value-type="string">
            <text:p>B11335B5</text:p>
          </table:table-cell>
          <table:table-cell table:formula="of:=RIGHT(LEFT([.B137]; 17); 2)" office:value-type="string" office:string-value="0D" calcext:value-type="string">
            <text:p>0D</text:p>
          </table:table-cell>
          <table:table-cell table:formula="of:=RIGHT(LEFT([.B137]; 19); 2)" office:value-type="string" office:string-value="00" calcext:value-type="string">
            <text:p>00</text:p>
          </table:table-cell>
          <table:table-cell table:formula="of:=RIGHT(LEFT([.B137]; 21); 2)" office:value-type="string" office:string-value="55" calcext:value-type="string">
            <text:p>55</text:p>
          </table:table-cell>
          <table:table-cell table:formula="of:=RIGHT(LEFT([.B137]; 23); 2)" office:value-type="string" office:string-value="AA" calcext:value-type="string">
            <text:p>AA</text:p>
          </table:table-cell>
          <table:table-cell table:formula="of:=RIGHT(LEFT([.B137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9.00,B11335B50D010700048B</text:p>
          </table:table-cell>
          <table:table-cell table:formula="of:=VALUE(LEFT([.B138]; 5))" office:value-type="float" office:value="-59" calcext:value-type="float">
            <text:p>-59.0000</text:p>
          </table:table-cell>
          <table:table-cell table:formula="of:=IF([.C138]&gt;-30; &quot;HUB&quot;; &quot;DEVICE&quot;)" office:value-type="string" office:string-value="DEVICE" calcext:value-type="string">
            <text:p>DEVICE</text:p>
          </table:table-cell>
          <table:table-cell table:formula="of:=RIGHT(LEFT([.B138]; 15); 8)" office:value-type="string" office:string-value="B11335B5" calcext:value-type="string">
            <text:p>B11335B5</text:p>
          </table:table-cell>
          <table:table-cell table:formula="of:=RIGHT(LEFT([.B138]; 17); 2)" office:value-type="string" office:string-value="0D" calcext:value-type="string">
            <text:p>0D</text:p>
          </table:table-cell>
          <table:table-cell table:formula="of:=RIGHT(LEFT([.B138]; 19); 2)" office:value-type="string" office:string-value="01" calcext:value-type="string">
            <text:p>01</text:p>
          </table:table-cell>
          <table:table-cell table:formula="of:=RIGHT(LEFT([.B138]; 21); 2)" office:value-type="string" office:string-value="07" calcext:value-type="string">
            <text:p>07</text:p>
          </table:table-cell>
          <table:table-cell table:formula="of:=RIGHT(LEFT([.B138]; 23); 2)" office:value-type="string" office:string-value="00" calcext:value-type="string">
            <text:p>00</text:p>
          </table:table-cell>
          <table:table-cell table:formula="of:=RIGHT(LEFT([.B138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2.50,B115ECC60D0055AAF1E1</text:p>
          </table:table-cell>
          <table:table-cell table:formula="of:=VALUE(LEFT([.B139]; 5))" office:value-type="float" office:value="-22.5" calcext:value-type="float">
            <text:p>-22.5000</text:p>
          </table:table-cell>
          <table:table-cell table:formula="of:=IF([.C139]&gt;-30; &quot;HUB&quot;; &quot;DEVICE&quot;)" office:value-type="string" office:string-value="HUB" calcext:value-type="string">
            <text:p>HUB</text:p>
          </table:table-cell>
          <table:table-cell table:formula="of:=RIGHT(LEFT([.B139]; 15); 8)" office:value-type="string" office:string-value="B115ECC6" calcext:value-type="string">
            <text:p>B115ECC6</text:p>
          </table:table-cell>
          <table:table-cell table:formula="of:=RIGHT(LEFT([.B139]; 17); 2)" office:value-type="string" office:string-value="0D" calcext:value-type="string">
            <text:p>0D</text:p>
          </table:table-cell>
          <table:table-cell table:formula="of:=RIGHT(LEFT([.B139]; 19); 2)" office:value-type="string" office:string-value="00" calcext:value-type="string">
            <text:p>00</text:p>
          </table:table-cell>
          <table:table-cell table:formula="of:=RIGHT(LEFT([.B139]; 21); 2)" office:value-type="string" office:string-value="55" calcext:value-type="string">
            <text:p>55</text:p>
          </table:table-cell>
          <table:table-cell table:formula="of:=RIGHT(LEFT([.B139]; 23); 2)" office:value-type="string" office:string-value="AA" calcext:value-type="string">
            <text:p>AA</text:p>
          </table:table-cell>
          <table:table-cell table:formula="of:=RIGHT(LEFT([.B139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58.00,B115ECC60D010700BAAC</text:p>
          </table:table-cell>
          <table:table-cell table:formula="of:=VALUE(LEFT([.B140]; 5))" office:value-type="float" office:value="-58" calcext:value-type="float">
            <text:p>-58.0000</text:p>
          </table:table-cell>
          <table:table-cell table:formula="of:=IF([.C140]&gt;-30; &quot;HUB&quot;; &quot;DEVICE&quot;)" office:value-type="string" office:string-value="DEVICE" calcext:value-type="string">
            <text:p>DEVICE</text:p>
          </table:table-cell>
          <table:table-cell table:formula="of:=RIGHT(LEFT([.B140]; 15); 8)" office:value-type="string" office:string-value="B115ECC6" calcext:value-type="string">
            <text:p>B115ECC6</text:p>
          </table:table-cell>
          <table:table-cell table:formula="of:=RIGHT(LEFT([.B140]; 17); 2)" office:value-type="string" office:string-value="0D" calcext:value-type="string">
            <text:p>0D</text:p>
          </table:table-cell>
          <table:table-cell table:formula="of:=RIGHT(LEFT([.B140]; 19); 2)" office:value-type="string" office:string-value="01" calcext:value-type="string">
            <text:p>01</text:p>
          </table:table-cell>
          <table:table-cell table:formula="of:=RIGHT(LEFT([.B140]; 21); 2)" office:value-type="string" office:string-value="07" calcext:value-type="string">
            <text:p>07</text:p>
          </table:table-cell>
          <table:table-cell table:formula="of:=RIGHT(LEFT([.B140]; 23); 2)" office:value-type="string" office:string-value="00" calcext:value-type="string">
            <text:p>00</text:p>
          </table:table-cell>
          <table:table-cell table:formula="of:=RIGHT(LEFT([.B140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2.50,004BFEDD0D0055AAAC11</text:p>
          </table:table-cell>
          <table:table-cell table:formula="of:=VALUE(LEFT([.B141]; 5))" office:value-type="float" office:value="-22.5" calcext:value-type="float">
            <text:p>-22.5000</text:p>
          </table:table-cell>
          <table:table-cell table:formula="of:=IF([.C141]&gt;-30; &quot;HUB&quot;; &quot;DEVICE&quot;)" office:value-type="string" office:string-value="HUB" calcext:value-type="string">
            <text:p>HUB</text:p>
          </table:table-cell>
          <table:table-cell table:formula="of:=RIGHT(LEFT([.B141]; 15); 8)" office:value-type="string" office:string-value="004BFEDD" calcext:value-type="string">
            <text:p>004BFEDD</text:p>
          </table:table-cell>
          <table:table-cell table:formula="of:=RIGHT(LEFT([.B141]; 17); 2)" office:value-type="string" office:string-value="0D" calcext:value-type="string">
            <text:p>0D</text:p>
          </table:table-cell>
          <table:table-cell table:formula="of:=RIGHT(LEFT([.B141]; 19); 2)" office:value-type="string" office:string-value="00" calcext:value-type="string">
            <text:p>00</text:p>
          </table:table-cell>
          <table:table-cell table:formula="of:=RIGHT(LEFT([.B141]; 21); 2)" office:value-type="string" office:string-value="55" calcext:value-type="string">
            <text:p>55</text:p>
          </table:table-cell>
          <table:table-cell table:formula="of:=RIGHT(LEFT([.B141]; 23); 2)" office:value-type="string" office:string-value="AA" calcext:value-type="string">
            <text:p>AA</text:p>
          </table:table-cell>
          <table:table-cell table:formula="of:=RIGHT(LEFT([.B141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49.50,004BFEDD0D0101004DFA</text:p>
          </table:table-cell>
          <table:table-cell table:formula="of:=VALUE(LEFT([.B142]; 5))" office:value-type="float" office:value="-49.5" calcext:value-type="float">
            <text:p>-49.5000</text:p>
          </table:table-cell>
          <table:table-cell table:formula="of:=IF([.C142]&gt;-30; &quot;HUB&quot;; &quot;DEVICE&quot;)" office:value-type="string" office:string-value="DEVICE" calcext:value-type="string">
            <text:p>DEVICE</text:p>
          </table:table-cell>
          <table:table-cell table:formula="of:=RIGHT(LEFT([.B142]; 15); 8)" office:value-type="string" office:string-value="004BFEDD" calcext:value-type="string">
            <text:p>004BFEDD</text:p>
          </table:table-cell>
          <table:table-cell table:formula="of:=RIGHT(LEFT([.B142]; 17); 2)" office:value-type="string" office:string-value="0D" calcext:value-type="string">
            <text:p>0D</text:p>
          </table:table-cell>
          <table:table-cell table:formula="of:=RIGHT(LEFT([.B142]; 19); 2)" office:value-type="string" office:string-value="01" calcext:value-type="string">
            <text:p>01</text:p>
          </table:table-cell>
          <table:table-cell table:formula="of:=RIGHT(LEFT([.B142]; 21); 2)" office:value-type="string" office:string-value="01" calcext:value-type="string">
            <text:p>01</text:p>
          </table:table-cell>
          <table:table-cell table:formula="of:=RIGHT(LEFT([.B142]; 23); 2)" office:value-type="string" office:string-value="00" calcext:value-type="string">
            <text:p>00</text:p>
          </table:table-cell>
          <table:table-cell table:formula="of:=RIGHT(LEFT([.B142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2.50,004BFF710D0055AA48FE</text:p>
          </table:table-cell>
          <table:table-cell table:formula="of:=VALUE(LEFT([.B143]; 5))" office:value-type="float" office:value="-22.5" calcext:value-type="float">
            <text:p>-22.5000</text:p>
          </table:table-cell>
          <table:table-cell table:formula="of:=IF([.C143]&gt;-30; &quot;HUB&quot;; &quot;DEVICE&quot;)" office:value-type="string" office:string-value="HUB" calcext:value-type="string">
            <text:p>HUB</text:p>
          </table:table-cell>
          <table:table-cell table:formula="of:=RIGHT(LEFT([.B143]; 15); 8)" office:value-type="string" office:string-value="004BFF71" calcext:value-type="string">
            <text:p>004BFF71</text:p>
          </table:table-cell>
          <table:table-cell table:formula="of:=RIGHT(LEFT([.B143]; 17); 2)" office:value-type="string" office:string-value="0D" calcext:value-type="string">
            <text:p>0D</text:p>
          </table:table-cell>
          <table:table-cell table:formula="of:=RIGHT(LEFT([.B143]; 19); 2)" office:value-type="string" office:string-value="00" calcext:value-type="string">
            <text:p>00</text:p>
          </table:table-cell>
          <table:table-cell table:formula="of:=RIGHT(LEFT([.B143]; 21); 2)" office:value-type="string" office:string-value="55" calcext:value-type="string">
            <text:p>55</text:p>
          </table:table-cell>
          <table:table-cell table:formula="of:=RIGHT(LEFT([.B143]; 23); 2)" office:value-type="string" office:string-value="AA" calcext:value-type="string">
            <text:p>AA</text:p>
          </table:table-cell>
          <table:table-cell table:formula="of:=RIGHT(LEFT([.B143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43.50,004BFF710D010101B934</text:p>
          </table:table-cell>
          <table:table-cell table:formula="of:=VALUE(LEFT([.B144]; 5))" office:value-type="float" office:value="-43.5" calcext:value-type="float">
            <text:p>-43.5000</text:p>
          </table:table-cell>
          <table:table-cell table:formula="of:=IF([.C144]&gt;-30; &quot;HUB&quot;; &quot;DEVICE&quot;)" office:value-type="string" office:string-value="DEVICE" calcext:value-type="string">
            <text:p>DEVICE</text:p>
          </table:table-cell>
          <table:table-cell table:formula="of:=RIGHT(LEFT([.B144]; 15); 8)" office:value-type="string" office:string-value="004BFF71" calcext:value-type="string">
            <text:p>004BFF71</text:p>
          </table:table-cell>
          <table:table-cell table:formula="of:=RIGHT(LEFT([.B144]; 17); 2)" office:value-type="string" office:string-value="0D" calcext:value-type="string">
            <text:p>0D</text:p>
          </table:table-cell>
          <table:table-cell table:formula="of:=RIGHT(LEFT([.B144]; 19); 2)" office:value-type="string" office:string-value="01" calcext:value-type="string">
            <text:p>01</text:p>
          </table:table-cell>
          <table:table-cell table:formula="of:=RIGHT(LEFT([.B144]; 21); 2)" office:value-type="string" office:string-value="01" calcext:value-type="string">
            <text:p>01</text:p>
          </table:table-cell>
          <table:table-cell table:formula="of:=RIGHT(LEFT([.B144]; 23); 2)" office:value-type="string" office:string-value="01" calcext:value-type="string">
            <text:p>01</text:p>
          </table:table-cell>
          <table:table-cell table:formula="of:=RIGHT(LEFT([.B144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2.50,B115BBEF0D0055AAE9FC</text:p>
          </table:table-cell>
          <table:table-cell table:formula="of:=VALUE(LEFT([.B145]; 5))" office:value-type="float" office:value="-22.5" calcext:value-type="float">
            <text:p>-22.5000</text:p>
          </table:table-cell>
          <table:table-cell table:formula="of:=IF([.C145]&gt;-30; &quot;HUB&quot;; &quot;DEVICE&quot;)" office:value-type="string" office:string-value="HUB" calcext:value-type="string">
            <text:p>HUB</text:p>
          </table:table-cell>
          <table:table-cell table:formula="of:=RIGHT(LEFT([.B145]; 15); 8)" office:value-type="string" office:string-value="B115BBEF" calcext:value-type="string">
            <text:p>B115BBEF</text:p>
          </table:table-cell>
          <table:table-cell table:formula="of:=RIGHT(LEFT([.B145]; 17); 2)" office:value-type="string" office:string-value="0D" calcext:value-type="string">
            <text:p>0D</text:p>
          </table:table-cell>
          <table:table-cell table:formula="of:=RIGHT(LEFT([.B145]; 19); 2)" office:value-type="string" office:string-value="00" calcext:value-type="string">
            <text:p>00</text:p>
          </table:table-cell>
          <table:table-cell table:formula="of:=RIGHT(LEFT([.B145]; 21); 2)" office:value-type="string" office:string-value="55" calcext:value-type="string">
            <text:p>55</text:p>
          </table:table-cell>
          <table:table-cell table:formula="of:=RIGHT(LEFT([.B145]; 23); 2)" office:value-type="string" office:string-value="AA" calcext:value-type="string">
            <text:p>AA</text:p>
          </table:table-cell>
          <table:table-cell table:formula="of:=RIGHT(LEFT([.B145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79.50,B115BBEF0D010300A2F1</text:p>
          </table:table-cell>
          <table:table-cell table:formula="of:=VALUE(LEFT([.B146]; 5))" office:value-type="float" office:value="-79.5" calcext:value-type="float">
            <text:p>-79.5000</text:p>
          </table:table-cell>
          <table:table-cell table:formula="of:=IF([.C146]&gt;-30; &quot;HUB&quot;; &quot;DEVICE&quot;)" office:value-type="string" office:string-value="DEVICE" calcext:value-type="string">
            <text:p>DEVICE</text:p>
          </table:table-cell>
          <table:table-cell table:formula="of:=RIGHT(LEFT([.B146]; 15); 8)" office:value-type="string" office:string-value="B115BBEF" calcext:value-type="string">
            <text:p>B115BBEF</text:p>
          </table:table-cell>
          <table:table-cell table:formula="of:=RIGHT(LEFT([.B146]; 17); 2)" office:value-type="string" office:string-value="0D" calcext:value-type="string">
            <text:p>0D</text:p>
          </table:table-cell>
          <table:table-cell table:formula="of:=RIGHT(LEFT([.B146]; 19); 2)" office:value-type="string" office:string-value="01" calcext:value-type="string">
            <text:p>01</text:p>
          </table:table-cell>
          <table:table-cell table:formula="of:=RIGHT(LEFT([.B146]; 21); 2)" office:value-type="string" office:string-value="03" calcext:value-type="string">
            <text:p>03</text:p>
          </table:table-cell>
          <table:table-cell table:formula="of:=RIGHT(LEFT([.B146]; 23); 2)" office:value-type="string" office:string-value="00" calcext:value-type="string">
            <text:p>00</text:p>
          </table:table-cell>
          <table:table-cell table:formula="of:=RIGHT(LEFT([.B146]; 27); 4)" office:value-type="string" office:string-value="A2F1" calcext:value-type="string">
            <text:p>A2F1</text:p>
          </table:table-cell>
        </table:table-row>
        <table:table-row table:style-name="ro1">
          <table:table-cell/>
          <table:table-cell office:value-type="string" calcext:value-type="string">
            <text:p>-22.50,B115ECD60D0055AAF5BB</text:p>
          </table:table-cell>
          <table:table-cell table:formula="of:=VALUE(LEFT([.B147]; 5))" office:value-type="float" office:value="-22.5" calcext:value-type="float">
            <text:p>-22.5000</text:p>
          </table:table-cell>
          <table:table-cell table:formula="of:=IF([.C147]&gt;-30; &quot;HUB&quot;; &quot;DEVICE&quot;)" office:value-type="string" office:string-value="HUB" calcext:value-type="string">
            <text:p>HUB</text:p>
          </table:table-cell>
          <table:table-cell table:formula="of:=RIGHT(LEFT([.B147]; 15); 8)" office:value-type="string" office:string-value="B115ECD6" calcext:value-type="string">
            <text:p>B115ECD6</text:p>
          </table:table-cell>
          <table:table-cell table:formula="of:=RIGHT(LEFT([.B147]; 17); 2)" office:value-type="string" office:string-value="0D" calcext:value-type="string">
            <text:p>0D</text:p>
          </table:table-cell>
          <table:table-cell table:formula="of:=RIGHT(LEFT([.B147]; 19); 2)" office:value-type="string" office:string-value="00" calcext:value-type="string">
            <text:p>00</text:p>
          </table:table-cell>
          <table:table-cell table:formula="of:=RIGHT(LEFT([.B147]; 21); 2)" office:value-type="string" office:string-value="55" calcext:value-type="string">
            <text:p>55</text:p>
          </table:table-cell>
          <table:table-cell table:formula="of:=RIGHT(LEFT([.B147]; 23); 2)" office:value-type="string" office:string-value="AA" calcext:value-type="string">
            <text:p>AA</text:p>
          </table:table-cell>
          <table:table-cell table:formula="of:=RIGHT(LEFT([.B147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6.50,B115ECD60D010701AED7</text:p>
          </table:table-cell>
          <table:table-cell table:formula="of:=VALUE(LEFT([.B148]; 5))" office:value-type="float" office:value="-56.5" calcext:value-type="float">
            <text:p>-56.5000</text:p>
          </table:table-cell>
          <table:table-cell table:formula="of:=IF([.C148]&gt;-30; &quot;HUB&quot;; &quot;DEVICE&quot;)" office:value-type="string" office:string-value="DEVICE" calcext:value-type="string">
            <text:p>DEVICE</text:p>
          </table:table-cell>
          <table:table-cell table:formula="of:=RIGHT(LEFT([.B148]; 15); 8)" office:value-type="string" office:string-value="B115ECD6" calcext:value-type="string">
            <text:p>B115ECD6</text:p>
          </table:table-cell>
          <table:table-cell table:formula="of:=RIGHT(LEFT([.B148]; 17); 2)" office:value-type="string" office:string-value="0D" calcext:value-type="string">
            <text:p>0D</text:p>
          </table:table-cell>
          <table:table-cell table:formula="of:=RIGHT(LEFT([.B148]; 19); 2)" office:value-type="string" office:string-value="01" calcext:value-type="string">
            <text:p>01</text:p>
          </table:table-cell>
          <table:table-cell table:formula="of:=RIGHT(LEFT([.B148]; 21); 2)" office:value-type="string" office:string-value="07" calcext:value-type="string">
            <text:p>07</text:p>
          </table:table-cell>
          <table:table-cell table:formula="of:=RIGHT(LEFT([.B148]; 23); 2)" office:value-type="string" office:string-value="01" calcext:value-type="string">
            <text:p>01</text:p>
          </table:table-cell>
          <table:table-cell table:formula="of:=RIGHT(LEFT([.B148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2.50,B115EDDF0D0055AA1867</text:p>
          </table:table-cell>
          <table:table-cell table:formula="of:=VALUE(LEFT([.B149]; 5))" office:value-type="float" office:value="-22.5" calcext:value-type="float">
            <text:p>-22.5000</text:p>
          </table:table-cell>
          <table:table-cell table:formula="of:=IF([.C149]&gt;-30; &quot;HUB&quot;; &quot;DEVICE&quot;)" office:value-type="string" office:string-value="HUB" calcext:value-type="string">
            <text:p>HUB</text:p>
          </table:table-cell>
          <table:table-cell table:formula="of:=RIGHT(LEFT([.B149]; 15); 8)" office:value-type="string" office:string-value="B115EDDF" calcext:value-type="string">
            <text:p>B115EDDF</text:p>
          </table:table-cell>
          <table:table-cell table:formula="of:=RIGHT(LEFT([.B149]; 17); 2)" office:value-type="string" office:string-value="0D" calcext:value-type="string">
            <text:p>0D</text:p>
          </table:table-cell>
          <table:table-cell table:formula="of:=RIGHT(LEFT([.B149]; 19); 2)" office:value-type="string" office:string-value="00" calcext:value-type="string">
            <text:p>00</text:p>
          </table:table-cell>
          <table:table-cell table:formula="of:=RIGHT(LEFT([.B149]; 21); 2)" office:value-type="string" office:string-value="55" calcext:value-type="string">
            <text:p>55</text:p>
          </table:table-cell>
          <table:table-cell table:formula="of:=RIGHT(LEFT([.B149]; 23); 2)" office:value-type="string" office:string-value="AA" calcext:value-type="string">
            <text:p>AA</text:p>
          </table:table-cell>
          <table:table-cell table:formula="of:=RIGHT(LEFT([.B149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67.50,B115EDDF0D010701430B</text:p>
          </table:table-cell>
          <table:table-cell table:formula="of:=VALUE(LEFT([.B150]; 5))" office:value-type="float" office:value="-67.5" calcext:value-type="float">
            <text:p>-67.5000</text:p>
          </table:table-cell>
          <table:table-cell table:formula="of:=IF([.C150]&gt;-30; &quot;HUB&quot;; &quot;DEVICE&quot;)" office:value-type="string" office:string-value="DEVICE" calcext:value-type="string">
            <text:p>DEVICE</text:p>
          </table:table-cell>
          <table:table-cell table:formula="of:=RIGHT(LEFT([.B150]; 15); 8)" office:value-type="string" office:string-value="B115EDDF" calcext:value-type="string">
            <text:p>B115EDDF</text:p>
          </table:table-cell>
          <table:table-cell table:formula="of:=RIGHT(LEFT([.B150]; 17); 2)" office:value-type="string" office:string-value="0D" calcext:value-type="string">
            <text:p>0D</text:p>
          </table:table-cell>
          <table:table-cell table:formula="of:=RIGHT(LEFT([.B150]; 19); 2)" office:value-type="string" office:string-value="01" calcext:value-type="string">
            <text:p>01</text:p>
          </table:table-cell>
          <table:table-cell table:formula="of:=RIGHT(LEFT([.B150]; 21); 2)" office:value-type="string" office:string-value="07" calcext:value-type="string">
            <text:p>07</text:p>
          </table:table-cell>
          <table:table-cell table:formula="of:=RIGHT(LEFT([.B150]; 23); 2)" office:value-type="string" office:string-value="01" calcext:value-type="string">
            <text:p>01</text:p>
          </table:table-cell>
          <table:table-cell table:formula="of:=RIGHT(LEFT([.B150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2.50,B11335B50D0055AA4FC6</text:p>
          </table:table-cell>
          <table:table-cell table:formula="of:=VALUE(LEFT([.B151]; 5))" office:value-type="float" office:value="-22.5" calcext:value-type="float">
            <text:p>-22.5000</text:p>
          </table:table-cell>
          <table:table-cell table:formula="of:=IF([.C151]&gt;-30; &quot;HUB&quot;; &quot;DEVICE&quot;)" office:value-type="string" office:string-value="HUB" calcext:value-type="string">
            <text:p>HUB</text:p>
          </table:table-cell>
          <table:table-cell table:formula="of:=RIGHT(LEFT([.B151]; 15); 8)" office:value-type="string" office:string-value="B11335B5" calcext:value-type="string">
            <text:p>B11335B5</text:p>
          </table:table-cell>
          <table:table-cell table:formula="of:=RIGHT(LEFT([.B151]; 17); 2)" office:value-type="string" office:string-value="0D" calcext:value-type="string">
            <text:p>0D</text:p>
          </table:table-cell>
          <table:table-cell table:formula="of:=RIGHT(LEFT([.B151]; 19); 2)" office:value-type="string" office:string-value="00" calcext:value-type="string">
            <text:p>00</text:p>
          </table:table-cell>
          <table:table-cell table:formula="of:=RIGHT(LEFT([.B151]; 21); 2)" office:value-type="string" office:string-value="55" calcext:value-type="string">
            <text:p>55</text:p>
          </table:table-cell>
          <table:table-cell table:formula="of:=RIGHT(LEFT([.B151]; 23); 2)" office:value-type="string" office:string-value="AA" calcext:value-type="string">
            <text:p>AA</text:p>
          </table:table-cell>
          <table:table-cell table:formula="of:=RIGHT(LEFT([.B151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7.50,B11335B50D010700048B</text:p>
          </table:table-cell>
          <table:table-cell table:formula="of:=VALUE(LEFT([.B152]; 5))" office:value-type="float" office:value="-57.5" calcext:value-type="float">
            <text:p>-57.5000</text:p>
          </table:table-cell>
          <table:table-cell table:formula="of:=IF([.C152]&gt;-30; &quot;HUB&quot;; &quot;DEVICE&quot;)" office:value-type="string" office:string-value="DEVICE" calcext:value-type="string">
            <text:p>DEVICE</text:p>
          </table:table-cell>
          <table:table-cell table:formula="of:=RIGHT(LEFT([.B152]; 15); 8)" office:value-type="string" office:string-value="B11335B5" calcext:value-type="string">
            <text:p>B11335B5</text:p>
          </table:table-cell>
          <table:table-cell table:formula="of:=RIGHT(LEFT([.B152]; 17); 2)" office:value-type="string" office:string-value="0D" calcext:value-type="string">
            <text:p>0D</text:p>
          </table:table-cell>
          <table:table-cell table:formula="of:=RIGHT(LEFT([.B152]; 19); 2)" office:value-type="string" office:string-value="01" calcext:value-type="string">
            <text:p>01</text:p>
          </table:table-cell>
          <table:table-cell table:formula="of:=RIGHT(LEFT([.B152]; 21); 2)" office:value-type="string" office:string-value="07" calcext:value-type="string">
            <text:p>07</text:p>
          </table:table-cell>
          <table:table-cell table:formula="of:=RIGHT(LEFT([.B152]; 23); 2)" office:value-type="string" office:string-value="00" calcext:value-type="string">
            <text:p>00</text:p>
          </table:table-cell>
          <table:table-cell table:formula="of:=RIGHT(LEFT([.B152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2.50,B115ECC60D0055AAF1E1</text:p>
          </table:table-cell>
          <table:table-cell table:formula="of:=VALUE(LEFT([.B153]; 5))" office:value-type="float" office:value="-22.5" calcext:value-type="float">
            <text:p>-22.5000</text:p>
          </table:table-cell>
          <table:table-cell table:formula="of:=IF([.C153]&gt;-30; &quot;HUB&quot;; &quot;DEVICE&quot;)" office:value-type="string" office:string-value="HUB" calcext:value-type="string">
            <text:p>HUB</text:p>
          </table:table-cell>
          <table:table-cell table:formula="of:=RIGHT(LEFT([.B153]; 15); 8)" office:value-type="string" office:string-value="B115ECC6" calcext:value-type="string">
            <text:p>B115ECC6</text:p>
          </table:table-cell>
          <table:table-cell table:formula="of:=RIGHT(LEFT([.B153]; 17); 2)" office:value-type="string" office:string-value="0D" calcext:value-type="string">
            <text:p>0D</text:p>
          </table:table-cell>
          <table:table-cell table:formula="of:=RIGHT(LEFT([.B153]; 19); 2)" office:value-type="string" office:string-value="00" calcext:value-type="string">
            <text:p>00</text:p>
          </table:table-cell>
          <table:table-cell table:formula="of:=RIGHT(LEFT([.B153]; 21); 2)" office:value-type="string" office:string-value="55" calcext:value-type="string">
            <text:p>55</text:p>
          </table:table-cell>
          <table:table-cell table:formula="of:=RIGHT(LEFT([.B153]; 23); 2)" office:value-type="string" office:string-value="AA" calcext:value-type="string">
            <text:p>AA</text:p>
          </table:table-cell>
          <table:table-cell table:formula="of:=RIGHT(LEFT([.B153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57.50,B115ECC60D010700BAAC</text:p>
          </table:table-cell>
          <table:table-cell table:formula="of:=VALUE(LEFT([.B154]; 5))" office:value-type="float" office:value="-57.5" calcext:value-type="float">
            <text:p>-57.5000</text:p>
          </table:table-cell>
          <table:table-cell table:formula="of:=IF([.C154]&gt;-30; &quot;HUB&quot;; &quot;DEVICE&quot;)" office:value-type="string" office:string-value="DEVICE" calcext:value-type="string">
            <text:p>DEVICE</text:p>
          </table:table-cell>
          <table:table-cell table:formula="of:=RIGHT(LEFT([.B154]; 15); 8)" office:value-type="string" office:string-value="B115ECC6" calcext:value-type="string">
            <text:p>B115ECC6</text:p>
          </table:table-cell>
          <table:table-cell table:formula="of:=RIGHT(LEFT([.B154]; 17); 2)" office:value-type="string" office:string-value="0D" calcext:value-type="string">
            <text:p>0D</text:p>
          </table:table-cell>
          <table:table-cell table:formula="of:=RIGHT(LEFT([.B154]; 19); 2)" office:value-type="string" office:string-value="01" calcext:value-type="string">
            <text:p>01</text:p>
          </table:table-cell>
          <table:table-cell table:formula="of:=RIGHT(LEFT([.B154]; 21); 2)" office:value-type="string" office:string-value="07" calcext:value-type="string">
            <text:p>07</text:p>
          </table:table-cell>
          <table:table-cell table:formula="of:=RIGHT(LEFT([.B154]; 23); 2)" office:value-type="string" office:string-value="00" calcext:value-type="string">
            <text:p>00</text:p>
          </table:table-cell>
          <table:table-cell table:formula="of:=RIGHT(LEFT([.B154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3.00,004BFEDD0D0055AAAC11</text:p>
          </table:table-cell>
          <table:table-cell table:formula="of:=VALUE(LEFT([.B155]; 5))" office:value-type="float" office:value="-23" calcext:value-type="float">
            <text:p>-23.0000</text:p>
          </table:table-cell>
          <table:table-cell table:formula="of:=IF([.C155]&gt;-30; &quot;HUB&quot;; &quot;DEVICE&quot;)" office:value-type="string" office:string-value="HUB" calcext:value-type="string">
            <text:p>HUB</text:p>
          </table:table-cell>
          <table:table-cell table:formula="of:=RIGHT(LEFT([.B155]; 15); 8)" office:value-type="string" office:string-value="004BFEDD" calcext:value-type="string">
            <text:p>004BFEDD</text:p>
          </table:table-cell>
          <table:table-cell table:formula="of:=RIGHT(LEFT([.B155]; 17); 2)" office:value-type="string" office:string-value="0D" calcext:value-type="string">
            <text:p>0D</text:p>
          </table:table-cell>
          <table:table-cell table:formula="of:=RIGHT(LEFT([.B155]; 19); 2)" office:value-type="string" office:string-value="00" calcext:value-type="string">
            <text:p>00</text:p>
          </table:table-cell>
          <table:table-cell table:formula="of:=RIGHT(LEFT([.B155]; 21); 2)" office:value-type="string" office:string-value="55" calcext:value-type="string">
            <text:p>55</text:p>
          </table:table-cell>
          <table:table-cell table:formula="of:=RIGHT(LEFT([.B155]; 23); 2)" office:value-type="string" office:string-value="AA" calcext:value-type="string">
            <text:p>AA</text:p>
          </table:table-cell>
          <table:table-cell table:formula="of:=RIGHT(LEFT([.B155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49.50,004BFEDD0D0101004DFA</text:p>
          </table:table-cell>
          <table:table-cell table:formula="of:=VALUE(LEFT([.B156]; 5))" office:value-type="float" office:value="-49.5" calcext:value-type="float">
            <text:p>-49.5000</text:p>
          </table:table-cell>
          <table:table-cell table:formula="of:=IF([.C156]&gt;-30; &quot;HUB&quot;; &quot;DEVICE&quot;)" office:value-type="string" office:string-value="DEVICE" calcext:value-type="string">
            <text:p>DEVICE</text:p>
          </table:table-cell>
          <table:table-cell table:formula="of:=RIGHT(LEFT([.B156]; 15); 8)" office:value-type="string" office:string-value="004BFEDD" calcext:value-type="string">
            <text:p>004BFEDD</text:p>
          </table:table-cell>
          <table:table-cell table:formula="of:=RIGHT(LEFT([.B156]; 17); 2)" office:value-type="string" office:string-value="0D" calcext:value-type="string">
            <text:p>0D</text:p>
          </table:table-cell>
          <table:table-cell table:formula="of:=RIGHT(LEFT([.B156]; 19); 2)" office:value-type="string" office:string-value="01" calcext:value-type="string">
            <text:p>01</text:p>
          </table:table-cell>
          <table:table-cell table:formula="of:=RIGHT(LEFT([.B156]; 21); 2)" office:value-type="string" office:string-value="01" calcext:value-type="string">
            <text:p>01</text:p>
          </table:table-cell>
          <table:table-cell table:formula="of:=RIGHT(LEFT([.B156]; 23); 2)" office:value-type="string" office:string-value="00" calcext:value-type="string">
            <text:p>00</text:p>
          </table:table-cell>
          <table:table-cell table:formula="of:=RIGHT(LEFT([.B156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3.50,004BFF710D0055AA48FE</text:p>
          </table:table-cell>
          <table:table-cell table:formula="of:=VALUE(LEFT([.B157]; 5))" office:value-type="float" office:value="-23.5" calcext:value-type="float">
            <text:p>-23.5000</text:p>
          </table:table-cell>
          <table:table-cell table:formula="of:=IF([.C157]&gt;-30; &quot;HUB&quot;; &quot;DEVICE&quot;)" office:value-type="string" office:string-value="HUB" calcext:value-type="string">
            <text:p>HUB</text:p>
          </table:table-cell>
          <table:table-cell table:formula="of:=RIGHT(LEFT([.B157]; 15); 8)" office:value-type="string" office:string-value="004BFF71" calcext:value-type="string">
            <text:p>004BFF71</text:p>
          </table:table-cell>
          <table:table-cell table:formula="of:=RIGHT(LEFT([.B157]; 17); 2)" office:value-type="string" office:string-value="0D" calcext:value-type="string">
            <text:p>0D</text:p>
          </table:table-cell>
          <table:table-cell table:formula="of:=RIGHT(LEFT([.B157]; 19); 2)" office:value-type="string" office:string-value="00" calcext:value-type="string">
            <text:p>00</text:p>
          </table:table-cell>
          <table:table-cell table:formula="of:=RIGHT(LEFT([.B157]; 21); 2)" office:value-type="string" office:string-value="55" calcext:value-type="string">
            <text:p>55</text:p>
          </table:table-cell>
          <table:table-cell table:formula="of:=RIGHT(LEFT([.B157]; 23); 2)" office:value-type="string" office:string-value="AA" calcext:value-type="string">
            <text:p>AA</text:p>
          </table:table-cell>
          <table:table-cell table:formula="of:=RIGHT(LEFT([.B157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61.50,004BFF710D010101B934</text:p>
          </table:table-cell>
          <table:table-cell table:formula="of:=VALUE(LEFT([.B158]; 5))" office:value-type="float" office:value="-61.5" calcext:value-type="float">
            <text:p>-61.5000</text:p>
          </table:table-cell>
          <table:table-cell table:formula="of:=IF([.C158]&gt;-30; &quot;HUB&quot;; &quot;DEVICE&quot;)" office:value-type="string" office:string-value="DEVICE" calcext:value-type="string">
            <text:p>DEVICE</text:p>
          </table:table-cell>
          <table:table-cell table:formula="of:=RIGHT(LEFT([.B158]; 15); 8)" office:value-type="string" office:string-value="004BFF71" calcext:value-type="string">
            <text:p>004BFF71</text:p>
          </table:table-cell>
          <table:table-cell table:formula="of:=RIGHT(LEFT([.B158]; 17); 2)" office:value-type="string" office:string-value="0D" calcext:value-type="string">
            <text:p>0D</text:p>
          </table:table-cell>
          <table:table-cell table:formula="of:=RIGHT(LEFT([.B158]; 19); 2)" office:value-type="string" office:string-value="01" calcext:value-type="string">
            <text:p>01</text:p>
          </table:table-cell>
          <table:table-cell table:formula="of:=RIGHT(LEFT([.B158]; 21); 2)" office:value-type="string" office:string-value="01" calcext:value-type="string">
            <text:p>01</text:p>
          </table:table-cell>
          <table:table-cell table:formula="of:=RIGHT(LEFT([.B158]; 23); 2)" office:value-type="string" office:string-value="01" calcext:value-type="string">
            <text:p>01</text:p>
          </table:table-cell>
          <table:table-cell table:formula="of:=RIGHT(LEFT([.B158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2.50,B115BBEF0D0055AAE9FC</text:p>
          </table:table-cell>
          <table:table-cell table:formula="of:=VALUE(LEFT([.B159]; 5))" office:value-type="float" office:value="-22.5" calcext:value-type="float">
            <text:p>-22.5000</text:p>
          </table:table-cell>
          <table:table-cell table:formula="of:=IF([.C159]&gt;-30; &quot;HUB&quot;; &quot;DEVICE&quot;)" office:value-type="string" office:string-value="HUB" calcext:value-type="string">
            <text:p>HUB</text:p>
          </table:table-cell>
          <table:table-cell table:formula="of:=RIGHT(LEFT([.B159]; 15); 8)" office:value-type="string" office:string-value="B115BBEF" calcext:value-type="string">
            <text:p>B115BBEF</text:p>
          </table:table-cell>
          <table:table-cell table:formula="of:=RIGHT(LEFT([.B159]; 17); 2)" office:value-type="string" office:string-value="0D" calcext:value-type="string">
            <text:p>0D</text:p>
          </table:table-cell>
          <table:table-cell table:formula="of:=RIGHT(LEFT([.B159]; 19); 2)" office:value-type="string" office:string-value="00" calcext:value-type="string">
            <text:p>00</text:p>
          </table:table-cell>
          <table:table-cell table:formula="of:=RIGHT(LEFT([.B159]; 21); 2)" office:value-type="string" office:string-value="55" calcext:value-type="string">
            <text:p>55</text:p>
          </table:table-cell>
          <table:table-cell table:formula="of:=RIGHT(LEFT([.B159]; 23); 2)" office:value-type="string" office:string-value="AA" calcext:value-type="string">
            <text:p>AA</text:p>
          </table:table-cell>
          <table:table-cell table:formula="of:=RIGHT(LEFT([.B159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22.50,B115ECD60D0055AAF5BB</text:p>
          </table:table-cell>
          <table:table-cell table:formula="of:=VALUE(LEFT([.B160]; 5))" office:value-type="float" office:value="-22.5" calcext:value-type="float">
            <text:p>-22.5000</text:p>
          </table:table-cell>
          <table:table-cell table:formula="of:=IF([.C160]&gt;-30; &quot;HUB&quot;; &quot;DEVICE&quot;)" office:value-type="string" office:string-value="HUB" calcext:value-type="string">
            <text:p>HUB</text:p>
          </table:table-cell>
          <table:table-cell table:formula="of:=RIGHT(LEFT([.B160]; 15); 8)" office:value-type="string" office:string-value="B115ECD6" calcext:value-type="string">
            <text:p>B115ECD6</text:p>
          </table:table-cell>
          <table:table-cell table:formula="of:=RIGHT(LEFT([.B160]; 17); 2)" office:value-type="string" office:string-value="0D" calcext:value-type="string">
            <text:p>0D</text:p>
          </table:table-cell>
          <table:table-cell table:formula="of:=RIGHT(LEFT([.B160]; 19); 2)" office:value-type="string" office:string-value="00" calcext:value-type="string">
            <text:p>00</text:p>
          </table:table-cell>
          <table:table-cell table:formula="of:=RIGHT(LEFT([.B160]; 21); 2)" office:value-type="string" office:string-value="55" calcext:value-type="string">
            <text:p>55</text:p>
          </table:table-cell>
          <table:table-cell table:formula="of:=RIGHT(LEFT([.B160]; 23); 2)" office:value-type="string" office:string-value="AA" calcext:value-type="string">
            <text:p>AA</text:p>
          </table:table-cell>
          <table:table-cell table:formula="of:=RIGHT(LEFT([.B160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6.50,B115ECD60D010701AED7</text:p>
          </table:table-cell>
          <table:table-cell table:formula="of:=VALUE(LEFT([.B161]; 5))" office:value-type="float" office:value="-56.5" calcext:value-type="float">
            <text:p>-56.5000</text:p>
          </table:table-cell>
          <table:table-cell table:formula="of:=IF([.C161]&gt;-30; &quot;HUB&quot;; &quot;DEVICE&quot;)" office:value-type="string" office:string-value="DEVICE" calcext:value-type="string">
            <text:p>DEVICE</text:p>
          </table:table-cell>
          <table:table-cell table:formula="of:=RIGHT(LEFT([.B161]; 15); 8)" office:value-type="string" office:string-value="B115ECD6" calcext:value-type="string">
            <text:p>B115ECD6</text:p>
          </table:table-cell>
          <table:table-cell table:formula="of:=RIGHT(LEFT([.B161]; 17); 2)" office:value-type="string" office:string-value="0D" calcext:value-type="string">
            <text:p>0D</text:p>
          </table:table-cell>
          <table:table-cell table:formula="of:=RIGHT(LEFT([.B161]; 19); 2)" office:value-type="string" office:string-value="01" calcext:value-type="string">
            <text:p>01</text:p>
          </table:table-cell>
          <table:table-cell table:formula="of:=RIGHT(LEFT([.B161]; 21); 2)" office:value-type="string" office:string-value="07" calcext:value-type="string">
            <text:p>07</text:p>
          </table:table-cell>
          <table:table-cell table:formula="of:=RIGHT(LEFT([.B161]; 23); 2)" office:value-type="string" office:string-value="01" calcext:value-type="string">
            <text:p>01</text:p>
          </table:table-cell>
          <table:table-cell table:formula="of:=RIGHT(LEFT([.B161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2.00,B115EDDF0D0055AA1867</text:p>
          </table:table-cell>
          <table:table-cell table:formula="of:=VALUE(LEFT([.B162]; 5))" office:value-type="float" office:value="-22" calcext:value-type="float">
            <text:p>-22.0000</text:p>
          </table:table-cell>
          <table:table-cell table:formula="of:=IF([.C162]&gt;-30; &quot;HUB&quot;; &quot;DEVICE&quot;)" office:value-type="string" office:string-value="HUB" calcext:value-type="string">
            <text:p>HUB</text:p>
          </table:table-cell>
          <table:table-cell table:formula="of:=RIGHT(LEFT([.B162]; 15); 8)" office:value-type="string" office:string-value="B115EDDF" calcext:value-type="string">
            <text:p>B115EDDF</text:p>
          </table:table-cell>
          <table:table-cell table:formula="of:=RIGHT(LEFT([.B162]; 17); 2)" office:value-type="string" office:string-value="0D" calcext:value-type="string">
            <text:p>0D</text:p>
          </table:table-cell>
          <table:table-cell table:formula="of:=RIGHT(LEFT([.B162]; 19); 2)" office:value-type="string" office:string-value="00" calcext:value-type="string">
            <text:p>00</text:p>
          </table:table-cell>
          <table:table-cell table:formula="of:=RIGHT(LEFT([.B162]; 21); 2)" office:value-type="string" office:string-value="55" calcext:value-type="string">
            <text:p>55</text:p>
          </table:table-cell>
          <table:table-cell table:formula="of:=RIGHT(LEFT([.B162]; 23); 2)" office:value-type="string" office:string-value="AA" calcext:value-type="string">
            <text:p>AA</text:p>
          </table:table-cell>
          <table:table-cell table:formula="of:=RIGHT(LEFT([.B162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60.50,B115EDDF0D010701430B</text:p>
          </table:table-cell>
          <table:table-cell table:formula="of:=VALUE(LEFT([.B163]; 5))" office:value-type="float" office:value="-60.5" calcext:value-type="float">
            <text:p>-60.5000</text:p>
          </table:table-cell>
          <table:table-cell table:formula="of:=IF([.C163]&gt;-30; &quot;HUB&quot;; &quot;DEVICE&quot;)" office:value-type="string" office:string-value="DEVICE" calcext:value-type="string">
            <text:p>DEVICE</text:p>
          </table:table-cell>
          <table:table-cell table:formula="of:=RIGHT(LEFT([.B163]; 15); 8)" office:value-type="string" office:string-value="B115EDDF" calcext:value-type="string">
            <text:p>B115EDDF</text:p>
          </table:table-cell>
          <table:table-cell table:formula="of:=RIGHT(LEFT([.B163]; 17); 2)" office:value-type="string" office:string-value="0D" calcext:value-type="string">
            <text:p>0D</text:p>
          </table:table-cell>
          <table:table-cell table:formula="of:=RIGHT(LEFT([.B163]; 19); 2)" office:value-type="string" office:string-value="01" calcext:value-type="string">
            <text:p>01</text:p>
          </table:table-cell>
          <table:table-cell table:formula="of:=RIGHT(LEFT([.B163]; 21); 2)" office:value-type="string" office:string-value="07" calcext:value-type="string">
            <text:p>07</text:p>
          </table:table-cell>
          <table:table-cell table:formula="of:=RIGHT(LEFT([.B163]; 23); 2)" office:value-type="string" office:string-value="01" calcext:value-type="string">
            <text:p>01</text:p>
          </table:table-cell>
          <table:table-cell table:formula="of:=RIGHT(LEFT([.B163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3.00,B11335B50D0055AA4FC6</text:p>
          </table:table-cell>
          <table:table-cell table:formula="of:=VALUE(LEFT([.B164]; 5))" office:value-type="float" office:value="-23" calcext:value-type="float">
            <text:p>-23.0000</text:p>
          </table:table-cell>
          <table:table-cell table:formula="of:=IF([.C164]&gt;-30; &quot;HUB&quot;; &quot;DEVICE&quot;)" office:value-type="string" office:string-value="HUB" calcext:value-type="string">
            <text:p>HUB</text:p>
          </table:table-cell>
          <table:table-cell table:formula="of:=RIGHT(LEFT([.B164]; 15); 8)" office:value-type="string" office:string-value="B11335B5" calcext:value-type="string">
            <text:p>B11335B5</text:p>
          </table:table-cell>
          <table:table-cell table:formula="of:=RIGHT(LEFT([.B164]; 17); 2)" office:value-type="string" office:string-value="0D" calcext:value-type="string">
            <text:p>0D</text:p>
          </table:table-cell>
          <table:table-cell table:formula="of:=RIGHT(LEFT([.B164]; 19); 2)" office:value-type="string" office:string-value="00" calcext:value-type="string">
            <text:p>00</text:p>
          </table:table-cell>
          <table:table-cell table:formula="of:=RIGHT(LEFT([.B164]; 21); 2)" office:value-type="string" office:string-value="55" calcext:value-type="string">
            <text:p>55</text:p>
          </table:table-cell>
          <table:table-cell table:formula="of:=RIGHT(LEFT([.B164]; 23); 2)" office:value-type="string" office:string-value="AA" calcext:value-type="string">
            <text:p>AA</text:p>
          </table:table-cell>
          <table:table-cell table:formula="of:=RIGHT(LEFT([.B164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7.00,B11335B50D010700048B</text:p>
          </table:table-cell>
          <table:table-cell table:formula="of:=VALUE(LEFT([.B165]; 5))" office:value-type="float" office:value="-57" calcext:value-type="float">
            <text:p>-57.0000</text:p>
          </table:table-cell>
          <table:table-cell table:formula="of:=IF([.C165]&gt;-30; &quot;HUB&quot;; &quot;DEVICE&quot;)" office:value-type="string" office:string-value="DEVICE" calcext:value-type="string">
            <text:p>DEVICE</text:p>
          </table:table-cell>
          <table:table-cell table:formula="of:=RIGHT(LEFT([.B165]; 15); 8)" office:value-type="string" office:string-value="B11335B5" calcext:value-type="string">
            <text:p>B11335B5</text:p>
          </table:table-cell>
          <table:table-cell table:formula="of:=RIGHT(LEFT([.B165]; 17); 2)" office:value-type="string" office:string-value="0D" calcext:value-type="string">
            <text:p>0D</text:p>
          </table:table-cell>
          <table:table-cell table:formula="of:=RIGHT(LEFT([.B165]; 19); 2)" office:value-type="string" office:string-value="01" calcext:value-type="string">
            <text:p>01</text:p>
          </table:table-cell>
          <table:table-cell table:formula="of:=RIGHT(LEFT([.B165]; 21); 2)" office:value-type="string" office:string-value="07" calcext:value-type="string">
            <text:p>07</text:p>
          </table:table-cell>
          <table:table-cell table:formula="of:=RIGHT(LEFT([.B165]; 23); 2)" office:value-type="string" office:string-value="00" calcext:value-type="string">
            <text:p>00</text:p>
          </table:table-cell>
          <table:table-cell table:formula="of:=RIGHT(LEFT([.B165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2.00,B115ECC60D0055AAF1E1</text:p>
          </table:table-cell>
          <table:table-cell table:formula="of:=VALUE(LEFT([.B166]; 5))" office:value-type="float" office:value="-22" calcext:value-type="float">
            <text:p>-22.0000</text:p>
          </table:table-cell>
          <table:table-cell table:formula="of:=IF([.C166]&gt;-30; &quot;HUB&quot;; &quot;DEVICE&quot;)" office:value-type="string" office:string-value="HUB" calcext:value-type="string">
            <text:p>HUB</text:p>
          </table:table-cell>
          <table:table-cell table:formula="of:=RIGHT(LEFT([.B166]; 15); 8)" office:value-type="string" office:string-value="B115ECC6" calcext:value-type="string">
            <text:p>B115ECC6</text:p>
          </table:table-cell>
          <table:table-cell table:formula="of:=RIGHT(LEFT([.B166]; 17); 2)" office:value-type="string" office:string-value="0D" calcext:value-type="string">
            <text:p>0D</text:p>
          </table:table-cell>
          <table:table-cell table:formula="of:=RIGHT(LEFT([.B166]; 19); 2)" office:value-type="string" office:string-value="00" calcext:value-type="string">
            <text:p>00</text:p>
          </table:table-cell>
          <table:table-cell table:formula="of:=RIGHT(LEFT([.B166]; 21); 2)" office:value-type="string" office:string-value="55" calcext:value-type="string">
            <text:p>55</text:p>
          </table:table-cell>
          <table:table-cell table:formula="of:=RIGHT(LEFT([.B166]; 23); 2)" office:value-type="string" office:string-value="AA" calcext:value-type="string">
            <text:p>AA</text:p>
          </table:table-cell>
          <table:table-cell table:formula="of:=RIGHT(LEFT([.B166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58.00,B115ECC60D010700BAAC</text:p>
          </table:table-cell>
          <table:table-cell table:formula="of:=VALUE(LEFT([.B167]; 5))" office:value-type="float" office:value="-58" calcext:value-type="float">
            <text:p>-58.0000</text:p>
          </table:table-cell>
          <table:table-cell table:formula="of:=IF([.C167]&gt;-30; &quot;HUB&quot;; &quot;DEVICE&quot;)" office:value-type="string" office:string-value="DEVICE" calcext:value-type="string">
            <text:p>DEVICE</text:p>
          </table:table-cell>
          <table:table-cell table:formula="of:=RIGHT(LEFT([.B167]; 15); 8)" office:value-type="string" office:string-value="B115ECC6" calcext:value-type="string">
            <text:p>B115ECC6</text:p>
          </table:table-cell>
          <table:table-cell table:formula="of:=RIGHT(LEFT([.B167]; 17); 2)" office:value-type="string" office:string-value="0D" calcext:value-type="string">
            <text:p>0D</text:p>
          </table:table-cell>
          <table:table-cell table:formula="of:=RIGHT(LEFT([.B167]; 19); 2)" office:value-type="string" office:string-value="01" calcext:value-type="string">
            <text:p>01</text:p>
          </table:table-cell>
          <table:table-cell table:formula="of:=RIGHT(LEFT([.B167]; 21); 2)" office:value-type="string" office:string-value="07" calcext:value-type="string">
            <text:p>07</text:p>
          </table:table-cell>
          <table:table-cell table:formula="of:=RIGHT(LEFT([.B167]; 23); 2)" office:value-type="string" office:string-value="00" calcext:value-type="string">
            <text:p>00</text:p>
          </table:table-cell>
          <table:table-cell table:formula="of:=RIGHT(LEFT([.B167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2.00,004BFEDD0D0055AAAC11</text:p>
          </table:table-cell>
          <table:table-cell table:formula="of:=VALUE(LEFT([.B168]; 5))" office:value-type="float" office:value="-22" calcext:value-type="float">
            <text:p>-22.0000</text:p>
          </table:table-cell>
          <table:table-cell table:formula="of:=IF([.C168]&gt;-30; &quot;HUB&quot;; &quot;DEVICE&quot;)" office:value-type="string" office:string-value="HUB" calcext:value-type="string">
            <text:p>HUB</text:p>
          </table:table-cell>
          <table:table-cell table:formula="of:=RIGHT(LEFT([.B168]; 15); 8)" office:value-type="string" office:string-value="004BFEDD" calcext:value-type="string">
            <text:p>004BFEDD</text:p>
          </table:table-cell>
          <table:table-cell table:formula="of:=RIGHT(LEFT([.B168]; 17); 2)" office:value-type="string" office:string-value="0D" calcext:value-type="string">
            <text:p>0D</text:p>
          </table:table-cell>
          <table:table-cell table:formula="of:=RIGHT(LEFT([.B168]; 19); 2)" office:value-type="string" office:string-value="00" calcext:value-type="string">
            <text:p>00</text:p>
          </table:table-cell>
          <table:table-cell table:formula="of:=RIGHT(LEFT([.B168]; 21); 2)" office:value-type="string" office:string-value="55" calcext:value-type="string">
            <text:p>55</text:p>
          </table:table-cell>
          <table:table-cell table:formula="of:=RIGHT(LEFT([.B168]; 23); 2)" office:value-type="string" office:string-value="AA" calcext:value-type="string">
            <text:p>AA</text:p>
          </table:table-cell>
          <table:table-cell table:formula="of:=RIGHT(LEFT([.B168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49.50,004BFEDD0D0101004DFA</text:p>
          </table:table-cell>
          <table:table-cell table:formula="of:=VALUE(LEFT([.B169]; 5))" office:value-type="float" office:value="-49.5" calcext:value-type="float">
            <text:p>-49.5000</text:p>
          </table:table-cell>
          <table:table-cell table:formula="of:=IF([.C169]&gt;-30; &quot;HUB&quot;; &quot;DEVICE&quot;)" office:value-type="string" office:string-value="DEVICE" calcext:value-type="string">
            <text:p>DEVICE</text:p>
          </table:table-cell>
          <table:table-cell table:formula="of:=RIGHT(LEFT([.B169]; 15); 8)" office:value-type="string" office:string-value="004BFEDD" calcext:value-type="string">
            <text:p>004BFEDD</text:p>
          </table:table-cell>
          <table:table-cell table:formula="of:=RIGHT(LEFT([.B169]; 17); 2)" office:value-type="string" office:string-value="0D" calcext:value-type="string">
            <text:p>0D</text:p>
          </table:table-cell>
          <table:table-cell table:formula="of:=RIGHT(LEFT([.B169]; 19); 2)" office:value-type="string" office:string-value="01" calcext:value-type="string">
            <text:p>01</text:p>
          </table:table-cell>
          <table:table-cell table:formula="of:=RIGHT(LEFT([.B169]; 21); 2)" office:value-type="string" office:string-value="01" calcext:value-type="string">
            <text:p>01</text:p>
          </table:table-cell>
          <table:table-cell table:formula="of:=RIGHT(LEFT([.B169]; 23); 2)" office:value-type="string" office:string-value="00" calcext:value-type="string">
            <text:p>00</text:p>
          </table:table-cell>
          <table:table-cell table:formula="of:=RIGHT(LEFT([.B169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2.50,004BFF710D0055AA48FE</text:p>
          </table:table-cell>
          <table:table-cell table:formula="of:=VALUE(LEFT([.B170]; 5))" office:value-type="float" office:value="-22.5" calcext:value-type="float">
            <text:p>-22.5000</text:p>
          </table:table-cell>
          <table:table-cell table:formula="of:=IF([.C170]&gt;-30; &quot;HUB&quot;; &quot;DEVICE&quot;)" office:value-type="string" office:string-value="HUB" calcext:value-type="string">
            <text:p>HUB</text:p>
          </table:table-cell>
          <table:table-cell table:formula="of:=RIGHT(LEFT([.B170]; 15); 8)" office:value-type="string" office:string-value="004BFF71" calcext:value-type="string">
            <text:p>004BFF71</text:p>
          </table:table-cell>
          <table:table-cell table:formula="of:=RIGHT(LEFT([.B170]; 17); 2)" office:value-type="string" office:string-value="0D" calcext:value-type="string">
            <text:p>0D</text:p>
          </table:table-cell>
          <table:table-cell table:formula="of:=RIGHT(LEFT([.B170]; 19); 2)" office:value-type="string" office:string-value="00" calcext:value-type="string">
            <text:p>00</text:p>
          </table:table-cell>
          <table:table-cell table:formula="of:=RIGHT(LEFT([.B170]; 21); 2)" office:value-type="string" office:string-value="55" calcext:value-type="string">
            <text:p>55</text:p>
          </table:table-cell>
          <table:table-cell table:formula="of:=RIGHT(LEFT([.B170]; 23); 2)" office:value-type="string" office:string-value="AA" calcext:value-type="string">
            <text:p>AA</text:p>
          </table:table-cell>
          <table:table-cell table:formula="of:=RIGHT(LEFT([.B170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64.00,004BFF710D010101B934</text:p>
          </table:table-cell>
          <table:table-cell table:formula="of:=VALUE(LEFT([.B171]; 5))" office:value-type="float" office:value="-64" calcext:value-type="float">
            <text:p>-64.0000</text:p>
          </table:table-cell>
          <table:table-cell table:formula="of:=IF([.C171]&gt;-30; &quot;HUB&quot;; &quot;DEVICE&quot;)" office:value-type="string" office:string-value="DEVICE" calcext:value-type="string">
            <text:p>DEVICE</text:p>
          </table:table-cell>
          <table:table-cell table:formula="of:=RIGHT(LEFT([.B171]; 15); 8)" office:value-type="string" office:string-value="004BFF71" calcext:value-type="string">
            <text:p>004BFF71</text:p>
          </table:table-cell>
          <table:table-cell table:formula="of:=RIGHT(LEFT([.B171]; 17); 2)" office:value-type="string" office:string-value="0D" calcext:value-type="string">
            <text:p>0D</text:p>
          </table:table-cell>
          <table:table-cell table:formula="of:=RIGHT(LEFT([.B171]; 19); 2)" office:value-type="string" office:string-value="01" calcext:value-type="string">
            <text:p>01</text:p>
          </table:table-cell>
          <table:table-cell table:formula="of:=RIGHT(LEFT([.B171]; 21); 2)" office:value-type="string" office:string-value="01" calcext:value-type="string">
            <text:p>01</text:p>
          </table:table-cell>
          <table:table-cell table:formula="of:=RIGHT(LEFT([.B171]; 23); 2)" office:value-type="string" office:string-value="01" calcext:value-type="string">
            <text:p>01</text:p>
          </table:table-cell>
          <table:table-cell table:formula="of:=RIGHT(LEFT([.B171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2.50,004BFF710D0055AA48FE</text:p>
          </table:table-cell>
          <table:table-cell table:formula="of:=VALUE(LEFT([.B172]; 5))" office:value-type="float" office:value="-22.5" calcext:value-type="float">
            <text:p>-22.5000</text:p>
          </table:table-cell>
          <table:table-cell table:formula="of:=IF([.C172]&gt;-30; &quot;HUB&quot;; &quot;DEVICE&quot;)" office:value-type="string" office:string-value="HUB" calcext:value-type="string">
            <text:p>HUB</text:p>
          </table:table-cell>
          <table:table-cell table:formula="of:=RIGHT(LEFT([.B172]; 15); 8)" office:value-type="string" office:string-value="004BFF71" calcext:value-type="string">
            <text:p>004BFF71</text:p>
          </table:table-cell>
          <table:table-cell table:formula="of:=RIGHT(LEFT([.B172]; 17); 2)" office:value-type="string" office:string-value="0D" calcext:value-type="string">
            <text:p>0D</text:p>
          </table:table-cell>
          <table:table-cell table:formula="of:=RIGHT(LEFT([.B172]; 19); 2)" office:value-type="string" office:string-value="00" calcext:value-type="string">
            <text:p>00</text:p>
          </table:table-cell>
          <table:table-cell table:formula="of:=RIGHT(LEFT([.B172]; 21); 2)" office:value-type="string" office:string-value="55" calcext:value-type="string">
            <text:p>55</text:p>
          </table:table-cell>
          <table:table-cell table:formula="of:=RIGHT(LEFT([.B172]; 23); 2)" office:value-type="string" office:string-value="AA" calcext:value-type="string">
            <text:p>AA</text:p>
          </table:table-cell>
          <table:table-cell table:formula="of:=RIGHT(LEFT([.B172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53.00,004BFF710D010101B934</text:p>
          </table:table-cell>
          <table:table-cell table:formula="of:=VALUE(LEFT([.B173]; 5))" office:value-type="float" office:value="-53" calcext:value-type="float">
            <text:p>-53.0000</text:p>
          </table:table-cell>
          <table:table-cell table:formula="of:=IF([.C173]&gt;-30; &quot;HUB&quot;; &quot;DEVICE&quot;)" office:value-type="string" office:string-value="DEVICE" calcext:value-type="string">
            <text:p>DEVICE</text:p>
          </table:table-cell>
          <table:table-cell table:formula="of:=RIGHT(LEFT([.B173]; 15); 8)" office:value-type="string" office:string-value="004BFF71" calcext:value-type="string">
            <text:p>004BFF71</text:p>
          </table:table-cell>
          <table:table-cell table:formula="of:=RIGHT(LEFT([.B173]; 17); 2)" office:value-type="string" office:string-value="0D" calcext:value-type="string">
            <text:p>0D</text:p>
          </table:table-cell>
          <table:table-cell table:formula="of:=RIGHT(LEFT([.B173]; 19); 2)" office:value-type="string" office:string-value="01" calcext:value-type="string">
            <text:p>01</text:p>
          </table:table-cell>
          <table:table-cell table:formula="of:=RIGHT(LEFT([.B173]; 21); 2)" office:value-type="string" office:string-value="01" calcext:value-type="string">
            <text:p>01</text:p>
          </table:table-cell>
          <table:table-cell table:formula="of:=RIGHT(LEFT([.B173]; 23); 2)" office:value-type="string" office:string-value="01" calcext:value-type="string">
            <text:p>01</text:p>
          </table:table-cell>
          <table:table-cell table:formula="of:=RIGHT(LEFT([.B173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2.50,B115BBEF0D0055AAE9FC</text:p>
          </table:table-cell>
          <table:table-cell table:formula="of:=VALUE(LEFT([.B174]; 5))" office:value-type="float" office:value="-22.5" calcext:value-type="float">
            <text:p>-22.5000</text:p>
          </table:table-cell>
          <table:table-cell table:formula="of:=IF([.C174]&gt;-30; &quot;HUB&quot;; &quot;DEVICE&quot;)" office:value-type="string" office:string-value="HUB" calcext:value-type="string">
            <text:p>HUB</text:p>
          </table:table-cell>
          <table:table-cell table:formula="of:=RIGHT(LEFT([.B174]; 15); 8)" office:value-type="string" office:string-value="B115BBEF" calcext:value-type="string">
            <text:p>B115BBEF</text:p>
          </table:table-cell>
          <table:table-cell table:formula="of:=RIGHT(LEFT([.B174]; 17); 2)" office:value-type="string" office:string-value="0D" calcext:value-type="string">
            <text:p>0D</text:p>
          </table:table-cell>
          <table:table-cell table:formula="of:=RIGHT(LEFT([.B174]; 19); 2)" office:value-type="string" office:string-value="00" calcext:value-type="string">
            <text:p>00</text:p>
          </table:table-cell>
          <table:table-cell table:formula="of:=RIGHT(LEFT([.B174]; 21); 2)" office:value-type="string" office:string-value="55" calcext:value-type="string">
            <text:p>55</text:p>
          </table:table-cell>
          <table:table-cell table:formula="of:=RIGHT(LEFT([.B174]; 23); 2)" office:value-type="string" office:string-value="AA" calcext:value-type="string">
            <text:p>AA</text:p>
          </table:table-cell>
          <table:table-cell table:formula="of:=RIGHT(LEFT([.B174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22.00,B115BBEF0D0055AAE9FC</text:p>
          </table:table-cell>
          <table:table-cell table:formula="of:=VALUE(LEFT([.B175]; 5))" office:value-type="float" office:value="-22" calcext:value-type="float">
            <text:p>-22.0000</text:p>
          </table:table-cell>
          <table:table-cell table:formula="of:=IF([.C175]&gt;-30; &quot;HUB&quot;; &quot;DEVICE&quot;)" office:value-type="string" office:string-value="HUB" calcext:value-type="string">
            <text:p>HUB</text:p>
          </table:table-cell>
          <table:table-cell table:formula="of:=RIGHT(LEFT([.B175]; 15); 8)" office:value-type="string" office:string-value="B115BBEF" calcext:value-type="string">
            <text:p>B115BBEF</text:p>
          </table:table-cell>
          <table:table-cell table:formula="of:=RIGHT(LEFT([.B175]; 17); 2)" office:value-type="string" office:string-value="0D" calcext:value-type="string">
            <text:p>0D</text:p>
          </table:table-cell>
          <table:table-cell table:formula="of:=RIGHT(LEFT([.B175]; 19); 2)" office:value-type="string" office:string-value="00" calcext:value-type="string">
            <text:p>00</text:p>
          </table:table-cell>
          <table:table-cell table:formula="of:=RIGHT(LEFT([.B175]; 21); 2)" office:value-type="string" office:string-value="55" calcext:value-type="string">
            <text:p>55</text:p>
          </table:table-cell>
          <table:table-cell table:formula="of:=RIGHT(LEFT([.B175]; 23); 2)" office:value-type="string" office:string-value="AA" calcext:value-type="string">
            <text:p>AA</text:p>
          </table:table-cell>
          <table:table-cell table:formula="of:=RIGHT(LEFT([.B175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75.00,B115BBEF0D010700A2B1</text:p>
          </table:table-cell>
          <table:table-cell table:formula="of:=VALUE(LEFT([.B176]; 5))" office:value-type="float" office:value="-75" calcext:value-type="float">
            <text:p>-75.0000</text:p>
          </table:table-cell>
          <table:table-cell table:formula="of:=IF([.C176]&gt;-30; &quot;HUB&quot;; &quot;DEVICE&quot;)" office:value-type="string" office:string-value="DEVICE" calcext:value-type="string">
            <text:p>DEVICE</text:p>
          </table:table-cell>
          <table:table-cell table:formula="of:=RIGHT(LEFT([.B176]; 15); 8)" office:value-type="string" office:string-value="B115BBEF" calcext:value-type="string">
            <text:p>B115BBEF</text:p>
          </table:table-cell>
          <table:table-cell table:formula="of:=RIGHT(LEFT([.B176]; 17); 2)" office:value-type="string" office:string-value="0D" calcext:value-type="string">
            <text:p>0D</text:p>
          </table:table-cell>
          <table:table-cell table:formula="of:=RIGHT(LEFT([.B176]; 19); 2)" office:value-type="string" office:string-value="01" calcext:value-type="string">
            <text:p>01</text:p>
          </table:table-cell>
          <table:table-cell table:formula="of:=RIGHT(LEFT([.B176]; 21); 2)" office:value-type="string" office:string-value="07" calcext:value-type="string">
            <text:p>07</text:p>
          </table:table-cell>
          <table:table-cell table:formula="of:=RIGHT(LEFT([.B176]; 23); 2)" office:value-type="string" office:string-value="00" calcext:value-type="string">
            <text:p>00</text:p>
          </table:table-cell>
          <table:table-cell table:formula="of:=RIGHT(LEFT([.B176]; 27); 4)" office:value-type="string" office:string-value="A2B1" calcext:value-type="string">
            <text:p>A2B1</text:p>
          </table:table-cell>
        </table:table-row>
        <table:table-row table:style-name="ro1">
          <table:table-cell/>
          <table:table-cell office:value-type="string" calcext:value-type="string">
            <text:p>-22.50,B115ECD60D0055AAF5BB</text:p>
          </table:table-cell>
          <table:table-cell table:formula="of:=VALUE(LEFT([.B177]; 5))" office:value-type="float" office:value="-22.5" calcext:value-type="float">
            <text:p>-22.5000</text:p>
          </table:table-cell>
          <table:table-cell table:formula="of:=IF([.C177]&gt;-30; &quot;HUB&quot;; &quot;DEVICE&quot;)" office:value-type="string" office:string-value="HUB" calcext:value-type="string">
            <text:p>HUB</text:p>
          </table:table-cell>
          <table:table-cell table:formula="of:=RIGHT(LEFT([.B177]; 15); 8)" office:value-type="string" office:string-value="B115ECD6" calcext:value-type="string">
            <text:p>B115ECD6</text:p>
          </table:table-cell>
          <table:table-cell table:formula="of:=RIGHT(LEFT([.B177]; 17); 2)" office:value-type="string" office:string-value="0D" calcext:value-type="string">
            <text:p>0D</text:p>
          </table:table-cell>
          <table:table-cell table:formula="of:=RIGHT(LEFT([.B177]; 19); 2)" office:value-type="string" office:string-value="00" calcext:value-type="string">
            <text:p>00</text:p>
          </table:table-cell>
          <table:table-cell table:formula="of:=RIGHT(LEFT([.B177]; 21); 2)" office:value-type="string" office:string-value="55" calcext:value-type="string">
            <text:p>55</text:p>
          </table:table-cell>
          <table:table-cell table:formula="of:=RIGHT(LEFT([.B177]; 23); 2)" office:value-type="string" office:string-value="AA" calcext:value-type="string">
            <text:p>AA</text:p>
          </table:table-cell>
          <table:table-cell table:formula="of:=RIGHT(LEFT([.B177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6.50,B115ECD60D010701AED7</text:p>
          </table:table-cell>
          <table:table-cell table:formula="of:=VALUE(LEFT([.B178]; 5))" office:value-type="float" office:value="-56.5" calcext:value-type="float">
            <text:p>-56.5000</text:p>
          </table:table-cell>
          <table:table-cell table:formula="of:=IF([.C178]&gt;-30; &quot;HUB&quot;; &quot;DEVICE&quot;)" office:value-type="string" office:string-value="DEVICE" calcext:value-type="string">
            <text:p>DEVICE</text:p>
          </table:table-cell>
          <table:table-cell table:formula="of:=RIGHT(LEFT([.B178]; 15); 8)" office:value-type="string" office:string-value="B115ECD6" calcext:value-type="string">
            <text:p>B115ECD6</text:p>
          </table:table-cell>
          <table:table-cell table:formula="of:=RIGHT(LEFT([.B178]; 17); 2)" office:value-type="string" office:string-value="0D" calcext:value-type="string">
            <text:p>0D</text:p>
          </table:table-cell>
          <table:table-cell table:formula="of:=RIGHT(LEFT([.B178]; 19); 2)" office:value-type="string" office:string-value="01" calcext:value-type="string">
            <text:p>01</text:p>
          </table:table-cell>
          <table:table-cell table:formula="of:=RIGHT(LEFT([.B178]; 21); 2)" office:value-type="string" office:string-value="07" calcext:value-type="string">
            <text:p>07</text:p>
          </table:table-cell>
          <table:table-cell table:formula="of:=RIGHT(LEFT([.B178]; 23); 2)" office:value-type="string" office:string-value="01" calcext:value-type="string">
            <text:p>01</text:p>
          </table:table-cell>
          <table:table-cell table:formula="of:=RIGHT(LEFT([.B178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2.50,B115EDDF0D0055AA1867</text:p>
          </table:table-cell>
          <table:table-cell table:formula="of:=VALUE(LEFT([.B179]; 5))" office:value-type="float" office:value="-22.5" calcext:value-type="float">
            <text:p>-22.5000</text:p>
          </table:table-cell>
          <table:table-cell table:formula="of:=IF([.C179]&gt;-30; &quot;HUB&quot;; &quot;DEVICE&quot;)" office:value-type="string" office:string-value="HUB" calcext:value-type="string">
            <text:p>HUB</text:p>
          </table:table-cell>
          <table:table-cell table:formula="of:=RIGHT(LEFT([.B179]; 15); 8)" office:value-type="string" office:string-value="B115EDDF" calcext:value-type="string">
            <text:p>B115EDDF</text:p>
          </table:table-cell>
          <table:table-cell table:formula="of:=RIGHT(LEFT([.B179]; 17); 2)" office:value-type="string" office:string-value="0D" calcext:value-type="string">
            <text:p>0D</text:p>
          </table:table-cell>
          <table:table-cell table:formula="of:=RIGHT(LEFT([.B179]; 19); 2)" office:value-type="string" office:string-value="00" calcext:value-type="string">
            <text:p>00</text:p>
          </table:table-cell>
          <table:table-cell table:formula="of:=RIGHT(LEFT([.B179]; 21); 2)" office:value-type="string" office:string-value="55" calcext:value-type="string">
            <text:p>55</text:p>
          </table:table-cell>
          <table:table-cell table:formula="of:=RIGHT(LEFT([.B179]; 23); 2)" office:value-type="string" office:string-value="AA" calcext:value-type="string">
            <text:p>AA</text:p>
          </table:table-cell>
          <table:table-cell table:formula="of:=RIGHT(LEFT([.B179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69.00,B115EDDF0D010701430B</text:p>
          </table:table-cell>
          <table:table-cell table:formula="of:=VALUE(LEFT([.B180]; 5))" office:value-type="float" office:value="-69" calcext:value-type="float">
            <text:p>-69.0000</text:p>
          </table:table-cell>
          <table:table-cell table:formula="of:=IF([.C180]&gt;-30; &quot;HUB&quot;; &quot;DEVICE&quot;)" office:value-type="string" office:string-value="DEVICE" calcext:value-type="string">
            <text:p>DEVICE</text:p>
          </table:table-cell>
          <table:table-cell table:formula="of:=RIGHT(LEFT([.B180]; 15); 8)" office:value-type="string" office:string-value="B115EDDF" calcext:value-type="string">
            <text:p>B115EDDF</text:p>
          </table:table-cell>
          <table:table-cell table:formula="of:=RIGHT(LEFT([.B180]; 17); 2)" office:value-type="string" office:string-value="0D" calcext:value-type="string">
            <text:p>0D</text:p>
          </table:table-cell>
          <table:table-cell table:formula="of:=RIGHT(LEFT([.B180]; 19); 2)" office:value-type="string" office:string-value="01" calcext:value-type="string">
            <text:p>01</text:p>
          </table:table-cell>
          <table:table-cell table:formula="of:=RIGHT(LEFT([.B180]; 21); 2)" office:value-type="string" office:string-value="07" calcext:value-type="string">
            <text:p>07</text:p>
          </table:table-cell>
          <table:table-cell table:formula="of:=RIGHT(LEFT([.B180]; 23); 2)" office:value-type="string" office:string-value="01" calcext:value-type="string">
            <text:p>01</text:p>
          </table:table-cell>
          <table:table-cell table:formula="of:=RIGHT(LEFT([.B180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2.50,B11335B50D0055AA4FC6</text:p>
          </table:table-cell>
          <table:table-cell table:formula="of:=VALUE(LEFT([.B181]; 5))" office:value-type="float" office:value="-22.5" calcext:value-type="float">
            <text:p>-22.5000</text:p>
          </table:table-cell>
          <table:table-cell table:formula="of:=IF([.C181]&gt;-30; &quot;HUB&quot;; &quot;DEVICE&quot;)" office:value-type="string" office:string-value="HUB" calcext:value-type="string">
            <text:p>HUB</text:p>
          </table:table-cell>
          <table:table-cell table:formula="of:=RIGHT(LEFT([.B181]; 15); 8)" office:value-type="string" office:string-value="B11335B5" calcext:value-type="string">
            <text:p>B11335B5</text:p>
          </table:table-cell>
          <table:table-cell table:formula="of:=RIGHT(LEFT([.B181]; 17); 2)" office:value-type="string" office:string-value="0D" calcext:value-type="string">
            <text:p>0D</text:p>
          </table:table-cell>
          <table:table-cell table:formula="of:=RIGHT(LEFT([.B181]; 19); 2)" office:value-type="string" office:string-value="00" calcext:value-type="string">
            <text:p>00</text:p>
          </table:table-cell>
          <table:table-cell table:formula="of:=RIGHT(LEFT([.B181]; 21); 2)" office:value-type="string" office:string-value="55" calcext:value-type="string">
            <text:p>55</text:p>
          </table:table-cell>
          <table:table-cell table:formula="of:=RIGHT(LEFT([.B181]; 23); 2)" office:value-type="string" office:string-value="AA" calcext:value-type="string">
            <text:p>AA</text:p>
          </table:table-cell>
          <table:table-cell table:formula="of:=RIGHT(LEFT([.B181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6.50,B11335B50D010700048B</text:p>
          </table:table-cell>
          <table:table-cell table:formula="of:=VALUE(LEFT([.B182]; 5))" office:value-type="float" office:value="-56.5" calcext:value-type="float">
            <text:p>-56.5000</text:p>
          </table:table-cell>
          <table:table-cell table:formula="of:=IF([.C182]&gt;-30; &quot;HUB&quot;; &quot;DEVICE&quot;)" office:value-type="string" office:string-value="DEVICE" calcext:value-type="string">
            <text:p>DEVICE</text:p>
          </table:table-cell>
          <table:table-cell table:formula="of:=RIGHT(LEFT([.B182]; 15); 8)" office:value-type="string" office:string-value="B11335B5" calcext:value-type="string">
            <text:p>B11335B5</text:p>
          </table:table-cell>
          <table:table-cell table:formula="of:=RIGHT(LEFT([.B182]; 17); 2)" office:value-type="string" office:string-value="0D" calcext:value-type="string">
            <text:p>0D</text:p>
          </table:table-cell>
          <table:table-cell table:formula="of:=RIGHT(LEFT([.B182]; 19); 2)" office:value-type="string" office:string-value="01" calcext:value-type="string">
            <text:p>01</text:p>
          </table:table-cell>
          <table:table-cell table:formula="of:=RIGHT(LEFT([.B182]; 21); 2)" office:value-type="string" office:string-value="07" calcext:value-type="string">
            <text:p>07</text:p>
          </table:table-cell>
          <table:table-cell table:formula="of:=RIGHT(LEFT([.B182]; 23); 2)" office:value-type="string" office:string-value="00" calcext:value-type="string">
            <text:p>00</text:p>
          </table:table-cell>
          <table:table-cell table:formula="of:=RIGHT(LEFT([.B182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2.50,B11335B50D0055AA4FC6</text:p>
          </table:table-cell>
          <table:table-cell table:formula="of:=VALUE(LEFT([.B183]; 5))" office:value-type="float" office:value="-22.5" calcext:value-type="float">
            <text:p>-22.5000</text:p>
          </table:table-cell>
          <table:table-cell table:formula="of:=IF([.C183]&gt;-30; &quot;HUB&quot;; &quot;DEVICE&quot;)" office:value-type="string" office:string-value="HUB" calcext:value-type="string">
            <text:p>HUB</text:p>
          </table:table-cell>
          <table:table-cell table:formula="of:=RIGHT(LEFT([.B183]; 15); 8)" office:value-type="string" office:string-value="B11335B5" calcext:value-type="string">
            <text:p>B11335B5</text:p>
          </table:table-cell>
          <table:table-cell table:formula="of:=RIGHT(LEFT([.B183]; 17); 2)" office:value-type="string" office:string-value="0D" calcext:value-type="string">
            <text:p>0D</text:p>
          </table:table-cell>
          <table:table-cell table:formula="of:=RIGHT(LEFT([.B183]; 19); 2)" office:value-type="string" office:string-value="00" calcext:value-type="string">
            <text:p>00</text:p>
          </table:table-cell>
          <table:table-cell table:formula="of:=RIGHT(LEFT([.B183]; 21); 2)" office:value-type="string" office:string-value="55" calcext:value-type="string">
            <text:p>55</text:p>
          </table:table-cell>
          <table:table-cell table:formula="of:=RIGHT(LEFT([.B183]; 23); 2)" office:value-type="string" office:string-value="AA" calcext:value-type="string">
            <text:p>AA</text:p>
          </table:table-cell>
          <table:table-cell table:formula="of:=RIGHT(LEFT([.B183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8.00,B11335B50D010700048B</text:p>
          </table:table-cell>
          <table:table-cell table:formula="of:=VALUE(LEFT([.B184]; 5))" office:value-type="float" office:value="-58" calcext:value-type="float">
            <text:p>-58.0000</text:p>
          </table:table-cell>
          <table:table-cell table:formula="of:=IF([.C184]&gt;-30; &quot;HUB&quot;; &quot;DEVICE&quot;)" office:value-type="string" office:string-value="DEVICE" calcext:value-type="string">
            <text:p>DEVICE</text:p>
          </table:table-cell>
          <table:table-cell table:formula="of:=RIGHT(LEFT([.B184]; 15); 8)" office:value-type="string" office:string-value="B11335B5" calcext:value-type="string">
            <text:p>B11335B5</text:p>
          </table:table-cell>
          <table:table-cell table:formula="of:=RIGHT(LEFT([.B184]; 17); 2)" office:value-type="string" office:string-value="0D" calcext:value-type="string">
            <text:p>0D</text:p>
          </table:table-cell>
          <table:table-cell table:formula="of:=RIGHT(LEFT([.B184]; 19); 2)" office:value-type="string" office:string-value="01" calcext:value-type="string">
            <text:p>01</text:p>
          </table:table-cell>
          <table:table-cell table:formula="of:=RIGHT(LEFT([.B184]; 21); 2)" office:value-type="string" office:string-value="07" calcext:value-type="string">
            <text:p>07</text:p>
          </table:table-cell>
          <table:table-cell table:formula="of:=RIGHT(LEFT([.B184]; 23); 2)" office:value-type="string" office:string-value="00" calcext:value-type="string">
            <text:p>00</text:p>
          </table:table-cell>
          <table:table-cell table:formula="of:=RIGHT(LEFT([.B184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2.50,B115ECC60D0055AAF1E1</text:p>
          </table:table-cell>
          <table:table-cell table:formula="of:=VALUE(LEFT([.B185]; 5))" office:value-type="float" office:value="-22.5" calcext:value-type="float">
            <text:p>-22.5000</text:p>
          </table:table-cell>
          <table:table-cell table:formula="of:=IF([.C185]&gt;-30; &quot;HUB&quot;; &quot;DEVICE&quot;)" office:value-type="string" office:string-value="HUB" calcext:value-type="string">
            <text:p>HUB</text:p>
          </table:table-cell>
          <table:table-cell table:formula="of:=RIGHT(LEFT([.B185]; 15); 8)" office:value-type="string" office:string-value="B115ECC6" calcext:value-type="string">
            <text:p>B115ECC6</text:p>
          </table:table-cell>
          <table:table-cell table:formula="of:=RIGHT(LEFT([.B185]; 17); 2)" office:value-type="string" office:string-value="0D" calcext:value-type="string">
            <text:p>0D</text:p>
          </table:table-cell>
          <table:table-cell table:formula="of:=RIGHT(LEFT([.B185]; 19); 2)" office:value-type="string" office:string-value="00" calcext:value-type="string">
            <text:p>00</text:p>
          </table:table-cell>
          <table:table-cell table:formula="of:=RIGHT(LEFT([.B185]; 21); 2)" office:value-type="string" office:string-value="55" calcext:value-type="string">
            <text:p>55</text:p>
          </table:table-cell>
          <table:table-cell table:formula="of:=RIGHT(LEFT([.B185]; 23); 2)" office:value-type="string" office:string-value="AA" calcext:value-type="string">
            <text:p>AA</text:p>
          </table:table-cell>
          <table:table-cell table:formula="of:=RIGHT(LEFT([.B185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61.50,B115ECC60D010700BAAC</text:p>
          </table:table-cell>
          <table:table-cell table:formula="of:=VALUE(LEFT([.B186]; 5))" office:value-type="float" office:value="-61.5" calcext:value-type="float">
            <text:p>-61.5000</text:p>
          </table:table-cell>
          <table:table-cell table:formula="of:=IF([.C186]&gt;-30; &quot;HUB&quot;; &quot;DEVICE&quot;)" office:value-type="string" office:string-value="DEVICE" calcext:value-type="string">
            <text:p>DEVICE</text:p>
          </table:table-cell>
          <table:table-cell table:formula="of:=RIGHT(LEFT([.B186]; 15); 8)" office:value-type="string" office:string-value="B115ECC6" calcext:value-type="string">
            <text:p>B115ECC6</text:p>
          </table:table-cell>
          <table:table-cell table:formula="of:=RIGHT(LEFT([.B186]; 17); 2)" office:value-type="string" office:string-value="0D" calcext:value-type="string">
            <text:p>0D</text:p>
          </table:table-cell>
          <table:table-cell table:formula="of:=RIGHT(LEFT([.B186]; 19); 2)" office:value-type="string" office:string-value="01" calcext:value-type="string">
            <text:p>01</text:p>
          </table:table-cell>
          <table:table-cell table:formula="of:=RIGHT(LEFT([.B186]; 21); 2)" office:value-type="string" office:string-value="07" calcext:value-type="string">
            <text:p>07</text:p>
          </table:table-cell>
          <table:table-cell table:formula="of:=RIGHT(LEFT([.B186]; 23); 2)" office:value-type="string" office:string-value="00" calcext:value-type="string">
            <text:p>00</text:p>
          </table:table-cell>
          <table:table-cell table:formula="of:=RIGHT(LEFT([.B186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3.00,004BFEDD0D0055AAAC11</text:p>
          </table:table-cell>
          <table:table-cell table:formula="of:=VALUE(LEFT([.B187]; 5))" office:value-type="float" office:value="-23" calcext:value-type="float">
            <text:p>-23.0000</text:p>
          </table:table-cell>
          <table:table-cell table:formula="of:=IF([.C187]&gt;-30; &quot;HUB&quot;; &quot;DEVICE&quot;)" office:value-type="string" office:string-value="HUB" calcext:value-type="string">
            <text:p>HUB</text:p>
          </table:table-cell>
          <table:table-cell table:formula="of:=RIGHT(LEFT([.B187]; 15); 8)" office:value-type="string" office:string-value="004BFEDD" calcext:value-type="string">
            <text:p>004BFEDD</text:p>
          </table:table-cell>
          <table:table-cell table:formula="of:=RIGHT(LEFT([.B187]; 17); 2)" office:value-type="string" office:string-value="0D" calcext:value-type="string">
            <text:p>0D</text:p>
          </table:table-cell>
          <table:table-cell table:formula="of:=RIGHT(LEFT([.B187]; 19); 2)" office:value-type="string" office:string-value="00" calcext:value-type="string">
            <text:p>00</text:p>
          </table:table-cell>
          <table:table-cell table:formula="of:=RIGHT(LEFT([.B187]; 21); 2)" office:value-type="string" office:string-value="55" calcext:value-type="string">
            <text:p>55</text:p>
          </table:table-cell>
          <table:table-cell table:formula="of:=RIGHT(LEFT([.B187]; 23); 2)" office:value-type="string" office:string-value="AA" calcext:value-type="string">
            <text:p>AA</text:p>
          </table:table-cell>
          <table:table-cell table:formula="of:=RIGHT(LEFT([.B187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50.00,004BFEDD0D0101004DFA</text:p>
          </table:table-cell>
          <table:table-cell table:formula="of:=VALUE(LEFT([.B188]; 5))" office:value-type="float" office:value="-50" calcext:value-type="float">
            <text:p>-50.0000</text:p>
          </table:table-cell>
          <table:table-cell table:formula="of:=IF([.C188]&gt;-30; &quot;HUB&quot;; &quot;DEVICE&quot;)" office:value-type="string" office:string-value="DEVICE" calcext:value-type="string">
            <text:p>DEVICE</text:p>
          </table:table-cell>
          <table:table-cell table:formula="of:=RIGHT(LEFT([.B188]; 15); 8)" office:value-type="string" office:string-value="004BFEDD" calcext:value-type="string">
            <text:p>004BFEDD</text:p>
          </table:table-cell>
          <table:table-cell table:formula="of:=RIGHT(LEFT([.B188]; 17); 2)" office:value-type="string" office:string-value="0D" calcext:value-type="string">
            <text:p>0D</text:p>
          </table:table-cell>
          <table:table-cell table:formula="of:=RIGHT(LEFT([.B188]; 19); 2)" office:value-type="string" office:string-value="01" calcext:value-type="string">
            <text:p>01</text:p>
          </table:table-cell>
          <table:table-cell table:formula="of:=RIGHT(LEFT([.B188]; 21); 2)" office:value-type="string" office:string-value="01" calcext:value-type="string">
            <text:p>01</text:p>
          </table:table-cell>
          <table:table-cell table:formula="of:=RIGHT(LEFT([.B188]; 23); 2)" office:value-type="string" office:string-value="00" calcext:value-type="string">
            <text:p>00</text:p>
          </table:table-cell>
          <table:table-cell table:formula="of:=RIGHT(LEFT([.B188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2.00,004BFF710D0055AA48FE</text:p>
          </table:table-cell>
          <table:table-cell table:formula="of:=VALUE(LEFT([.B189]; 5))" office:value-type="float" office:value="-22" calcext:value-type="float">
            <text:p>-22.0000</text:p>
          </table:table-cell>
          <table:table-cell table:formula="of:=IF([.C189]&gt;-30; &quot;HUB&quot;; &quot;DEVICE&quot;)" office:value-type="string" office:string-value="HUB" calcext:value-type="string">
            <text:p>HUB</text:p>
          </table:table-cell>
          <table:table-cell table:formula="of:=RIGHT(LEFT([.B189]; 15); 8)" office:value-type="string" office:string-value="004BFF71" calcext:value-type="string">
            <text:p>004BFF71</text:p>
          </table:table-cell>
          <table:table-cell table:formula="of:=RIGHT(LEFT([.B189]; 17); 2)" office:value-type="string" office:string-value="0D" calcext:value-type="string">
            <text:p>0D</text:p>
          </table:table-cell>
          <table:table-cell table:formula="of:=RIGHT(LEFT([.B189]; 19); 2)" office:value-type="string" office:string-value="00" calcext:value-type="string">
            <text:p>00</text:p>
          </table:table-cell>
          <table:table-cell table:formula="of:=RIGHT(LEFT([.B189]; 21); 2)" office:value-type="string" office:string-value="55" calcext:value-type="string">
            <text:p>55</text:p>
          </table:table-cell>
          <table:table-cell table:formula="of:=RIGHT(LEFT([.B189]; 23); 2)" office:value-type="string" office:string-value="AA" calcext:value-type="string">
            <text:p>AA</text:p>
          </table:table-cell>
          <table:table-cell table:formula="of:=RIGHT(LEFT([.B189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22.00,B115BBEF0D0055AAE9FC</text:p>
          </table:table-cell>
          <table:table-cell table:formula="of:=VALUE(LEFT([.B190]; 5))" office:value-type="float" office:value="-22" calcext:value-type="float">
            <text:p>-22.0000</text:p>
          </table:table-cell>
          <table:table-cell table:formula="of:=IF([.C190]&gt;-30; &quot;HUB&quot;; &quot;DEVICE&quot;)" office:value-type="string" office:string-value="HUB" calcext:value-type="string">
            <text:p>HUB</text:p>
          </table:table-cell>
          <table:table-cell table:formula="of:=RIGHT(LEFT([.B190]; 15); 8)" office:value-type="string" office:string-value="B115BBEF" calcext:value-type="string">
            <text:p>B115BBEF</text:p>
          </table:table-cell>
          <table:table-cell table:formula="of:=RIGHT(LEFT([.B190]; 17); 2)" office:value-type="string" office:string-value="0D" calcext:value-type="string">
            <text:p>0D</text:p>
          </table:table-cell>
          <table:table-cell table:formula="of:=RIGHT(LEFT([.B190]; 19); 2)" office:value-type="string" office:string-value="00" calcext:value-type="string">
            <text:p>00</text:p>
          </table:table-cell>
          <table:table-cell table:formula="of:=RIGHT(LEFT([.B190]; 21); 2)" office:value-type="string" office:string-value="55" calcext:value-type="string">
            <text:p>55</text:p>
          </table:table-cell>
          <table:table-cell table:formula="of:=RIGHT(LEFT([.B190]; 23); 2)" office:value-type="string" office:string-value="AA" calcext:value-type="string">
            <text:p>AA</text:p>
          </table:table-cell>
          <table:table-cell table:formula="of:=RIGHT(LEFT([.B190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77.50,B115BBEF0D010700A2B1</text:p>
          </table:table-cell>
          <table:table-cell table:formula="of:=VALUE(LEFT([.B191]; 5))" office:value-type="float" office:value="-77.5" calcext:value-type="float">
            <text:p>-77.5000</text:p>
          </table:table-cell>
          <table:table-cell table:formula="of:=IF([.C191]&gt;-30; &quot;HUB&quot;; &quot;DEVICE&quot;)" office:value-type="string" office:string-value="DEVICE" calcext:value-type="string">
            <text:p>DEVICE</text:p>
          </table:table-cell>
          <table:table-cell table:formula="of:=RIGHT(LEFT([.B191]; 15); 8)" office:value-type="string" office:string-value="B115BBEF" calcext:value-type="string">
            <text:p>B115BBEF</text:p>
          </table:table-cell>
          <table:table-cell table:formula="of:=RIGHT(LEFT([.B191]; 17); 2)" office:value-type="string" office:string-value="0D" calcext:value-type="string">
            <text:p>0D</text:p>
          </table:table-cell>
          <table:table-cell table:formula="of:=RIGHT(LEFT([.B191]; 19); 2)" office:value-type="string" office:string-value="01" calcext:value-type="string">
            <text:p>01</text:p>
          </table:table-cell>
          <table:table-cell table:formula="of:=RIGHT(LEFT([.B191]; 21); 2)" office:value-type="string" office:string-value="07" calcext:value-type="string">
            <text:p>07</text:p>
          </table:table-cell>
          <table:table-cell table:formula="of:=RIGHT(LEFT([.B191]; 23); 2)" office:value-type="string" office:string-value="00" calcext:value-type="string">
            <text:p>00</text:p>
          </table:table-cell>
          <table:table-cell table:formula="of:=RIGHT(LEFT([.B191]; 27); 4)" office:value-type="string" office:string-value="A2B1" calcext:value-type="string">
            <text:p>A2B1</text:p>
          </table:table-cell>
        </table:table-row>
        <table:table-row table:style-name="ro1">
          <table:table-cell/>
          <table:table-cell office:value-type="string" calcext:value-type="string">
            <text:p>-22.00,B115ECD60D0055AAF5BB</text:p>
          </table:table-cell>
          <table:table-cell table:formula="of:=VALUE(LEFT([.B192]; 5))" office:value-type="float" office:value="-22" calcext:value-type="float">
            <text:p>-22.0000</text:p>
          </table:table-cell>
          <table:table-cell table:formula="of:=IF([.C192]&gt;-30; &quot;HUB&quot;; &quot;DEVICE&quot;)" office:value-type="string" office:string-value="HUB" calcext:value-type="string">
            <text:p>HUB</text:p>
          </table:table-cell>
          <table:table-cell table:formula="of:=RIGHT(LEFT([.B192]; 15); 8)" office:value-type="string" office:string-value="B115ECD6" calcext:value-type="string">
            <text:p>B115ECD6</text:p>
          </table:table-cell>
          <table:table-cell table:formula="of:=RIGHT(LEFT([.B192]; 17); 2)" office:value-type="string" office:string-value="0D" calcext:value-type="string">
            <text:p>0D</text:p>
          </table:table-cell>
          <table:table-cell table:formula="of:=RIGHT(LEFT([.B192]; 19); 2)" office:value-type="string" office:string-value="00" calcext:value-type="string">
            <text:p>00</text:p>
          </table:table-cell>
          <table:table-cell table:formula="of:=RIGHT(LEFT([.B192]; 21); 2)" office:value-type="string" office:string-value="55" calcext:value-type="string">
            <text:p>55</text:p>
          </table:table-cell>
          <table:table-cell table:formula="of:=RIGHT(LEFT([.B192]; 23); 2)" office:value-type="string" office:string-value="AA" calcext:value-type="string">
            <text:p>AA</text:p>
          </table:table-cell>
          <table:table-cell table:formula="of:=RIGHT(LEFT([.B192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6.00,B115ECD60D010701AED7</text:p>
          </table:table-cell>
          <table:table-cell table:formula="of:=VALUE(LEFT([.B193]; 5))" office:value-type="float" office:value="-56" calcext:value-type="float">
            <text:p>-56.0000</text:p>
          </table:table-cell>
          <table:table-cell table:formula="of:=IF([.C193]&gt;-30; &quot;HUB&quot;; &quot;DEVICE&quot;)" office:value-type="string" office:string-value="DEVICE" calcext:value-type="string">
            <text:p>DEVICE</text:p>
          </table:table-cell>
          <table:table-cell table:formula="of:=RIGHT(LEFT([.B193]; 15); 8)" office:value-type="string" office:string-value="B115ECD6" calcext:value-type="string">
            <text:p>B115ECD6</text:p>
          </table:table-cell>
          <table:table-cell table:formula="of:=RIGHT(LEFT([.B193]; 17); 2)" office:value-type="string" office:string-value="0D" calcext:value-type="string">
            <text:p>0D</text:p>
          </table:table-cell>
          <table:table-cell table:formula="of:=RIGHT(LEFT([.B193]; 19); 2)" office:value-type="string" office:string-value="01" calcext:value-type="string">
            <text:p>01</text:p>
          </table:table-cell>
          <table:table-cell table:formula="of:=RIGHT(LEFT([.B193]; 21); 2)" office:value-type="string" office:string-value="07" calcext:value-type="string">
            <text:p>07</text:p>
          </table:table-cell>
          <table:table-cell table:formula="of:=RIGHT(LEFT([.B193]; 23); 2)" office:value-type="string" office:string-value="01" calcext:value-type="string">
            <text:p>01</text:p>
          </table:table-cell>
          <table:table-cell table:formula="of:=RIGHT(LEFT([.B193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2.50,B115EDDF0D0055AA1867</text:p>
          </table:table-cell>
          <table:table-cell table:formula="of:=VALUE(LEFT([.B194]; 5))" office:value-type="float" office:value="-22.5" calcext:value-type="float">
            <text:p>-22.5000</text:p>
          </table:table-cell>
          <table:table-cell table:formula="of:=IF([.C194]&gt;-30; &quot;HUB&quot;; &quot;DEVICE&quot;)" office:value-type="string" office:string-value="HUB" calcext:value-type="string">
            <text:p>HUB</text:p>
          </table:table-cell>
          <table:table-cell table:formula="of:=RIGHT(LEFT([.B194]; 15); 8)" office:value-type="string" office:string-value="B115EDDF" calcext:value-type="string">
            <text:p>B115EDDF</text:p>
          </table:table-cell>
          <table:table-cell table:formula="of:=RIGHT(LEFT([.B194]; 17); 2)" office:value-type="string" office:string-value="0D" calcext:value-type="string">
            <text:p>0D</text:p>
          </table:table-cell>
          <table:table-cell table:formula="of:=RIGHT(LEFT([.B194]; 19); 2)" office:value-type="string" office:string-value="00" calcext:value-type="string">
            <text:p>00</text:p>
          </table:table-cell>
          <table:table-cell table:formula="of:=RIGHT(LEFT([.B194]; 21); 2)" office:value-type="string" office:string-value="55" calcext:value-type="string">
            <text:p>55</text:p>
          </table:table-cell>
          <table:table-cell table:formula="of:=RIGHT(LEFT([.B194]; 23); 2)" office:value-type="string" office:string-value="AA" calcext:value-type="string">
            <text:p>AA</text:p>
          </table:table-cell>
          <table:table-cell table:formula="of:=RIGHT(LEFT([.B194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58.50,B115EDDF0D010701430B</text:p>
          </table:table-cell>
          <table:table-cell table:formula="of:=VALUE(LEFT([.B195]; 5))" office:value-type="float" office:value="-58.5" calcext:value-type="float">
            <text:p>-58.5000</text:p>
          </table:table-cell>
          <table:table-cell table:formula="of:=IF([.C195]&gt;-30; &quot;HUB&quot;; &quot;DEVICE&quot;)" office:value-type="string" office:string-value="DEVICE" calcext:value-type="string">
            <text:p>DEVICE</text:p>
          </table:table-cell>
          <table:table-cell table:formula="of:=RIGHT(LEFT([.B195]; 15); 8)" office:value-type="string" office:string-value="B115EDDF" calcext:value-type="string">
            <text:p>B115EDDF</text:p>
          </table:table-cell>
          <table:table-cell table:formula="of:=RIGHT(LEFT([.B195]; 17); 2)" office:value-type="string" office:string-value="0D" calcext:value-type="string">
            <text:p>0D</text:p>
          </table:table-cell>
          <table:table-cell table:formula="of:=RIGHT(LEFT([.B195]; 19); 2)" office:value-type="string" office:string-value="01" calcext:value-type="string">
            <text:p>01</text:p>
          </table:table-cell>
          <table:table-cell table:formula="of:=RIGHT(LEFT([.B195]; 21); 2)" office:value-type="string" office:string-value="07" calcext:value-type="string">
            <text:p>07</text:p>
          </table:table-cell>
          <table:table-cell table:formula="of:=RIGHT(LEFT([.B195]; 23); 2)" office:value-type="string" office:string-value="01" calcext:value-type="string">
            <text:p>01</text:p>
          </table:table-cell>
          <table:table-cell table:formula="of:=RIGHT(LEFT([.B195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2.00,B11335B50D0055AA4FC6</text:p>
          </table:table-cell>
          <table:table-cell table:formula="of:=VALUE(LEFT([.B196]; 5))" office:value-type="float" office:value="-22" calcext:value-type="float">
            <text:p>-22.0000</text:p>
          </table:table-cell>
          <table:table-cell table:formula="of:=IF([.C196]&gt;-30; &quot;HUB&quot;; &quot;DEVICE&quot;)" office:value-type="string" office:string-value="HUB" calcext:value-type="string">
            <text:p>HUB</text:p>
          </table:table-cell>
          <table:table-cell table:formula="of:=RIGHT(LEFT([.B196]; 15); 8)" office:value-type="string" office:string-value="B11335B5" calcext:value-type="string">
            <text:p>B11335B5</text:p>
          </table:table-cell>
          <table:table-cell table:formula="of:=RIGHT(LEFT([.B196]; 17); 2)" office:value-type="string" office:string-value="0D" calcext:value-type="string">
            <text:p>0D</text:p>
          </table:table-cell>
          <table:table-cell table:formula="of:=RIGHT(LEFT([.B196]; 19); 2)" office:value-type="string" office:string-value="00" calcext:value-type="string">
            <text:p>00</text:p>
          </table:table-cell>
          <table:table-cell table:formula="of:=RIGHT(LEFT([.B196]; 21); 2)" office:value-type="string" office:string-value="55" calcext:value-type="string">
            <text:p>55</text:p>
          </table:table-cell>
          <table:table-cell table:formula="of:=RIGHT(LEFT([.B196]; 23); 2)" office:value-type="string" office:string-value="AA" calcext:value-type="string">
            <text:p>AA</text:p>
          </table:table-cell>
          <table:table-cell table:formula="of:=RIGHT(LEFT([.B196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7.50,B11335B50D010700048B</text:p>
          </table:table-cell>
          <table:table-cell table:formula="of:=VALUE(LEFT([.B197]; 5))" office:value-type="float" office:value="-57.5" calcext:value-type="float">
            <text:p>-57.5000</text:p>
          </table:table-cell>
          <table:table-cell table:formula="of:=IF([.C197]&gt;-30; &quot;HUB&quot;; &quot;DEVICE&quot;)" office:value-type="string" office:string-value="DEVICE" calcext:value-type="string">
            <text:p>DEVICE</text:p>
          </table:table-cell>
          <table:table-cell table:formula="of:=RIGHT(LEFT([.B197]; 15); 8)" office:value-type="string" office:string-value="B11335B5" calcext:value-type="string">
            <text:p>B11335B5</text:p>
          </table:table-cell>
          <table:table-cell table:formula="of:=RIGHT(LEFT([.B197]; 17); 2)" office:value-type="string" office:string-value="0D" calcext:value-type="string">
            <text:p>0D</text:p>
          </table:table-cell>
          <table:table-cell table:formula="of:=RIGHT(LEFT([.B197]; 19); 2)" office:value-type="string" office:string-value="01" calcext:value-type="string">
            <text:p>01</text:p>
          </table:table-cell>
          <table:table-cell table:formula="of:=RIGHT(LEFT([.B197]; 21); 2)" office:value-type="string" office:string-value="07" calcext:value-type="string">
            <text:p>07</text:p>
          </table:table-cell>
          <table:table-cell table:formula="of:=RIGHT(LEFT([.B197]; 23); 2)" office:value-type="string" office:string-value="00" calcext:value-type="string">
            <text:p>00</text:p>
          </table:table-cell>
          <table:table-cell table:formula="of:=RIGHT(LEFT([.B197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2.00,B115ECC60D0055AAF1E1</text:p>
          </table:table-cell>
          <table:table-cell table:formula="of:=VALUE(LEFT([.B198]; 5))" office:value-type="float" office:value="-22" calcext:value-type="float">
            <text:p>-22.0000</text:p>
          </table:table-cell>
          <table:table-cell table:formula="of:=IF([.C198]&gt;-30; &quot;HUB&quot;; &quot;DEVICE&quot;)" office:value-type="string" office:string-value="HUB" calcext:value-type="string">
            <text:p>HUB</text:p>
          </table:table-cell>
          <table:table-cell table:formula="of:=RIGHT(LEFT([.B198]; 15); 8)" office:value-type="string" office:string-value="B115ECC6" calcext:value-type="string">
            <text:p>B115ECC6</text:p>
          </table:table-cell>
          <table:table-cell table:formula="of:=RIGHT(LEFT([.B198]; 17); 2)" office:value-type="string" office:string-value="0D" calcext:value-type="string">
            <text:p>0D</text:p>
          </table:table-cell>
          <table:table-cell table:formula="of:=RIGHT(LEFT([.B198]; 19); 2)" office:value-type="string" office:string-value="00" calcext:value-type="string">
            <text:p>00</text:p>
          </table:table-cell>
          <table:table-cell table:formula="of:=RIGHT(LEFT([.B198]; 21); 2)" office:value-type="string" office:string-value="55" calcext:value-type="string">
            <text:p>55</text:p>
          </table:table-cell>
          <table:table-cell table:formula="of:=RIGHT(LEFT([.B198]; 23); 2)" office:value-type="string" office:string-value="AA" calcext:value-type="string">
            <text:p>AA</text:p>
          </table:table-cell>
          <table:table-cell table:formula="of:=RIGHT(LEFT([.B198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59.50,B115ECC60D010700BAAC</text:p>
          </table:table-cell>
          <table:table-cell table:formula="of:=VALUE(LEFT([.B199]; 5))" office:value-type="float" office:value="-59.5" calcext:value-type="float">
            <text:p>-59.5000</text:p>
          </table:table-cell>
          <table:table-cell table:formula="of:=IF([.C199]&gt;-30; &quot;HUB&quot;; &quot;DEVICE&quot;)" office:value-type="string" office:string-value="DEVICE" calcext:value-type="string">
            <text:p>DEVICE</text:p>
          </table:table-cell>
          <table:table-cell table:formula="of:=RIGHT(LEFT([.B199]; 15); 8)" office:value-type="string" office:string-value="B115ECC6" calcext:value-type="string">
            <text:p>B115ECC6</text:p>
          </table:table-cell>
          <table:table-cell table:formula="of:=RIGHT(LEFT([.B199]; 17); 2)" office:value-type="string" office:string-value="0D" calcext:value-type="string">
            <text:p>0D</text:p>
          </table:table-cell>
          <table:table-cell table:formula="of:=RIGHT(LEFT([.B199]; 19); 2)" office:value-type="string" office:string-value="01" calcext:value-type="string">
            <text:p>01</text:p>
          </table:table-cell>
          <table:table-cell table:formula="of:=RIGHT(LEFT([.B199]; 21); 2)" office:value-type="string" office:string-value="07" calcext:value-type="string">
            <text:p>07</text:p>
          </table:table-cell>
          <table:table-cell table:formula="of:=RIGHT(LEFT([.B199]; 23); 2)" office:value-type="string" office:string-value="00" calcext:value-type="string">
            <text:p>00</text:p>
          </table:table-cell>
          <table:table-cell table:formula="of:=RIGHT(LEFT([.B199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2.00,004BFEDD0D0055AAAC11</text:p>
          </table:table-cell>
          <table:table-cell table:formula="of:=VALUE(LEFT([.B200]; 5))" office:value-type="float" office:value="-22" calcext:value-type="float">
            <text:p>-22.0000</text:p>
          </table:table-cell>
          <table:table-cell table:formula="of:=IF([.C200]&gt;-30; &quot;HUB&quot;; &quot;DEVICE&quot;)" office:value-type="string" office:string-value="HUB" calcext:value-type="string">
            <text:p>HUB</text:p>
          </table:table-cell>
          <table:table-cell table:formula="of:=RIGHT(LEFT([.B200]; 15); 8)" office:value-type="string" office:string-value="004BFEDD" calcext:value-type="string">
            <text:p>004BFEDD</text:p>
          </table:table-cell>
          <table:table-cell table:formula="of:=RIGHT(LEFT([.B200]; 17); 2)" office:value-type="string" office:string-value="0D" calcext:value-type="string">
            <text:p>0D</text:p>
          </table:table-cell>
          <table:table-cell table:formula="of:=RIGHT(LEFT([.B200]; 19); 2)" office:value-type="string" office:string-value="00" calcext:value-type="string">
            <text:p>00</text:p>
          </table:table-cell>
          <table:table-cell table:formula="of:=RIGHT(LEFT([.B200]; 21); 2)" office:value-type="string" office:string-value="55" calcext:value-type="string">
            <text:p>55</text:p>
          </table:table-cell>
          <table:table-cell table:formula="of:=RIGHT(LEFT([.B200]; 23); 2)" office:value-type="string" office:string-value="AA" calcext:value-type="string">
            <text:p>AA</text:p>
          </table:table-cell>
          <table:table-cell table:formula="of:=RIGHT(LEFT([.B200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50.00,004BFEDD0D0101004DFA</text:p>
          </table:table-cell>
          <table:table-cell table:formula="of:=VALUE(LEFT([.B201]; 5))" office:value-type="float" office:value="-50" calcext:value-type="float">
            <text:p>-50.0000</text:p>
          </table:table-cell>
          <table:table-cell table:formula="of:=IF([.C201]&gt;-30; &quot;HUB&quot;; &quot;DEVICE&quot;)" office:value-type="string" office:string-value="DEVICE" calcext:value-type="string">
            <text:p>DEVICE</text:p>
          </table:table-cell>
          <table:table-cell table:formula="of:=RIGHT(LEFT([.B201]; 15); 8)" office:value-type="string" office:string-value="004BFEDD" calcext:value-type="string">
            <text:p>004BFEDD</text:p>
          </table:table-cell>
          <table:table-cell table:formula="of:=RIGHT(LEFT([.B201]; 17); 2)" office:value-type="string" office:string-value="0D" calcext:value-type="string">
            <text:p>0D</text:p>
          </table:table-cell>
          <table:table-cell table:formula="of:=RIGHT(LEFT([.B201]; 19); 2)" office:value-type="string" office:string-value="01" calcext:value-type="string">
            <text:p>01</text:p>
          </table:table-cell>
          <table:table-cell table:formula="of:=RIGHT(LEFT([.B201]; 21); 2)" office:value-type="string" office:string-value="01" calcext:value-type="string">
            <text:p>01</text:p>
          </table:table-cell>
          <table:table-cell table:formula="of:=RIGHT(LEFT([.B201]; 23); 2)" office:value-type="string" office:string-value="00" calcext:value-type="string">
            <text:p>00</text:p>
          </table:table-cell>
          <table:table-cell table:formula="of:=RIGHT(LEFT([.B201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2.50,004BFF710D0055AA48FE</text:p>
          </table:table-cell>
          <table:table-cell table:formula="of:=VALUE(LEFT([.B202]; 5))" office:value-type="float" office:value="-22.5" calcext:value-type="float">
            <text:p>-22.5000</text:p>
          </table:table-cell>
          <table:table-cell table:formula="of:=IF([.C202]&gt;-30; &quot;HUB&quot;; &quot;DEVICE&quot;)" office:value-type="string" office:string-value="HUB" calcext:value-type="string">
            <text:p>HUB</text:p>
          </table:table-cell>
          <table:table-cell table:formula="of:=RIGHT(LEFT([.B202]; 15); 8)" office:value-type="string" office:string-value="004BFF71" calcext:value-type="string">
            <text:p>004BFF71</text:p>
          </table:table-cell>
          <table:table-cell table:formula="of:=RIGHT(LEFT([.B202]; 17); 2)" office:value-type="string" office:string-value="0D" calcext:value-type="string">
            <text:p>0D</text:p>
          </table:table-cell>
          <table:table-cell table:formula="of:=RIGHT(LEFT([.B202]; 19); 2)" office:value-type="string" office:string-value="00" calcext:value-type="string">
            <text:p>00</text:p>
          </table:table-cell>
          <table:table-cell table:formula="of:=RIGHT(LEFT([.B202]; 21); 2)" office:value-type="string" office:string-value="55" calcext:value-type="string">
            <text:p>55</text:p>
          </table:table-cell>
          <table:table-cell table:formula="of:=RIGHT(LEFT([.B202]; 23); 2)" office:value-type="string" office:string-value="AA" calcext:value-type="string">
            <text:p>AA</text:p>
          </table:table-cell>
          <table:table-cell table:formula="of:=RIGHT(LEFT([.B202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50.50,004BFF710D010101B934</text:p>
          </table:table-cell>
          <table:table-cell table:formula="of:=VALUE(LEFT([.B203]; 5))" office:value-type="float" office:value="-50.5" calcext:value-type="float">
            <text:p>-50.5000</text:p>
          </table:table-cell>
          <table:table-cell table:formula="of:=IF([.C203]&gt;-30; &quot;HUB&quot;; &quot;DEVICE&quot;)" office:value-type="string" office:string-value="DEVICE" calcext:value-type="string">
            <text:p>DEVICE</text:p>
          </table:table-cell>
          <table:table-cell table:formula="of:=RIGHT(LEFT([.B203]; 15); 8)" office:value-type="string" office:string-value="004BFF71" calcext:value-type="string">
            <text:p>004BFF71</text:p>
          </table:table-cell>
          <table:table-cell table:formula="of:=RIGHT(LEFT([.B203]; 17); 2)" office:value-type="string" office:string-value="0D" calcext:value-type="string">
            <text:p>0D</text:p>
          </table:table-cell>
          <table:table-cell table:formula="of:=RIGHT(LEFT([.B203]; 19); 2)" office:value-type="string" office:string-value="01" calcext:value-type="string">
            <text:p>01</text:p>
          </table:table-cell>
          <table:table-cell table:formula="of:=RIGHT(LEFT([.B203]; 21); 2)" office:value-type="string" office:string-value="01" calcext:value-type="string">
            <text:p>01</text:p>
          </table:table-cell>
          <table:table-cell table:formula="of:=RIGHT(LEFT([.B203]; 23); 2)" office:value-type="string" office:string-value="01" calcext:value-type="string">
            <text:p>01</text:p>
          </table:table-cell>
          <table:table-cell table:formula="of:=RIGHT(LEFT([.B203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2.50,004BFF710D0055AA48FE</text:p>
          </table:table-cell>
          <table:table-cell table:formula="of:=VALUE(LEFT([.B204]; 5))" office:value-type="float" office:value="-22.5" calcext:value-type="float">
            <text:p>-22.5000</text:p>
          </table:table-cell>
          <table:table-cell table:formula="of:=IF([.C204]&gt;-30; &quot;HUB&quot;; &quot;DEVICE&quot;)" office:value-type="string" office:string-value="HUB" calcext:value-type="string">
            <text:p>HUB</text:p>
          </table:table-cell>
          <table:table-cell table:formula="of:=RIGHT(LEFT([.B204]; 15); 8)" office:value-type="string" office:string-value="004BFF71" calcext:value-type="string">
            <text:p>004BFF71</text:p>
          </table:table-cell>
          <table:table-cell table:formula="of:=RIGHT(LEFT([.B204]; 17); 2)" office:value-type="string" office:string-value="0D" calcext:value-type="string">
            <text:p>0D</text:p>
          </table:table-cell>
          <table:table-cell table:formula="of:=RIGHT(LEFT([.B204]; 19); 2)" office:value-type="string" office:string-value="00" calcext:value-type="string">
            <text:p>00</text:p>
          </table:table-cell>
          <table:table-cell table:formula="of:=RIGHT(LEFT([.B204]; 21); 2)" office:value-type="string" office:string-value="55" calcext:value-type="string">
            <text:p>55</text:p>
          </table:table-cell>
          <table:table-cell table:formula="of:=RIGHT(LEFT([.B204]; 23); 2)" office:value-type="string" office:string-value="AA" calcext:value-type="string">
            <text:p>AA</text:p>
          </table:table-cell>
          <table:table-cell table:formula="of:=RIGHT(LEFT([.B204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46.50,004BFF710D010101B934</text:p>
          </table:table-cell>
          <table:table-cell table:formula="of:=VALUE(LEFT([.B205]; 5))" office:value-type="float" office:value="-46.5" calcext:value-type="float">
            <text:p>-46.5000</text:p>
          </table:table-cell>
          <table:table-cell table:formula="of:=IF([.C205]&gt;-30; &quot;HUB&quot;; &quot;DEVICE&quot;)" office:value-type="string" office:string-value="DEVICE" calcext:value-type="string">
            <text:p>DEVICE</text:p>
          </table:table-cell>
          <table:table-cell table:formula="of:=RIGHT(LEFT([.B205]; 15); 8)" office:value-type="string" office:string-value="004BFF71" calcext:value-type="string">
            <text:p>004BFF71</text:p>
          </table:table-cell>
          <table:table-cell table:formula="of:=RIGHT(LEFT([.B205]; 17); 2)" office:value-type="string" office:string-value="0D" calcext:value-type="string">
            <text:p>0D</text:p>
          </table:table-cell>
          <table:table-cell table:formula="of:=RIGHT(LEFT([.B205]; 19); 2)" office:value-type="string" office:string-value="01" calcext:value-type="string">
            <text:p>01</text:p>
          </table:table-cell>
          <table:table-cell table:formula="of:=RIGHT(LEFT([.B205]; 21); 2)" office:value-type="string" office:string-value="01" calcext:value-type="string">
            <text:p>01</text:p>
          </table:table-cell>
          <table:table-cell table:formula="of:=RIGHT(LEFT([.B205]; 23); 2)" office:value-type="string" office:string-value="01" calcext:value-type="string">
            <text:p>01</text:p>
          </table:table-cell>
          <table:table-cell table:formula="of:=RIGHT(LEFT([.B205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2.00,B115BBEF0D0055AAE9FC</text:p>
          </table:table-cell>
          <table:table-cell table:formula="of:=VALUE(LEFT([.B206]; 5))" office:value-type="float" office:value="-22" calcext:value-type="float">
            <text:p>-22.0000</text:p>
          </table:table-cell>
          <table:table-cell table:formula="of:=IF([.C206]&gt;-30; &quot;HUB&quot;; &quot;DEVICE&quot;)" office:value-type="string" office:string-value="HUB" calcext:value-type="string">
            <text:p>HUB</text:p>
          </table:table-cell>
          <table:table-cell table:formula="of:=RIGHT(LEFT([.B206]; 15); 8)" office:value-type="string" office:string-value="B115BBEF" calcext:value-type="string">
            <text:p>B115BBEF</text:p>
          </table:table-cell>
          <table:table-cell table:formula="of:=RIGHT(LEFT([.B206]; 17); 2)" office:value-type="string" office:string-value="0D" calcext:value-type="string">
            <text:p>0D</text:p>
          </table:table-cell>
          <table:table-cell table:formula="of:=RIGHT(LEFT([.B206]; 19); 2)" office:value-type="string" office:string-value="00" calcext:value-type="string">
            <text:p>00</text:p>
          </table:table-cell>
          <table:table-cell table:formula="of:=RIGHT(LEFT([.B206]; 21); 2)" office:value-type="string" office:string-value="55" calcext:value-type="string">
            <text:p>55</text:p>
          </table:table-cell>
          <table:table-cell table:formula="of:=RIGHT(LEFT([.B206]; 23); 2)" office:value-type="string" office:string-value="AA" calcext:value-type="string">
            <text:p>AA</text:p>
          </table:table-cell>
          <table:table-cell table:formula="of:=RIGHT(LEFT([.B206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22.50,B115ECD60D0055AAF5BB</text:p>
          </table:table-cell>
          <table:table-cell table:formula="of:=VALUE(LEFT([.B207]; 5))" office:value-type="float" office:value="-22.5" calcext:value-type="float">
            <text:p>-22.5000</text:p>
          </table:table-cell>
          <table:table-cell table:formula="of:=IF([.C207]&gt;-30; &quot;HUB&quot;; &quot;DEVICE&quot;)" office:value-type="string" office:string-value="HUB" calcext:value-type="string">
            <text:p>HUB</text:p>
          </table:table-cell>
          <table:table-cell table:formula="of:=RIGHT(LEFT([.B207]; 15); 8)" office:value-type="string" office:string-value="B115ECD6" calcext:value-type="string">
            <text:p>B115ECD6</text:p>
          </table:table-cell>
          <table:table-cell table:formula="of:=RIGHT(LEFT([.B207]; 17); 2)" office:value-type="string" office:string-value="0D" calcext:value-type="string">
            <text:p>0D</text:p>
          </table:table-cell>
          <table:table-cell table:formula="of:=RIGHT(LEFT([.B207]; 19); 2)" office:value-type="string" office:string-value="00" calcext:value-type="string">
            <text:p>00</text:p>
          </table:table-cell>
          <table:table-cell table:formula="of:=RIGHT(LEFT([.B207]; 21); 2)" office:value-type="string" office:string-value="55" calcext:value-type="string">
            <text:p>55</text:p>
          </table:table-cell>
          <table:table-cell table:formula="of:=RIGHT(LEFT([.B207]; 23); 2)" office:value-type="string" office:string-value="AA" calcext:value-type="string">
            <text:p>AA</text:p>
          </table:table-cell>
          <table:table-cell table:formula="of:=RIGHT(LEFT([.B207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6.00,B115ECD60D010701AED7</text:p>
          </table:table-cell>
          <table:table-cell table:formula="of:=VALUE(LEFT([.B208]; 5))" office:value-type="float" office:value="-56" calcext:value-type="float">
            <text:p>-56.0000</text:p>
          </table:table-cell>
          <table:table-cell table:formula="of:=IF([.C208]&gt;-30; &quot;HUB&quot;; &quot;DEVICE&quot;)" office:value-type="string" office:string-value="DEVICE" calcext:value-type="string">
            <text:p>DEVICE</text:p>
          </table:table-cell>
          <table:table-cell table:formula="of:=RIGHT(LEFT([.B208]; 15); 8)" office:value-type="string" office:string-value="B115ECD6" calcext:value-type="string">
            <text:p>B115ECD6</text:p>
          </table:table-cell>
          <table:table-cell table:formula="of:=RIGHT(LEFT([.B208]; 17); 2)" office:value-type="string" office:string-value="0D" calcext:value-type="string">
            <text:p>0D</text:p>
          </table:table-cell>
          <table:table-cell table:formula="of:=RIGHT(LEFT([.B208]; 19); 2)" office:value-type="string" office:string-value="01" calcext:value-type="string">
            <text:p>01</text:p>
          </table:table-cell>
          <table:table-cell table:formula="of:=RIGHT(LEFT([.B208]; 21); 2)" office:value-type="string" office:string-value="07" calcext:value-type="string">
            <text:p>07</text:p>
          </table:table-cell>
          <table:table-cell table:formula="of:=RIGHT(LEFT([.B208]; 23); 2)" office:value-type="string" office:string-value="01" calcext:value-type="string">
            <text:p>01</text:p>
          </table:table-cell>
          <table:table-cell table:formula="of:=RIGHT(LEFT([.B208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2.00,B115EDDF0D0055AA1867</text:p>
          </table:table-cell>
          <table:table-cell table:formula="of:=VALUE(LEFT([.B209]; 5))" office:value-type="float" office:value="-22" calcext:value-type="float">
            <text:p>-22.0000</text:p>
          </table:table-cell>
          <table:table-cell table:formula="of:=IF([.C209]&gt;-30; &quot;HUB&quot;; &quot;DEVICE&quot;)" office:value-type="string" office:string-value="HUB" calcext:value-type="string">
            <text:p>HUB</text:p>
          </table:table-cell>
          <table:table-cell table:formula="of:=RIGHT(LEFT([.B209]; 15); 8)" office:value-type="string" office:string-value="B115EDDF" calcext:value-type="string">
            <text:p>B115EDDF</text:p>
          </table:table-cell>
          <table:table-cell table:formula="of:=RIGHT(LEFT([.B209]; 17); 2)" office:value-type="string" office:string-value="0D" calcext:value-type="string">
            <text:p>0D</text:p>
          </table:table-cell>
          <table:table-cell table:formula="of:=RIGHT(LEFT([.B209]; 19); 2)" office:value-type="string" office:string-value="00" calcext:value-type="string">
            <text:p>00</text:p>
          </table:table-cell>
          <table:table-cell table:formula="of:=RIGHT(LEFT([.B209]; 21); 2)" office:value-type="string" office:string-value="55" calcext:value-type="string">
            <text:p>55</text:p>
          </table:table-cell>
          <table:table-cell table:formula="of:=RIGHT(LEFT([.B209]; 23); 2)" office:value-type="string" office:string-value="AA" calcext:value-type="string">
            <text:p>AA</text:p>
          </table:table-cell>
          <table:table-cell table:formula="of:=RIGHT(LEFT([.B209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66.50,B115EDDF0D010701430B</text:p>
          </table:table-cell>
          <table:table-cell table:formula="of:=VALUE(LEFT([.B210]; 5))" office:value-type="float" office:value="-66.5" calcext:value-type="float">
            <text:p>-66.5000</text:p>
          </table:table-cell>
          <table:table-cell table:formula="of:=IF([.C210]&gt;-30; &quot;HUB&quot;; &quot;DEVICE&quot;)" office:value-type="string" office:string-value="DEVICE" calcext:value-type="string">
            <text:p>DEVICE</text:p>
          </table:table-cell>
          <table:table-cell table:formula="of:=RIGHT(LEFT([.B210]; 15); 8)" office:value-type="string" office:string-value="B115EDDF" calcext:value-type="string">
            <text:p>B115EDDF</text:p>
          </table:table-cell>
          <table:table-cell table:formula="of:=RIGHT(LEFT([.B210]; 17); 2)" office:value-type="string" office:string-value="0D" calcext:value-type="string">
            <text:p>0D</text:p>
          </table:table-cell>
          <table:table-cell table:formula="of:=RIGHT(LEFT([.B210]; 19); 2)" office:value-type="string" office:string-value="01" calcext:value-type="string">
            <text:p>01</text:p>
          </table:table-cell>
          <table:table-cell table:formula="of:=RIGHT(LEFT([.B210]; 21); 2)" office:value-type="string" office:string-value="07" calcext:value-type="string">
            <text:p>07</text:p>
          </table:table-cell>
          <table:table-cell table:formula="of:=RIGHT(LEFT([.B210]; 23); 2)" office:value-type="string" office:string-value="01" calcext:value-type="string">
            <text:p>01</text:p>
          </table:table-cell>
          <table:table-cell table:formula="of:=RIGHT(LEFT([.B210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2.50,B11335B50D0055AA4FC6</text:p>
          </table:table-cell>
          <table:table-cell table:formula="of:=VALUE(LEFT([.B211]; 5))" office:value-type="float" office:value="-22.5" calcext:value-type="float">
            <text:p>-22.5000</text:p>
          </table:table-cell>
          <table:table-cell table:formula="of:=IF([.C211]&gt;-30; &quot;HUB&quot;; &quot;DEVICE&quot;)" office:value-type="string" office:string-value="HUB" calcext:value-type="string">
            <text:p>HUB</text:p>
          </table:table-cell>
          <table:table-cell table:formula="of:=RIGHT(LEFT([.B211]; 15); 8)" office:value-type="string" office:string-value="B11335B5" calcext:value-type="string">
            <text:p>B11335B5</text:p>
          </table:table-cell>
          <table:table-cell table:formula="of:=RIGHT(LEFT([.B211]; 17); 2)" office:value-type="string" office:string-value="0D" calcext:value-type="string">
            <text:p>0D</text:p>
          </table:table-cell>
          <table:table-cell table:formula="of:=RIGHT(LEFT([.B211]; 19); 2)" office:value-type="string" office:string-value="00" calcext:value-type="string">
            <text:p>00</text:p>
          </table:table-cell>
          <table:table-cell table:formula="of:=RIGHT(LEFT([.B211]; 21); 2)" office:value-type="string" office:string-value="55" calcext:value-type="string">
            <text:p>55</text:p>
          </table:table-cell>
          <table:table-cell table:formula="of:=RIGHT(LEFT([.B211]; 23); 2)" office:value-type="string" office:string-value="AA" calcext:value-type="string">
            <text:p>AA</text:p>
          </table:table-cell>
          <table:table-cell table:formula="of:=RIGHT(LEFT([.B211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7.50,B11335B50D010700048B</text:p>
          </table:table-cell>
          <table:table-cell table:formula="of:=VALUE(LEFT([.B212]; 5))" office:value-type="float" office:value="-57.5" calcext:value-type="float">
            <text:p>-57.5000</text:p>
          </table:table-cell>
          <table:table-cell table:formula="of:=IF([.C212]&gt;-30; &quot;HUB&quot;; &quot;DEVICE&quot;)" office:value-type="string" office:string-value="DEVICE" calcext:value-type="string">
            <text:p>DEVICE</text:p>
          </table:table-cell>
          <table:table-cell table:formula="of:=RIGHT(LEFT([.B212]; 15); 8)" office:value-type="string" office:string-value="B11335B5" calcext:value-type="string">
            <text:p>B11335B5</text:p>
          </table:table-cell>
          <table:table-cell table:formula="of:=RIGHT(LEFT([.B212]; 17); 2)" office:value-type="string" office:string-value="0D" calcext:value-type="string">
            <text:p>0D</text:p>
          </table:table-cell>
          <table:table-cell table:formula="of:=RIGHT(LEFT([.B212]; 19); 2)" office:value-type="string" office:string-value="01" calcext:value-type="string">
            <text:p>01</text:p>
          </table:table-cell>
          <table:table-cell table:formula="of:=RIGHT(LEFT([.B212]; 21); 2)" office:value-type="string" office:string-value="07" calcext:value-type="string">
            <text:p>07</text:p>
          </table:table-cell>
          <table:table-cell table:formula="of:=RIGHT(LEFT([.B212]; 23); 2)" office:value-type="string" office:string-value="00" calcext:value-type="string">
            <text:p>00</text:p>
          </table:table-cell>
          <table:table-cell table:formula="of:=RIGHT(LEFT([.B212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2.50,B115ECC60D0055AAF1E1</text:p>
          </table:table-cell>
          <table:table-cell table:formula="of:=VALUE(LEFT([.B213]; 5))" office:value-type="float" office:value="-22.5" calcext:value-type="float">
            <text:p>-22.5000</text:p>
          </table:table-cell>
          <table:table-cell table:formula="of:=IF([.C213]&gt;-30; &quot;HUB&quot;; &quot;DEVICE&quot;)" office:value-type="string" office:string-value="HUB" calcext:value-type="string">
            <text:p>HUB</text:p>
          </table:table-cell>
          <table:table-cell table:formula="of:=RIGHT(LEFT([.B213]; 15); 8)" office:value-type="string" office:string-value="B115ECC6" calcext:value-type="string">
            <text:p>B115ECC6</text:p>
          </table:table-cell>
          <table:table-cell table:formula="of:=RIGHT(LEFT([.B213]; 17); 2)" office:value-type="string" office:string-value="0D" calcext:value-type="string">
            <text:p>0D</text:p>
          </table:table-cell>
          <table:table-cell table:formula="of:=RIGHT(LEFT([.B213]; 19); 2)" office:value-type="string" office:string-value="00" calcext:value-type="string">
            <text:p>00</text:p>
          </table:table-cell>
          <table:table-cell table:formula="of:=RIGHT(LEFT([.B213]; 21); 2)" office:value-type="string" office:string-value="55" calcext:value-type="string">
            <text:p>55</text:p>
          </table:table-cell>
          <table:table-cell table:formula="of:=RIGHT(LEFT([.B213]; 23); 2)" office:value-type="string" office:string-value="AA" calcext:value-type="string">
            <text:p>AA</text:p>
          </table:table-cell>
          <table:table-cell table:formula="of:=RIGHT(LEFT([.B213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59.50,B115ECC60D010700BAAC</text:p>
          </table:table-cell>
          <table:table-cell table:formula="of:=VALUE(LEFT([.B214]; 5))" office:value-type="float" office:value="-59.5" calcext:value-type="float">
            <text:p>-59.5000</text:p>
          </table:table-cell>
          <table:table-cell table:formula="of:=IF([.C214]&gt;-30; &quot;HUB&quot;; &quot;DEVICE&quot;)" office:value-type="string" office:string-value="DEVICE" calcext:value-type="string">
            <text:p>DEVICE</text:p>
          </table:table-cell>
          <table:table-cell table:formula="of:=RIGHT(LEFT([.B214]; 15); 8)" office:value-type="string" office:string-value="B115ECC6" calcext:value-type="string">
            <text:p>B115ECC6</text:p>
          </table:table-cell>
          <table:table-cell table:formula="of:=RIGHT(LEFT([.B214]; 17); 2)" office:value-type="string" office:string-value="0D" calcext:value-type="string">
            <text:p>0D</text:p>
          </table:table-cell>
          <table:table-cell table:formula="of:=RIGHT(LEFT([.B214]; 19); 2)" office:value-type="string" office:string-value="01" calcext:value-type="string">
            <text:p>01</text:p>
          </table:table-cell>
          <table:table-cell table:formula="of:=RIGHT(LEFT([.B214]; 21); 2)" office:value-type="string" office:string-value="07" calcext:value-type="string">
            <text:p>07</text:p>
          </table:table-cell>
          <table:table-cell table:formula="of:=RIGHT(LEFT([.B214]; 23); 2)" office:value-type="string" office:string-value="00" calcext:value-type="string">
            <text:p>00</text:p>
          </table:table-cell>
          <table:table-cell table:formula="of:=RIGHT(LEFT([.B214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2.50,004BFEDD0D0055AAAC11</text:p>
          </table:table-cell>
          <table:table-cell table:formula="of:=VALUE(LEFT([.B215]; 5))" office:value-type="float" office:value="-22.5" calcext:value-type="float">
            <text:p>-22.5000</text:p>
          </table:table-cell>
          <table:table-cell table:formula="of:=IF([.C215]&gt;-30; &quot;HUB&quot;; &quot;DEVICE&quot;)" office:value-type="string" office:string-value="HUB" calcext:value-type="string">
            <text:p>HUB</text:p>
          </table:table-cell>
          <table:table-cell table:formula="of:=RIGHT(LEFT([.B215]; 15); 8)" office:value-type="string" office:string-value="004BFEDD" calcext:value-type="string">
            <text:p>004BFEDD</text:p>
          </table:table-cell>
          <table:table-cell table:formula="of:=RIGHT(LEFT([.B215]; 17); 2)" office:value-type="string" office:string-value="0D" calcext:value-type="string">
            <text:p>0D</text:p>
          </table:table-cell>
          <table:table-cell table:formula="of:=RIGHT(LEFT([.B215]; 19); 2)" office:value-type="string" office:string-value="00" calcext:value-type="string">
            <text:p>00</text:p>
          </table:table-cell>
          <table:table-cell table:formula="of:=RIGHT(LEFT([.B215]; 21); 2)" office:value-type="string" office:string-value="55" calcext:value-type="string">
            <text:p>55</text:p>
          </table:table-cell>
          <table:table-cell table:formula="of:=RIGHT(LEFT([.B215]; 23); 2)" office:value-type="string" office:string-value="AA" calcext:value-type="string">
            <text:p>AA</text:p>
          </table:table-cell>
          <table:table-cell table:formula="of:=RIGHT(LEFT([.B215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49.50,004BFEDD0D0101004DFA</text:p>
          </table:table-cell>
          <table:table-cell table:formula="of:=VALUE(LEFT([.B216]; 5))" office:value-type="float" office:value="-49.5" calcext:value-type="float">
            <text:p>-49.5000</text:p>
          </table:table-cell>
          <table:table-cell table:formula="of:=IF([.C216]&gt;-30; &quot;HUB&quot;; &quot;DEVICE&quot;)" office:value-type="string" office:string-value="DEVICE" calcext:value-type="string">
            <text:p>DEVICE</text:p>
          </table:table-cell>
          <table:table-cell table:formula="of:=RIGHT(LEFT([.B216]; 15); 8)" office:value-type="string" office:string-value="004BFEDD" calcext:value-type="string">
            <text:p>004BFEDD</text:p>
          </table:table-cell>
          <table:table-cell table:formula="of:=RIGHT(LEFT([.B216]; 17); 2)" office:value-type="string" office:string-value="0D" calcext:value-type="string">
            <text:p>0D</text:p>
          </table:table-cell>
          <table:table-cell table:formula="of:=RIGHT(LEFT([.B216]; 19); 2)" office:value-type="string" office:string-value="01" calcext:value-type="string">
            <text:p>01</text:p>
          </table:table-cell>
          <table:table-cell table:formula="of:=RIGHT(LEFT([.B216]; 21); 2)" office:value-type="string" office:string-value="01" calcext:value-type="string">
            <text:p>01</text:p>
          </table:table-cell>
          <table:table-cell table:formula="of:=RIGHT(LEFT([.B216]; 23); 2)" office:value-type="string" office:string-value="00" calcext:value-type="string">
            <text:p>00</text:p>
          </table:table-cell>
          <table:table-cell table:formula="of:=RIGHT(LEFT([.B216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2.50,004BFF710D0055AA48FE</text:p>
          </table:table-cell>
          <table:table-cell table:formula="of:=VALUE(LEFT([.B217]; 5))" office:value-type="float" office:value="-22.5" calcext:value-type="float">
            <text:p>-22.5000</text:p>
          </table:table-cell>
          <table:table-cell table:formula="of:=IF([.C217]&gt;-30; &quot;HUB&quot;; &quot;DEVICE&quot;)" office:value-type="string" office:string-value="HUB" calcext:value-type="string">
            <text:p>HUB</text:p>
          </table:table-cell>
          <table:table-cell table:formula="of:=RIGHT(LEFT([.B217]; 15); 8)" office:value-type="string" office:string-value="004BFF71" calcext:value-type="string">
            <text:p>004BFF71</text:p>
          </table:table-cell>
          <table:table-cell table:formula="of:=RIGHT(LEFT([.B217]; 17); 2)" office:value-type="string" office:string-value="0D" calcext:value-type="string">
            <text:p>0D</text:p>
          </table:table-cell>
          <table:table-cell table:formula="of:=RIGHT(LEFT([.B217]; 19); 2)" office:value-type="string" office:string-value="00" calcext:value-type="string">
            <text:p>00</text:p>
          </table:table-cell>
          <table:table-cell table:formula="of:=RIGHT(LEFT([.B217]; 21); 2)" office:value-type="string" office:string-value="55" calcext:value-type="string">
            <text:p>55</text:p>
          </table:table-cell>
          <table:table-cell table:formula="of:=RIGHT(LEFT([.B217]; 23); 2)" office:value-type="string" office:string-value="AA" calcext:value-type="string">
            <text:p>AA</text:p>
          </table:table-cell>
          <table:table-cell table:formula="of:=RIGHT(LEFT([.B217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44.00,004BFF710D010101B934</text:p>
          </table:table-cell>
          <table:table-cell table:formula="of:=VALUE(LEFT([.B218]; 5))" office:value-type="float" office:value="-44" calcext:value-type="float">
            <text:p>-44.0000</text:p>
          </table:table-cell>
          <table:table-cell table:formula="of:=IF([.C218]&gt;-30; &quot;HUB&quot;; &quot;DEVICE&quot;)" office:value-type="string" office:string-value="DEVICE" calcext:value-type="string">
            <text:p>DEVICE</text:p>
          </table:table-cell>
          <table:table-cell table:formula="of:=RIGHT(LEFT([.B218]; 15); 8)" office:value-type="string" office:string-value="004BFF71" calcext:value-type="string">
            <text:p>004BFF71</text:p>
          </table:table-cell>
          <table:table-cell table:formula="of:=RIGHT(LEFT([.B218]; 17); 2)" office:value-type="string" office:string-value="0D" calcext:value-type="string">
            <text:p>0D</text:p>
          </table:table-cell>
          <table:table-cell table:formula="of:=RIGHT(LEFT([.B218]; 19); 2)" office:value-type="string" office:string-value="01" calcext:value-type="string">
            <text:p>01</text:p>
          </table:table-cell>
          <table:table-cell table:formula="of:=RIGHT(LEFT([.B218]; 21); 2)" office:value-type="string" office:string-value="01" calcext:value-type="string">
            <text:p>01</text:p>
          </table:table-cell>
          <table:table-cell table:formula="of:=RIGHT(LEFT([.B218]; 23); 2)" office:value-type="string" office:string-value="01" calcext:value-type="string">
            <text:p>01</text:p>
          </table:table-cell>
          <table:table-cell table:formula="of:=RIGHT(LEFT([.B218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3.50,B115BBEF0D0055AAE9FC</text:p>
          </table:table-cell>
          <table:table-cell table:formula="of:=VALUE(LEFT([.B219]; 5))" office:value-type="float" office:value="-23.5" calcext:value-type="float">
            <text:p>-23.5000</text:p>
          </table:table-cell>
          <table:table-cell table:formula="of:=IF([.C219]&gt;-30; &quot;HUB&quot;; &quot;DEVICE&quot;)" office:value-type="string" office:string-value="HUB" calcext:value-type="string">
            <text:p>HUB</text:p>
          </table:table-cell>
          <table:table-cell table:formula="of:=RIGHT(LEFT([.B219]; 15); 8)" office:value-type="string" office:string-value="B115BBEF" calcext:value-type="string">
            <text:p>B115BBEF</text:p>
          </table:table-cell>
          <table:table-cell table:formula="of:=RIGHT(LEFT([.B219]; 17); 2)" office:value-type="string" office:string-value="0D" calcext:value-type="string">
            <text:p>0D</text:p>
          </table:table-cell>
          <table:table-cell table:formula="of:=RIGHT(LEFT([.B219]; 19); 2)" office:value-type="string" office:string-value="00" calcext:value-type="string">
            <text:p>00</text:p>
          </table:table-cell>
          <table:table-cell table:formula="of:=RIGHT(LEFT([.B219]; 21); 2)" office:value-type="string" office:string-value="55" calcext:value-type="string">
            <text:p>55</text:p>
          </table:table-cell>
          <table:table-cell table:formula="of:=RIGHT(LEFT([.B219]; 23); 2)" office:value-type="string" office:string-value="AA" calcext:value-type="string">
            <text:p>AA</text:p>
          </table:table-cell>
          <table:table-cell table:formula="of:=RIGHT(LEFT([.B219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22.00,B115ECD60D0055AAF5BB</text:p>
          </table:table-cell>
          <table:table-cell table:formula="of:=VALUE(LEFT([.B220]; 5))" office:value-type="float" office:value="-22" calcext:value-type="float">
            <text:p>-22.0000</text:p>
          </table:table-cell>
          <table:table-cell table:formula="of:=IF([.C220]&gt;-30; &quot;HUB&quot;; &quot;DEVICE&quot;)" office:value-type="string" office:string-value="HUB" calcext:value-type="string">
            <text:p>HUB</text:p>
          </table:table-cell>
          <table:table-cell table:formula="of:=RIGHT(LEFT([.B220]; 15); 8)" office:value-type="string" office:string-value="B115ECD6" calcext:value-type="string">
            <text:p>B115ECD6</text:p>
          </table:table-cell>
          <table:table-cell table:formula="of:=RIGHT(LEFT([.B220]; 17); 2)" office:value-type="string" office:string-value="0D" calcext:value-type="string">
            <text:p>0D</text:p>
          </table:table-cell>
          <table:table-cell table:formula="of:=RIGHT(LEFT([.B220]; 19); 2)" office:value-type="string" office:string-value="00" calcext:value-type="string">
            <text:p>00</text:p>
          </table:table-cell>
          <table:table-cell table:formula="of:=RIGHT(LEFT([.B220]; 21); 2)" office:value-type="string" office:string-value="55" calcext:value-type="string">
            <text:p>55</text:p>
          </table:table-cell>
          <table:table-cell table:formula="of:=RIGHT(LEFT([.B220]; 23); 2)" office:value-type="string" office:string-value="AA" calcext:value-type="string">
            <text:p>AA</text:p>
          </table:table-cell>
          <table:table-cell table:formula="of:=RIGHT(LEFT([.B220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6.50,B115ECD60D010701AED7</text:p>
          </table:table-cell>
          <table:table-cell table:formula="of:=VALUE(LEFT([.B221]; 5))" office:value-type="float" office:value="-56.5" calcext:value-type="float">
            <text:p>-56.5000</text:p>
          </table:table-cell>
          <table:table-cell table:formula="of:=IF([.C221]&gt;-30; &quot;HUB&quot;; &quot;DEVICE&quot;)" office:value-type="string" office:string-value="DEVICE" calcext:value-type="string">
            <text:p>DEVICE</text:p>
          </table:table-cell>
          <table:table-cell table:formula="of:=RIGHT(LEFT([.B221]; 15); 8)" office:value-type="string" office:string-value="B115ECD6" calcext:value-type="string">
            <text:p>B115ECD6</text:p>
          </table:table-cell>
          <table:table-cell table:formula="of:=RIGHT(LEFT([.B221]; 17); 2)" office:value-type="string" office:string-value="0D" calcext:value-type="string">
            <text:p>0D</text:p>
          </table:table-cell>
          <table:table-cell table:formula="of:=RIGHT(LEFT([.B221]; 19); 2)" office:value-type="string" office:string-value="01" calcext:value-type="string">
            <text:p>01</text:p>
          </table:table-cell>
          <table:table-cell table:formula="of:=RIGHT(LEFT([.B221]; 21); 2)" office:value-type="string" office:string-value="07" calcext:value-type="string">
            <text:p>07</text:p>
          </table:table-cell>
          <table:table-cell table:formula="of:=RIGHT(LEFT([.B221]; 23); 2)" office:value-type="string" office:string-value="01" calcext:value-type="string">
            <text:p>01</text:p>
          </table:table-cell>
          <table:table-cell table:formula="of:=RIGHT(LEFT([.B221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3.00,B115EDDF0D0055AA1867</text:p>
          </table:table-cell>
          <table:table-cell table:formula="of:=VALUE(LEFT([.B222]; 5))" office:value-type="float" office:value="-23" calcext:value-type="float">
            <text:p>-23.0000</text:p>
          </table:table-cell>
          <table:table-cell table:formula="of:=IF([.C222]&gt;-30; &quot;HUB&quot;; &quot;DEVICE&quot;)" office:value-type="string" office:string-value="HUB" calcext:value-type="string">
            <text:p>HUB</text:p>
          </table:table-cell>
          <table:table-cell table:formula="of:=RIGHT(LEFT([.B222]; 15); 8)" office:value-type="string" office:string-value="B115EDDF" calcext:value-type="string">
            <text:p>B115EDDF</text:p>
          </table:table-cell>
          <table:table-cell table:formula="of:=RIGHT(LEFT([.B222]; 17); 2)" office:value-type="string" office:string-value="0D" calcext:value-type="string">
            <text:p>0D</text:p>
          </table:table-cell>
          <table:table-cell table:formula="of:=RIGHT(LEFT([.B222]; 19); 2)" office:value-type="string" office:string-value="00" calcext:value-type="string">
            <text:p>00</text:p>
          </table:table-cell>
          <table:table-cell table:formula="of:=RIGHT(LEFT([.B222]; 21); 2)" office:value-type="string" office:string-value="55" calcext:value-type="string">
            <text:p>55</text:p>
          </table:table-cell>
          <table:table-cell table:formula="of:=RIGHT(LEFT([.B222]; 23); 2)" office:value-type="string" office:string-value="AA" calcext:value-type="string">
            <text:p>AA</text:p>
          </table:table-cell>
          <table:table-cell table:formula="of:=RIGHT(LEFT([.B222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58.50,B115EDDF0D010701430B</text:p>
          </table:table-cell>
          <table:table-cell table:formula="of:=VALUE(LEFT([.B223]; 5))" office:value-type="float" office:value="-58.5" calcext:value-type="float">
            <text:p>-58.5000</text:p>
          </table:table-cell>
          <table:table-cell table:formula="of:=IF([.C223]&gt;-30; &quot;HUB&quot;; &quot;DEVICE&quot;)" office:value-type="string" office:string-value="DEVICE" calcext:value-type="string">
            <text:p>DEVICE</text:p>
          </table:table-cell>
          <table:table-cell table:formula="of:=RIGHT(LEFT([.B223]; 15); 8)" office:value-type="string" office:string-value="B115EDDF" calcext:value-type="string">
            <text:p>B115EDDF</text:p>
          </table:table-cell>
          <table:table-cell table:formula="of:=RIGHT(LEFT([.B223]; 17); 2)" office:value-type="string" office:string-value="0D" calcext:value-type="string">
            <text:p>0D</text:p>
          </table:table-cell>
          <table:table-cell table:formula="of:=RIGHT(LEFT([.B223]; 19); 2)" office:value-type="string" office:string-value="01" calcext:value-type="string">
            <text:p>01</text:p>
          </table:table-cell>
          <table:table-cell table:formula="of:=RIGHT(LEFT([.B223]; 21); 2)" office:value-type="string" office:string-value="07" calcext:value-type="string">
            <text:p>07</text:p>
          </table:table-cell>
          <table:table-cell table:formula="of:=RIGHT(LEFT([.B223]; 23); 2)" office:value-type="string" office:string-value="01" calcext:value-type="string">
            <text:p>01</text:p>
          </table:table-cell>
          <table:table-cell table:formula="of:=RIGHT(LEFT([.B223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3.00,B11335B50D0055AA4FC6</text:p>
          </table:table-cell>
          <table:table-cell table:formula="of:=VALUE(LEFT([.B224]; 5))" office:value-type="float" office:value="-23" calcext:value-type="float">
            <text:p>-23.0000</text:p>
          </table:table-cell>
          <table:table-cell table:formula="of:=IF([.C224]&gt;-30; &quot;HUB&quot;; &quot;DEVICE&quot;)" office:value-type="string" office:string-value="HUB" calcext:value-type="string">
            <text:p>HUB</text:p>
          </table:table-cell>
          <table:table-cell table:formula="of:=RIGHT(LEFT([.B224]; 15); 8)" office:value-type="string" office:string-value="B11335B5" calcext:value-type="string">
            <text:p>B11335B5</text:p>
          </table:table-cell>
          <table:table-cell table:formula="of:=RIGHT(LEFT([.B224]; 17); 2)" office:value-type="string" office:string-value="0D" calcext:value-type="string">
            <text:p>0D</text:p>
          </table:table-cell>
          <table:table-cell table:formula="of:=RIGHT(LEFT([.B224]; 19); 2)" office:value-type="string" office:string-value="00" calcext:value-type="string">
            <text:p>00</text:p>
          </table:table-cell>
          <table:table-cell table:formula="of:=RIGHT(LEFT([.B224]; 21); 2)" office:value-type="string" office:string-value="55" calcext:value-type="string">
            <text:p>55</text:p>
          </table:table-cell>
          <table:table-cell table:formula="of:=RIGHT(LEFT([.B224]; 23); 2)" office:value-type="string" office:string-value="AA" calcext:value-type="string">
            <text:p>AA</text:p>
          </table:table-cell>
          <table:table-cell table:formula="of:=RIGHT(LEFT([.B224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6.50,B11335B50D010700048B</text:p>
          </table:table-cell>
          <table:table-cell table:formula="of:=VALUE(LEFT([.B225]; 5))" office:value-type="float" office:value="-56.5" calcext:value-type="float">
            <text:p>-56.5000</text:p>
          </table:table-cell>
          <table:table-cell table:formula="of:=IF([.C225]&gt;-30; &quot;HUB&quot;; &quot;DEVICE&quot;)" office:value-type="string" office:string-value="DEVICE" calcext:value-type="string">
            <text:p>DEVICE</text:p>
          </table:table-cell>
          <table:table-cell table:formula="of:=RIGHT(LEFT([.B225]; 15); 8)" office:value-type="string" office:string-value="B11335B5" calcext:value-type="string">
            <text:p>B11335B5</text:p>
          </table:table-cell>
          <table:table-cell table:formula="of:=RIGHT(LEFT([.B225]; 17); 2)" office:value-type="string" office:string-value="0D" calcext:value-type="string">
            <text:p>0D</text:p>
          </table:table-cell>
          <table:table-cell table:formula="of:=RIGHT(LEFT([.B225]; 19); 2)" office:value-type="string" office:string-value="01" calcext:value-type="string">
            <text:p>01</text:p>
          </table:table-cell>
          <table:table-cell table:formula="of:=RIGHT(LEFT([.B225]; 21); 2)" office:value-type="string" office:string-value="07" calcext:value-type="string">
            <text:p>07</text:p>
          </table:table-cell>
          <table:table-cell table:formula="of:=RIGHT(LEFT([.B225]; 23); 2)" office:value-type="string" office:string-value="00" calcext:value-type="string">
            <text:p>00</text:p>
          </table:table-cell>
          <table:table-cell table:formula="of:=RIGHT(LEFT([.B225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2.50,B115ECC60D0055AAF1E1</text:p>
          </table:table-cell>
          <table:table-cell table:formula="of:=VALUE(LEFT([.B226]; 5))" office:value-type="float" office:value="-22.5" calcext:value-type="float">
            <text:p>-22.5000</text:p>
          </table:table-cell>
          <table:table-cell table:formula="of:=IF([.C226]&gt;-30; &quot;HUB&quot;; &quot;DEVICE&quot;)" office:value-type="string" office:string-value="HUB" calcext:value-type="string">
            <text:p>HUB</text:p>
          </table:table-cell>
          <table:table-cell table:formula="of:=RIGHT(LEFT([.B226]; 15); 8)" office:value-type="string" office:string-value="B115ECC6" calcext:value-type="string">
            <text:p>B115ECC6</text:p>
          </table:table-cell>
          <table:table-cell table:formula="of:=RIGHT(LEFT([.B226]; 17); 2)" office:value-type="string" office:string-value="0D" calcext:value-type="string">
            <text:p>0D</text:p>
          </table:table-cell>
          <table:table-cell table:formula="of:=RIGHT(LEFT([.B226]; 19); 2)" office:value-type="string" office:string-value="00" calcext:value-type="string">
            <text:p>00</text:p>
          </table:table-cell>
          <table:table-cell table:formula="of:=RIGHT(LEFT([.B226]; 21); 2)" office:value-type="string" office:string-value="55" calcext:value-type="string">
            <text:p>55</text:p>
          </table:table-cell>
          <table:table-cell table:formula="of:=RIGHT(LEFT([.B226]; 23); 2)" office:value-type="string" office:string-value="AA" calcext:value-type="string">
            <text:p>AA</text:p>
          </table:table-cell>
          <table:table-cell table:formula="of:=RIGHT(LEFT([.B226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59.00,B115ECC60D010700BAAC</text:p>
          </table:table-cell>
          <table:table-cell table:formula="of:=VALUE(LEFT([.B227]; 5))" office:value-type="float" office:value="-59" calcext:value-type="float">
            <text:p>-59.0000</text:p>
          </table:table-cell>
          <table:table-cell table:formula="of:=IF([.C227]&gt;-30; &quot;HUB&quot;; &quot;DEVICE&quot;)" office:value-type="string" office:string-value="DEVICE" calcext:value-type="string">
            <text:p>DEVICE</text:p>
          </table:table-cell>
          <table:table-cell table:formula="of:=RIGHT(LEFT([.B227]; 15); 8)" office:value-type="string" office:string-value="B115ECC6" calcext:value-type="string">
            <text:p>B115ECC6</text:p>
          </table:table-cell>
          <table:table-cell table:formula="of:=RIGHT(LEFT([.B227]; 17); 2)" office:value-type="string" office:string-value="0D" calcext:value-type="string">
            <text:p>0D</text:p>
          </table:table-cell>
          <table:table-cell table:formula="of:=RIGHT(LEFT([.B227]; 19); 2)" office:value-type="string" office:string-value="01" calcext:value-type="string">
            <text:p>01</text:p>
          </table:table-cell>
          <table:table-cell table:formula="of:=RIGHT(LEFT([.B227]; 21); 2)" office:value-type="string" office:string-value="07" calcext:value-type="string">
            <text:p>07</text:p>
          </table:table-cell>
          <table:table-cell table:formula="of:=RIGHT(LEFT([.B227]; 23); 2)" office:value-type="string" office:string-value="00" calcext:value-type="string">
            <text:p>00</text:p>
          </table:table-cell>
          <table:table-cell table:formula="of:=RIGHT(LEFT([.B227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3.00,004BFEDD0D0055AAAC11</text:p>
          </table:table-cell>
          <table:table-cell table:formula="of:=VALUE(LEFT([.B228]; 5))" office:value-type="float" office:value="-23" calcext:value-type="float">
            <text:p>-23.0000</text:p>
          </table:table-cell>
          <table:table-cell table:formula="of:=IF([.C228]&gt;-30; &quot;HUB&quot;; &quot;DEVICE&quot;)" office:value-type="string" office:string-value="HUB" calcext:value-type="string">
            <text:p>HUB</text:p>
          </table:table-cell>
          <table:table-cell table:formula="of:=RIGHT(LEFT([.B228]; 15); 8)" office:value-type="string" office:string-value="004BFEDD" calcext:value-type="string">
            <text:p>004BFEDD</text:p>
          </table:table-cell>
          <table:table-cell table:formula="of:=RIGHT(LEFT([.B228]; 17); 2)" office:value-type="string" office:string-value="0D" calcext:value-type="string">
            <text:p>0D</text:p>
          </table:table-cell>
          <table:table-cell table:formula="of:=RIGHT(LEFT([.B228]; 19); 2)" office:value-type="string" office:string-value="00" calcext:value-type="string">
            <text:p>00</text:p>
          </table:table-cell>
          <table:table-cell table:formula="of:=RIGHT(LEFT([.B228]; 21); 2)" office:value-type="string" office:string-value="55" calcext:value-type="string">
            <text:p>55</text:p>
          </table:table-cell>
          <table:table-cell table:formula="of:=RIGHT(LEFT([.B228]; 23); 2)" office:value-type="string" office:string-value="AA" calcext:value-type="string">
            <text:p>AA</text:p>
          </table:table-cell>
          <table:table-cell table:formula="of:=RIGHT(LEFT([.B228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50.00,004BFEDD0D0101004DFA</text:p>
          </table:table-cell>
          <table:table-cell table:formula="of:=VALUE(LEFT([.B229]; 5))" office:value-type="float" office:value="-50" calcext:value-type="float">
            <text:p>-50.0000</text:p>
          </table:table-cell>
          <table:table-cell table:formula="of:=IF([.C229]&gt;-30; &quot;HUB&quot;; &quot;DEVICE&quot;)" office:value-type="string" office:string-value="DEVICE" calcext:value-type="string">
            <text:p>DEVICE</text:p>
          </table:table-cell>
          <table:table-cell table:formula="of:=RIGHT(LEFT([.B229]; 15); 8)" office:value-type="string" office:string-value="004BFEDD" calcext:value-type="string">
            <text:p>004BFEDD</text:p>
          </table:table-cell>
          <table:table-cell table:formula="of:=RIGHT(LEFT([.B229]; 17); 2)" office:value-type="string" office:string-value="0D" calcext:value-type="string">
            <text:p>0D</text:p>
          </table:table-cell>
          <table:table-cell table:formula="of:=RIGHT(LEFT([.B229]; 19); 2)" office:value-type="string" office:string-value="01" calcext:value-type="string">
            <text:p>01</text:p>
          </table:table-cell>
          <table:table-cell table:formula="of:=RIGHT(LEFT([.B229]; 21); 2)" office:value-type="string" office:string-value="01" calcext:value-type="string">
            <text:p>01</text:p>
          </table:table-cell>
          <table:table-cell table:formula="of:=RIGHT(LEFT([.B229]; 23); 2)" office:value-type="string" office:string-value="00" calcext:value-type="string">
            <text:p>00</text:p>
          </table:table-cell>
          <table:table-cell table:formula="of:=RIGHT(LEFT([.B229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2.50,004BFF710D0055AA48FE</text:p>
          </table:table-cell>
          <table:table-cell table:formula="of:=VALUE(LEFT([.B230]; 5))" office:value-type="float" office:value="-22.5" calcext:value-type="float">
            <text:p>-22.5000</text:p>
          </table:table-cell>
          <table:table-cell table:formula="of:=IF([.C230]&gt;-30; &quot;HUB&quot;; &quot;DEVICE&quot;)" office:value-type="string" office:string-value="HUB" calcext:value-type="string">
            <text:p>HUB</text:p>
          </table:table-cell>
          <table:table-cell table:formula="of:=RIGHT(LEFT([.B230]; 15); 8)" office:value-type="string" office:string-value="004BFF71" calcext:value-type="string">
            <text:p>004BFF71</text:p>
          </table:table-cell>
          <table:table-cell table:formula="of:=RIGHT(LEFT([.B230]; 17); 2)" office:value-type="string" office:string-value="0D" calcext:value-type="string">
            <text:p>0D</text:p>
          </table:table-cell>
          <table:table-cell table:formula="of:=RIGHT(LEFT([.B230]; 19); 2)" office:value-type="string" office:string-value="00" calcext:value-type="string">
            <text:p>00</text:p>
          </table:table-cell>
          <table:table-cell table:formula="of:=RIGHT(LEFT([.B230]; 21); 2)" office:value-type="string" office:string-value="55" calcext:value-type="string">
            <text:p>55</text:p>
          </table:table-cell>
          <table:table-cell table:formula="of:=RIGHT(LEFT([.B230]; 23); 2)" office:value-type="string" office:string-value="AA" calcext:value-type="string">
            <text:p>AA</text:p>
          </table:table-cell>
          <table:table-cell table:formula="of:=RIGHT(LEFT([.B230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50.50,004BFF710D010101B934</text:p>
          </table:table-cell>
          <table:table-cell table:formula="of:=VALUE(LEFT([.B231]; 5))" office:value-type="float" office:value="-50.5" calcext:value-type="float">
            <text:p>-50.5000</text:p>
          </table:table-cell>
          <table:table-cell table:formula="of:=IF([.C231]&gt;-30; &quot;HUB&quot;; &quot;DEVICE&quot;)" office:value-type="string" office:string-value="DEVICE" calcext:value-type="string">
            <text:p>DEVICE</text:p>
          </table:table-cell>
          <table:table-cell table:formula="of:=RIGHT(LEFT([.B231]; 15); 8)" office:value-type="string" office:string-value="004BFF71" calcext:value-type="string">
            <text:p>004BFF71</text:p>
          </table:table-cell>
          <table:table-cell table:formula="of:=RIGHT(LEFT([.B231]; 17); 2)" office:value-type="string" office:string-value="0D" calcext:value-type="string">
            <text:p>0D</text:p>
          </table:table-cell>
          <table:table-cell table:formula="of:=RIGHT(LEFT([.B231]; 19); 2)" office:value-type="string" office:string-value="01" calcext:value-type="string">
            <text:p>01</text:p>
          </table:table-cell>
          <table:table-cell table:formula="of:=RIGHT(LEFT([.B231]; 21); 2)" office:value-type="string" office:string-value="01" calcext:value-type="string">
            <text:p>01</text:p>
          </table:table-cell>
          <table:table-cell table:formula="of:=RIGHT(LEFT([.B231]; 23); 2)" office:value-type="string" office:string-value="01" calcext:value-type="string">
            <text:p>01</text:p>
          </table:table-cell>
          <table:table-cell table:formula="of:=RIGHT(LEFT([.B231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2.50,B115BBEF0D0055AAE9FC</text:p>
          </table:table-cell>
          <table:table-cell table:formula="of:=VALUE(LEFT([.B232]; 5))" office:value-type="float" office:value="-22.5" calcext:value-type="float">
            <text:p>-22.5000</text:p>
          </table:table-cell>
          <table:table-cell table:formula="of:=IF([.C232]&gt;-30; &quot;HUB&quot;; &quot;DEVICE&quot;)" office:value-type="string" office:string-value="HUB" calcext:value-type="string">
            <text:p>HUB</text:p>
          </table:table-cell>
          <table:table-cell table:formula="of:=RIGHT(LEFT([.B232]; 15); 8)" office:value-type="string" office:string-value="B115BBEF" calcext:value-type="string">
            <text:p>B115BBEF</text:p>
          </table:table-cell>
          <table:table-cell table:formula="of:=RIGHT(LEFT([.B232]; 17); 2)" office:value-type="string" office:string-value="0D" calcext:value-type="string">
            <text:p>0D</text:p>
          </table:table-cell>
          <table:table-cell table:formula="of:=RIGHT(LEFT([.B232]; 19); 2)" office:value-type="string" office:string-value="00" calcext:value-type="string">
            <text:p>00</text:p>
          </table:table-cell>
          <table:table-cell table:formula="of:=RIGHT(LEFT([.B232]; 21); 2)" office:value-type="string" office:string-value="55" calcext:value-type="string">
            <text:p>55</text:p>
          </table:table-cell>
          <table:table-cell table:formula="of:=RIGHT(LEFT([.B232]; 23); 2)" office:value-type="string" office:string-value="AA" calcext:value-type="string">
            <text:p>AA</text:p>
          </table:table-cell>
          <table:table-cell table:formula="of:=RIGHT(LEFT([.B232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78.00,B115BBEF0D010700A2B1</text:p>
          </table:table-cell>
          <table:table-cell table:formula="of:=VALUE(LEFT([.B233]; 5))" office:value-type="float" office:value="-78" calcext:value-type="float">
            <text:p>-78.0000</text:p>
          </table:table-cell>
          <table:table-cell table:formula="of:=IF([.C233]&gt;-30; &quot;HUB&quot;; &quot;DEVICE&quot;)" office:value-type="string" office:string-value="DEVICE" calcext:value-type="string">
            <text:p>DEVICE</text:p>
          </table:table-cell>
          <table:table-cell table:formula="of:=RIGHT(LEFT([.B233]; 15); 8)" office:value-type="string" office:string-value="B115BBEF" calcext:value-type="string">
            <text:p>B115BBEF</text:p>
          </table:table-cell>
          <table:table-cell table:formula="of:=RIGHT(LEFT([.B233]; 17); 2)" office:value-type="string" office:string-value="0D" calcext:value-type="string">
            <text:p>0D</text:p>
          </table:table-cell>
          <table:table-cell table:formula="of:=RIGHT(LEFT([.B233]; 19); 2)" office:value-type="string" office:string-value="01" calcext:value-type="string">
            <text:p>01</text:p>
          </table:table-cell>
          <table:table-cell table:formula="of:=RIGHT(LEFT([.B233]; 21); 2)" office:value-type="string" office:string-value="07" calcext:value-type="string">
            <text:p>07</text:p>
          </table:table-cell>
          <table:table-cell table:formula="of:=RIGHT(LEFT([.B233]; 23); 2)" office:value-type="string" office:string-value="00" calcext:value-type="string">
            <text:p>00</text:p>
          </table:table-cell>
          <table:table-cell table:formula="of:=RIGHT(LEFT([.B233]; 27); 4)" office:value-type="string" office:string-value="A2B1" calcext:value-type="string">
            <text:p>A2B1</text:p>
          </table:table-cell>
        </table:table-row>
        <table:table-row table:style-name="ro1">
          <table:table-cell/>
          <table:table-cell office:value-type="string" calcext:value-type="string">
            <text:p>-23.50,B115ECD60D0055AAF5BB</text:p>
          </table:table-cell>
          <table:table-cell table:formula="of:=VALUE(LEFT([.B234]; 5))" office:value-type="float" office:value="-23.5" calcext:value-type="float">
            <text:p>-23.5000</text:p>
          </table:table-cell>
          <table:table-cell table:formula="of:=IF([.C234]&gt;-30; &quot;HUB&quot;; &quot;DEVICE&quot;)" office:value-type="string" office:string-value="HUB" calcext:value-type="string">
            <text:p>HUB</text:p>
          </table:table-cell>
          <table:table-cell table:formula="of:=RIGHT(LEFT([.B234]; 15); 8)" office:value-type="string" office:string-value="B115ECD6" calcext:value-type="string">
            <text:p>B115ECD6</text:p>
          </table:table-cell>
          <table:table-cell table:formula="of:=RIGHT(LEFT([.B234]; 17); 2)" office:value-type="string" office:string-value="0D" calcext:value-type="string">
            <text:p>0D</text:p>
          </table:table-cell>
          <table:table-cell table:formula="of:=RIGHT(LEFT([.B234]; 19); 2)" office:value-type="string" office:string-value="00" calcext:value-type="string">
            <text:p>00</text:p>
          </table:table-cell>
          <table:table-cell table:formula="of:=RIGHT(LEFT([.B234]; 21); 2)" office:value-type="string" office:string-value="55" calcext:value-type="string">
            <text:p>55</text:p>
          </table:table-cell>
          <table:table-cell table:formula="of:=RIGHT(LEFT([.B234]; 23); 2)" office:value-type="string" office:string-value="AA" calcext:value-type="string">
            <text:p>AA</text:p>
          </table:table-cell>
          <table:table-cell table:formula="of:=RIGHT(LEFT([.B234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6.00,B115ECD60D010701AED7</text:p>
          </table:table-cell>
          <table:table-cell table:formula="of:=VALUE(LEFT([.B235]; 5))" office:value-type="float" office:value="-56" calcext:value-type="float">
            <text:p>-56.0000</text:p>
          </table:table-cell>
          <table:table-cell table:formula="of:=IF([.C235]&gt;-30; &quot;HUB&quot;; &quot;DEVICE&quot;)" office:value-type="string" office:string-value="DEVICE" calcext:value-type="string">
            <text:p>DEVICE</text:p>
          </table:table-cell>
          <table:table-cell table:formula="of:=RIGHT(LEFT([.B235]; 15); 8)" office:value-type="string" office:string-value="B115ECD6" calcext:value-type="string">
            <text:p>B115ECD6</text:p>
          </table:table-cell>
          <table:table-cell table:formula="of:=RIGHT(LEFT([.B235]; 17); 2)" office:value-type="string" office:string-value="0D" calcext:value-type="string">
            <text:p>0D</text:p>
          </table:table-cell>
          <table:table-cell table:formula="of:=RIGHT(LEFT([.B235]; 19); 2)" office:value-type="string" office:string-value="01" calcext:value-type="string">
            <text:p>01</text:p>
          </table:table-cell>
          <table:table-cell table:formula="of:=RIGHT(LEFT([.B235]; 21); 2)" office:value-type="string" office:string-value="07" calcext:value-type="string">
            <text:p>07</text:p>
          </table:table-cell>
          <table:table-cell table:formula="of:=RIGHT(LEFT([.B235]; 23); 2)" office:value-type="string" office:string-value="01" calcext:value-type="string">
            <text:p>01</text:p>
          </table:table-cell>
          <table:table-cell table:formula="of:=RIGHT(LEFT([.B235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2.50,B115EDDF0D0055AA1867</text:p>
          </table:table-cell>
          <table:table-cell table:formula="of:=VALUE(LEFT([.B236]; 5))" office:value-type="float" office:value="-22.5" calcext:value-type="float">
            <text:p>-22.5000</text:p>
          </table:table-cell>
          <table:table-cell table:formula="of:=IF([.C236]&gt;-30; &quot;HUB&quot;; &quot;DEVICE&quot;)" office:value-type="string" office:string-value="HUB" calcext:value-type="string">
            <text:p>HUB</text:p>
          </table:table-cell>
          <table:table-cell table:formula="of:=RIGHT(LEFT([.B236]; 15); 8)" office:value-type="string" office:string-value="B115EDDF" calcext:value-type="string">
            <text:p>B115EDDF</text:p>
          </table:table-cell>
          <table:table-cell table:formula="of:=RIGHT(LEFT([.B236]; 17); 2)" office:value-type="string" office:string-value="0D" calcext:value-type="string">
            <text:p>0D</text:p>
          </table:table-cell>
          <table:table-cell table:formula="of:=RIGHT(LEFT([.B236]; 19); 2)" office:value-type="string" office:string-value="00" calcext:value-type="string">
            <text:p>00</text:p>
          </table:table-cell>
          <table:table-cell table:formula="of:=RIGHT(LEFT([.B236]; 21); 2)" office:value-type="string" office:string-value="55" calcext:value-type="string">
            <text:p>55</text:p>
          </table:table-cell>
          <table:table-cell table:formula="of:=RIGHT(LEFT([.B236]; 23); 2)" office:value-type="string" office:string-value="AA" calcext:value-type="string">
            <text:p>AA</text:p>
          </table:table-cell>
          <table:table-cell table:formula="of:=RIGHT(LEFT([.B236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59.50,B115EDDF0D010701430B</text:p>
          </table:table-cell>
          <table:table-cell table:formula="of:=VALUE(LEFT([.B237]; 5))" office:value-type="float" office:value="-59.5" calcext:value-type="float">
            <text:p>-59.5000</text:p>
          </table:table-cell>
          <table:table-cell table:formula="of:=IF([.C237]&gt;-30; &quot;HUB&quot;; &quot;DEVICE&quot;)" office:value-type="string" office:string-value="DEVICE" calcext:value-type="string">
            <text:p>DEVICE</text:p>
          </table:table-cell>
          <table:table-cell table:formula="of:=RIGHT(LEFT([.B237]; 15); 8)" office:value-type="string" office:string-value="B115EDDF" calcext:value-type="string">
            <text:p>B115EDDF</text:p>
          </table:table-cell>
          <table:table-cell table:formula="of:=RIGHT(LEFT([.B237]; 17); 2)" office:value-type="string" office:string-value="0D" calcext:value-type="string">
            <text:p>0D</text:p>
          </table:table-cell>
          <table:table-cell table:formula="of:=RIGHT(LEFT([.B237]; 19); 2)" office:value-type="string" office:string-value="01" calcext:value-type="string">
            <text:p>01</text:p>
          </table:table-cell>
          <table:table-cell table:formula="of:=RIGHT(LEFT([.B237]; 21); 2)" office:value-type="string" office:string-value="07" calcext:value-type="string">
            <text:p>07</text:p>
          </table:table-cell>
          <table:table-cell table:formula="of:=RIGHT(LEFT([.B237]; 23); 2)" office:value-type="string" office:string-value="01" calcext:value-type="string">
            <text:p>01</text:p>
          </table:table-cell>
          <table:table-cell table:formula="of:=RIGHT(LEFT([.B237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3.00,B11335B50D0055AA4FC6</text:p>
          </table:table-cell>
          <table:table-cell table:formula="of:=VALUE(LEFT([.B238]; 5))" office:value-type="float" office:value="-23" calcext:value-type="float">
            <text:p>-23.0000</text:p>
          </table:table-cell>
          <table:table-cell table:formula="of:=IF([.C238]&gt;-30; &quot;HUB&quot;; &quot;DEVICE&quot;)" office:value-type="string" office:string-value="HUB" calcext:value-type="string">
            <text:p>HUB</text:p>
          </table:table-cell>
          <table:table-cell table:formula="of:=RIGHT(LEFT([.B238]; 15); 8)" office:value-type="string" office:string-value="B11335B5" calcext:value-type="string">
            <text:p>B11335B5</text:p>
          </table:table-cell>
          <table:table-cell table:formula="of:=RIGHT(LEFT([.B238]; 17); 2)" office:value-type="string" office:string-value="0D" calcext:value-type="string">
            <text:p>0D</text:p>
          </table:table-cell>
          <table:table-cell table:formula="of:=RIGHT(LEFT([.B238]; 19); 2)" office:value-type="string" office:string-value="00" calcext:value-type="string">
            <text:p>00</text:p>
          </table:table-cell>
          <table:table-cell table:formula="of:=RIGHT(LEFT([.B238]; 21); 2)" office:value-type="string" office:string-value="55" calcext:value-type="string">
            <text:p>55</text:p>
          </table:table-cell>
          <table:table-cell table:formula="of:=RIGHT(LEFT([.B238]; 23); 2)" office:value-type="string" office:string-value="AA" calcext:value-type="string">
            <text:p>AA</text:p>
          </table:table-cell>
          <table:table-cell table:formula="of:=RIGHT(LEFT([.B238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9.00,B11335B50D010700048B</text:p>
          </table:table-cell>
          <table:table-cell table:formula="of:=VALUE(LEFT([.B239]; 5))" office:value-type="float" office:value="-59" calcext:value-type="float">
            <text:p>-59.0000</text:p>
          </table:table-cell>
          <table:table-cell table:formula="of:=IF([.C239]&gt;-30; &quot;HUB&quot;; &quot;DEVICE&quot;)" office:value-type="string" office:string-value="DEVICE" calcext:value-type="string">
            <text:p>DEVICE</text:p>
          </table:table-cell>
          <table:table-cell table:formula="of:=RIGHT(LEFT([.B239]; 15); 8)" office:value-type="string" office:string-value="B11335B5" calcext:value-type="string">
            <text:p>B11335B5</text:p>
          </table:table-cell>
          <table:table-cell table:formula="of:=RIGHT(LEFT([.B239]; 17); 2)" office:value-type="string" office:string-value="0D" calcext:value-type="string">
            <text:p>0D</text:p>
          </table:table-cell>
          <table:table-cell table:formula="of:=RIGHT(LEFT([.B239]; 19); 2)" office:value-type="string" office:string-value="01" calcext:value-type="string">
            <text:p>01</text:p>
          </table:table-cell>
          <table:table-cell table:formula="of:=RIGHT(LEFT([.B239]; 21); 2)" office:value-type="string" office:string-value="07" calcext:value-type="string">
            <text:p>07</text:p>
          </table:table-cell>
          <table:table-cell table:formula="of:=RIGHT(LEFT([.B239]; 23); 2)" office:value-type="string" office:string-value="00" calcext:value-type="string">
            <text:p>00</text:p>
          </table:table-cell>
          <table:table-cell table:formula="of:=RIGHT(LEFT([.B239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2.50,B115ECC60D0055AAF1E1</text:p>
          </table:table-cell>
          <table:table-cell table:formula="of:=VALUE(LEFT([.B240]; 5))" office:value-type="float" office:value="-22.5" calcext:value-type="float">
            <text:p>-22.5000</text:p>
          </table:table-cell>
          <table:table-cell table:formula="of:=IF([.C240]&gt;-30; &quot;HUB&quot;; &quot;DEVICE&quot;)" office:value-type="string" office:string-value="HUB" calcext:value-type="string">
            <text:p>HUB</text:p>
          </table:table-cell>
          <table:table-cell table:formula="of:=RIGHT(LEFT([.B240]; 15); 8)" office:value-type="string" office:string-value="B115ECC6" calcext:value-type="string">
            <text:p>B115ECC6</text:p>
          </table:table-cell>
          <table:table-cell table:formula="of:=RIGHT(LEFT([.B240]; 17); 2)" office:value-type="string" office:string-value="0D" calcext:value-type="string">
            <text:p>0D</text:p>
          </table:table-cell>
          <table:table-cell table:formula="of:=RIGHT(LEFT([.B240]; 19); 2)" office:value-type="string" office:string-value="00" calcext:value-type="string">
            <text:p>00</text:p>
          </table:table-cell>
          <table:table-cell table:formula="of:=RIGHT(LEFT([.B240]; 21); 2)" office:value-type="string" office:string-value="55" calcext:value-type="string">
            <text:p>55</text:p>
          </table:table-cell>
          <table:table-cell table:formula="of:=RIGHT(LEFT([.B240]; 23); 2)" office:value-type="string" office:string-value="AA" calcext:value-type="string">
            <text:p>AA</text:p>
          </table:table-cell>
          <table:table-cell table:formula="of:=RIGHT(LEFT([.B240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59.00,B115ECC60D010700BAAC</text:p>
          </table:table-cell>
          <table:table-cell table:formula="of:=VALUE(LEFT([.B241]; 5))" office:value-type="float" office:value="-59" calcext:value-type="float">
            <text:p>-59.0000</text:p>
          </table:table-cell>
          <table:table-cell table:formula="of:=IF([.C241]&gt;-30; &quot;HUB&quot;; &quot;DEVICE&quot;)" office:value-type="string" office:string-value="DEVICE" calcext:value-type="string">
            <text:p>DEVICE</text:p>
          </table:table-cell>
          <table:table-cell table:formula="of:=RIGHT(LEFT([.B241]; 15); 8)" office:value-type="string" office:string-value="B115ECC6" calcext:value-type="string">
            <text:p>B115ECC6</text:p>
          </table:table-cell>
          <table:table-cell table:formula="of:=RIGHT(LEFT([.B241]; 17); 2)" office:value-type="string" office:string-value="0D" calcext:value-type="string">
            <text:p>0D</text:p>
          </table:table-cell>
          <table:table-cell table:formula="of:=RIGHT(LEFT([.B241]; 19); 2)" office:value-type="string" office:string-value="01" calcext:value-type="string">
            <text:p>01</text:p>
          </table:table-cell>
          <table:table-cell table:formula="of:=RIGHT(LEFT([.B241]; 21); 2)" office:value-type="string" office:string-value="07" calcext:value-type="string">
            <text:p>07</text:p>
          </table:table-cell>
          <table:table-cell table:formula="of:=RIGHT(LEFT([.B241]; 23); 2)" office:value-type="string" office:string-value="00" calcext:value-type="string">
            <text:p>00</text:p>
          </table:table-cell>
          <table:table-cell table:formula="of:=RIGHT(LEFT([.B241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2.50,004BFEDD0D0055AAAC11</text:p>
          </table:table-cell>
          <table:table-cell table:formula="of:=VALUE(LEFT([.B242]; 5))" office:value-type="float" office:value="-22.5" calcext:value-type="float">
            <text:p>-22.5000</text:p>
          </table:table-cell>
          <table:table-cell table:formula="of:=IF([.C242]&gt;-30; &quot;HUB&quot;; &quot;DEVICE&quot;)" office:value-type="string" office:string-value="HUB" calcext:value-type="string">
            <text:p>HUB</text:p>
          </table:table-cell>
          <table:table-cell table:formula="of:=RIGHT(LEFT([.B242]; 15); 8)" office:value-type="string" office:string-value="004BFEDD" calcext:value-type="string">
            <text:p>004BFEDD</text:p>
          </table:table-cell>
          <table:table-cell table:formula="of:=RIGHT(LEFT([.B242]; 17); 2)" office:value-type="string" office:string-value="0D" calcext:value-type="string">
            <text:p>0D</text:p>
          </table:table-cell>
          <table:table-cell table:formula="of:=RIGHT(LEFT([.B242]; 19); 2)" office:value-type="string" office:string-value="00" calcext:value-type="string">
            <text:p>00</text:p>
          </table:table-cell>
          <table:table-cell table:formula="of:=RIGHT(LEFT([.B242]; 21); 2)" office:value-type="string" office:string-value="55" calcext:value-type="string">
            <text:p>55</text:p>
          </table:table-cell>
          <table:table-cell table:formula="of:=RIGHT(LEFT([.B242]; 23); 2)" office:value-type="string" office:string-value="AA" calcext:value-type="string">
            <text:p>AA</text:p>
          </table:table-cell>
          <table:table-cell table:formula="of:=RIGHT(LEFT([.B242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50.00,004BFEDD0D0101004DFA</text:p>
          </table:table-cell>
          <table:table-cell table:formula="of:=VALUE(LEFT([.B243]; 5))" office:value-type="float" office:value="-50" calcext:value-type="float">
            <text:p>-50.0000</text:p>
          </table:table-cell>
          <table:table-cell table:formula="of:=IF([.C243]&gt;-30; &quot;HUB&quot;; &quot;DEVICE&quot;)" office:value-type="string" office:string-value="DEVICE" calcext:value-type="string">
            <text:p>DEVICE</text:p>
          </table:table-cell>
          <table:table-cell table:formula="of:=RIGHT(LEFT([.B243]; 15); 8)" office:value-type="string" office:string-value="004BFEDD" calcext:value-type="string">
            <text:p>004BFEDD</text:p>
          </table:table-cell>
          <table:table-cell table:formula="of:=RIGHT(LEFT([.B243]; 17); 2)" office:value-type="string" office:string-value="0D" calcext:value-type="string">
            <text:p>0D</text:p>
          </table:table-cell>
          <table:table-cell table:formula="of:=RIGHT(LEFT([.B243]; 19); 2)" office:value-type="string" office:string-value="01" calcext:value-type="string">
            <text:p>01</text:p>
          </table:table-cell>
          <table:table-cell table:formula="of:=RIGHT(LEFT([.B243]; 21); 2)" office:value-type="string" office:string-value="01" calcext:value-type="string">
            <text:p>01</text:p>
          </table:table-cell>
          <table:table-cell table:formula="of:=RIGHT(LEFT([.B243]; 23); 2)" office:value-type="string" office:string-value="00" calcext:value-type="string">
            <text:p>00</text:p>
          </table:table-cell>
          <table:table-cell table:formula="of:=RIGHT(LEFT([.B243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3.00,004BFF710D0055AA48FE</text:p>
          </table:table-cell>
          <table:table-cell table:formula="of:=VALUE(LEFT([.B244]; 5))" office:value-type="float" office:value="-23" calcext:value-type="float">
            <text:p>-23.0000</text:p>
          </table:table-cell>
          <table:table-cell table:formula="of:=IF([.C244]&gt;-30; &quot;HUB&quot;; &quot;DEVICE&quot;)" office:value-type="string" office:string-value="HUB" calcext:value-type="string">
            <text:p>HUB</text:p>
          </table:table-cell>
          <table:table-cell table:formula="of:=RIGHT(LEFT([.B244]; 15); 8)" office:value-type="string" office:string-value="004BFF71" calcext:value-type="string">
            <text:p>004BFF71</text:p>
          </table:table-cell>
          <table:table-cell table:formula="of:=RIGHT(LEFT([.B244]; 17); 2)" office:value-type="string" office:string-value="0D" calcext:value-type="string">
            <text:p>0D</text:p>
          </table:table-cell>
          <table:table-cell table:formula="of:=RIGHT(LEFT([.B244]; 19); 2)" office:value-type="string" office:string-value="00" calcext:value-type="string">
            <text:p>00</text:p>
          </table:table-cell>
          <table:table-cell table:formula="of:=RIGHT(LEFT([.B244]; 21); 2)" office:value-type="string" office:string-value="55" calcext:value-type="string">
            <text:p>55</text:p>
          </table:table-cell>
          <table:table-cell table:formula="of:=RIGHT(LEFT([.B244]; 23); 2)" office:value-type="string" office:string-value="AA" calcext:value-type="string">
            <text:p>AA</text:p>
          </table:table-cell>
          <table:table-cell table:formula="of:=RIGHT(LEFT([.B244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56.00,004BFF710D010101B934</text:p>
          </table:table-cell>
          <table:table-cell table:formula="of:=VALUE(LEFT([.B245]; 5))" office:value-type="float" office:value="-56" calcext:value-type="float">
            <text:p>-56.0000</text:p>
          </table:table-cell>
          <table:table-cell table:formula="of:=IF([.C245]&gt;-30; &quot;HUB&quot;; &quot;DEVICE&quot;)" office:value-type="string" office:string-value="DEVICE" calcext:value-type="string">
            <text:p>DEVICE</text:p>
          </table:table-cell>
          <table:table-cell table:formula="of:=RIGHT(LEFT([.B245]; 15); 8)" office:value-type="string" office:string-value="004BFF71" calcext:value-type="string">
            <text:p>004BFF71</text:p>
          </table:table-cell>
          <table:table-cell table:formula="of:=RIGHT(LEFT([.B245]; 17); 2)" office:value-type="string" office:string-value="0D" calcext:value-type="string">
            <text:p>0D</text:p>
          </table:table-cell>
          <table:table-cell table:formula="of:=RIGHT(LEFT([.B245]; 19); 2)" office:value-type="string" office:string-value="01" calcext:value-type="string">
            <text:p>01</text:p>
          </table:table-cell>
          <table:table-cell table:formula="of:=RIGHT(LEFT([.B245]; 21); 2)" office:value-type="string" office:string-value="01" calcext:value-type="string">
            <text:p>01</text:p>
          </table:table-cell>
          <table:table-cell table:formula="of:=RIGHT(LEFT([.B245]; 23); 2)" office:value-type="string" office:string-value="01" calcext:value-type="string">
            <text:p>01</text:p>
          </table:table-cell>
          <table:table-cell table:formula="of:=RIGHT(LEFT([.B245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3.00,B115BBEF0D0055AAE9FC</text:p>
          </table:table-cell>
          <table:table-cell table:formula="of:=VALUE(LEFT([.B246]; 5))" office:value-type="float" office:value="-23" calcext:value-type="float">
            <text:p>-23.0000</text:p>
          </table:table-cell>
          <table:table-cell table:formula="of:=IF([.C246]&gt;-30; &quot;HUB&quot;; &quot;DEVICE&quot;)" office:value-type="string" office:string-value="HUB" calcext:value-type="string">
            <text:p>HUB</text:p>
          </table:table-cell>
          <table:table-cell table:formula="of:=RIGHT(LEFT([.B246]; 15); 8)" office:value-type="string" office:string-value="B115BBEF" calcext:value-type="string">
            <text:p>B115BBEF</text:p>
          </table:table-cell>
          <table:table-cell table:formula="of:=RIGHT(LEFT([.B246]; 17); 2)" office:value-type="string" office:string-value="0D" calcext:value-type="string">
            <text:p>0D</text:p>
          </table:table-cell>
          <table:table-cell table:formula="of:=RIGHT(LEFT([.B246]; 19); 2)" office:value-type="string" office:string-value="00" calcext:value-type="string">
            <text:p>00</text:p>
          </table:table-cell>
          <table:table-cell table:formula="of:=RIGHT(LEFT([.B246]; 21); 2)" office:value-type="string" office:string-value="55" calcext:value-type="string">
            <text:p>55</text:p>
          </table:table-cell>
          <table:table-cell table:formula="of:=RIGHT(LEFT([.B246]; 23); 2)" office:value-type="string" office:string-value="AA" calcext:value-type="string">
            <text:p>AA</text:p>
          </table:table-cell>
          <table:table-cell table:formula="of:=RIGHT(LEFT([.B246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22.50,B115ECD60D0055AAF5BB</text:p>
          </table:table-cell>
          <table:table-cell table:formula="of:=VALUE(LEFT([.B247]; 5))" office:value-type="float" office:value="-22.5" calcext:value-type="float">
            <text:p>-22.5000</text:p>
          </table:table-cell>
          <table:table-cell table:formula="of:=IF([.C247]&gt;-30; &quot;HUB&quot;; &quot;DEVICE&quot;)" office:value-type="string" office:string-value="HUB" calcext:value-type="string">
            <text:p>HUB</text:p>
          </table:table-cell>
          <table:table-cell table:formula="of:=RIGHT(LEFT([.B247]; 15); 8)" office:value-type="string" office:string-value="B115ECD6" calcext:value-type="string">
            <text:p>B115ECD6</text:p>
          </table:table-cell>
          <table:table-cell table:formula="of:=RIGHT(LEFT([.B247]; 17); 2)" office:value-type="string" office:string-value="0D" calcext:value-type="string">
            <text:p>0D</text:p>
          </table:table-cell>
          <table:table-cell table:formula="of:=RIGHT(LEFT([.B247]; 19); 2)" office:value-type="string" office:string-value="00" calcext:value-type="string">
            <text:p>00</text:p>
          </table:table-cell>
          <table:table-cell table:formula="of:=RIGHT(LEFT([.B247]; 21); 2)" office:value-type="string" office:string-value="55" calcext:value-type="string">
            <text:p>55</text:p>
          </table:table-cell>
          <table:table-cell table:formula="of:=RIGHT(LEFT([.B247]; 23); 2)" office:value-type="string" office:string-value="AA" calcext:value-type="string">
            <text:p>AA</text:p>
          </table:table-cell>
          <table:table-cell table:formula="of:=RIGHT(LEFT([.B247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6.50,B115ECD60D010701AED7</text:p>
          </table:table-cell>
          <table:table-cell table:formula="of:=VALUE(LEFT([.B248]; 5))" office:value-type="float" office:value="-56.5" calcext:value-type="float">
            <text:p>-56.5000</text:p>
          </table:table-cell>
          <table:table-cell table:formula="of:=IF([.C248]&gt;-30; &quot;HUB&quot;; &quot;DEVICE&quot;)" office:value-type="string" office:string-value="DEVICE" calcext:value-type="string">
            <text:p>DEVICE</text:p>
          </table:table-cell>
          <table:table-cell table:formula="of:=RIGHT(LEFT([.B248]; 15); 8)" office:value-type="string" office:string-value="B115ECD6" calcext:value-type="string">
            <text:p>B115ECD6</text:p>
          </table:table-cell>
          <table:table-cell table:formula="of:=RIGHT(LEFT([.B248]; 17); 2)" office:value-type="string" office:string-value="0D" calcext:value-type="string">
            <text:p>0D</text:p>
          </table:table-cell>
          <table:table-cell table:formula="of:=RIGHT(LEFT([.B248]; 19); 2)" office:value-type="string" office:string-value="01" calcext:value-type="string">
            <text:p>01</text:p>
          </table:table-cell>
          <table:table-cell table:formula="of:=RIGHT(LEFT([.B248]; 21); 2)" office:value-type="string" office:string-value="07" calcext:value-type="string">
            <text:p>07</text:p>
          </table:table-cell>
          <table:table-cell table:formula="of:=RIGHT(LEFT([.B248]; 23); 2)" office:value-type="string" office:string-value="01" calcext:value-type="string">
            <text:p>01</text:p>
          </table:table-cell>
          <table:table-cell table:formula="of:=RIGHT(LEFT([.B248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3.00,B115EDDF0D0055AA1867</text:p>
          </table:table-cell>
          <table:table-cell table:formula="of:=VALUE(LEFT([.B249]; 5))" office:value-type="float" office:value="-23" calcext:value-type="float">
            <text:p>-23.0000</text:p>
          </table:table-cell>
          <table:table-cell table:formula="of:=IF([.C249]&gt;-30; &quot;HUB&quot;; &quot;DEVICE&quot;)" office:value-type="string" office:string-value="HUB" calcext:value-type="string">
            <text:p>HUB</text:p>
          </table:table-cell>
          <table:table-cell table:formula="of:=RIGHT(LEFT([.B249]; 15); 8)" office:value-type="string" office:string-value="B115EDDF" calcext:value-type="string">
            <text:p>B115EDDF</text:p>
          </table:table-cell>
          <table:table-cell table:formula="of:=RIGHT(LEFT([.B249]; 17); 2)" office:value-type="string" office:string-value="0D" calcext:value-type="string">
            <text:p>0D</text:p>
          </table:table-cell>
          <table:table-cell table:formula="of:=RIGHT(LEFT([.B249]; 19); 2)" office:value-type="string" office:string-value="00" calcext:value-type="string">
            <text:p>00</text:p>
          </table:table-cell>
          <table:table-cell table:formula="of:=RIGHT(LEFT([.B249]; 21); 2)" office:value-type="string" office:string-value="55" calcext:value-type="string">
            <text:p>55</text:p>
          </table:table-cell>
          <table:table-cell table:formula="of:=RIGHT(LEFT([.B249]; 23); 2)" office:value-type="string" office:string-value="AA" calcext:value-type="string">
            <text:p>AA</text:p>
          </table:table-cell>
          <table:table-cell table:formula="of:=RIGHT(LEFT([.B249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59.00,B115EDDF0D010701430B</text:p>
          </table:table-cell>
          <table:table-cell table:formula="of:=VALUE(LEFT([.B250]; 5))" office:value-type="float" office:value="-59" calcext:value-type="float">
            <text:p>-59.0000</text:p>
          </table:table-cell>
          <table:table-cell table:formula="of:=IF([.C250]&gt;-30; &quot;HUB&quot;; &quot;DEVICE&quot;)" office:value-type="string" office:string-value="DEVICE" calcext:value-type="string">
            <text:p>DEVICE</text:p>
          </table:table-cell>
          <table:table-cell table:formula="of:=RIGHT(LEFT([.B250]; 15); 8)" office:value-type="string" office:string-value="B115EDDF" calcext:value-type="string">
            <text:p>B115EDDF</text:p>
          </table:table-cell>
          <table:table-cell table:formula="of:=RIGHT(LEFT([.B250]; 17); 2)" office:value-type="string" office:string-value="0D" calcext:value-type="string">
            <text:p>0D</text:p>
          </table:table-cell>
          <table:table-cell table:formula="of:=RIGHT(LEFT([.B250]; 19); 2)" office:value-type="string" office:string-value="01" calcext:value-type="string">
            <text:p>01</text:p>
          </table:table-cell>
          <table:table-cell table:formula="of:=RIGHT(LEFT([.B250]; 21); 2)" office:value-type="string" office:string-value="07" calcext:value-type="string">
            <text:p>07</text:p>
          </table:table-cell>
          <table:table-cell table:formula="of:=RIGHT(LEFT([.B250]; 23); 2)" office:value-type="string" office:string-value="01" calcext:value-type="string">
            <text:p>01</text:p>
          </table:table-cell>
          <table:table-cell table:formula="of:=RIGHT(LEFT([.B250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2.50,B11335B50D0055AA4FC6</text:p>
          </table:table-cell>
          <table:table-cell table:formula="of:=VALUE(LEFT([.B251]; 5))" office:value-type="float" office:value="-22.5" calcext:value-type="float">
            <text:p>-22.5000</text:p>
          </table:table-cell>
          <table:table-cell table:formula="of:=IF([.C251]&gt;-30; &quot;HUB&quot;; &quot;DEVICE&quot;)" office:value-type="string" office:string-value="HUB" calcext:value-type="string">
            <text:p>HUB</text:p>
          </table:table-cell>
          <table:table-cell table:formula="of:=RIGHT(LEFT([.B251]; 15); 8)" office:value-type="string" office:string-value="B11335B5" calcext:value-type="string">
            <text:p>B11335B5</text:p>
          </table:table-cell>
          <table:table-cell table:formula="of:=RIGHT(LEFT([.B251]; 17); 2)" office:value-type="string" office:string-value="0D" calcext:value-type="string">
            <text:p>0D</text:p>
          </table:table-cell>
          <table:table-cell table:formula="of:=RIGHT(LEFT([.B251]; 19); 2)" office:value-type="string" office:string-value="00" calcext:value-type="string">
            <text:p>00</text:p>
          </table:table-cell>
          <table:table-cell table:formula="of:=RIGHT(LEFT([.B251]; 21); 2)" office:value-type="string" office:string-value="55" calcext:value-type="string">
            <text:p>55</text:p>
          </table:table-cell>
          <table:table-cell table:formula="of:=RIGHT(LEFT([.B251]; 23); 2)" office:value-type="string" office:string-value="AA" calcext:value-type="string">
            <text:p>AA</text:p>
          </table:table-cell>
          <table:table-cell table:formula="of:=RIGHT(LEFT([.B251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22.50,B11335B50D0055AA4FC6</text:p>
          </table:table-cell>
          <table:table-cell table:formula="of:=VALUE(LEFT([.B252]; 5))" office:value-type="float" office:value="-22.5" calcext:value-type="float">
            <text:p>-22.5000</text:p>
          </table:table-cell>
          <table:table-cell table:formula="of:=IF([.C252]&gt;-30; &quot;HUB&quot;; &quot;DEVICE&quot;)" office:value-type="string" office:string-value="HUB" calcext:value-type="string">
            <text:p>HUB</text:p>
          </table:table-cell>
          <table:table-cell table:formula="of:=RIGHT(LEFT([.B252]; 15); 8)" office:value-type="string" office:string-value="B11335B5" calcext:value-type="string">
            <text:p>B11335B5</text:p>
          </table:table-cell>
          <table:table-cell table:formula="of:=RIGHT(LEFT([.B252]; 17); 2)" office:value-type="string" office:string-value="0D" calcext:value-type="string">
            <text:p>0D</text:p>
          </table:table-cell>
          <table:table-cell table:formula="of:=RIGHT(LEFT([.B252]; 19); 2)" office:value-type="string" office:string-value="00" calcext:value-type="string">
            <text:p>00</text:p>
          </table:table-cell>
          <table:table-cell table:formula="of:=RIGHT(LEFT([.B252]; 21); 2)" office:value-type="string" office:string-value="55" calcext:value-type="string">
            <text:p>55</text:p>
          </table:table-cell>
          <table:table-cell table:formula="of:=RIGHT(LEFT([.B252]; 23); 2)" office:value-type="string" office:string-value="AA" calcext:value-type="string">
            <text:p>AA</text:p>
          </table:table-cell>
          <table:table-cell table:formula="of:=RIGHT(LEFT([.B252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6.50,B11335B50D010700048B</text:p>
          </table:table-cell>
          <table:table-cell table:formula="of:=VALUE(LEFT([.B253]; 5))" office:value-type="float" office:value="-56.5" calcext:value-type="float">
            <text:p>-56.5000</text:p>
          </table:table-cell>
          <table:table-cell table:formula="of:=IF([.C253]&gt;-30; &quot;HUB&quot;; &quot;DEVICE&quot;)" office:value-type="string" office:string-value="DEVICE" calcext:value-type="string">
            <text:p>DEVICE</text:p>
          </table:table-cell>
          <table:table-cell table:formula="of:=RIGHT(LEFT([.B253]; 15); 8)" office:value-type="string" office:string-value="B11335B5" calcext:value-type="string">
            <text:p>B11335B5</text:p>
          </table:table-cell>
          <table:table-cell table:formula="of:=RIGHT(LEFT([.B253]; 17); 2)" office:value-type="string" office:string-value="0D" calcext:value-type="string">
            <text:p>0D</text:p>
          </table:table-cell>
          <table:table-cell table:formula="of:=RIGHT(LEFT([.B253]; 19); 2)" office:value-type="string" office:string-value="01" calcext:value-type="string">
            <text:p>01</text:p>
          </table:table-cell>
          <table:table-cell table:formula="of:=RIGHT(LEFT([.B253]; 21); 2)" office:value-type="string" office:string-value="07" calcext:value-type="string">
            <text:p>07</text:p>
          </table:table-cell>
          <table:table-cell table:formula="of:=RIGHT(LEFT([.B253]; 23); 2)" office:value-type="string" office:string-value="00" calcext:value-type="string">
            <text:p>00</text:p>
          </table:table-cell>
          <table:table-cell table:formula="of:=RIGHT(LEFT([.B253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2.50,B115ECC60D0055AAF1E1</text:p>
          </table:table-cell>
          <table:table-cell table:formula="of:=VALUE(LEFT([.B254]; 5))" office:value-type="float" office:value="-22.5" calcext:value-type="float">
            <text:p>-22.5000</text:p>
          </table:table-cell>
          <table:table-cell table:formula="of:=IF([.C254]&gt;-30; &quot;HUB&quot;; &quot;DEVICE&quot;)" office:value-type="string" office:string-value="HUB" calcext:value-type="string">
            <text:p>HUB</text:p>
          </table:table-cell>
          <table:table-cell table:formula="of:=RIGHT(LEFT([.B254]; 15); 8)" office:value-type="string" office:string-value="B115ECC6" calcext:value-type="string">
            <text:p>B115ECC6</text:p>
          </table:table-cell>
          <table:table-cell table:formula="of:=RIGHT(LEFT([.B254]; 17); 2)" office:value-type="string" office:string-value="0D" calcext:value-type="string">
            <text:p>0D</text:p>
          </table:table-cell>
          <table:table-cell table:formula="of:=RIGHT(LEFT([.B254]; 19); 2)" office:value-type="string" office:string-value="00" calcext:value-type="string">
            <text:p>00</text:p>
          </table:table-cell>
          <table:table-cell table:formula="of:=RIGHT(LEFT([.B254]; 21); 2)" office:value-type="string" office:string-value="55" calcext:value-type="string">
            <text:p>55</text:p>
          </table:table-cell>
          <table:table-cell table:formula="of:=RIGHT(LEFT([.B254]; 23); 2)" office:value-type="string" office:string-value="AA" calcext:value-type="string">
            <text:p>AA</text:p>
          </table:table-cell>
          <table:table-cell table:formula="of:=RIGHT(LEFT([.B254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58.00,B115ECC60D010700BAAC</text:p>
          </table:table-cell>
          <table:table-cell table:formula="of:=VALUE(LEFT([.B255]; 5))" office:value-type="float" office:value="-58" calcext:value-type="float">
            <text:p>-58.0000</text:p>
          </table:table-cell>
          <table:table-cell table:formula="of:=IF([.C255]&gt;-30; &quot;HUB&quot;; &quot;DEVICE&quot;)" office:value-type="string" office:string-value="DEVICE" calcext:value-type="string">
            <text:p>DEVICE</text:p>
          </table:table-cell>
          <table:table-cell table:formula="of:=RIGHT(LEFT([.B255]; 15); 8)" office:value-type="string" office:string-value="B115ECC6" calcext:value-type="string">
            <text:p>B115ECC6</text:p>
          </table:table-cell>
          <table:table-cell table:formula="of:=RIGHT(LEFT([.B255]; 17); 2)" office:value-type="string" office:string-value="0D" calcext:value-type="string">
            <text:p>0D</text:p>
          </table:table-cell>
          <table:table-cell table:formula="of:=RIGHT(LEFT([.B255]; 19); 2)" office:value-type="string" office:string-value="01" calcext:value-type="string">
            <text:p>01</text:p>
          </table:table-cell>
          <table:table-cell table:formula="of:=RIGHT(LEFT([.B255]; 21); 2)" office:value-type="string" office:string-value="07" calcext:value-type="string">
            <text:p>07</text:p>
          </table:table-cell>
          <table:table-cell table:formula="of:=RIGHT(LEFT([.B255]; 23); 2)" office:value-type="string" office:string-value="00" calcext:value-type="string">
            <text:p>00</text:p>
          </table:table-cell>
          <table:table-cell table:formula="of:=RIGHT(LEFT([.B255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3.00,004BFEDD0D0055AAAC11</text:p>
          </table:table-cell>
          <table:table-cell table:formula="of:=VALUE(LEFT([.B256]; 5))" office:value-type="float" office:value="-23" calcext:value-type="float">
            <text:p>-23.0000</text:p>
          </table:table-cell>
          <table:table-cell table:formula="of:=IF([.C256]&gt;-30; &quot;HUB&quot;; &quot;DEVICE&quot;)" office:value-type="string" office:string-value="HUB" calcext:value-type="string">
            <text:p>HUB</text:p>
          </table:table-cell>
          <table:table-cell table:formula="of:=RIGHT(LEFT([.B256]; 15); 8)" office:value-type="string" office:string-value="004BFEDD" calcext:value-type="string">
            <text:p>004BFEDD</text:p>
          </table:table-cell>
          <table:table-cell table:formula="of:=RIGHT(LEFT([.B256]; 17); 2)" office:value-type="string" office:string-value="0D" calcext:value-type="string">
            <text:p>0D</text:p>
          </table:table-cell>
          <table:table-cell table:formula="of:=RIGHT(LEFT([.B256]; 19); 2)" office:value-type="string" office:string-value="00" calcext:value-type="string">
            <text:p>00</text:p>
          </table:table-cell>
          <table:table-cell table:formula="of:=RIGHT(LEFT([.B256]; 21); 2)" office:value-type="string" office:string-value="55" calcext:value-type="string">
            <text:p>55</text:p>
          </table:table-cell>
          <table:table-cell table:formula="of:=RIGHT(LEFT([.B256]; 23); 2)" office:value-type="string" office:string-value="AA" calcext:value-type="string">
            <text:p>AA</text:p>
          </table:table-cell>
          <table:table-cell table:formula="of:=RIGHT(LEFT([.B256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50.00,004BFEDD0D0101004DFA</text:p>
          </table:table-cell>
          <table:table-cell table:formula="of:=VALUE(LEFT([.B257]; 5))" office:value-type="float" office:value="-50" calcext:value-type="float">
            <text:p>-50.0000</text:p>
          </table:table-cell>
          <table:table-cell table:formula="of:=IF([.C257]&gt;-30; &quot;HUB&quot;; &quot;DEVICE&quot;)" office:value-type="string" office:string-value="DEVICE" calcext:value-type="string">
            <text:p>DEVICE</text:p>
          </table:table-cell>
          <table:table-cell table:formula="of:=RIGHT(LEFT([.B257]; 15); 8)" office:value-type="string" office:string-value="004BFEDD" calcext:value-type="string">
            <text:p>004BFEDD</text:p>
          </table:table-cell>
          <table:table-cell table:formula="of:=RIGHT(LEFT([.B257]; 17); 2)" office:value-type="string" office:string-value="0D" calcext:value-type="string">
            <text:p>0D</text:p>
          </table:table-cell>
          <table:table-cell table:formula="of:=RIGHT(LEFT([.B257]; 19); 2)" office:value-type="string" office:string-value="01" calcext:value-type="string">
            <text:p>01</text:p>
          </table:table-cell>
          <table:table-cell table:formula="of:=RIGHT(LEFT([.B257]; 21); 2)" office:value-type="string" office:string-value="01" calcext:value-type="string">
            <text:p>01</text:p>
          </table:table-cell>
          <table:table-cell table:formula="of:=RIGHT(LEFT([.B257]; 23); 2)" office:value-type="string" office:string-value="00" calcext:value-type="string">
            <text:p>00</text:p>
          </table:table-cell>
          <table:table-cell table:formula="of:=RIGHT(LEFT([.B257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2.50,004BFF710D0055AA48FE</text:p>
          </table:table-cell>
          <table:table-cell table:formula="of:=VALUE(LEFT([.B258]; 5))" office:value-type="float" office:value="-22.5" calcext:value-type="float">
            <text:p>-22.5000</text:p>
          </table:table-cell>
          <table:table-cell table:formula="of:=IF([.C258]&gt;-30; &quot;HUB&quot;; &quot;DEVICE&quot;)" office:value-type="string" office:string-value="HUB" calcext:value-type="string">
            <text:p>HUB</text:p>
          </table:table-cell>
          <table:table-cell table:formula="of:=RIGHT(LEFT([.B258]; 15); 8)" office:value-type="string" office:string-value="004BFF71" calcext:value-type="string">
            <text:p>004BFF71</text:p>
          </table:table-cell>
          <table:table-cell table:formula="of:=RIGHT(LEFT([.B258]; 17); 2)" office:value-type="string" office:string-value="0D" calcext:value-type="string">
            <text:p>0D</text:p>
          </table:table-cell>
          <table:table-cell table:formula="of:=RIGHT(LEFT([.B258]; 19); 2)" office:value-type="string" office:string-value="00" calcext:value-type="string">
            <text:p>00</text:p>
          </table:table-cell>
          <table:table-cell table:formula="of:=RIGHT(LEFT([.B258]; 21); 2)" office:value-type="string" office:string-value="55" calcext:value-type="string">
            <text:p>55</text:p>
          </table:table-cell>
          <table:table-cell table:formula="of:=RIGHT(LEFT([.B258]; 23); 2)" office:value-type="string" office:string-value="AA" calcext:value-type="string">
            <text:p>AA</text:p>
          </table:table-cell>
          <table:table-cell table:formula="of:=RIGHT(LEFT([.B258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51.00,004BFF710D010101B934</text:p>
          </table:table-cell>
          <table:table-cell table:formula="of:=VALUE(LEFT([.B259]; 5))" office:value-type="float" office:value="-51" calcext:value-type="float">
            <text:p>-51.0000</text:p>
          </table:table-cell>
          <table:table-cell table:formula="of:=IF([.C259]&gt;-30; &quot;HUB&quot;; &quot;DEVICE&quot;)" office:value-type="string" office:string-value="DEVICE" calcext:value-type="string">
            <text:p>DEVICE</text:p>
          </table:table-cell>
          <table:table-cell table:formula="of:=RIGHT(LEFT([.B259]; 15); 8)" office:value-type="string" office:string-value="004BFF71" calcext:value-type="string">
            <text:p>004BFF71</text:p>
          </table:table-cell>
          <table:table-cell table:formula="of:=RIGHT(LEFT([.B259]; 17); 2)" office:value-type="string" office:string-value="0D" calcext:value-type="string">
            <text:p>0D</text:p>
          </table:table-cell>
          <table:table-cell table:formula="of:=RIGHT(LEFT([.B259]; 19); 2)" office:value-type="string" office:string-value="01" calcext:value-type="string">
            <text:p>01</text:p>
          </table:table-cell>
          <table:table-cell table:formula="of:=RIGHT(LEFT([.B259]; 21); 2)" office:value-type="string" office:string-value="01" calcext:value-type="string">
            <text:p>01</text:p>
          </table:table-cell>
          <table:table-cell table:formula="of:=RIGHT(LEFT([.B259]; 23); 2)" office:value-type="string" office:string-value="01" calcext:value-type="string">
            <text:p>01</text:p>
          </table:table-cell>
          <table:table-cell table:formula="of:=RIGHT(LEFT([.B259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2.50,B115BBEF0D0055AAE9FC</text:p>
          </table:table-cell>
          <table:table-cell table:formula="of:=VALUE(LEFT([.B260]; 5))" office:value-type="float" office:value="-22.5" calcext:value-type="float">
            <text:p>-22.5000</text:p>
          </table:table-cell>
          <table:table-cell table:formula="of:=IF([.C260]&gt;-30; &quot;HUB&quot;; &quot;DEVICE&quot;)" office:value-type="string" office:string-value="HUB" calcext:value-type="string">
            <text:p>HUB</text:p>
          </table:table-cell>
          <table:table-cell table:formula="of:=RIGHT(LEFT([.B260]; 15); 8)" office:value-type="string" office:string-value="B115BBEF" calcext:value-type="string">
            <text:p>B115BBEF</text:p>
          </table:table-cell>
          <table:table-cell table:formula="of:=RIGHT(LEFT([.B260]; 17); 2)" office:value-type="string" office:string-value="0D" calcext:value-type="string">
            <text:p>0D</text:p>
          </table:table-cell>
          <table:table-cell table:formula="of:=RIGHT(LEFT([.B260]; 19); 2)" office:value-type="string" office:string-value="00" calcext:value-type="string">
            <text:p>00</text:p>
          </table:table-cell>
          <table:table-cell table:formula="of:=RIGHT(LEFT([.B260]; 21); 2)" office:value-type="string" office:string-value="55" calcext:value-type="string">
            <text:p>55</text:p>
          </table:table-cell>
          <table:table-cell table:formula="of:=RIGHT(LEFT([.B260]; 23); 2)" office:value-type="string" office:string-value="AA" calcext:value-type="string">
            <text:p>AA</text:p>
          </table:table-cell>
          <table:table-cell table:formula="of:=RIGHT(LEFT([.B260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75.50,B115BBEF0D010700A2B1</text:p>
          </table:table-cell>
          <table:table-cell table:formula="of:=VALUE(LEFT([.B261]; 5))" office:value-type="float" office:value="-75.5" calcext:value-type="float">
            <text:p>-75.5000</text:p>
          </table:table-cell>
          <table:table-cell table:formula="of:=IF([.C261]&gt;-30; &quot;HUB&quot;; &quot;DEVICE&quot;)" office:value-type="string" office:string-value="DEVICE" calcext:value-type="string">
            <text:p>DEVICE</text:p>
          </table:table-cell>
          <table:table-cell table:formula="of:=RIGHT(LEFT([.B261]; 15); 8)" office:value-type="string" office:string-value="B115BBEF" calcext:value-type="string">
            <text:p>B115BBEF</text:p>
          </table:table-cell>
          <table:table-cell table:formula="of:=RIGHT(LEFT([.B261]; 17); 2)" office:value-type="string" office:string-value="0D" calcext:value-type="string">
            <text:p>0D</text:p>
          </table:table-cell>
          <table:table-cell table:formula="of:=RIGHT(LEFT([.B261]; 19); 2)" office:value-type="string" office:string-value="01" calcext:value-type="string">
            <text:p>01</text:p>
          </table:table-cell>
          <table:table-cell table:formula="of:=RIGHT(LEFT([.B261]; 21); 2)" office:value-type="string" office:string-value="07" calcext:value-type="string">
            <text:p>07</text:p>
          </table:table-cell>
          <table:table-cell table:formula="of:=RIGHT(LEFT([.B261]; 23); 2)" office:value-type="string" office:string-value="00" calcext:value-type="string">
            <text:p>00</text:p>
          </table:table-cell>
          <table:table-cell table:formula="of:=RIGHT(LEFT([.B261]; 27); 4)" office:value-type="string" office:string-value="A2B1" calcext:value-type="string">
            <text:p>A2B1</text:p>
          </table:table-cell>
        </table:table-row>
        <table:table-row table:style-name="ro1">
          <table:table-cell/>
          <table:table-cell office:value-type="string" calcext:value-type="string">
            <text:p>-22.00,B115ECD60D0055AAF5BB</text:p>
          </table:table-cell>
          <table:table-cell table:formula="of:=VALUE(LEFT([.B262]; 5))" office:value-type="float" office:value="-22" calcext:value-type="float">
            <text:p>-22.0000</text:p>
          </table:table-cell>
          <table:table-cell table:formula="of:=IF([.C262]&gt;-30; &quot;HUB&quot;; &quot;DEVICE&quot;)" office:value-type="string" office:string-value="HUB" calcext:value-type="string">
            <text:p>HUB</text:p>
          </table:table-cell>
          <table:table-cell table:formula="of:=RIGHT(LEFT([.B262]; 15); 8)" office:value-type="string" office:string-value="B115ECD6" calcext:value-type="string">
            <text:p>B115ECD6</text:p>
          </table:table-cell>
          <table:table-cell table:formula="of:=RIGHT(LEFT([.B262]; 17); 2)" office:value-type="string" office:string-value="0D" calcext:value-type="string">
            <text:p>0D</text:p>
          </table:table-cell>
          <table:table-cell table:formula="of:=RIGHT(LEFT([.B262]; 19); 2)" office:value-type="string" office:string-value="00" calcext:value-type="string">
            <text:p>00</text:p>
          </table:table-cell>
          <table:table-cell table:formula="of:=RIGHT(LEFT([.B262]; 21); 2)" office:value-type="string" office:string-value="55" calcext:value-type="string">
            <text:p>55</text:p>
          </table:table-cell>
          <table:table-cell table:formula="of:=RIGHT(LEFT([.B262]; 23); 2)" office:value-type="string" office:string-value="AA" calcext:value-type="string">
            <text:p>AA</text:p>
          </table:table-cell>
          <table:table-cell table:formula="of:=RIGHT(LEFT([.B262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6.00,B115ECD60D010701AED7</text:p>
          </table:table-cell>
          <table:table-cell table:formula="of:=VALUE(LEFT([.B263]; 5))" office:value-type="float" office:value="-56" calcext:value-type="float">
            <text:p>-56.0000</text:p>
          </table:table-cell>
          <table:table-cell table:formula="of:=IF([.C263]&gt;-30; &quot;HUB&quot;; &quot;DEVICE&quot;)" office:value-type="string" office:string-value="DEVICE" calcext:value-type="string">
            <text:p>DEVICE</text:p>
          </table:table-cell>
          <table:table-cell table:formula="of:=RIGHT(LEFT([.B263]; 15); 8)" office:value-type="string" office:string-value="B115ECD6" calcext:value-type="string">
            <text:p>B115ECD6</text:p>
          </table:table-cell>
          <table:table-cell table:formula="of:=RIGHT(LEFT([.B263]; 17); 2)" office:value-type="string" office:string-value="0D" calcext:value-type="string">
            <text:p>0D</text:p>
          </table:table-cell>
          <table:table-cell table:formula="of:=RIGHT(LEFT([.B263]; 19); 2)" office:value-type="string" office:string-value="01" calcext:value-type="string">
            <text:p>01</text:p>
          </table:table-cell>
          <table:table-cell table:formula="of:=RIGHT(LEFT([.B263]; 21); 2)" office:value-type="string" office:string-value="07" calcext:value-type="string">
            <text:p>07</text:p>
          </table:table-cell>
          <table:table-cell table:formula="of:=RIGHT(LEFT([.B263]; 23); 2)" office:value-type="string" office:string-value="01" calcext:value-type="string">
            <text:p>01</text:p>
          </table:table-cell>
          <table:table-cell table:formula="of:=RIGHT(LEFT([.B263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2.50,B115EDDF0D0055AA1867</text:p>
          </table:table-cell>
          <table:table-cell table:formula="of:=VALUE(LEFT([.B264]; 5))" office:value-type="float" office:value="-22.5" calcext:value-type="float">
            <text:p>-22.5000</text:p>
          </table:table-cell>
          <table:table-cell table:formula="of:=IF([.C264]&gt;-30; &quot;HUB&quot;; &quot;DEVICE&quot;)" office:value-type="string" office:string-value="HUB" calcext:value-type="string">
            <text:p>HUB</text:p>
          </table:table-cell>
          <table:table-cell table:formula="of:=RIGHT(LEFT([.B264]; 15); 8)" office:value-type="string" office:string-value="B115EDDF" calcext:value-type="string">
            <text:p>B115EDDF</text:p>
          </table:table-cell>
          <table:table-cell table:formula="of:=RIGHT(LEFT([.B264]; 17); 2)" office:value-type="string" office:string-value="0D" calcext:value-type="string">
            <text:p>0D</text:p>
          </table:table-cell>
          <table:table-cell table:formula="of:=RIGHT(LEFT([.B264]; 19); 2)" office:value-type="string" office:string-value="00" calcext:value-type="string">
            <text:p>00</text:p>
          </table:table-cell>
          <table:table-cell table:formula="of:=RIGHT(LEFT([.B264]; 21); 2)" office:value-type="string" office:string-value="55" calcext:value-type="string">
            <text:p>55</text:p>
          </table:table-cell>
          <table:table-cell table:formula="of:=RIGHT(LEFT([.B264]; 23); 2)" office:value-type="string" office:string-value="AA" calcext:value-type="string">
            <text:p>AA</text:p>
          </table:table-cell>
          <table:table-cell table:formula="of:=RIGHT(LEFT([.B264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66.00,B115EDDF0D010701430B</text:p>
          </table:table-cell>
          <table:table-cell table:formula="of:=VALUE(LEFT([.B265]; 5))" office:value-type="float" office:value="-66" calcext:value-type="float">
            <text:p>-66.0000</text:p>
          </table:table-cell>
          <table:table-cell table:formula="of:=IF([.C265]&gt;-30; &quot;HUB&quot;; &quot;DEVICE&quot;)" office:value-type="string" office:string-value="DEVICE" calcext:value-type="string">
            <text:p>DEVICE</text:p>
          </table:table-cell>
          <table:table-cell table:formula="of:=RIGHT(LEFT([.B265]; 15); 8)" office:value-type="string" office:string-value="B115EDDF" calcext:value-type="string">
            <text:p>B115EDDF</text:p>
          </table:table-cell>
          <table:table-cell table:formula="of:=RIGHT(LEFT([.B265]; 17); 2)" office:value-type="string" office:string-value="0D" calcext:value-type="string">
            <text:p>0D</text:p>
          </table:table-cell>
          <table:table-cell table:formula="of:=RIGHT(LEFT([.B265]; 19); 2)" office:value-type="string" office:string-value="01" calcext:value-type="string">
            <text:p>01</text:p>
          </table:table-cell>
          <table:table-cell table:formula="of:=RIGHT(LEFT([.B265]; 21); 2)" office:value-type="string" office:string-value="07" calcext:value-type="string">
            <text:p>07</text:p>
          </table:table-cell>
          <table:table-cell table:formula="of:=RIGHT(LEFT([.B265]; 23); 2)" office:value-type="string" office:string-value="01" calcext:value-type="string">
            <text:p>01</text:p>
          </table:table-cell>
          <table:table-cell table:formula="of:=RIGHT(LEFT([.B265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3.00,B11335B50D0055AA4FC6</text:p>
          </table:table-cell>
          <table:table-cell table:formula="of:=VALUE(LEFT([.B266]; 5))" office:value-type="float" office:value="-23" calcext:value-type="float">
            <text:p>-23.0000</text:p>
          </table:table-cell>
          <table:table-cell table:formula="of:=IF([.C266]&gt;-30; &quot;HUB&quot;; &quot;DEVICE&quot;)" office:value-type="string" office:string-value="HUB" calcext:value-type="string">
            <text:p>HUB</text:p>
          </table:table-cell>
          <table:table-cell table:formula="of:=RIGHT(LEFT([.B266]; 15); 8)" office:value-type="string" office:string-value="B11335B5" calcext:value-type="string">
            <text:p>B11335B5</text:p>
          </table:table-cell>
          <table:table-cell table:formula="of:=RIGHT(LEFT([.B266]; 17); 2)" office:value-type="string" office:string-value="0D" calcext:value-type="string">
            <text:p>0D</text:p>
          </table:table-cell>
          <table:table-cell table:formula="of:=RIGHT(LEFT([.B266]; 19); 2)" office:value-type="string" office:string-value="00" calcext:value-type="string">
            <text:p>00</text:p>
          </table:table-cell>
          <table:table-cell table:formula="of:=RIGHT(LEFT([.B266]; 21); 2)" office:value-type="string" office:string-value="55" calcext:value-type="string">
            <text:p>55</text:p>
          </table:table-cell>
          <table:table-cell table:formula="of:=RIGHT(LEFT([.B266]; 23); 2)" office:value-type="string" office:string-value="AA" calcext:value-type="string">
            <text:p>AA</text:p>
          </table:table-cell>
          <table:table-cell table:formula="of:=RIGHT(LEFT([.B266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7.00,B11335B50D010700048B</text:p>
          </table:table-cell>
          <table:table-cell table:formula="of:=VALUE(LEFT([.B267]; 5))" office:value-type="float" office:value="-57" calcext:value-type="float">
            <text:p>-57.0000</text:p>
          </table:table-cell>
          <table:table-cell table:formula="of:=IF([.C267]&gt;-30; &quot;HUB&quot;; &quot;DEVICE&quot;)" office:value-type="string" office:string-value="DEVICE" calcext:value-type="string">
            <text:p>DEVICE</text:p>
          </table:table-cell>
          <table:table-cell table:formula="of:=RIGHT(LEFT([.B267]; 15); 8)" office:value-type="string" office:string-value="B11335B5" calcext:value-type="string">
            <text:p>B11335B5</text:p>
          </table:table-cell>
          <table:table-cell table:formula="of:=RIGHT(LEFT([.B267]; 17); 2)" office:value-type="string" office:string-value="0D" calcext:value-type="string">
            <text:p>0D</text:p>
          </table:table-cell>
          <table:table-cell table:formula="of:=RIGHT(LEFT([.B267]; 19); 2)" office:value-type="string" office:string-value="01" calcext:value-type="string">
            <text:p>01</text:p>
          </table:table-cell>
          <table:table-cell table:formula="of:=RIGHT(LEFT([.B267]; 21); 2)" office:value-type="string" office:string-value="07" calcext:value-type="string">
            <text:p>07</text:p>
          </table:table-cell>
          <table:table-cell table:formula="of:=RIGHT(LEFT([.B267]; 23); 2)" office:value-type="string" office:string-value="00" calcext:value-type="string">
            <text:p>00</text:p>
          </table:table-cell>
          <table:table-cell table:formula="of:=RIGHT(LEFT([.B267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2.50,B115ECC60D0055AAF1E1</text:p>
          </table:table-cell>
          <table:table-cell table:formula="of:=VALUE(LEFT([.B268]; 5))" office:value-type="float" office:value="-22.5" calcext:value-type="float">
            <text:p>-22.5000</text:p>
          </table:table-cell>
          <table:table-cell table:formula="of:=IF([.C268]&gt;-30; &quot;HUB&quot;; &quot;DEVICE&quot;)" office:value-type="string" office:string-value="HUB" calcext:value-type="string">
            <text:p>HUB</text:p>
          </table:table-cell>
          <table:table-cell table:formula="of:=RIGHT(LEFT([.B268]; 15); 8)" office:value-type="string" office:string-value="B115ECC6" calcext:value-type="string">
            <text:p>B115ECC6</text:p>
          </table:table-cell>
          <table:table-cell table:formula="of:=RIGHT(LEFT([.B268]; 17); 2)" office:value-type="string" office:string-value="0D" calcext:value-type="string">
            <text:p>0D</text:p>
          </table:table-cell>
          <table:table-cell table:formula="of:=RIGHT(LEFT([.B268]; 19); 2)" office:value-type="string" office:string-value="00" calcext:value-type="string">
            <text:p>00</text:p>
          </table:table-cell>
          <table:table-cell table:formula="of:=RIGHT(LEFT([.B268]; 21); 2)" office:value-type="string" office:string-value="55" calcext:value-type="string">
            <text:p>55</text:p>
          </table:table-cell>
          <table:table-cell table:formula="of:=RIGHT(LEFT([.B268]; 23); 2)" office:value-type="string" office:string-value="AA" calcext:value-type="string">
            <text:p>AA</text:p>
          </table:table-cell>
          <table:table-cell table:formula="of:=RIGHT(LEFT([.B268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59.00,B115ECC60D010700BAAC</text:p>
          </table:table-cell>
          <table:table-cell table:formula="of:=VALUE(LEFT([.B269]; 5))" office:value-type="float" office:value="-59" calcext:value-type="float">
            <text:p>-59.0000</text:p>
          </table:table-cell>
          <table:table-cell table:formula="of:=IF([.C269]&gt;-30; &quot;HUB&quot;; &quot;DEVICE&quot;)" office:value-type="string" office:string-value="DEVICE" calcext:value-type="string">
            <text:p>DEVICE</text:p>
          </table:table-cell>
          <table:table-cell table:formula="of:=RIGHT(LEFT([.B269]; 15); 8)" office:value-type="string" office:string-value="B115ECC6" calcext:value-type="string">
            <text:p>B115ECC6</text:p>
          </table:table-cell>
          <table:table-cell table:formula="of:=RIGHT(LEFT([.B269]; 17); 2)" office:value-type="string" office:string-value="0D" calcext:value-type="string">
            <text:p>0D</text:p>
          </table:table-cell>
          <table:table-cell table:formula="of:=RIGHT(LEFT([.B269]; 19); 2)" office:value-type="string" office:string-value="01" calcext:value-type="string">
            <text:p>01</text:p>
          </table:table-cell>
          <table:table-cell table:formula="of:=RIGHT(LEFT([.B269]; 21); 2)" office:value-type="string" office:string-value="07" calcext:value-type="string">
            <text:p>07</text:p>
          </table:table-cell>
          <table:table-cell table:formula="of:=RIGHT(LEFT([.B269]; 23); 2)" office:value-type="string" office:string-value="00" calcext:value-type="string">
            <text:p>00</text:p>
          </table:table-cell>
          <table:table-cell table:formula="of:=RIGHT(LEFT([.B269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2.50,004BFEDD0D0055AAAC11</text:p>
          </table:table-cell>
          <table:table-cell table:formula="of:=VALUE(LEFT([.B270]; 5))" office:value-type="float" office:value="-22.5" calcext:value-type="float">
            <text:p>-22.5000</text:p>
          </table:table-cell>
          <table:table-cell table:formula="of:=IF([.C270]&gt;-30; &quot;HUB&quot;; &quot;DEVICE&quot;)" office:value-type="string" office:string-value="HUB" calcext:value-type="string">
            <text:p>HUB</text:p>
          </table:table-cell>
          <table:table-cell table:formula="of:=RIGHT(LEFT([.B270]; 15); 8)" office:value-type="string" office:string-value="004BFEDD" calcext:value-type="string">
            <text:p>004BFEDD</text:p>
          </table:table-cell>
          <table:table-cell table:formula="of:=RIGHT(LEFT([.B270]; 17); 2)" office:value-type="string" office:string-value="0D" calcext:value-type="string">
            <text:p>0D</text:p>
          </table:table-cell>
          <table:table-cell table:formula="of:=RIGHT(LEFT([.B270]; 19); 2)" office:value-type="string" office:string-value="00" calcext:value-type="string">
            <text:p>00</text:p>
          </table:table-cell>
          <table:table-cell table:formula="of:=RIGHT(LEFT([.B270]; 21); 2)" office:value-type="string" office:string-value="55" calcext:value-type="string">
            <text:p>55</text:p>
          </table:table-cell>
          <table:table-cell table:formula="of:=RIGHT(LEFT([.B270]; 23); 2)" office:value-type="string" office:string-value="AA" calcext:value-type="string">
            <text:p>AA</text:p>
          </table:table-cell>
          <table:table-cell table:formula="of:=RIGHT(LEFT([.B270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50.00,004BFEDD0D0101004DFA</text:p>
          </table:table-cell>
          <table:table-cell table:formula="of:=VALUE(LEFT([.B271]; 5))" office:value-type="float" office:value="-50" calcext:value-type="float">
            <text:p>-50.0000</text:p>
          </table:table-cell>
          <table:table-cell table:formula="of:=IF([.C271]&gt;-30; &quot;HUB&quot;; &quot;DEVICE&quot;)" office:value-type="string" office:string-value="DEVICE" calcext:value-type="string">
            <text:p>DEVICE</text:p>
          </table:table-cell>
          <table:table-cell table:formula="of:=RIGHT(LEFT([.B271]; 15); 8)" office:value-type="string" office:string-value="004BFEDD" calcext:value-type="string">
            <text:p>004BFEDD</text:p>
          </table:table-cell>
          <table:table-cell table:formula="of:=RIGHT(LEFT([.B271]; 17); 2)" office:value-type="string" office:string-value="0D" calcext:value-type="string">
            <text:p>0D</text:p>
          </table:table-cell>
          <table:table-cell table:formula="of:=RIGHT(LEFT([.B271]; 19); 2)" office:value-type="string" office:string-value="01" calcext:value-type="string">
            <text:p>01</text:p>
          </table:table-cell>
          <table:table-cell table:formula="of:=RIGHT(LEFT([.B271]; 21); 2)" office:value-type="string" office:string-value="01" calcext:value-type="string">
            <text:p>01</text:p>
          </table:table-cell>
          <table:table-cell table:formula="of:=RIGHT(LEFT([.B271]; 23); 2)" office:value-type="string" office:string-value="00" calcext:value-type="string">
            <text:p>00</text:p>
          </table:table-cell>
          <table:table-cell table:formula="of:=RIGHT(LEFT([.B271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2.50,004BFF710D0055AA48FE</text:p>
          </table:table-cell>
          <table:table-cell table:formula="of:=VALUE(LEFT([.B272]; 5))" office:value-type="float" office:value="-22.5" calcext:value-type="float">
            <text:p>-22.5000</text:p>
          </table:table-cell>
          <table:table-cell table:formula="of:=IF([.C272]&gt;-30; &quot;HUB&quot;; &quot;DEVICE&quot;)" office:value-type="string" office:string-value="HUB" calcext:value-type="string">
            <text:p>HUB</text:p>
          </table:table-cell>
          <table:table-cell table:formula="of:=RIGHT(LEFT([.B272]; 15); 8)" office:value-type="string" office:string-value="004BFF71" calcext:value-type="string">
            <text:p>004BFF71</text:p>
          </table:table-cell>
          <table:table-cell table:formula="of:=RIGHT(LEFT([.B272]; 17); 2)" office:value-type="string" office:string-value="0D" calcext:value-type="string">
            <text:p>0D</text:p>
          </table:table-cell>
          <table:table-cell table:formula="of:=RIGHT(LEFT([.B272]; 19); 2)" office:value-type="string" office:string-value="00" calcext:value-type="string">
            <text:p>00</text:p>
          </table:table-cell>
          <table:table-cell table:formula="of:=RIGHT(LEFT([.B272]; 21); 2)" office:value-type="string" office:string-value="55" calcext:value-type="string">
            <text:p>55</text:p>
          </table:table-cell>
          <table:table-cell table:formula="of:=RIGHT(LEFT([.B272]; 23); 2)" office:value-type="string" office:string-value="AA" calcext:value-type="string">
            <text:p>AA</text:p>
          </table:table-cell>
          <table:table-cell table:formula="of:=RIGHT(LEFT([.B272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46.50,004BFF710D010101B934</text:p>
          </table:table-cell>
          <table:table-cell table:formula="of:=VALUE(LEFT([.B273]; 5))" office:value-type="float" office:value="-46.5" calcext:value-type="float">
            <text:p>-46.5000</text:p>
          </table:table-cell>
          <table:table-cell table:formula="of:=IF([.C273]&gt;-30; &quot;HUB&quot;; &quot;DEVICE&quot;)" office:value-type="string" office:string-value="DEVICE" calcext:value-type="string">
            <text:p>DEVICE</text:p>
          </table:table-cell>
          <table:table-cell table:formula="of:=RIGHT(LEFT([.B273]; 15); 8)" office:value-type="string" office:string-value="004BFF71" calcext:value-type="string">
            <text:p>004BFF71</text:p>
          </table:table-cell>
          <table:table-cell table:formula="of:=RIGHT(LEFT([.B273]; 17); 2)" office:value-type="string" office:string-value="0D" calcext:value-type="string">
            <text:p>0D</text:p>
          </table:table-cell>
          <table:table-cell table:formula="of:=RIGHT(LEFT([.B273]; 19); 2)" office:value-type="string" office:string-value="01" calcext:value-type="string">
            <text:p>01</text:p>
          </table:table-cell>
          <table:table-cell table:formula="of:=RIGHT(LEFT([.B273]; 21); 2)" office:value-type="string" office:string-value="01" calcext:value-type="string">
            <text:p>01</text:p>
          </table:table-cell>
          <table:table-cell table:formula="of:=RIGHT(LEFT([.B273]; 23); 2)" office:value-type="string" office:string-value="01" calcext:value-type="string">
            <text:p>01</text:p>
          </table:table-cell>
          <table:table-cell table:formula="of:=RIGHT(LEFT([.B273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2.50,004BFF710D0055AA48FE</text:p>
          </table:table-cell>
          <table:table-cell table:formula="of:=VALUE(LEFT([.B274]; 5))" office:value-type="float" office:value="-22.5" calcext:value-type="float">
            <text:p>-22.5000</text:p>
          </table:table-cell>
          <table:table-cell table:formula="of:=IF([.C274]&gt;-30; &quot;HUB&quot;; &quot;DEVICE&quot;)" office:value-type="string" office:string-value="HUB" calcext:value-type="string">
            <text:p>HUB</text:p>
          </table:table-cell>
          <table:table-cell table:formula="of:=RIGHT(LEFT([.B274]; 15); 8)" office:value-type="string" office:string-value="004BFF71" calcext:value-type="string">
            <text:p>004BFF71</text:p>
          </table:table-cell>
          <table:table-cell table:formula="of:=RIGHT(LEFT([.B274]; 17); 2)" office:value-type="string" office:string-value="0D" calcext:value-type="string">
            <text:p>0D</text:p>
          </table:table-cell>
          <table:table-cell table:formula="of:=RIGHT(LEFT([.B274]; 19); 2)" office:value-type="string" office:string-value="00" calcext:value-type="string">
            <text:p>00</text:p>
          </table:table-cell>
          <table:table-cell table:formula="of:=RIGHT(LEFT([.B274]; 21); 2)" office:value-type="string" office:string-value="55" calcext:value-type="string">
            <text:p>55</text:p>
          </table:table-cell>
          <table:table-cell table:formula="of:=RIGHT(LEFT([.B274]; 23); 2)" office:value-type="string" office:string-value="AA" calcext:value-type="string">
            <text:p>AA</text:p>
          </table:table-cell>
          <table:table-cell table:formula="of:=RIGHT(LEFT([.B274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44.50,004BFF710D010101B934</text:p>
          </table:table-cell>
          <table:table-cell table:formula="of:=VALUE(LEFT([.B275]; 5))" office:value-type="float" office:value="-44.5" calcext:value-type="float">
            <text:p>-44.5000</text:p>
          </table:table-cell>
          <table:table-cell table:formula="of:=IF([.C275]&gt;-30; &quot;HUB&quot;; &quot;DEVICE&quot;)" office:value-type="string" office:string-value="DEVICE" calcext:value-type="string">
            <text:p>DEVICE</text:p>
          </table:table-cell>
          <table:table-cell table:formula="of:=RIGHT(LEFT([.B275]; 15); 8)" office:value-type="string" office:string-value="004BFF71" calcext:value-type="string">
            <text:p>004BFF71</text:p>
          </table:table-cell>
          <table:table-cell table:formula="of:=RIGHT(LEFT([.B275]; 17); 2)" office:value-type="string" office:string-value="0D" calcext:value-type="string">
            <text:p>0D</text:p>
          </table:table-cell>
          <table:table-cell table:formula="of:=RIGHT(LEFT([.B275]; 19); 2)" office:value-type="string" office:string-value="01" calcext:value-type="string">
            <text:p>01</text:p>
          </table:table-cell>
          <table:table-cell table:formula="of:=RIGHT(LEFT([.B275]; 21); 2)" office:value-type="string" office:string-value="01" calcext:value-type="string">
            <text:p>01</text:p>
          </table:table-cell>
          <table:table-cell table:formula="of:=RIGHT(LEFT([.B275]; 23); 2)" office:value-type="string" office:string-value="01" calcext:value-type="string">
            <text:p>01</text:p>
          </table:table-cell>
          <table:table-cell table:formula="of:=RIGHT(LEFT([.B275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3.50,B115BBEF0D0055AAE9FC</text:p>
          </table:table-cell>
          <table:table-cell table:formula="of:=VALUE(LEFT([.B276]; 5))" office:value-type="float" office:value="-23.5" calcext:value-type="float">
            <text:p>-23.5000</text:p>
          </table:table-cell>
          <table:table-cell table:formula="of:=IF([.C276]&gt;-30; &quot;HUB&quot;; &quot;DEVICE&quot;)" office:value-type="string" office:string-value="HUB" calcext:value-type="string">
            <text:p>HUB</text:p>
          </table:table-cell>
          <table:table-cell table:formula="of:=RIGHT(LEFT([.B276]; 15); 8)" office:value-type="string" office:string-value="B115BBEF" calcext:value-type="string">
            <text:p>B115BBEF</text:p>
          </table:table-cell>
          <table:table-cell table:formula="of:=RIGHT(LEFT([.B276]; 17); 2)" office:value-type="string" office:string-value="0D" calcext:value-type="string">
            <text:p>0D</text:p>
          </table:table-cell>
          <table:table-cell table:formula="of:=RIGHT(LEFT([.B276]; 19); 2)" office:value-type="string" office:string-value="00" calcext:value-type="string">
            <text:p>00</text:p>
          </table:table-cell>
          <table:table-cell table:formula="of:=RIGHT(LEFT([.B276]; 21); 2)" office:value-type="string" office:string-value="55" calcext:value-type="string">
            <text:p>55</text:p>
          </table:table-cell>
          <table:table-cell table:formula="of:=RIGHT(LEFT([.B276]; 23); 2)" office:value-type="string" office:string-value="AA" calcext:value-type="string">
            <text:p>AA</text:p>
          </table:table-cell>
          <table:table-cell table:formula="of:=RIGHT(LEFT([.B276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22.50,B115ECD60D0055AAF5BB</text:p>
          </table:table-cell>
          <table:table-cell table:formula="of:=VALUE(LEFT([.B277]; 5))" office:value-type="float" office:value="-22.5" calcext:value-type="float">
            <text:p>-22.5000</text:p>
          </table:table-cell>
          <table:table-cell table:formula="of:=IF([.C277]&gt;-30; &quot;HUB&quot;; &quot;DEVICE&quot;)" office:value-type="string" office:string-value="HUB" calcext:value-type="string">
            <text:p>HUB</text:p>
          </table:table-cell>
          <table:table-cell table:formula="of:=RIGHT(LEFT([.B277]; 15); 8)" office:value-type="string" office:string-value="B115ECD6" calcext:value-type="string">
            <text:p>B115ECD6</text:p>
          </table:table-cell>
          <table:table-cell table:formula="of:=RIGHT(LEFT([.B277]; 17); 2)" office:value-type="string" office:string-value="0D" calcext:value-type="string">
            <text:p>0D</text:p>
          </table:table-cell>
          <table:table-cell table:formula="of:=RIGHT(LEFT([.B277]; 19); 2)" office:value-type="string" office:string-value="00" calcext:value-type="string">
            <text:p>00</text:p>
          </table:table-cell>
          <table:table-cell table:formula="of:=RIGHT(LEFT([.B277]; 21); 2)" office:value-type="string" office:string-value="55" calcext:value-type="string">
            <text:p>55</text:p>
          </table:table-cell>
          <table:table-cell table:formula="of:=RIGHT(LEFT([.B277]; 23); 2)" office:value-type="string" office:string-value="AA" calcext:value-type="string">
            <text:p>AA</text:p>
          </table:table-cell>
          <table:table-cell table:formula="of:=RIGHT(LEFT([.B277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6.00,B115ECD60D010701AED7</text:p>
          </table:table-cell>
          <table:table-cell table:formula="of:=VALUE(LEFT([.B278]; 5))" office:value-type="float" office:value="-56" calcext:value-type="float">
            <text:p>-56.0000</text:p>
          </table:table-cell>
          <table:table-cell table:formula="of:=IF([.C278]&gt;-30; &quot;HUB&quot;; &quot;DEVICE&quot;)" office:value-type="string" office:string-value="DEVICE" calcext:value-type="string">
            <text:p>DEVICE</text:p>
          </table:table-cell>
          <table:table-cell table:formula="of:=RIGHT(LEFT([.B278]; 15); 8)" office:value-type="string" office:string-value="B115ECD6" calcext:value-type="string">
            <text:p>B115ECD6</text:p>
          </table:table-cell>
          <table:table-cell table:formula="of:=RIGHT(LEFT([.B278]; 17); 2)" office:value-type="string" office:string-value="0D" calcext:value-type="string">
            <text:p>0D</text:p>
          </table:table-cell>
          <table:table-cell table:formula="of:=RIGHT(LEFT([.B278]; 19); 2)" office:value-type="string" office:string-value="01" calcext:value-type="string">
            <text:p>01</text:p>
          </table:table-cell>
          <table:table-cell table:formula="of:=RIGHT(LEFT([.B278]; 21); 2)" office:value-type="string" office:string-value="07" calcext:value-type="string">
            <text:p>07</text:p>
          </table:table-cell>
          <table:table-cell table:formula="of:=RIGHT(LEFT([.B278]; 23); 2)" office:value-type="string" office:string-value="01" calcext:value-type="string">
            <text:p>01</text:p>
          </table:table-cell>
          <table:table-cell table:formula="of:=RIGHT(LEFT([.B278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2.50,B115EDDF0D0055AA1867</text:p>
          </table:table-cell>
          <table:table-cell table:formula="of:=VALUE(LEFT([.B279]; 5))" office:value-type="float" office:value="-22.5" calcext:value-type="float">
            <text:p>-22.5000</text:p>
          </table:table-cell>
          <table:table-cell table:formula="of:=IF([.C279]&gt;-30; &quot;HUB&quot;; &quot;DEVICE&quot;)" office:value-type="string" office:string-value="HUB" calcext:value-type="string">
            <text:p>HUB</text:p>
          </table:table-cell>
          <table:table-cell table:formula="of:=RIGHT(LEFT([.B279]; 15); 8)" office:value-type="string" office:string-value="B115EDDF" calcext:value-type="string">
            <text:p>B115EDDF</text:p>
          </table:table-cell>
          <table:table-cell table:formula="of:=RIGHT(LEFT([.B279]; 17); 2)" office:value-type="string" office:string-value="0D" calcext:value-type="string">
            <text:p>0D</text:p>
          </table:table-cell>
          <table:table-cell table:formula="of:=RIGHT(LEFT([.B279]; 19); 2)" office:value-type="string" office:string-value="00" calcext:value-type="string">
            <text:p>00</text:p>
          </table:table-cell>
          <table:table-cell table:formula="of:=RIGHT(LEFT([.B279]; 21); 2)" office:value-type="string" office:string-value="55" calcext:value-type="string">
            <text:p>55</text:p>
          </table:table-cell>
          <table:table-cell table:formula="of:=RIGHT(LEFT([.B279]; 23); 2)" office:value-type="string" office:string-value="AA" calcext:value-type="string">
            <text:p>AA</text:p>
          </table:table-cell>
          <table:table-cell table:formula="of:=RIGHT(LEFT([.B279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60.50,B115EDDF0D010701430B</text:p>
          </table:table-cell>
          <table:table-cell table:formula="of:=VALUE(LEFT([.B280]; 5))" office:value-type="float" office:value="-60.5" calcext:value-type="float">
            <text:p>-60.5000</text:p>
          </table:table-cell>
          <table:table-cell table:formula="of:=IF([.C280]&gt;-30; &quot;HUB&quot;; &quot;DEVICE&quot;)" office:value-type="string" office:string-value="DEVICE" calcext:value-type="string">
            <text:p>DEVICE</text:p>
          </table:table-cell>
          <table:table-cell table:formula="of:=RIGHT(LEFT([.B280]; 15); 8)" office:value-type="string" office:string-value="B115EDDF" calcext:value-type="string">
            <text:p>B115EDDF</text:p>
          </table:table-cell>
          <table:table-cell table:formula="of:=RIGHT(LEFT([.B280]; 17); 2)" office:value-type="string" office:string-value="0D" calcext:value-type="string">
            <text:p>0D</text:p>
          </table:table-cell>
          <table:table-cell table:formula="of:=RIGHT(LEFT([.B280]; 19); 2)" office:value-type="string" office:string-value="01" calcext:value-type="string">
            <text:p>01</text:p>
          </table:table-cell>
          <table:table-cell table:formula="of:=RIGHT(LEFT([.B280]; 21); 2)" office:value-type="string" office:string-value="07" calcext:value-type="string">
            <text:p>07</text:p>
          </table:table-cell>
          <table:table-cell table:formula="of:=RIGHT(LEFT([.B280]; 23); 2)" office:value-type="string" office:string-value="01" calcext:value-type="string">
            <text:p>01</text:p>
          </table:table-cell>
          <table:table-cell table:formula="of:=RIGHT(LEFT([.B280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2.50,B11335B50D0055AA4FC6</text:p>
          </table:table-cell>
          <table:table-cell table:formula="of:=VALUE(LEFT([.B281]; 5))" office:value-type="float" office:value="-22.5" calcext:value-type="float">
            <text:p>-22.5000</text:p>
          </table:table-cell>
          <table:table-cell table:formula="of:=IF([.C281]&gt;-30; &quot;HUB&quot;; &quot;DEVICE&quot;)" office:value-type="string" office:string-value="HUB" calcext:value-type="string">
            <text:p>HUB</text:p>
          </table:table-cell>
          <table:table-cell table:formula="of:=RIGHT(LEFT([.B281]; 15); 8)" office:value-type="string" office:string-value="B11335B5" calcext:value-type="string">
            <text:p>B11335B5</text:p>
          </table:table-cell>
          <table:table-cell table:formula="of:=RIGHT(LEFT([.B281]; 17); 2)" office:value-type="string" office:string-value="0D" calcext:value-type="string">
            <text:p>0D</text:p>
          </table:table-cell>
          <table:table-cell table:formula="of:=RIGHT(LEFT([.B281]; 19); 2)" office:value-type="string" office:string-value="00" calcext:value-type="string">
            <text:p>00</text:p>
          </table:table-cell>
          <table:table-cell table:formula="of:=RIGHT(LEFT([.B281]; 21); 2)" office:value-type="string" office:string-value="55" calcext:value-type="string">
            <text:p>55</text:p>
          </table:table-cell>
          <table:table-cell table:formula="of:=RIGHT(LEFT([.B281]; 23); 2)" office:value-type="string" office:string-value="AA" calcext:value-type="string">
            <text:p>AA</text:p>
          </table:table-cell>
          <table:table-cell table:formula="of:=RIGHT(LEFT([.B281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5.50,B11335B50D010700048B</text:p>
          </table:table-cell>
          <table:table-cell table:formula="of:=VALUE(LEFT([.B282]; 5))" office:value-type="float" office:value="-55.5" calcext:value-type="float">
            <text:p>-55.5000</text:p>
          </table:table-cell>
          <table:table-cell table:formula="of:=IF([.C282]&gt;-30; &quot;HUB&quot;; &quot;DEVICE&quot;)" office:value-type="string" office:string-value="DEVICE" calcext:value-type="string">
            <text:p>DEVICE</text:p>
          </table:table-cell>
          <table:table-cell table:formula="of:=RIGHT(LEFT([.B282]; 15); 8)" office:value-type="string" office:string-value="B11335B5" calcext:value-type="string">
            <text:p>B11335B5</text:p>
          </table:table-cell>
          <table:table-cell table:formula="of:=RIGHT(LEFT([.B282]; 17); 2)" office:value-type="string" office:string-value="0D" calcext:value-type="string">
            <text:p>0D</text:p>
          </table:table-cell>
          <table:table-cell table:formula="of:=RIGHT(LEFT([.B282]; 19); 2)" office:value-type="string" office:string-value="01" calcext:value-type="string">
            <text:p>01</text:p>
          </table:table-cell>
          <table:table-cell table:formula="of:=RIGHT(LEFT([.B282]; 21); 2)" office:value-type="string" office:string-value="07" calcext:value-type="string">
            <text:p>07</text:p>
          </table:table-cell>
          <table:table-cell table:formula="of:=RIGHT(LEFT([.B282]; 23); 2)" office:value-type="string" office:string-value="00" calcext:value-type="string">
            <text:p>00</text:p>
          </table:table-cell>
          <table:table-cell table:formula="of:=RIGHT(LEFT([.B282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2.50,B115ECC60D0055AAF1E1</text:p>
          </table:table-cell>
          <table:table-cell table:formula="of:=VALUE(LEFT([.B283]; 5))" office:value-type="float" office:value="-22.5" calcext:value-type="float">
            <text:p>-22.5000</text:p>
          </table:table-cell>
          <table:table-cell table:formula="of:=IF([.C283]&gt;-30; &quot;HUB&quot;; &quot;DEVICE&quot;)" office:value-type="string" office:string-value="HUB" calcext:value-type="string">
            <text:p>HUB</text:p>
          </table:table-cell>
          <table:table-cell table:formula="of:=RIGHT(LEFT([.B283]; 15); 8)" office:value-type="string" office:string-value="B115ECC6" calcext:value-type="string">
            <text:p>B115ECC6</text:p>
          </table:table-cell>
          <table:table-cell table:formula="of:=RIGHT(LEFT([.B283]; 17); 2)" office:value-type="string" office:string-value="0D" calcext:value-type="string">
            <text:p>0D</text:p>
          </table:table-cell>
          <table:table-cell table:formula="of:=RIGHT(LEFT([.B283]; 19); 2)" office:value-type="string" office:string-value="00" calcext:value-type="string">
            <text:p>00</text:p>
          </table:table-cell>
          <table:table-cell table:formula="of:=RIGHT(LEFT([.B283]; 21); 2)" office:value-type="string" office:string-value="55" calcext:value-type="string">
            <text:p>55</text:p>
          </table:table-cell>
          <table:table-cell table:formula="of:=RIGHT(LEFT([.B283]; 23); 2)" office:value-type="string" office:string-value="AA" calcext:value-type="string">
            <text:p>AA</text:p>
          </table:table-cell>
          <table:table-cell table:formula="of:=RIGHT(LEFT([.B283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60.50,B115ECC60D010700BAAC</text:p>
          </table:table-cell>
          <table:table-cell table:formula="of:=VALUE(LEFT([.B284]; 5))" office:value-type="float" office:value="-60.5" calcext:value-type="float">
            <text:p>-60.5000</text:p>
          </table:table-cell>
          <table:table-cell table:formula="of:=IF([.C284]&gt;-30; &quot;HUB&quot;; &quot;DEVICE&quot;)" office:value-type="string" office:string-value="DEVICE" calcext:value-type="string">
            <text:p>DEVICE</text:p>
          </table:table-cell>
          <table:table-cell table:formula="of:=RIGHT(LEFT([.B284]; 15); 8)" office:value-type="string" office:string-value="B115ECC6" calcext:value-type="string">
            <text:p>B115ECC6</text:p>
          </table:table-cell>
          <table:table-cell table:formula="of:=RIGHT(LEFT([.B284]; 17); 2)" office:value-type="string" office:string-value="0D" calcext:value-type="string">
            <text:p>0D</text:p>
          </table:table-cell>
          <table:table-cell table:formula="of:=RIGHT(LEFT([.B284]; 19); 2)" office:value-type="string" office:string-value="01" calcext:value-type="string">
            <text:p>01</text:p>
          </table:table-cell>
          <table:table-cell table:formula="of:=RIGHT(LEFT([.B284]; 21); 2)" office:value-type="string" office:string-value="07" calcext:value-type="string">
            <text:p>07</text:p>
          </table:table-cell>
          <table:table-cell table:formula="of:=RIGHT(LEFT([.B284]; 23); 2)" office:value-type="string" office:string-value="00" calcext:value-type="string">
            <text:p>00</text:p>
          </table:table-cell>
          <table:table-cell table:formula="of:=RIGHT(LEFT([.B284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2.50,004BFEDD0D0055AAAC11</text:p>
          </table:table-cell>
          <table:table-cell table:formula="of:=VALUE(LEFT([.B285]; 5))" office:value-type="float" office:value="-22.5" calcext:value-type="float">
            <text:p>-22.5000</text:p>
          </table:table-cell>
          <table:table-cell table:formula="of:=IF([.C285]&gt;-30; &quot;HUB&quot;; &quot;DEVICE&quot;)" office:value-type="string" office:string-value="HUB" calcext:value-type="string">
            <text:p>HUB</text:p>
          </table:table-cell>
          <table:table-cell table:formula="of:=RIGHT(LEFT([.B285]; 15); 8)" office:value-type="string" office:string-value="004BFEDD" calcext:value-type="string">
            <text:p>004BFEDD</text:p>
          </table:table-cell>
          <table:table-cell table:formula="of:=RIGHT(LEFT([.B285]; 17); 2)" office:value-type="string" office:string-value="0D" calcext:value-type="string">
            <text:p>0D</text:p>
          </table:table-cell>
          <table:table-cell table:formula="of:=RIGHT(LEFT([.B285]; 19); 2)" office:value-type="string" office:string-value="00" calcext:value-type="string">
            <text:p>00</text:p>
          </table:table-cell>
          <table:table-cell table:formula="of:=RIGHT(LEFT([.B285]; 21); 2)" office:value-type="string" office:string-value="55" calcext:value-type="string">
            <text:p>55</text:p>
          </table:table-cell>
          <table:table-cell table:formula="of:=RIGHT(LEFT([.B285]; 23); 2)" office:value-type="string" office:string-value="AA" calcext:value-type="string">
            <text:p>AA</text:p>
          </table:table-cell>
          <table:table-cell table:formula="of:=RIGHT(LEFT([.B285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49.50,004BFEDD0D0101004DFA</text:p>
          </table:table-cell>
          <table:table-cell table:formula="of:=VALUE(LEFT([.B286]; 5))" office:value-type="float" office:value="-49.5" calcext:value-type="float">
            <text:p>-49.5000</text:p>
          </table:table-cell>
          <table:table-cell table:formula="of:=IF([.C286]&gt;-30; &quot;HUB&quot;; &quot;DEVICE&quot;)" office:value-type="string" office:string-value="DEVICE" calcext:value-type="string">
            <text:p>DEVICE</text:p>
          </table:table-cell>
          <table:table-cell table:formula="of:=RIGHT(LEFT([.B286]; 15); 8)" office:value-type="string" office:string-value="004BFEDD" calcext:value-type="string">
            <text:p>004BFEDD</text:p>
          </table:table-cell>
          <table:table-cell table:formula="of:=RIGHT(LEFT([.B286]; 17); 2)" office:value-type="string" office:string-value="0D" calcext:value-type="string">
            <text:p>0D</text:p>
          </table:table-cell>
          <table:table-cell table:formula="of:=RIGHT(LEFT([.B286]; 19); 2)" office:value-type="string" office:string-value="01" calcext:value-type="string">
            <text:p>01</text:p>
          </table:table-cell>
          <table:table-cell table:formula="of:=RIGHT(LEFT([.B286]; 21); 2)" office:value-type="string" office:string-value="01" calcext:value-type="string">
            <text:p>01</text:p>
          </table:table-cell>
          <table:table-cell table:formula="of:=RIGHT(LEFT([.B286]; 23); 2)" office:value-type="string" office:string-value="00" calcext:value-type="string">
            <text:p>00</text:p>
          </table:table-cell>
          <table:table-cell table:formula="of:=RIGHT(LEFT([.B286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2.50,004BFF710D0055AA48FE</text:p>
          </table:table-cell>
          <table:table-cell table:formula="of:=VALUE(LEFT([.B287]; 5))" office:value-type="float" office:value="-22.5" calcext:value-type="float">
            <text:p>-22.5000</text:p>
          </table:table-cell>
          <table:table-cell table:formula="of:=IF([.C287]&gt;-30; &quot;HUB&quot;; &quot;DEVICE&quot;)" office:value-type="string" office:string-value="HUB" calcext:value-type="string">
            <text:p>HUB</text:p>
          </table:table-cell>
          <table:table-cell table:formula="of:=RIGHT(LEFT([.B287]; 15); 8)" office:value-type="string" office:string-value="004BFF71" calcext:value-type="string">
            <text:p>004BFF71</text:p>
          </table:table-cell>
          <table:table-cell table:formula="of:=RIGHT(LEFT([.B287]; 17); 2)" office:value-type="string" office:string-value="0D" calcext:value-type="string">
            <text:p>0D</text:p>
          </table:table-cell>
          <table:table-cell table:formula="of:=RIGHT(LEFT([.B287]; 19); 2)" office:value-type="string" office:string-value="00" calcext:value-type="string">
            <text:p>00</text:p>
          </table:table-cell>
          <table:table-cell table:formula="of:=RIGHT(LEFT([.B287]; 21); 2)" office:value-type="string" office:string-value="55" calcext:value-type="string">
            <text:p>55</text:p>
          </table:table-cell>
          <table:table-cell table:formula="of:=RIGHT(LEFT([.B287]; 23); 2)" office:value-type="string" office:string-value="AA" calcext:value-type="string">
            <text:p>AA</text:p>
          </table:table-cell>
          <table:table-cell table:formula="of:=RIGHT(LEFT([.B287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46.00,004BFF710D010101B934</text:p>
          </table:table-cell>
          <table:table-cell table:formula="of:=VALUE(LEFT([.B288]; 5))" office:value-type="float" office:value="-46" calcext:value-type="float">
            <text:p>-46.0000</text:p>
          </table:table-cell>
          <table:table-cell table:formula="of:=IF([.C288]&gt;-30; &quot;HUB&quot;; &quot;DEVICE&quot;)" office:value-type="string" office:string-value="DEVICE" calcext:value-type="string">
            <text:p>DEVICE</text:p>
          </table:table-cell>
          <table:table-cell table:formula="of:=RIGHT(LEFT([.B288]; 15); 8)" office:value-type="string" office:string-value="004BFF71" calcext:value-type="string">
            <text:p>004BFF71</text:p>
          </table:table-cell>
          <table:table-cell table:formula="of:=RIGHT(LEFT([.B288]; 17); 2)" office:value-type="string" office:string-value="0D" calcext:value-type="string">
            <text:p>0D</text:p>
          </table:table-cell>
          <table:table-cell table:formula="of:=RIGHT(LEFT([.B288]; 19); 2)" office:value-type="string" office:string-value="01" calcext:value-type="string">
            <text:p>01</text:p>
          </table:table-cell>
          <table:table-cell table:formula="of:=RIGHT(LEFT([.B288]; 21); 2)" office:value-type="string" office:string-value="01" calcext:value-type="string">
            <text:p>01</text:p>
          </table:table-cell>
          <table:table-cell table:formula="of:=RIGHT(LEFT([.B288]; 23); 2)" office:value-type="string" office:string-value="01" calcext:value-type="string">
            <text:p>01</text:p>
          </table:table-cell>
          <table:table-cell table:formula="of:=RIGHT(LEFT([.B288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2.50,B115BBEF0D0055AAE9FC</text:p>
          </table:table-cell>
          <table:table-cell table:formula="of:=VALUE(LEFT([.B289]; 5))" office:value-type="float" office:value="-22.5" calcext:value-type="float">
            <text:p>-22.5000</text:p>
          </table:table-cell>
          <table:table-cell table:formula="of:=IF([.C289]&gt;-30; &quot;HUB&quot;; &quot;DEVICE&quot;)" office:value-type="string" office:string-value="HUB" calcext:value-type="string">
            <text:p>HUB</text:p>
          </table:table-cell>
          <table:table-cell table:formula="of:=RIGHT(LEFT([.B289]; 15); 8)" office:value-type="string" office:string-value="B115BBEF" calcext:value-type="string">
            <text:p>B115BBEF</text:p>
          </table:table-cell>
          <table:table-cell table:formula="of:=RIGHT(LEFT([.B289]; 17); 2)" office:value-type="string" office:string-value="0D" calcext:value-type="string">
            <text:p>0D</text:p>
          </table:table-cell>
          <table:table-cell table:formula="of:=RIGHT(LEFT([.B289]; 19); 2)" office:value-type="string" office:string-value="00" calcext:value-type="string">
            <text:p>00</text:p>
          </table:table-cell>
          <table:table-cell table:formula="of:=RIGHT(LEFT([.B289]; 21); 2)" office:value-type="string" office:string-value="55" calcext:value-type="string">
            <text:p>55</text:p>
          </table:table-cell>
          <table:table-cell table:formula="of:=RIGHT(LEFT([.B289]; 23); 2)" office:value-type="string" office:string-value="AA" calcext:value-type="string">
            <text:p>AA</text:p>
          </table:table-cell>
          <table:table-cell table:formula="of:=RIGHT(LEFT([.B289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22.50,B115ECD60D0055AAF5BB</text:p>
          </table:table-cell>
          <table:table-cell table:formula="of:=VALUE(LEFT([.B290]; 5))" office:value-type="float" office:value="-22.5" calcext:value-type="float">
            <text:p>-22.5000</text:p>
          </table:table-cell>
          <table:table-cell table:formula="of:=IF([.C290]&gt;-30; &quot;HUB&quot;; &quot;DEVICE&quot;)" office:value-type="string" office:string-value="HUB" calcext:value-type="string">
            <text:p>HUB</text:p>
          </table:table-cell>
          <table:table-cell table:formula="of:=RIGHT(LEFT([.B290]; 15); 8)" office:value-type="string" office:string-value="B115ECD6" calcext:value-type="string">
            <text:p>B115ECD6</text:p>
          </table:table-cell>
          <table:table-cell table:formula="of:=RIGHT(LEFT([.B290]; 17); 2)" office:value-type="string" office:string-value="0D" calcext:value-type="string">
            <text:p>0D</text:p>
          </table:table-cell>
          <table:table-cell table:formula="of:=RIGHT(LEFT([.B290]; 19); 2)" office:value-type="string" office:string-value="00" calcext:value-type="string">
            <text:p>00</text:p>
          </table:table-cell>
          <table:table-cell table:formula="of:=RIGHT(LEFT([.B290]; 21); 2)" office:value-type="string" office:string-value="55" calcext:value-type="string">
            <text:p>55</text:p>
          </table:table-cell>
          <table:table-cell table:formula="of:=RIGHT(LEFT([.B290]; 23); 2)" office:value-type="string" office:string-value="AA" calcext:value-type="string">
            <text:p>AA</text:p>
          </table:table-cell>
          <table:table-cell table:formula="of:=RIGHT(LEFT([.B290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6.00,B115ECD60D010701AED7</text:p>
          </table:table-cell>
          <table:table-cell table:formula="of:=VALUE(LEFT([.B291]; 5))" office:value-type="float" office:value="-56" calcext:value-type="float">
            <text:p>-56.0000</text:p>
          </table:table-cell>
          <table:table-cell table:formula="of:=IF([.C291]&gt;-30; &quot;HUB&quot;; &quot;DEVICE&quot;)" office:value-type="string" office:string-value="DEVICE" calcext:value-type="string">
            <text:p>DEVICE</text:p>
          </table:table-cell>
          <table:table-cell table:formula="of:=RIGHT(LEFT([.B291]; 15); 8)" office:value-type="string" office:string-value="B115ECD6" calcext:value-type="string">
            <text:p>B115ECD6</text:p>
          </table:table-cell>
          <table:table-cell table:formula="of:=RIGHT(LEFT([.B291]; 17); 2)" office:value-type="string" office:string-value="0D" calcext:value-type="string">
            <text:p>0D</text:p>
          </table:table-cell>
          <table:table-cell table:formula="of:=RIGHT(LEFT([.B291]; 19); 2)" office:value-type="string" office:string-value="01" calcext:value-type="string">
            <text:p>01</text:p>
          </table:table-cell>
          <table:table-cell table:formula="of:=RIGHT(LEFT([.B291]; 21); 2)" office:value-type="string" office:string-value="07" calcext:value-type="string">
            <text:p>07</text:p>
          </table:table-cell>
          <table:table-cell table:formula="of:=RIGHT(LEFT([.B291]; 23); 2)" office:value-type="string" office:string-value="01" calcext:value-type="string">
            <text:p>01</text:p>
          </table:table-cell>
          <table:table-cell table:formula="of:=RIGHT(LEFT([.B291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2.50,B115EDDF0D0055AA1867</text:p>
          </table:table-cell>
          <table:table-cell table:formula="of:=VALUE(LEFT([.B292]; 5))" office:value-type="float" office:value="-22.5" calcext:value-type="float">
            <text:p>-22.5000</text:p>
          </table:table-cell>
          <table:table-cell table:formula="of:=IF([.C292]&gt;-30; &quot;HUB&quot;; &quot;DEVICE&quot;)" office:value-type="string" office:string-value="HUB" calcext:value-type="string">
            <text:p>HUB</text:p>
          </table:table-cell>
          <table:table-cell table:formula="of:=RIGHT(LEFT([.B292]; 15); 8)" office:value-type="string" office:string-value="B115EDDF" calcext:value-type="string">
            <text:p>B115EDDF</text:p>
          </table:table-cell>
          <table:table-cell table:formula="of:=RIGHT(LEFT([.B292]; 17); 2)" office:value-type="string" office:string-value="0D" calcext:value-type="string">
            <text:p>0D</text:p>
          </table:table-cell>
          <table:table-cell table:formula="of:=RIGHT(LEFT([.B292]; 19); 2)" office:value-type="string" office:string-value="00" calcext:value-type="string">
            <text:p>00</text:p>
          </table:table-cell>
          <table:table-cell table:formula="of:=RIGHT(LEFT([.B292]; 21); 2)" office:value-type="string" office:string-value="55" calcext:value-type="string">
            <text:p>55</text:p>
          </table:table-cell>
          <table:table-cell table:formula="of:=RIGHT(LEFT([.B292]; 23); 2)" office:value-type="string" office:string-value="AA" calcext:value-type="string">
            <text:p>AA</text:p>
          </table:table-cell>
          <table:table-cell table:formula="of:=RIGHT(LEFT([.B292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60.50,B115EDDF0D010701430B</text:p>
          </table:table-cell>
          <table:table-cell table:formula="of:=VALUE(LEFT([.B293]; 5))" office:value-type="float" office:value="-60.5" calcext:value-type="float">
            <text:p>-60.5000</text:p>
          </table:table-cell>
          <table:table-cell table:formula="of:=IF([.C293]&gt;-30; &quot;HUB&quot;; &quot;DEVICE&quot;)" office:value-type="string" office:string-value="DEVICE" calcext:value-type="string">
            <text:p>DEVICE</text:p>
          </table:table-cell>
          <table:table-cell table:formula="of:=RIGHT(LEFT([.B293]; 15); 8)" office:value-type="string" office:string-value="B115EDDF" calcext:value-type="string">
            <text:p>B115EDDF</text:p>
          </table:table-cell>
          <table:table-cell table:formula="of:=RIGHT(LEFT([.B293]; 17); 2)" office:value-type="string" office:string-value="0D" calcext:value-type="string">
            <text:p>0D</text:p>
          </table:table-cell>
          <table:table-cell table:formula="of:=RIGHT(LEFT([.B293]; 19); 2)" office:value-type="string" office:string-value="01" calcext:value-type="string">
            <text:p>01</text:p>
          </table:table-cell>
          <table:table-cell table:formula="of:=RIGHT(LEFT([.B293]; 21); 2)" office:value-type="string" office:string-value="07" calcext:value-type="string">
            <text:p>07</text:p>
          </table:table-cell>
          <table:table-cell table:formula="of:=RIGHT(LEFT([.B293]; 23); 2)" office:value-type="string" office:string-value="01" calcext:value-type="string">
            <text:p>01</text:p>
          </table:table-cell>
          <table:table-cell table:formula="of:=RIGHT(LEFT([.B293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3.00,B11335B50D0055AA4FC6</text:p>
          </table:table-cell>
          <table:table-cell table:formula="of:=VALUE(LEFT([.B294]; 5))" office:value-type="float" office:value="-23" calcext:value-type="float">
            <text:p>-23.0000</text:p>
          </table:table-cell>
          <table:table-cell table:formula="of:=IF([.C294]&gt;-30; &quot;HUB&quot;; &quot;DEVICE&quot;)" office:value-type="string" office:string-value="HUB" calcext:value-type="string">
            <text:p>HUB</text:p>
          </table:table-cell>
          <table:table-cell table:formula="of:=RIGHT(LEFT([.B294]; 15); 8)" office:value-type="string" office:string-value="B11335B5" calcext:value-type="string">
            <text:p>B11335B5</text:p>
          </table:table-cell>
          <table:table-cell table:formula="of:=RIGHT(LEFT([.B294]; 17); 2)" office:value-type="string" office:string-value="0D" calcext:value-type="string">
            <text:p>0D</text:p>
          </table:table-cell>
          <table:table-cell table:formula="of:=RIGHT(LEFT([.B294]; 19); 2)" office:value-type="string" office:string-value="00" calcext:value-type="string">
            <text:p>00</text:p>
          </table:table-cell>
          <table:table-cell table:formula="of:=RIGHT(LEFT([.B294]; 21); 2)" office:value-type="string" office:string-value="55" calcext:value-type="string">
            <text:p>55</text:p>
          </table:table-cell>
          <table:table-cell table:formula="of:=RIGHT(LEFT([.B294]; 23); 2)" office:value-type="string" office:string-value="AA" calcext:value-type="string">
            <text:p>AA</text:p>
          </table:table-cell>
          <table:table-cell table:formula="of:=RIGHT(LEFT([.B294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7.50,B11335B50D010700048B</text:p>
          </table:table-cell>
          <table:table-cell table:formula="of:=VALUE(LEFT([.B295]; 5))" office:value-type="float" office:value="-57.5" calcext:value-type="float">
            <text:p>-57.5000</text:p>
          </table:table-cell>
          <table:table-cell table:formula="of:=IF([.C295]&gt;-30; &quot;HUB&quot;; &quot;DEVICE&quot;)" office:value-type="string" office:string-value="DEVICE" calcext:value-type="string">
            <text:p>DEVICE</text:p>
          </table:table-cell>
          <table:table-cell table:formula="of:=RIGHT(LEFT([.B295]; 15); 8)" office:value-type="string" office:string-value="B11335B5" calcext:value-type="string">
            <text:p>B11335B5</text:p>
          </table:table-cell>
          <table:table-cell table:formula="of:=RIGHT(LEFT([.B295]; 17); 2)" office:value-type="string" office:string-value="0D" calcext:value-type="string">
            <text:p>0D</text:p>
          </table:table-cell>
          <table:table-cell table:formula="of:=RIGHT(LEFT([.B295]; 19); 2)" office:value-type="string" office:string-value="01" calcext:value-type="string">
            <text:p>01</text:p>
          </table:table-cell>
          <table:table-cell table:formula="of:=RIGHT(LEFT([.B295]; 21); 2)" office:value-type="string" office:string-value="07" calcext:value-type="string">
            <text:p>07</text:p>
          </table:table-cell>
          <table:table-cell table:formula="of:=RIGHT(LEFT([.B295]; 23); 2)" office:value-type="string" office:string-value="00" calcext:value-type="string">
            <text:p>00</text:p>
          </table:table-cell>
          <table:table-cell table:formula="of:=RIGHT(LEFT([.B295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3.00,B115ECC60D0055AAF1E1</text:p>
          </table:table-cell>
          <table:table-cell table:formula="of:=VALUE(LEFT([.B296]; 5))" office:value-type="float" office:value="-23" calcext:value-type="float">
            <text:p>-23.0000</text:p>
          </table:table-cell>
          <table:table-cell table:formula="of:=IF([.C296]&gt;-30; &quot;HUB&quot;; &quot;DEVICE&quot;)" office:value-type="string" office:string-value="HUB" calcext:value-type="string">
            <text:p>HUB</text:p>
          </table:table-cell>
          <table:table-cell table:formula="of:=RIGHT(LEFT([.B296]; 15); 8)" office:value-type="string" office:string-value="B115ECC6" calcext:value-type="string">
            <text:p>B115ECC6</text:p>
          </table:table-cell>
          <table:table-cell table:formula="of:=RIGHT(LEFT([.B296]; 17); 2)" office:value-type="string" office:string-value="0D" calcext:value-type="string">
            <text:p>0D</text:p>
          </table:table-cell>
          <table:table-cell table:formula="of:=RIGHT(LEFT([.B296]; 19); 2)" office:value-type="string" office:string-value="00" calcext:value-type="string">
            <text:p>00</text:p>
          </table:table-cell>
          <table:table-cell table:formula="of:=RIGHT(LEFT([.B296]; 21); 2)" office:value-type="string" office:string-value="55" calcext:value-type="string">
            <text:p>55</text:p>
          </table:table-cell>
          <table:table-cell table:formula="of:=RIGHT(LEFT([.B296]; 23); 2)" office:value-type="string" office:string-value="AA" calcext:value-type="string">
            <text:p>AA</text:p>
          </table:table-cell>
          <table:table-cell table:formula="of:=RIGHT(LEFT([.B296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59.50,B115ECC60D010700BAAC</text:p>
          </table:table-cell>
          <table:table-cell table:formula="of:=VALUE(LEFT([.B297]; 5))" office:value-type="float" office:value="-59.5" calcext:value-type="float">
            <text:p>-59.5000</text:p>
          </table:table-cell>
          <table:table-cell table:formula="of:=IF([.C297]&gt;-30; &quot;HUB&quot;; &quot;DEVICE&quot;)" office:value-type="string" office:string-value="DEVICE" calcext:value-type="string">
            <text:p>DEVICE</text:p>
          </table:table-cell>
          <table:table-cell table:formula="of:=RIGHT(LEFT([.B297]; 15); 8)" office:value-type="string" office:string-value="B115ECC6" calcext:value-type="string">
            <text:p>B115ECC6</text:p>
          </table:table-cell>
          <table:table-cell table:formula="of:=RIGHT(LEFT([.B297]; 17); 2)" office:value-type="string" office:string-value="0D" calcext:value-type="string">
            <text:p>0D</text:p>
          </table:table-cell>
          <table:table-cell table:formula="of:=RIGHT(LEFT([.B297]; 19); 2)" office:value-type="string" office:string-value="01" calcext:value-type="string">
            <text:p>01</text:p>
          </table:table-cell>
          <table:table-cell table:formula="of:=RIGHT(LEFT([.B297]; 21); 2)" office:value-type="string" office:string-value="07" calcext:value-type="string">
            <text:p>07</text:p>
          </table:table-cell>
          <table:table-cell table:formula="of:=RIGHT(LEFT([.B297]; 23); 2)" office:value-type="string" office:string-value="00" calcext:value-type="string">
            <text:p>00</text:p>
          </table:table-cell>
          <table:table-cell table:formula="of:=RIGHT(LEFT([.B297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2.50,004BFEDD0D0055AAAC11</text:p>
          </table:table-cell>
          <table:table-cell table:formula="of:=VALUE(LEFT([.B298]; 5))" office:value-type="float" office:value="-22.5" calcext:value-type="float">
            <text:p>-22.5000</text:p>
          </table:table-cell>
          <table:table-cell table:formula="of:=IF([.C298]&gt;-30; &quot;HUB&quot;; &quot;DEVICE&quot;)" office:value-type="string" office:string-value="HUB" calcext:value-type="string">
            <text:p>HUB</text:p>
          </table:table-cell>
          <table:table-cell table:formula="of:=RIGHT(LEFT([.B298]; 15); 8)" office:value-type="string" office:string-value="004BFEDD" calcext:value-type="string">
            <text:p>004BFEDD</text:p>
          </table:table-cell>
          <table:table-cell table:formula="of:=RIGHT(LEFT([.B298]; 17); 2)" office:value-type="string" office:string-value="0D" calcext:value-type="string">
            <text:p>0D</text:p>
          </table:table-cell>
          <table:table-cell table:formula="of:=RIGHT(LEFT([.B298]; 19); 2)" office:value-type="string" office:string-value="00" calcext:value-type="string">
            <text:p>00</text:p>
          </table:table-cell>
          <table:table-cell table:formula="of:=RIGHT(LEFT([.B298]; 21); 2)" office:value-type="string" office:string-value="55" calcext:value-type="string">
            <text:p>55</text:p>
          </table:table-cell>
          <table:table-cell table:formula="of:=RIGHT(LEFT([.B298]; 23); 2)" office:value-type="string" office:string-value="AA" calcext:value-type="string">
            <text:p>AA</text:p>
          </table:table-cell>
          <table:table-cell table:formula="of:=RIGHT(LEFT([.B298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49.50,004BFEDD0D0101004DFA</text:p>
          </table:table-cell>
          <table:table-cell table:formula="of:=VALUE(LEFT([.B299]; 5))" office:value-type="float" office:value="-49.5" calcext:value-type="float">
            <text:p>-49.5000</text:p>
          </table:table-cell>
          <table:table-cell table:formula="of:=IF([.C299]&gt;-30; &quot;HUB&quot;; &quot;DEVICE&quot;)" office:value-type="string" office:string-value="DEVICE" calcext:value-type="string">
            <text:p>DEVICE</text:p>
          </table:table-cell>
          <table:table-cell table:formula="of:=RIGHT(LEFT([.B299]; 15); 8)" office:value-type="string" office:string-value="004BFEDD" calcext:value-type="string">
            <text:p>004BFEDD</text:p>
          </table:table-cell>
          <table:table-cell table:formula="of:=RIGHT(LEFT([.B299]; 17); 2)" office:value-type="string" office:string-value="0D" calcext:value-type="string">
            <text:p>0D</text:p>
          </table:table-cell>
          <table:table-cell table:formula="of:=RIGHT(LEFT([.B299]; 19); 2)" office:value-type="string" office:string-value="01" calcext:value-type="string">
            <text:p>01</text:p>
          </table:table-cell>
          <table:table-cell table:formula="of:=RIGHT(LEFT([.B299]; 21); 2)" office:value-type="string" office:string-value="01" calcext:value-type="string">
            <text:p>01</text:p>
          </table:table-cell>
          <table:table-cell table:formula="of:=RIGHT(LEFT([.B299]; 23); 2)" office:value-type="string" office:string-value="00" calcext:value-type="string">
            <text:p>00</text:p>
          </table:table-cell>
          <table:table-cell table:formula="of:=RIGHT(LEFT([.B299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2.50,004BFF710D0055AA48FE</text:p>
          </table:table-cell>
          <table:table-cell table:formula="of:=VALUE(LEFT([.B300]; 5))" office:value-type="float" office:value="-22.5" calcext:value-type="float">
            <text:p>-22.5000</text:p>
          </table:table-cell>
          <table:table-cell table:formula="of:=IF([.C300]&gt;-30; &quot;HUB&quot;; &quot;DEVICE&quot;)" office:value-type="string" office:string-value="HUB" calcext:value-type="string">
            <text:p>HUB</text:p>
          </table:table-cell>
          <table:table-cell table:formula="of:=RIGHT(LEFT([.B300]; 15); 8)" office:value-type="string" office:string-value="004BFF71" calcext:value-type="string">
            <text:p>004BFF71</text:p>
          </table:table-cell>
          <table:table-cell table:formula="of:=RIGHT(LEFT([.B300]; 17); 2)" office:value-type="string" office:string-value="0D" calcext:value-type="string">
            <text:p>0D</text:p>
          </table:table-cell>
          <table:table-cell table:formula="of:=RIGHT(LEFT([.B300]; 19); 2)" office:value-type="string" office:string-value="00" calcext:value-type="string">
            <text:p>00</text:p>
          </table:table-cell>
          <table:table-cell table:formula="of:=RIGHT(LEFT([.B300]; 21); 2)" office:value-type="string" office:string-value="55" calcext:value-type="string">
            <text:p>55</text:p>
          </table:table-cell>
          <table:table-cell table:formula="of:=RIGHT(LEFT([.B300]; 23); 2)" office:value-type="string" office:string-value="AA" calcext:value-type="string">
            <text:p>AA</text:p>
          </table:table-cell>
          <table:table-cell table:formula="of:=RIGHT(LEFT([.B300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46.00,004BFF710D010101B934</text:p>
          </table:table-cell>
          <table:table-cell table:formula="of:=VALUE(LEFT([.B301]; 5))" office:value-type="float" office:value="-46" calcext:value-type="float">
            <text:p>-46.0000</text:p>
          </table:table-cell>
          <table:table-cell table:formula="of:=IF([.C301]&gt;-30; &quot;HUB&quot;; &quot;DEVICE&quot;)" office:value-type="string" office:string-value="DEVICE" calcext:value-type="string">
            <text:p>DEVICE</text:p>
          </table:table-cell>
          <table:table-cell table:formula="of:=RIGHT(LEFT([.B301]; 15); 8)" office:value-type="string" office:string-value="004BFF71" calcext:value-type="string">
            <text:p>004BFF71</text:p>
          </table:table-cell>
          <table:table-cell table:formula="of:=RIGHT(LEFT([.B301]; 17); 2)" office:value-type="string" office:string-value="0D" calcext:value-type="string">
            <text:p>0D</text:p>
          </table:table-cell>
          <table:table-cell table:formula="of:=RIGHT(LEFT([.B301]; 19); 2)" office:value-type="string" office:string-value="01" calcext:value-type="string">
            <text:p>01</text:p>
          </table:table-cell>
          <table:table-cell table:formula="of:=RIGHT(LEFT([.B301]; 21); 2)" office:value-type="string" office:string-value="01" calcext:value-type="string">
            <text:p>01</text:p>
          </table:table-cell>
          <table:table-cell table:formula="of:=RIGHT(LEFT([.B301]; 23); 2)" office:value-type="string" office:string-value="01" calcext:value-type="string">
            <text:p>01</text:p>
          </table:table-cell>
          <table:table-cell table:formula="of:=RIGHT(LEFT([.B301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2.50,B115BBEF0D0055AAE9FC</text:p>
          </table:table-cell>
          <table:table-cell table:formula="of:=VALUE(LEFT([.B302]; 5))" office:value-type="float" office:value="-22.5" calcext:value-type="float">
            <text:p>-22.5000</text:p>
          </table:table-cell>
          <table:table-cell table:formula="of:=IF([.C302]&gt;-30; &quot;HUB&quot;; &quot;DEVICE&quot;)" office:value-type="string" office:string-value="HUB" calcext:value-type="string">
            <text:p>HUB</text:p>
          </table:table-cell>
          <table:table-cell table:formula="of:=RIGHT(LEFT([.B302]; 15); 8)" office:value-type="string" office:string-value="B115BBEF" calcext:value-type="string">
            <text:p>B115BBEF</text:p>
          </table:table-cell>
          <table:table-cell table:formula="of:=RIGHT(LEFT([.B302]; 17); 2)" office:value-type="string" office:string-value="0D" calcext:value-type="string">
            <text:p>0D</text:p>
          </table:table-cell>
          <table:table-cell table:formula="of:=RIGHT(LEFT([.B302]; 19); 2)" office:value-type="string" office:string-value="00" calcext:value-type="string">
            <text:p>00</text:p>
          </table:table-cell>
          <table:table-cell table:formula="of:=RIGHT(LEFT([.B302]; 21); 2)" office:value-type="string" office:string-value="55" calcext:value-type="string">
            <text:p>55</text:p>
          </table:table-cell>
          <table:table-cell table:formula="of:=RIGHT(LEFT([.B302]; 23); 2)" office:value-type="string" office:string-value="AA" calcext:value-type="string">
            <text:p>AA</text:p>
          </table:table-cell>
          <table:table-cell table:formula="of:=RIGHT(LEFT([.B302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22.50,B115ECD60D0055AAF5BB</text:p>
          </table:table-cell>
          <table:table-cell table:formula="of:=VALUE(LEFT([.B303]; 5))" office:value-type="float" office:value="-22.5" calcext:value-type="float">
            <text:p>-22.5000</text:p>
          </table:table-cell>
          <table:table-cell table:formula="of:=IF([.C303]&gt;-30; &quot;HUB&quot;; &quot;DEVICE&quot;)" office:value-type="string" office:string-value="HUB" calcext:value-type="string">
            <text:p>HUB</text:p>
          </table:table-cell>
          <table:table-cell table:formula="of:=RIGHT(LEFT([.B303]; 15); 8)" office:value-type="string" office:string-value="B115ECD6" calcext:value-type="string">
            <text:p>B115ECD6</text:p>
          </table:table-cell>
          <table:table-cell table:formula="of:=RIGHT(LEFT([.B303]; 17); 2)" office:value-type="string" office:string-value="0D" calcext:value-type="string">
            <text:p>0D</text:p>
          </table:table-cell>
          <table:table-cell table:formula="of:=RIGHT(LEFT([.B303]; 19); 2)" office:value-type="string" office:string-value="00" calcext:value-type="string">
            <text:p>00</text:p>
          </table:table-cell>
          <table:table-cell table:formula="of:=RIGHT(LEFT([.B303]; 21); 2)" office:value-type="string" office:string-value="55" calcext:value-type="string">
            <text:p>55</text:p>
          </table:table-cell>
          <table:table-cell table:formula="of:=RIGHT(LEFT([.B303]; 23); 2)" office:value-type="string" office:string-value="AA" calcext:value-type="string">
            <text:p>AA</text:p>
          </table:table-cell>
          <table:table-cell table:formula="of:=RIGHT(LEFT([.B303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6.50,B115ECD60D010701AED7</text:p>
          </table:table-cell>
          <table:table-cell table:formula="of:=VALUE(LEFT([.B304]; 5))" office:value-type="float" office:value="-56.5" calcext:value-type="float">
            <text:p>-56.5000</text:p>
          </table:table-cell>
          <table:table-cell table:formula="of:=IF([.C304]&gt;-30; &quot;HUB&quot;; &quot;DEVICE&quot;)" office:value-type="string" office:string-value="DEVICE" calcext:value-type="string">
            <text:p>DEVICE</text:p>
          </table:table-cell>
          <table:table-cell table:formula="of:=RIGHT(LEFT([.B304]; 15); 8)" office:value-type="string" office:string-value="B115ECD6" calcext:value-type="string">
            <text:p>B115ECD6</text:p>
          </table:table-cell>
          <table:table-cell table:formula="of:=RIGHT(LEFT([.B304]; 17); 2)" office:value-type="string" office:string-value="0D" calcext:value-type="string">
            <text:p>0D</text:p>
          </table:table-cell>
          <table:table-cell table:formula="of:=RIGHT(LEFT([.B304]; 19); 2)" office:value-type="string" office:string-value="01" calcext:value-type="string">
            <text:p>01</text:p>
          </table:table-cell>
          <table:table-cell table:formula="of:=RIGHT(LEFT([.B304]; 21); 2)" office:value-type="string" office:string-value="07" calcext:value-type="string">
            <text:p>07</text:p>
          </table:table-cell>
          <table:table-cell table:formula="of:=RIGHT(LEFT([.B304]; 23); 2)" office:value-type="string" office:string-value="01" calcext:value-type="string">
            <text:p>01</text:p>
          </table:table-cell>
          <table:table-cell table:formula="of:=RIGHT(LEFT([.B304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3.00,B115EDDF0D0055AA1867</text:p>
          </table:table-cell>
          <table:table-cell table:formula="of:=VALUE(LEFT([.B305]; 5))" office:value-type="float" office:value="-23" calcext:value-type="float">
            <text:p>-23.0000</text:p>
          </table:table-cell>
          <table:table-cell table:formula="of:=IF([.C305]&gt;-30; &quot;HUB&quot;; &quot;DEVICE&quot;)" office:value-type="string" office:string-value="HUB" calcext:value-type="string">
            <text:p>HUB</text:p>
          </table:table-cell>
          <table:table-cell table:formula="of:=RIGHT(LEFT([.B305]; 15); 8)" office:value-type="string" office:string-value="B115EDDF" calcext:value-type="string">
            <text:p>B115EDDF</text:p>
          </table:table-cell>
          <table:table-cell table:formula="of:=RIGHT(LEFT([.B305]; 17); 2)" office:value-type="string" office:string-value="0D" calcext:value-type="string">
            <text:p>0D</text:p>
          </table:table-cell>
          <table:table-cell table:formula="of:=RIGHT(LEFT([.B305]; 19); 2)" office:value-type="string" office:string-value="00" calcext:value-type="string">
            <text:p>00</text:p>
          </table:table-cell>
          <table:table-cell table:formula="of:=RIGHT(LEFT([.B305]; 21); 2)" office:value-type="string" office:string-value="55" calcext:value-type="string">
            <text:p>55</text:p>
          </table:table-cell>
          <table:table-cell table:formula="of:=RIGHT(LEFT([.B305]; 23); 2)" office:value-type="string" office:string-value="AA" calcext:value-type="string">
            <text:p>AA</text:p>
          </table:table-cell>
          <table:table-cell table:formula="of:=RIGHT(LEFT([.B305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66.50,B115EDDF0D010701430B</text:p>
          </table:table-cell>
          <table:table-cell table:formula="of:=VALUE(LEFT([.B306]; 5))" office:value-type="float" office:value="-66.5" calcext:value-type="float">
            <text:p>-66.5000</text:p>
          </table:table-cell>
          <table:table-cell table:formula="of:=IF([.C306]&gt;-30; &quot;HUB&quot;; &quot;DEVICE&quot;)" office:value-type="string" office:string-value="DEVICE" calcext:value-type="string">
            <text:p>DEVICE</text:p>
          </table:table-cell>
          <table:table-cell table:formula="of:=RIGHT(LEFT([.B306]; 15); 8)" office:value-type="string" office:string-value="B115EDDF" calcext:value-type="string">
            <text:p>B115EDDF</text:p>
          </table:table-cell>
          <table:table-cell table:formula="of:=RIGHT(LEFT([.B306]; 17); 2)" office:value-type="string" office:string-value="0D" calcext:value-type="string">
            <text:p>0D</text:p>
          </table:table-cell>
          <table:table-cell table:formula="of:=RIGHT(LEFT([.B306]; 19); 2)" office:value-type="string" office:string-value="01" calcext:value-type="string">
            <text:p>01</text:p>
          </table:table-cell>
          <table:table-cell table:formula="of:=RIGHT(LEFT([.B306]; 21); 2)" office:value-type="string" office:string-value="07" calcext:value-type="string">
            <text:p>07</text:p>
          </table:table-cell>
          <table:table-cell table:formula="of:=RIGHT(LEFT([.B306]; 23); 2)" office:value-type="string" office:string-value="01" calcext:value-type="string">
            <text:p>01</text:p>
          </table:table-cell>
          <table:table-cell table:formula="of:=RIGHT(LEFT([.B306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3.00,B11335B50D0055AA4FC6</text:p>
          </table:table-cell>
          <table:table-cell table:formula="of:=VALUE(LEFT([.B307]; 5))" office:value-type="float" office:value="-23" calcext:value-type="float">
            <text:p>-23.0000</text:p>
          </table:table-cell>
          <table:table-cell table:formula="of:=IF([.C307]&gt;-30; &quot;HUB&quot;; &quot;DEVICE&quot;)" office:value-type="string" office:string-value="HUB" calcext:value-type="string">
            <text:p>HUB</text:p>
          </table:table-cell>
          <table:table-cell table:formula="of:=RIGHT(LEFT([.B307]; 15); 8)" office:value-type="string" office:string-value="B11335B5" calcext:value-type="string">
            <text:p>B11335B5</text:p>
          </table:table-cell>
          <table:table-cell table:formula="of:=RIGHT(LEFT([.B307]; 17); 2)" office:value-type="string" office:string-value="0D" calcext:value-type="string">
            <text:p>0D</text:p>
          </table:table-cell>
          <table:table-cell table:formula="of:=RIGHT(LEFT([.B307]; 19); 2)" office:value-type="string" office:string-value="00" calcext:value-type="string">
            <text:p>00</text:p>
          </table:table-cell>
          <table:table-cell table:formula="of:=RIGHT(LEFT([.B307]; 21); 2)" office:value-type="string" office:string-value="55" calcext:value-type="string">
            <text:p>55</text:p>
          </table:table-cell>
          <table:table-cell table:formula="of:=RIGHT(LEFT([.B307]; 23); 2)" office:value-type="string" office:string-value="AA" calcext:value-type="string">
            <text:p>AA</text:p>
          </table:table-cell>
          <table:table-cell table:formula="of:=RIGHT(LEFT([.B307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7.50,B11335B50D010700048B</text:p>
          </table:table-cell>
          <table:table-cell table:formula="of:=VALUE(LEFT([.B308]; 5))" office:value-type="float" office:value="-57.5" calcext:value-type="float">
            <text:p>-57.5000</text:p>
          </table:table-cell>
          <table:table-cell table:formula="of:=IF([.C308]&gt;-30; &quot;HUB&quot;; &quot;DEVICE&quot;)" office:value-type="string" office:string-value="DEVICE" calcext:value-type="string">
            <text:p>DEVICE</text:p>
          </table:table-cell>
          <table:table-cell table:formula="of:=RIGHT(LEFT([.B308]; 15); 8)" office:value-type="string" office:string-value="B11335B5" calcext:value-type="string">
            <text:p>B11335B5</text:p>
          </table:table-cell>
          <table:table-cell table:formula="of:=RIGHT(LEFT([.B308]; 17); 2)" office:value-type="string" office:string-value="0D" calcext:value-type="string">
            <text:p>0D</text:p>
          </table:table-cell>
          <table:table-cell table:formula="of:=RIGHT(LEFT([.B308]; 19); 2)" office:value-type="string" office:string-value="01" calcext:value-type="string">
            <text:p>01</text:p>
          </table:table-cell>
          <table:table-cell table:formula="of:=RIGHT(LEFT([.B308]; 21); 2)" office:value-type="string" office:string-value="07" calcext:value-type="string">
            <text:p>07</text:p>
          </table:table-cell>
          <table:table-cell table:formula="of:=RIGHT(LEFT([.B308]; 23); 2)" office:value-type="string" office:string-value="00" calcext:value-type="string">
            <text:p>00</text:p>
          </table:table-cell>
          <table:table-cell table:formula="of:=RIGHT(LEFT([.B308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2.50,B115ECC60D0055AAF1E1</text:p>
          </table:table-cell>
          <table:table-cell table:formula="of:=VALUE(LEFT([.B309]; 5))" office:value-type="float" office:value="-22.5" calcext:value-type="float">
            <text:p>-22.5000</text:p>
          </table:table-cell>
          <table:table-cell table:formula="of:=IF([.C309]&gt;-30; &quot;HUB&quot;; &quot;DEVICE&quot;)" office:value-type="string" office:string-value="HUB" calcext:value-type="string">
            <text:p>HUB</text:p>
          </table:table-cell>
          <table:table-cell table:formula="of:=RIGHT(LEFT([.B309]; 15); 8)" office:value-type="string" office:string-value="B115ECC6" calcext:value-type="string">
            <text:p>B115ECC6</text:p>
          </table:table-cell>
          <table:table-cell table:formula="of:=RIGHT(LEFT([.B309]; 17); 2)" office:value-type="string" office:string-value="0D" calcext:value-type="string">
            <text:p>0D</text:p>
          </table:table-cell>
          <table:table-cell table:formula="of:=RIGHT(LEFT([.B309]; 19); 2)" office:value-type="string" office:string-value="00" calcext:value-type="string">
            <text:p>00</text:p>
          </table:table-cell>
          <table:table-cell table:formula="of:=RIGHT(LEFT([.B309]; 21); 2)" office:value-type="string" office:string-value="55" calcext:value-type="string">
            <text:p>55</text:p>
          </table:table-cell>
          <table:table-cell table:formula="of:=RIGHT(LEFT([.B309]; 23); 2)" office:value-type="string" office:string-value="AA" calcext:value-type="string">
            <text:p>AA</text:p>
          </table:table-cell>
          <table:table-cell table:formula="of:=RIGHT(LEFT([.B309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59.50,B115ECC60D010700BAAC</text:p>
          </table:table-cell>
          <table:table-cell table:formula="of:=VALUE(LEFT([.B310]; 5))" office:value-type="float" office:value="-59.5" calcext:value-type="float">
            <text:p>-59.5000</text:p>
          </table:table-cell>
          <table:table-cell table:formula="of:=IF([.C310]&gt;-30; &quot;HUB&quot;; &quot;DEVICE&quot;)" office:value-type="string" office:string-value="DEVICE" calcext:value-type="string">
            <text:p>DEVICE</text:p>
          </table:table-cell>
          <table:table-cell table:formula="of:=RIGHT(LEFT([.B310]; 15); 8)" office:value-type="string" office:string-value="B115ECC6" calcext:value-type="string">
            <text:p>B115ECC6</text:p>
          </table:table-cell>
          <table:table-cell table:formula="of:=RIGHT(LEFT([.B310]; 17); 2)" office:value-type="string" office:string-value="0D" calcext:value-type="string">
            <text:p>0D</text:p>
          </table:table-cell>
          <table:table-cell table:formula="of:=RIGHT(LEFT([.B310]; 19); 2)" office:value-type="string" office:string-value="01" calcext:value-type="string">
            <text:p>01</text:p>
          </table:table-cell>
          <table:table-cell table:formula="of:=RIGHT(LEFT([.B310]; 21); 2)" office:value-type="string" office:string-value="07" calcext:value-type="string">
            <text:p>07</text:p>
          </table:table-cell>
          <table:table-cell table:formula="of:=RIGHT(LEFT([.B310]; 23); 2)" office:value-type="string" office:string-value="00" calcext:value-type="string">
            <text:p>00</text:p>
          </table:table-cell>
          <table:table-cell table:formula="of:=RIGHT(LEFT([.B310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2.50,004BFEDD0D0055AAAC11</text:p>
          </table:table-cell>
          <table:table-cell table:formula="of:=VALUE(LEFT([.B311]; 5))" office:value-type="float" office:value="-22.5" calcext:value-type="float">
            <text:p>-22.5000</text:p>
          </table:table-cell>
          <table:table-cell table:formula="of:=IF([.C311]&gt;-30; &quot;HUB&quot;; &quot;DEVICE&quot;)" office:value-type="string" office:string-value="HUB" calcext:value-type="string">
            <text:p>HUB</text:p>
          </table:table-cell>
          <table:table-cell table:formula="of:=RIGHT(LEFT([.B311]; 15); 8)" office:value-type="string" office:string-value="004BFEDD" calcext:value-type="string">
            <text:p>004BFEDD</text:p>
          </table:table-cell>
          <table:table-cell table:formula="of:=RIGHT(LEFT([.B311]; 17); 2)" office:value-type="string" office:string-value="0D" calcext:value-type="string">
            <text:p>0D</text:p>
          </table:table-cell>
          <table:table-cell table:formula="of:=RIGHT(LEFT([.B311]; 19); 2)" office:value-type="string" office:string-value="00" calcext:value-type="string">
            <text:p>00</text:p>
          </table:table-cell>
          <table:table-cell table:formula="of:=RIGHT(LEFT([.B311]; 21); 2)" office:value-type="string" office:string-value="55" calcext:value-type="string">
            <text:p>55</text:p>
          </table:table-cell>
          <table:table-cell table:formula="of:=RIGHT(LEFT([.B311]; 23); 2)" office:value-type="string" office:string-value="AA" calcext:value-type="string">
            <text:p>AA</text:p>
          </table:table-cell>
          <table:table-cell table:formula="of:=RIGHT(LEFT([.B311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49.50,004BFEDD0D0101004DFA</text:p>
          </table:table-cell>
          <table:table-cell table:formula="of:=VALUE(LEFT([.B312]; 5))" office:value-type="float" office:value="-49.5" calcext:value-type="float">
            <text:p>-49.5000</text:p>
          </table:table-cell>
          <table:table-cell table:formula="of:=IF([.C312]&gt;-30; &quot;HUB&quot;; &quot;DEVICE&quot;)" office:value-type="string" office:string-value="DEVICE" calcext:value-type="string">
            <text:p>DEVICE</text:p>
          </table:table-cell>
          <table:table-cell table:formula="of:=RIGHT(LEFT([.B312]; 15); 8)" office:value-type="string" office:string-value="004BFEDD" calcext:value-type="string">
            <text:p>004BFEDD</text:p>
          </table:table-cell>
          <table:table-cell table:formula="of:=RIGHT(LEFT([.B312]; 17); 2)" office:value-type="string" office:string-value="0D" calcext:value-type="string">
            <text:p>0D</text:p>
          </table:table-cell>
          <table:table-cell table:formula="of:=RIGHT(LEFT([.B312]; 19); 2)" office:value-type="string" office:string-value="01" calcext:value-type="string">
            <text:p>01</text:p>
          </table:table-cell>
          <table:table-cell table:formula="of:=RIGHT(LEFT([.B312]; 21); 2)" office:value-type="string" office:string-value="01" calcext:value-type="string">
            <text:p>01</text:p>
          </table:table-cell>
          <table:table-cell table:formula="of:=RIGHT(LEFT([.B312]; 23); 2)" office:value-type="string" office:string-value="00" calcext:value-type="string">
            <text:p>00</text:p>
          </table:table-cell>
          <table:table-cell table:formula="of:=RIGHT(LEFT([.B312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3.00,004BFF710D0055AA48FE</text:p>
          </table:table-cell>
          <table:table-cell table:formula="of:=VALUE(LEFT([.B313]; 5))" office:value-type="float" office:value="-23" calcext:value-type="float">
            <text:p>-23.0000</text:p>
          </table:table-cell>
          <table:table-cell table:formula="of:=IF([.C313]&gt;-30; &quot;HUB&quot;; &quot;DEVICE&quot;)" office:value-type="string" office:string-value="HUB" calcext:value-type="string">
            <text:p>HUB</text:p>
          </table:table-cell>
          <table:table-cell table:formula="of:=RIGHT(LEFT([.B313]; 15); 8)" office:value-type="string" office:string-value="004BFF71" calcext:value-type="string">
            <text:p>004BFF71</text:p>
          </table:table-cell>
          <table:table-cell table:formula="of:=RIGHT(LEFT([.B313]; 17); 2)" office:value-type="string" office:string-value="0D" calcext:value-type="string">
            <text:p>0D</text:p>
          </table:table-cell>
          <table:table-cell table:formula="of:=RIGHT(LEFT([.B313]; 19); 2)" office:value-type="string" office:string-value="00" calcext:value-type="string">
            <text:p>00</text:p>
          </table:table-cell>
          <table:table-cell table:formula="of:=RIGHT(LEFT([.B313]; 21); 2)" office:value-type="string" office:string-value="55" calcext:value-type="string">
            <text:p>55</text:p>
          </table:table-cell>
          <table:table-cell table:formula="of:=RIGHT(LEFT([.B313]; 23); 2)" office:value-type="string" office:string-value="AA" calcext:value-type="string">
            <text:p>AA</text:p>
          </table:table-cell>
          <table:table-cell table:formula="of:=RIGHT(LEFT([.B313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62.00,004BFF710D010101B934</text:p>
          </table:table-cell>
          <table:table-cell table:formula="of:=VALUE(LEFT([.B314]; 5))" office:value-type="float" office:value="-62" calcext:value-type="float">
            <text:p>-62.0000</text:p>
          </table:table-cell>
          <table:table-cell table:formula="of:=IF([.C314]&gt;-30; &quot;HUB&quot;; &quot;DEVICE&quot;)" office:value-type="string" office:string-value="DEVICE" calcext:value-type="string">
            <text:p>DEVICE</text:p>
          </table:table-cell>
          <table:table-cell table:formula="of:=RIGHT(LEFT([.B314]; 15); 8)" office:value-type="string" office:string-value="004BFF71" calcext:value-type="string">
            <text:p>004BFF71</text:p>
          </table:table-cell>
          <table:table-cell table:formula="of:=RIGHT(LEFT([.B314]; 17); 2)" office:value-type="string" office:string-value="0D" calcext:value-type="string">
            <text:p>0D</text:p>
          </table:table-cell>
          <table:table-cell table:formula="of:=RIGHT(LEFT([.B314]; 19); 2)" office:value-type="string" office:string-value="01" calcext:value-type="string">
            <text:p>01</text:p>
          </table:table-cell>
          <table:table-cell table:formula="of:=RIGHT(LEFT([.B314]; 21); 2)" office:value-type="string" office:string-value="01" calcext:value-type="string">
            <text:p>01</text:p>
          </table:table-cell>
          <table:table-cell table:formula="of:=RIGHT(LEFT([.B314]; 23); 2)" office:value-type="string" office:string-value="01" calcext:value-type="string">
            <text:p>01</text:p>
          </table:table-cell>
          <table:table-cell table:formula="of:=RIGHT(LEFT([.B314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2.50,B115BBEF0D0055AAE9FC</text:p>
          </table:table-cell>
          <table:table-cell table:formula="of:=VALUE(LEFT([.B315]; 5))" office:value-type="float" office:value="-22.5" calcext:value-type="float">
            <text:p>-22.5000</text:p>
          </table:table-cell>
          <table:table-cell table:formula="of:=IF([.C315]&gt;-30; &quot;HUB&quot;; &quot;DEVICE&quot;)" office:value-type="string" office:string-value="HUB" calcext:value-type="string">
            <text:p>HUB</text:p>
          </table:table-cell>
          <table:table-cell table:formula="of:=RIGHT(LEFT([.B315]; 15); 8)" office:value-type="string" office:string-value="B115BBEF" calcext:value-type="string">
            <text:p>B115BBEF</text:p>
          </table:table-cell>
          <table:table-cell table:formula="of:=RIGHT(LEFT([.B315]; 17); 2)" office:value-type="string" office:string-value="0D" calcext:value-type="string">
            <text:p>0D</text:p>
          </table:table-cell>
          <table:table-cell table:formula="of:=RIGHT(LEFT([.B315]; 19); 2)" office:value-type="string" office:string-value="00" calcext:value-type="string">
            <text:p>00</text:p>
          </table:table-cell>
          <table:table-cell table:formula="of:=RIGHT(LEFT([.B315]; 21); 2)" office:value-type="string" office:string-value="55" calcext:value-type="string">
            <text:p>55</text:p>
          </table:table-cell>
          <table:table-cell table:formula="of:=RIGHT(LEFT([.B315]; 23); 2)" office:value-type="string" office:string-value="AA" calcext:value-type="string">
            <text:p>AA</text:p>
          </table:table-cell>
          <table:table-cell table:formula="of:=RIGHT(LEFT([.B315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76.50,B115BBEF0D010700A2B1</text:p>
          </table:table-cell>
          <table:table-cell table:formula="of:=VALUE(LEFT([.B316]; 5))" office:value-type="float" office:value="-76.5" calcext:value-type="float">
            <text:p>-76.5000</text:p>
          </table:table-cell>
          <table:table-cell table:formula="of:=IF([.C316]&gt;-30; &quot;HUB&quot;; &quot;DEVICE&quot;)" office:value-type="string" office:string-value="DEVICE" calcext:value-type="string">
            <text:p>DEVICE</text:p>
          </table:table-cell>
          <table:table-cell table:formula="of:=RIGHT(LEFT([.B316]; 15); 8)" office:value-type="string" office:string-value="B115BBEF" calcext:value-type="string">
            <text:p>B115BBEF</text:p>
          </table:table-cell>
          <table:table-cell table:formula="of:=RIGHT(LEFT([.B316]; 17); 2)" office:value-type="string" office:string-value="0D" calcext:value-type="string">
            <text:p>0D</text:p>
          </table:table-cell>
          <table:table-cell table:formula="of:=RIGHT(LEFT([.B316]; 19); 2)" office:value-type="string" office:string-value="01" calcext:value-type="string">
            <text:p>01</text:p>
          </table:table-cell>
          <table:table-cell table:formula="of:=RIGHT(LEFT([.B316]; 21); 2)" office:value-type="string" office:string-value="07" calcext:value-type="string">
            <text:p>07</text:p>
          </table:table-cell>
          <table:table-cell table:formula="of:=RIGHT(LEFT([.B316]; 23); 2)" office:value-type="string" office:string-value="00" calcext:value-type="string">
            <text:p>00</text:p>
          </table:table-cell>
          <table:table-cell table:formula="of:=RIGHT(LEFT([.B316]; 27); 4)" office:value-type="string" office:string-value="A2B1" calcext:value-type="string">
            <text:p>A2B1</text:p>
          </table:table-cell>
        </table:table-row>
        <table:table-row table:style-name="ro1">
          <table:table-cell/>
          <table:table-cell office:value-type="string" calcext:value-type="string">
            <text:p>-22.50,B115ECD60D0055AAF5BB</text:p>
          </table:table-cell>
          <table:table-cell table:formula="of:=VALUE(LEFT([.B317]; 5))" office:value-type="float" office:value="-22.5" calcext:value-type="float">
            <text:p>-22.5000</text:p>
          </table:table-cell>
          <table:table-cell table:formula="of:=IF([.C317]&gt;-30; &quot;HUB&quot;; &quot;DEVICE&quot;)" office:value-type="string" office:string-value="HUB" calcext:value-type="string">
            <text:p>HUB</text:p>
          </table:table-cell>
          <table:table-cell table:formula="of:=RIGHT(LEFT([.B317]; 15); 8)" office:value-type="string" office:string-value="B115ECD6" calcext:value-type="string">
            <text:p>B115ECD6</text:p>
          </table:table-cell>
          <table:table-cell table:formula="of:=RIGHT(LEFT([.B317]; 17); 2)" office:value-type="string" office:string-value="0D" calcext:value-type="string">
            <text:p>0D</text:p>
          </table:table-cell>
          <table:table-cell table:formula="of:=RIGHT(LEFT([.B317]; 19); 2)" office:value-type="string" office:string-value="00" calcext:value-type="string">
            <text:p>00</text:p>
          </table:table-cell>
          <table:table-cell table:formula="of:=RIGHT(LEFT([.B317]; 21); 2)" office:value-type="string" office:string-value="55" calcext:value-type="string">
            <text:p>55</text:p>
          </table:table-cell>
          <table:table-cell table:formula="of:=RIGHT(LEFT([.B317]; 23); 2)" office:value-type="string" office:string-value="AA" calcext:value-type="string">
            <text:p>AA</text:p>
          </table:table-cell>
          <table:table-cell table:formula="of:=RIGHT(LEFT([.B317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6.00,B115ECD60D010701AED7</text:p>
          </table:table-cell>
          <table:table-cell table:formula="of:=VALUE(LEFT([.B318]; 5))" office:value-type="float" office:value="-56" calcext:value-type="float">
            <text:p>-56.0000</text:p>
          </table:table-cell>
          <table:table-cell table:formula="of:=IF([.C318]&gt;-30; &quot;HUB&quot;; &quot;DEVICE&quot;)" office:value-type="string" office:string-value="DEVICE" calcext:value-type="string">
            <text:p>DEVICE</text:p>
          </table:table-cell>
          <table:table-cell table:formula="of:=RIGHT(LEFT([.B318]; 15); 8)" office:value-type="string" office:string-value="B115ECD6" calcext:value-type="string">
            <text:p>B115ECD6</text:p>
          </table:table-cell>
          <table:table-cell table:formula="of:=RIGHT(LEFT([.B318]; 17); 2)" office:value-type="string" office:string-value="0D" calcext:value-type="string">
            <text:p>0D</text:p>
          </table:table-cell>
          <table:table-cell table:formula="of:=RIGHT(LEFT([.B318]; 19); 2)" office:value-type="string" office:string-value="01" calcext:value-type="string">
            <text:p>01</text:p>
          </table:table-cell>
          <table:table-cell table:formula="of:=RIGHT(LEFT([.B318]; 21); 2)" office:value-type="string" office:string-value="07" calcext:value-type="string">
            <text:p>07</text:p>
          </table:table-cell>
          <table:table-cell table:formula="of:=RIGHT(LEFT([.B318]; 23); 2)" office:value-type="string" office:string-value="01" calcext:value-type="string">
            <text:p>01</text:p>
          </table:table-cell>
          <table:table-cell table:formula="of:=RIGHT(LEFT([.B318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2.50,B115EDDF0D0055AA1867</text:p>
          </table:table-cell>
          <table:table-cell table:formula="of:=VALUE(LEFT([.B319]; 5))" office:value-type="float" office:value="-22.5" calcext:value-type="float">
            <text:p>-22.5000</text:p>
          </table:table-cell>
          <table:table-cell table:formula="of:=IF([.C319]&gt;-30; &quot;HUB&quot;; &quot;DEVICE&quot;)" office:value-type="string" office:string-value="HUB" calcext:value-type="string">
            <text:p>HUB</text:p>
          </table:table-cell>
          <table:table-cell table:formula="of:=RIGHT(LEFT([.B319]; 15); 8)" office:value-type="string" office:string-value="B115EDDF" calcext:value-type="string">
            <text:p>B115EDDF</text:p>
          </table:table-cell>
          <table:table-cell table:formula="of:=RIGHT(LEFT([.B319]; 17); 2)" office:value-type="string" office:string-value="0D" calcext:value-type="string">
            <text:p>0D</text:p>
          </table:table-cell>
          <table:table-cell table:formula="of:=RIGHT(LEFT([.B319]; 19); 2)" office:value-type="string" office:string-value="00" calcext:value-type="string">
            <text:p>00</text:p>
          </table:table-cell>
          <table:table-cell table:formula="of:=RIGHT(LEFT([.B319]; 21); 2)" office:value-type="string" office:string-value="55" calcext:value-type="string">
            <text:p>55</text:p>
          </table:table-cell>
          <table:table-cell table:formula="of:=RIGHT(LEFT([.B319]; 23); 2)" office:value-type="string" office:string-value="AA" calcext:value-type="string">
            <text:p>AA</text:p>
          </table:table-cell>
          <table:table-cell table:formula="of:=RIGHT(LEFT([.B319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60.50,B115EDDF0D010701430B</text:p>
          </table:table-cell>
          <table:table-cell table:formula="of:=VALUE(LEFT([.B320]; 5))" office:value-type="float" office:value="-60.5" calcext:value-type="float">
            <text:p>-60.5000</text:p>
          </table:table-cell>
          <table:table-cell table:formula="of:=IF([.C320]&gt;-30; &quot;HUB&quot;; &quot;DEVICE&quot;)" office:value-type="string" office:string-value="DEVICE" calcext:value-type="string">
            <text:p>DEVICE</text:p>
          </table:table-cell>
          <table:table-cell table:formula="of:=RIGHT(LEFT([.B320]; 15); 8)" office:value-type="string" office:string-value="B115EDDF" calcext:value-type="string">
            <text:p>B115EDDF</text:p>
          </table:table-cell>
          <table:table-cell table:formula="of:=RIGHT(LEFT([.B320]; 17); 2)" office:value-type="string" office:string-value="0D" calcext:value-type="string">
            <text:p>0D</text:p>
          </table:table-cell>
          <table:table-cell table:formula="of:=RIGHT(LEFT([.B320]; 19); 2)" office:value-type="string" office:string-value="01" calcext:value-type="string">
            <text:p>01</text:p>
          </table:table-cell>
          <table:table-cell table:formula="of:=RIGHT(LEFT([.B320]; 21); 2)" office:value-type="string" office:string-value="07" calcext:value-type="string">
            <text:p>07</text:p>
          </table:table-cell>
          <table:table-cell table:formula="of:=RIGHT(LEFT([.B320]; 23); 2)" office:value-type="string" office:string-value="01" calcext:value-type="string">
            <text:p>01</text:p>
          </table:table-cell>
          <table:table-cell table:formula="of:=RIGHT(LEFT([.B320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2.50,B11335B50D0055AA4FC6</text:p>
          </table:table-cell>
          <table:table-cell table:formula="of:=VALUE(LEFT([.B321]; 5))" office:value-type="float" office:value="-22.5" calcext:value-type="float">
            <text:p>-22.5000</text:p>
          </table:table-cell>
          <table:table-cell table:formula="of:=IF([.C321]&gt;-30; &quot;HUB&quot;; &quot;DEVICE&quot;)" office:value-type="string" office:string-value="HUB" calcext:value-type="string">
            <text:p>HUB</text:p>
          </table:table-cell>
          <table:table-cell table:formula="of:=RIGHT(LEFT([.B321]; 15); 8)" office:value-type="string" office:string-value="B11335B5" calcext:value-type="string">
            <text:p>B11335B5</text:p>
          </table:table-cell>
          <table:table-cell table:formula="of:=RIGHT(LEFT([.B321]; 17); 2)" office:value-type="string" office:string-value="0D" calcext:value-type="string">
            <text:p>0D</text:p>
          </table:table-cell>
          <table:table-cell table:formula="of:=RIGHT(LEFT([.B321]; 19); 2)" office:value-type="string" office:string-value="00" calcext:value-type="string">
            <text:p>00</text:p>
          </table:table-cell>
          <table:table-cell table:formula="of:=RIGHT(LEFT([.B321]; 21); 2)" office:value-type="string" office:string-value="55" calcext:value-type="string">
            <text:p>55</text:p>
          </table:table-cell>
          <table:table-cell table:formula="of:=RIGHT(LEFT([.B321]; 23); 2)" office:value-type="string" office:string-value="AA" calcext:value-type="string">
            <text:p>AA</text:p>
          </table:table-cell>
          <table:table-cell table:formula="of:=RIGHT(LEFT([.B321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9.00,B11335B50D010700048B</text:p>
          </table:table-cell>
          <table:table-cell table:formula="of:=VALUE(LEFT([.B322]; 5))" office:value-type="float" office:value="-59" calcext:value-type="float">
            <text:p>-59.0000</text:p>
          </table:table-cell>
          <table:table-cell table:formula="of:=IF([.C322]&gt;-30; &quot;HUB&quot;; &quot;DEVICE&quot;)" office:value-type="string" office:string-value="DEVICE" calcext:value-type="string">
            <text:p>DEVICE</text:p>
          </table:table-cell>
          <table:table-cell table:formula="of:=RIGHT(LEFT([.B322]; 15); 8)" office:value-type="string" office:string-value="B11335B5" calcext:value-type="string">
            <text:p>B11335B5</text:p>
          </table:table-cell>
          <table:table-cell table:formula="of:=RIGHT(LEFT([.B322]; 17); 2)" office:value-type="string" office:string-value="0D" calcext:value-type="string">
            <text:p>0D</text:p>
          </table:table-cell>
          <table:table-cell table:formula="of:=RIGHT(LEFT([.B322]; 19); 2)" office:value-type="string" office:string-value="01" calcext:value-type="string">
            <text:p>01</text:p>
          </table:table-cell>
          <table:table-cell table:formula="of:=RIGHT(LEFT([.B322]; 21); 2)" office:value-type="string" office:string-value="07" calcext:value-type="string">
            <text:p>07</text:p>
          </table:table-cell>
          <table:table-cell table:formula="of:=RIGHT(LEFT([.B322]; 23); 2)" office:value-type="string" office:string-value="00" calcext:value-type="string">
            <text:p>00</text:p>
          </table:table-cell>
          <table:table-cell table:formula="of:=RIGHT(LEFT([.B322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3.00,B115ECC60D0055AAF1E1</text:p>
          </table:table-cell>
          <table:table-cell table:formula="of:=VALUE(LEFT([.B323]; 5))" office:value-type="float" office:value="-23" calcext:value-type="float">
            <text:p>-23.0000</text:p>
          </table:table-cell>
          <table:table-cell table:formula="of:=IF([.C323]&gt;-30; &quot;HUB&quot;; &quot;DEVICE&quot;)" office:value-type="string" office:string-value="HUB" calcext:value-type="string">
            <text:p>HUB</text:p>
          </table:table-cell>
          <table:table-cell table:formula="of:=RIGHT(LEFT([.B323]; 15); 8)" office:value-type="string" office:string-value="B115ECC6" calcext:value-type="string">
            <text:p>B115ECC6</text:p>
          </table:table-cell>
          <table:table-cell table:formula="of:=RIGHT(LEFT([.B323]; 17); 2)" office:value-type="string" office:string-value="0D" calcext:value-type="string">
            <text:p>0D</text:p>
          </table:table-cell>
          <table:table-cell table:formula="of:=RIGHT(LEFT([.B323]; 19); 2)" office:value-type="string" office:string-value="00" calcext:value-type="string">
            <text:p>00</text:p>
          </table:table-cell>
          <table:table-cell table:formula="of:=RIGHT(LEFT([.B323]; 21); 2)" office:value-type="string" office:string-value="55" calcext:value-type="string">
            <text:p>55</text:p>
          </table:table-cell>
          <table:table-cell table:formula="of:=RIGHT(LEFT([.B323]; 23); 2)" office:value-type="string" office:string-value="AA" calcext:value-type="string">
            <text:p>AA</text:p>
          </table:table-cell>
          <table:table-cell table:formula="of:=RIGHT(LEFT([.B323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58.00,B115ECC60D010700BAAC</text:p>
          </table:table-cell>
          <table:table-cell table:formula="of:=VALUE(LEFT([.B324]; 5))" office:value-type="float" office:value="-58" calcext:value-type="float">
            <text:p>-58.0000</text:p>
          </table:table-cell>
          <table:table-cell table:formula="of:=IF([.C324]&gt;-30; &quot;HUB&quot;; &quot;DEVICE&quot;)" office:value-type="string" office:string-value="DEVICE" calcext:value-type="string">
            <text:p>DEVICE</text:p>
          </table:table-cell>
          <table:table-cell table:formula="of:=RIGHT(LEFT([.B324]; 15); 8)" office:value-type="string" office:string-value="B115ECC6" calcext:value-type="string">
            <text:p>B115ECC6</text:p>
          </table:table-cell>
          <table:table-cell table:formula="of:=RIGHT(LEFT([.B324]; 17); 2)" office:value-type="string" office:string-value="0D" calcext:value-type="string">
            <text:p>0D</text:p>
          </table:table-cell>
          <table:table-cell table:formula="of:=RIGHT(LEFT([.B324]; 19); 2)" office:value-type="string" office:string-value="01" calcext:value-type="string">
            <text:p>01</text:p>
          </table:table-cell>
          <table:table-cell table:formula="of:=RIGHT(LEFT([.B324]; 21); 2)" office:value-type="string" office:string-value="07" calcext:value-type="string">
            <text:p>07</text:p>
          </table:table-cell>
          <table:table-cell table:formula="of:=RIGHT(LEFT([.B324]; 23); 2)" office:value-type="string" office:string-value="00" calcext:value-type="string">
            <text:p>00</text:p>
          </table:table-cell>
          <table:table-cell table:formula="of:=RIGHT(LEFT([.B324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2.50,004BFEDD0D0055AAAC11</text:p>
          </table:table-cell>
          <table:table-cell table:formula="of:=VALUE(LEFT([.B325]; 5))" office:value-type="float" office:value="-22.5" calcext:value-type="float">
            <text:p>-22.5000</text:p>
          </table:table-cell>
          <table:table-cell table:formula="of:=IF([.C325]&gt;-30; &quot;HUB&quot;; &quot;DEVICE&quot;)" office:value-type="string" office:string-value="HUB" calcext:value-type="string">
            <text:p>HUB</text:p>
          </table:table-cell>
          <table:table-cell table:formula="of:=RIGHT(LEFT([.B325]; 15); 8)" office:value-type="string" office:string-value="004BFEDD" calcext:value-type="string">
            <text:p>004BFEDD</text:p>
          </table:table-cell>
          <table:table-cell table:formula="of:=RIGHT(LEFT([.B325]; 17); 2)" office:value-type="string" office:string-value="0D" calcext:value-type="string">
            <text:p>0D</text:p>
          </table:table-cell>
          <table:table-cell table:formula="of:=RIGHT(LEFT([.B325]; 19); 2)" office:value-type="string" office:string-value="00" calcext:value-type="string">
            <text:p>00</text:p>
          </table:table-cell>
          <table:table-cell table:formula="of:=RIGHT(LEFT([.B325]; 21); 2)" office:value-type="string" office:string-value="55" calcext:value-type="string">
            <text:p>55</text:p>
          </table:table-cell>
          <table:table-cell table:formula="of:=RIGHT(LEFT([.B325]; 23); 2)" office:value-type="string" office:string-value="AA" calcext:value-type="string">
            <text:p>AA</text:p>
          </table:table-cell>
          <table:table-cell table:formula="of:=RIGHT(LEFT([.B325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50.00,004BFEDD0D0101004DFA</text:p>
          </table:table-cell>
          <table:table-cell table:formula="of:=VALUE(LEFT([.B326]; 5))" office:value-type="float" office:value="-50" calcext:value-type="float">
            <text:p>-50.0000</text:p>
          </table:table-cell>
          <table:table-cell table:formula="of:=IF([.C326]&gt;-30; &quot;HUB&quot;; &quot;DEVICE&quot;)" office:value-type="string" office:string-value="DEVICE" calcext:value-type="string">
            <text:p>DEVICE</text:p>
          </table:table-cell>
          <table:table-cell table:formula="of:=RIGHT(LEFT([.B326]; 15); 8)" office:value-type="string" office:string-value="004BFEDD" calcext:value-type="string">
            <text:p>004BFEDD</text:p>
          </table:table-cell>
          <table:table-cell table:formula="of:=RIGHT(LEFT([.B326]; 17); 2)" office:value-type="string" office:string-value="0D" calcext:value-type="string">
            <text:p>0D</text:p>
          </table:table-cell>
          <table:table-cell table:formula="of:=RIGHT(LEFT([.B326]; 19); 2)" office:value-type="string" office:string-value="01" calcext:value-type="string">
            <text:p>01</text:p>
          </table:table-cell>
          <table:table-cell table:formula="of:=RIGHT(LEFT([.B326]; 21); 2)" office:value-type="string" office:string-value="01" calcext:value-type="string">
            <text:p>01</text:p>
          </table:table-cell>
          <table:table-cell table:formula="of:=RIGHT(LEFT([.B326]; 23); 2)" office:value-type="string" office:string-value="00" calcext:value-type="string">
            <text:p>00</text:p>
          </table:table-cell>
          <table:table-cell table:formula="of:=RIGHT(LEFT([.B326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2.00,004BFF710D0055AA48FE</text:p>
          </table:table-cell>
          <table:table-cell table:formula="of:=VALUE(LEFT([.B327]; 5))" office:value-type="float" office:value="-22" calcext:value-type="float">
            <text:p>-22.0000</text:p>
          </table:table-cell>
          <table:table-cell table:formula="of:=IF([.C327]&gt;-30; &quot;HUB&quot;; &quot;DEVICE&quot;)" office:value-type="string" office:string-value="HUB" calcext:value-type="string">
            <text:p>HUB</text:p>
          </table:table-cell>
          <table:table-cell table:formula="of:=RIGHT(LEFT([.B327]; 15); 8)" office:value-type="string" office:string-value="004BFF71" calcext:value-type="string">
            <text:p>004BFF71</text:p>
          </table:table-cell>
          <table:table-cell table:formula="of:=RIGHT(LEFT([.B327]; 17); 2)" office:value-type="string" office:string-value="0D" calcext:value-type="string">
            <text:p>0D</text:p>
          </table:table-cell>
          <table:table-cell table:formula="of:=RIGHT(LEFT([.B327]; 19); 2)" office:value-type="string" office:string-value="00" calcext:value-type="string">
            <text:p>00</text:p>
          </table:table-cell>
          <table:table-cell table:formula="of:=RIGHT(LEFT([.B327]; 21); 2)" office:value-type="string" office:string-value="55" calcext:value-type="string">
            <text:p>55</text:p>
          </table:table-cell>
          <table:table-cell table:formula="of:=RIGHT(LEFT([.B327]; 23); 2)" office:value-type="string" office:string-value="AA" calcext:value-type="string">
            <text:p>AA</text:p>
          </table:table-cell>
          <table:table-cell table:formula="of:=RIGHT(LEFT([.B327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49.50,004BFF710D010101B934</text:p>
          </table:table-cell>
          <table:table-cell table:formula="of:=VALUE(LEFT([.B328]; 5))" office:value-type="float" office:value="-49.5" calcext:value-type="float">
            <text:p>-49.5000</text:p>
          </table:table-cell>
          <table:table-cell table:formula="of:=IF([.C328]&gt;-30; &quot;HUB&quot;; &quot;DEVICE&quot;)" office:value-type="string" office:string-value="DEVICE" calcext:value-type="string">
            <text:p>DEVICE</text:p>
          </table:table-cell>
          <table:table-cell table:formula="of:=RIGHT(LEFT([.B328]; 15); 8)" office:value-type="string" office:string-value="004BFF71" calcext:value-type="string">
            <text:p>004BFF71</text:p>
          </table:table-cell>
          <table:table-cell table:formula="of:=RIGHT(LEFT([.B328]; 17); 2)" office:value-type="string" office:string-value="0D" calcext:value-type="string">
            <text:p>0D</text:p>
          </table:table-cell>
          <table:table-cell table:formula="of:=RIGHT(LEFT([.B328]; 19); 2)" office:value-type="string" office:string-value="01" calcext:value-type="string">
            <text:p>01</text:p>
          </table:table-cell>
          <table:table-cell table:formula="of:=RIGHT(LEFT([.B328]; 21); 2)" office:value-type="string" office:string-value="01" calcext:value-type="string">
            <text:p>01</text:p>
          </table:table-cell>
          <table:table-cell table:formula="of:=RIGHT(LEFT([.B328]; 23); 2)" office:value-type="string" office:string-value="01" calcext:value-type="string">
            <text:p>01</text:p>
          </table:table-cell>
          <table:table-cell table:formula="of:=RIGHT(LEFT([.B328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2.50,B115BBEF0D0055AAE9FC</text:p>
          </table:table-cell>
          <table:table-cell table:formula="of:=VALUE(LEFT([.B329]; 5))" office:value-type="float" office:value="-22.5" calcext:value-type="float">
            <text:p>-22.5000</text:p>
          </table:table-cell>
          <table:table-cell table:formula="of:=IF([.C329]&gt;-30; &quot;HUB&quot;; &quot;DEVICE&quot;)" office:value-type="string" office:string-value="HUB" calcext:value-type="string">
            <text:p>HUB</text:p>
          </table:table-cell>
          <table:table-cell table:formula="of:=RIGHT(LEFT([.B329]; 15); 8)" office:value-type="string" office:string-value="B115BBEF" calcext:value-type="string">
            <text:p>B115BBEF</text:p>
          </table:table-cell>
          <table:table-cell table:formula="of:=RIGHT(LEFT([.B329]; 17); 2)" office:value-type="string" office:string-value="0D" calcext:value-type="string">
            <text:p>0D</text:p>
          </table:table-cell>
          <table:table-cell table:formula="of:=RIGHT(LEFT([.B329]; 19); 2)" office:value-type="string" office:string-value="00" calcext:value-type="string">
            <text:p>00</text:p>
          </table:table-cell>
          <table:table-cell table:formula="of:=RIGHT(LEFT([.B329]; 21); 2)" office:value-type="string" office:string-value="55" calcext:value-type="string">
            <text:p>55</text:p>
          </table:table-cell>
          <table:table-cell table:formula="of:=RIGHT(LEFT([.B329]; 23); 2)" office:value-type="string" office:string-value="AA" calcext:value-type="string">
            <text:p>AA</text:p>
          </table:table-cell>
          <table:table-cell table:formula="of:=RIGHT(LEFT([.B329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78.00,B015BFEF0D010700A2B1</text:p>
          </table:table-cell>
          <table:table-cell table:formula="of:=VALUE(LEFT([.B330]; 5))" office:value-type="float" office:value="-78" calcext:value-type="float">
            <text:p>-78.0000</text:p>
          </table:table-cell>
          <table:table-cell table:formula="of:=IF([.C330]&gt;-30; &quot;HUB&quot;; &quot;DEVICE&quot;)" office:value-type="string" office:string-value="DEVICE" calcext:value-type="string">
            <text:p>DEVICE</text:p>
          </table:table-cell>
          <table:table-cell table:formula="of:=RIGHT(LEFT([.B330]; 15); 8)" office:value-type="string" office:string-value="B015BFEF" calcext:value-type="string">
            <text:p>B015BFEF</text:p>
          </table:table-cell>
          <table:table-cell table:formula="of:=RIGHT(LEFT([.B330]; 17); 2)" office:value-type="string" office:string-value="0D" calcext:value-type="string">
            <text:p>0D</text:p>
          </table:table-cell>
          <table:table-cell table:formula="of:=RIGHT(LEFT([.B330]; 19); 2)" office:value-type="string" office:string-value="01" calcext:value-type="string">
            <text:p>01</text:p>
          </table:table-cell>
          <table:table-cell table:formula="of:=RIGHT(LEFT([.B330]; 21); 2)" office:value-type="string" office:string-value="07" calcext:value-type="string">
            <text:p>07</text:p>
          </table:table-cell>
          <table:table-cell table:formula="of:=RIGHT(LEFT([.B330]; 23); 2)" office:value-type="string" office:string-value="00" calcext:value-type="string">
            <text:p>00</text:p>
          </table:table-cell>
          <table:table-cell table:formula="of:=RIGHT(LEFT([.B330]; 27); 4)" office:value-type="string" office:string-value="A2B1" calcext:value-type="string">
            <text:p>A2B1</text:p>
          </table:table-cell>
        </table:table-row>
        <table:table-row table:style-name="ro1">
          <table:table-cell/>
          <table:table-cell office:value-type="string" calcext:value-type="string">
            <text:p>-22.50,B115ECD60D0055AAF5BB</text:p>
          </table:table-cell>
          <table:table-cell table:formula="of:=VALUE(LEFT([.B331]; 5))" office:value-type="float" office:value="-22.5" calcext:value-type="float">
            <text:p>-22.5000</text:p>
          </table:table-cell>
          <table:table-cell table:formula="of:=IF([.C331]&gt;-30; &quot;HUB&quot;; &quot;DEVICE&quot;)" office:value-type="string" office:string-value="HUB" calcext:value-type="string">
            <text:p>HUB</text:p>
          </table:table-cell>
          <table:table-cell table:formula="of:=RIGHT(LEFT([.B331]; 15); 8)" office:value-type="string" office:string-value="B115ECD6" calcext:value-type="string">
            <text:p>B115ECD6</text:p>
          </table:table-cell>
          <table:table-cell table:formula="of:=RIGHT(LEFT([.B331]; 17); 2)" office:value-type="string" office:string-value="0D" calcext:value-type="string">
            <text:p>0D</text:p>
          </table:table-cell>
          <table:table-cell table:formula="of:=RIGHT(LEFT([.B331]; 19); 2)" office:value-type="string" office:string-value="00" calcext:value-type="string">
            <text:p>00</text:p>
          </table:table-cell>
          <table:table-cell table:formula="of:=RIGHT(LEFT([.B331]; 21); 2)" office:value-type="string" office:string-value="55" calcext:value-type="string">
            <text:p>55</text:p>
          </table:table-cell>
          <table:table-cell table:formula="of:=RIGHT(LEFT([.B331]; 23); 2)" office:value-type="string" office:string-value="AA" calcext:value-type="string">
            <text:p>AA</text:p>
          </table:table-cell>
          <table:table-cell table:formula="of:=RIGHT(LEFT([.B331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6.00,B115ECD60D010701AED7</text:p>
          </table:table-cell>
          <table:table-cell table:formula="of:=VALUE(LEFT([.B332]; 5))" office:value-type="float" office:value="-56" calcext:value-type="float">
            <text:p>-56.0000</text:p>
          </table:table-cell>
          <table:table-cell table:formula="of:=IF([.C332]&gt;-30; &quot;HUB&quot;; &quot;DEVICE&quot;)" office:value-type="string" office:string-value="DEVICE" calcext:value-type="string">
            <text:p>DEVICE</text:p>
          </table:table-cell>
          <table:table-cell table:formula="of:=RIGHT(LEFT([.B332]; 15); 8)" office:value-type="string" office:string-value="B115ECD6" calcext:value-type="string">
            <text:p>B115ECD6</text:p>
          </table:table-cell>
          <table:table-cell table:formula="of:=RIGHT(LEFT([.B332]; 17); 2)" office:value-type="string" office:string-value="0D" calcext:value-type="string">
            <text:p>0D</text:p>
          </table:table-cell>
          <table:table-cell table:formula="of:=RIGHT(LEFT([.B332]; 19); 2)" office:value-type="string" office:string-value="01" calcext:value-type="string">
            <text:p>01</text:p>
          </table:table-cell>
          <table:table-cell table:formula="of:=RIGHT(LEFT([.B332]; 21); 2)" office:value-type="string" office:string-value="07" calcext:value-type="string">
            <text:p>07</text:p>
          </table:table-cell>
          <table:table-cell table:formula="of:=RIGHT(LEFT([.B332]; 23); 2)" office:value-type="string" office:string-value="01" calcext:value-type="string">
            <text:p>01</text:p>
          </table:table-cell>
          <table:table-cell table:formula="of:=RIGHT(LEFT([.B332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2.50,B115EDDF0D0055AA1867</text:p>
          </table:table-cell>
          <table:table-cell table:formula="of:=VALUE(LEFT([.B333]; 5))" office:value-type="float" office:value="-22.5" calcext:value-type="float">
            <text:p>-22.5000</text:p>
          </table:table-cell>
          <table:table-cell table:formula="of:=IF([.C333]&gt;-30; &quot;HUB&quot;; &quot;DEVICE&quot;)" office:value-type="string" office:string-value="HUB" calcext:value-type="string">
            <text:p>HUB</text:p>
          </table:table-cell>
          <table:table-cell table:formula="of:=RIGHT(LEFT([.B333]; 15); 8)" office:value-type="string" office:string-value="B115EDDF" calcext:value-type="string">
            <text:p>B115EDDF</text:p>
          </table:table-cell>
          <table:table-cell table:formula="of:=RIGHT(LEFT([.B333]; 17); 2)" office:value-type="string" office:string-value="0D" calcext:value-type="string">
            <text:p>0D</text:p>
          </table:table-cell>
          <table:table-cell table:formula="of:=RIGHT(LEFT([.B333]; 19); 2)" office:value-type="string" office:string-value="00" calcext:value-type="string">
            <text:p>00</text:p>
          </table:table-cell>
          <table:table-cell table:formula="of:=RIGHT(LEFT([.B333]; 21); 2)" office:value-type="string" office:string-value="55" calcext:value-type="string">
            <text:p>55</text:p>
          </table:table-cell>
          <table:table-cell table:formula="of:=RIGHT(LEFT([.B333]; 23); 2)" office:value-type="string" office:string-value="AA" calcext:value-type="string">
            <text:p>AA</text:p>
          </table:table-cell>
          <table:table-cell table:formula="of:=RIGHT(LEFT([.B333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61.50,B115EDDF0D010701430B</text:p>
          </table:table-cell>
          <table:table-cell table:formula="of:=VALUE(LEFT([.B334]; 5))" office:value-type="float" office:value="-61.5" calcext:value-type="float">
            <text:p>-61.5000</text:p>
          </table:table-cell>
          <table:table-cell table:formula="of:=IF([.C334]&gt;-30; &quot;HUB&quot;; &quot;DEVICE&quot;)" office:value-type="string" office:string-value="DEVICE" calcext:value-type="string">
            <text:p>DEVICE</text:p>
          </table:table-cell>
          <table:table-cell table:formula="of:=RIGHT(LEFT([.B334]; 15); 8)" office:value-type="string" office:string-value="B115EDDF" calcext:value-type="string">
            <text:p>B115EDDF</text:p>
          </table:table-cell>
          <table:table-cell table:formula="of:=RIGHT(LEFT([.B334]; 17); 2)" office:value-type="string" office:string-value="0D" calcext:value-type="string">
            <text:p>0D</text:p>
          </table:table-cell>
          <table:table-cell table:formula="of:=RIGHT(LEFT([.B334]; 19); 2)" office:value-type="string" office:string-value="01" calcext:value-type="string">
            <text:p>01</text:p>
          </table:table-cell>
          <table:table-cell table:formula="of:=RIGHT(LEFT([.B334]; 21); 2)" office:value-type="string" office:string-value="07" calcext:value-type="string">
            <text:p>07</text:p>
          </table:table-cell>
          <table:table-cell table:formula="of:=RIGHT(LEFT([.B334]; 23); 2)" office:value-type="string" office:string-value="01" calcext:value-type="string">
            <text:p>01</text:p>
          </table:table-cell>
          <table:table-cell table:formula="of:=RIGHT(LEFT([.B334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3.00,B11335B50D0055AA4FC6</text:p>
          </table:table-cell>
          <table:table-cell table:formula="of:=VALUE(LEFT([.B335]; 5))" office:value-type="float" office:value="-23" calcext:value-type="float">
            <text:p>-23.0000</text:p>
          </table:table-cell>
          <table:table-cell table:formula="of:=IF([.C335]&gt;-30; &quot;HUB&quot;; &quot;DEVICE&quot;)" office:value-type="string" office:string-value="HUB" calcext:value-type="string">
            <text:p>HUB</text:p>
          </table:table-cell>
          <table:table-cell table:formula="of:=RIGHT(LEFT([.B335]; 15); 8)" office:value-type="string" office:string-value="B11335B5" calcext:value-type="string">
            <text:p>B11335B5</text:p>
          </table:table-cell>
          <table:table-cell table:formula="of:=RIGHT(LEFT([.B335]; 17); 2)" office:value-type="string" office:string-value="0D" calcext:value-type="string">
            <text:p>0D</text:p>
          </table:table-cell>
          <table:table-cell table:formula="of:=RIGHT(LEFT([.B335]; 19); 2)" office:value-type="string" office:string-value="00" calcext:value-type="string">
            <text:p>00</text:p>
          </table:table-cell>
          <table:table-cell table:formula="of:=RIGHT(LEFT([.B335]; 21); 2)" office:value-type="string" office:string-value="55" calcext:value-type="string">
            <text:p>55</text:p>
          </table:table-cell>
          <table:table-cell table:formula="of:=RIGHT(LEFT([.B335]; 23); 2)" office:value-type="string" office:string-value="AA" calcext:value-type="string">
            <text:p>AA</text:p>
          </table:table-cell>
          <table:table-cell table:formula="of:=RIGHT(LEFT([.B335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7.50,B11335B50D010700048B</text:p>
          </table:table-cell>
          <table:table-cell table:formula="of:=VALUE(LEFT([.B336]; 5))" office:value-type="float" office:value="-57.5" calcext:value-type="float">
            <text:p>-57.5000</text:p>
          </table:table-cell>
          <table:table-cell table:formula="of:=IF([.C336]&gt;-30; &quot;HUB&quot;; &quot;DEVICE&quot;)" office:value-type="string" office:string-value="DEVICE" calcext:value-type="string">
            <text:p>DEVICE</text:p>
          </table:table-cell>
          <table:table-cell table:formula="of:=RIGHT(LEFT([.B336]; 15); 8)" office:value-type="string" office:string-value="B11335B5" calcext:value-type="string">
            <text:p>B11335B5</text:p>
          </table:table-cell>
          <table:table-cell table:formula="of:=RIGHT(LEFT([.B336]; 17); 2)" office:value-type="string" office:string-value="0D" calcext:value-type="string">
            <text:p>0D</text:p>
          </table:table-cell>
          <table:table-cell table:formula="of:=RIGHT(LEFT([.B336]; 19); 2)" office:value-type="string" office:string-value="01" calcext:value-type="string">
            <text:p>01</text:p>
          </table:table-cell>
          <table:table-cell table:formula="of:=RIGHT(LEFT([.B336]; 21); 2)" office:value-type="string" office:string-value="07" calcext:value-type="string">
            <text:p>07</text:p>
          </table:table-cell>
          <table:table-cell table:formula="of:=RIGHT(LEFT([.B336]; 23); 2)" office:value-type="string" office:string-value="00" calcext:value-type="string">
            <text:p>00</text:p>
          </table:table-cell>
          <table:table-cell table:formula="of:=RIGHT(LEFT([.B336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3.50,B115ECC60D0055AAF1E1</text:p>
          </table:table-cell>
          <table:table-cell table:formula="of:=VALUE(LEFT([.B337]; 5))" office:value-type="float" office:value="-23.5" calcext:value-type="float">
            <text:p>-23.5000</text:p>
          </table:table-cell>
          <table:table-cell table:formula="of:=IF([.C337]&gt;-30; &quot;HUB&quot;; &quot;DEVICE&quot;)" office:value-type="string" office:string-value="HUB" calcext:value-type="string">
            <text:p>HUB</text:p>
          </table:table-cell>
          <table:table-cell table:formula="of:=RIGHT(LEFT([.B337]; 15); 8)" office:value-type="string" office:string-value="B115ECC6" calcext:value-type="string">
            <text:p>B115ECC6</text:p>
          </table:table-cell>
          <table:table-cell table:formula="of:=RIGHT(LEFT([.B337]; 17); 2)" office:value-type="string" office:string-value="0D" calcext:value-type="string">
            <text:p>0D</text:p>
          </table:table-cell>
          <table:table-cell table:formula="of:=RIGHT(LEFT([.B337]; 19); 2)" office:value-type="string" office:string-value="00" calcext:value-type="string">
            <text:p>00</text:p>
          </table:table-cell>
          <table:table-cell table:formula="of:=RIGHT(LEFT([.B337]; 21); 2)" office:value-type="string" office:string-value="55" calcext:value-type="string">
            <text:p>55</text:p>
          </table:table-cell>
          <table:table-cell table:formula="of:=RIGHT(LEFT([.B337]; 23); 2)" office:value-type="string" office:string-value="AA" calcext:value-type="string">
            <text:p>AA</text:p>
          </table:table-cell>
          <table:table-cell table:formula="of:=RIGHT(LEFT([.B337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57.50,B115ECC60D010700BAAC</text:p>
          </table:table-cell>
          <table:table-cell table:formula="of:=VALUE(LEFT([.B338]; 5))" office:value-type="float" office:value="-57.5" calcext:value-type="float">
            <text:p>-57.5000</text:p>
          </table:table-cell>
          <table:table-cell table:formula="of:=IF([.C338]&gt;-30; &quot;HUB&quot;; &quot;DEVICE&quot;)" office:value-type="string" office:string-value="DEVICE" calcext:value-type="string">
            <text:p>DEVICE</text:p>
          </table:table-cell>
          <table:table-cell table:formula="of:=RIGHT(LEFT([.B338]; 15); 8)" office:value-type="string" office:string-value="B115ECC6" calcext:value-type="string">
            <text:p>B115ECC6</text:p>
          </table:table-cell>
          <table:table-cell table:formula="of:=RIGHT(LEFT([.B338]; 17); 2)" office:value-type="string" office:string-value="0D" calcext:value-type="string">
            <text:p>0D</text:p>
          </table:table-cell>
          <table:table-cell table:formula="of:=RIGHT(LEFT([.B338]; 19); 2)" office:value-type="string" office:string-value="01" calcext:value-type="string">
            <text:p>01</text:p>
          </table:table-cell>
          <table:table-cell table:formula="of:=RIGHT(LEFT([.B338]; 21); 2)" office:value-type="string" office:string-value="07" calcext:value-type="string">
            <text:p>07</text:p>
          </table:table-cell>
          <table:table-cell table:formula="of:=RIGHT(LEFT([.B338]; 23); 2)" office:value-type="string" office:string-value="00" calcext:value-type="string">
            <text:p>00</text:p>
          </table:table-cell>
          <table:table-cell table:formula="of:=RIGHT(LEFT([.B338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2.00,004BFEDD0D0055AAAC11</text:p>
          </table:table-cell>
          <table:table-cell table:formula="of:=VALUE(LEFT([.B339]; 5))" office:value-type="float" office:value="-22" calcext:value-type="float">
            <text:p>-22.0000</text:p>
          </table:table-cell>
          <table:table-cell table:formula="of:=IF([.C339]&gt;-30; &quot;HUB&quot;; &quot;DEVICE&quot;)" office:value-type="string" office:string-value="HUB" calcext:value-type="string">
            <text:p>HUB</text:p>
          </table:table-cell>
          <table:table-cell table:formula="of:=RIGHT(LEFT([.B339]; 15); 8)" office:value-type="string" office:string-value="004BFEDD" calcext:value-type="string">
            <text:p>004BFEDD</text:p>
          </table:table-cell>
          <table:table-cell table:formula="of:=RIGHT(LEFT([.B339]; 17); 2)" office:value-type="string" office:string-value="0D" calcext:value-type="string">
            <text:p>0D</text:p>
          </table:table-cell>
          <table:table-cell table:formula="of:=RIGHT(LEFT([.B339]; 19); 2)" office:value-type="string" office:string-value="00" calcext:value-type="string">
            <text:p>00</text:p>
          </table:table-cell>
          <table:table-cell table:formula="of:=RIGHT(LEFT([.B339]; 21); 2)" office:value-type="string" office:string-value="55" calcext:value-type="string">
            <text:p>55</text:p>
          </table:table-cell>
          <table:table-cell table:formula="of:=RIGHT(LEFT([.B339]; 23); 2)" office:value-type="string" office:string-value="AA" calcext:value-type="string">
            <text:p>AA</text:p>
          </table:table-cell>
          <table:table-cell table:formula="of:=RIGHT(LEFT([.B339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50.50,004BFEDD0D0101004DFA</text:p>
          </table:table-cell>
          <table:table-cell table:formula="of:=VALUE(LEFT([.B340]; 5))" office:value-type="float" office:value="-50.5" calcext:value-type="float">
            <text:p>-50.5000</text:p>
          </table:table-cell>
          <table:table-cell table:formula="of:=IF([.C340]&gt;-30; &quot;HUB&quot;; &quot;DEVICE&quot;)" office:value-type="string" office:string-value="DEVICE" calcext:value-type="string">
            <text:p>DEVICE</text:p>
          </table:table-cell>
          <table:table-cell table:formula="of:=RIGHT(LEFT([.B340]; 15); 8)" office:value-type="string" office:string-value="004BFEDD" calcext:value-type="string">
            <text:p>004BFEDD</text:p>
          </table:table-cell>
          <table:table-cell table:formula="of:=RIGHT(LEFT([.B340]; 17); 2)" office:value-type="string" office:string-value="0D" calcext:value-type="string">
            <text:p>0D</text:p>
          </table:table-cell>
          <table:table-cell table:formula="of:=RIGHT(LEFT([.B340]; 19); 2)" office:value-type="string" office:string-value="01" calcext:value-type="string">
            <text:p>01</text:p>
          </table:table-cell>
          <table:table-cell table:formula="of:=RIGHT(LEFT([.B340]; 21); 2)" office:value-type="string" office:string-value="01" calcext:value-type="string">
            <text:p>01</text:p>
          </table:table-cell>
          <table:table-cell table:formula="of:=RIGHT(LEFT([.B340]; 23); 2)" office:value-type="string" office:string-value="00" calcext:value-type="string">
            <text:p>00</text:p>
          </table:table-cell>
          <table:table-cell table:formula="of:=RIGHT(LEFT([.B340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2.50,004BFF710D0055AA48FE</text:p>
          </table:table-cell>
          <table:table-cell table:formula="of:=VALUE(LEFT([.B341]; 5))" office:value-type="float" office:value="-22.5" calcext:value-type="float">
            <text:p>-22.5000</text:p>
          </table:table-cell>
          <table:table-cell table:formula="of:=IF([.C341]&gt;-30; &quot;HUB&quot;; &quot;DEVICE&quot;)" office:value-type="string" office:string-value="HUB" calcext:value-type="string">
            <text:p>HUB</text:p>
          </table:table-cell>
          <table:table-cell table:formula="of:=RIGHT(LEFT([.B341]; 15); 8)" office:value-type="string" office:string-value="004BFF71" calcext:value-type="string">
            <text:p>004BFF71</text:p>
          </table:table-cell>
          <table:table-cell table:formula="of:=RIGHT(LEFT([.B341]; 17); 2)" office:value-type="string" office:string-value="0D" calcext:value-type="string">
            <text:p>0D</text:p>
          </table:table-cell>
          <table:table-cell table:formula="of:=RIGHT(LEFT([.B341]; 19); 2)" office:value-type="string" office:string-value="00" calcext:value-type="string">
            <text:p>00</text:p>
          </table:table-cell>
          <table:table-cell table:formula="of:=RIGHT(LEFT([.B341]; 21); 2)" office:value-type="string" office:string-value="55" calcext:value-type="string">
            <text:p>55</text:p>
          </table:table-cell>
          <table:table-cell table:formula="of:=RIGHT(LEFT([.B341]; 23); 2)" office:value-type="string" office:string-value="AA" calcext:value-type="string">
            <text:p>AA</text:p>
          </table:table-cell>
          <table:table-cell table:formula="of:=RIGHT(LEFT([.B341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46.00,004BFF710D010101B934</text:p>
          </table:table-cell>
          <table:table-cell table:formula="of:=VALUE(LEFT([.B342]; 5))" office:value-type="float" office:value="-46" calcext:value-type="float">
            <text:p>-46.0000</text:p>
          </table:table-cell>
          <table:table-cell table:formula="of:=IF([.C342]&gt;-30; &quot;HUB&quot;; &quot;DEVICE&quot;)" office:value-type="string" office:string-value="DEVICE" calcext:value-type="string">
            <text:p>DEVICE</text:p>
          </table:table-cell>
          <table:table-cell table:formula="of:=RIGHT(LEFT([.B342]; 15); 8)" office:value-type="string" office:string-value="004BFF71" calcext:value-type="string">
            <text:p>004BFF71</text:p>
          </table:table-cell>
          <table:table-cell table:formula="of:=RIGHT(LEFT([.B342]; 17); 2)" office:value-type="string" office:string-value="0D" calcext:value-type="string">
            <text:p>0D</text:p>
          </table:table-cell>
          <table:table-cell table:formula="of:=RIGHT(LEFT([.B342]; 19); 2)" office:value-type="string" office:string-value="01" calcext:value-type="string">
            <text:p>01</text:p>
          </table:table-cell>
          <table:table-cell table:formula="of:=RIGHT(LEFT([.B342]; 21); 2)" office:value-type="string" office:string-value="01" calcext:value-type="string">
            <text:p>01</text:p>
          </table:table-cell>
          <table:table-cell table:formula="of:=RIGHT(LEFT([.B342]; 23); 2)" office:value-type="string" office:string-value="01" calcext:value-type="string">
            <text:p>01</text:p>
          </table:table-cell>
          <table:table-cell table:formula="of:=RIGHT(LEFT([.B342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1.00,B115BBEF0D0055AAE9FC</text:p>
          </table:table-cell>
          <table:table-cell table:formula="of:=VALUE(LEFT([.B343]; 5))" office:value-type="float" office:value="-21" calcext:value-type="float">
            <text:p>-21.0000</text:p>
          </table:table-cell>
          <table:table-cell table:formula="of:=IF([.C343]&gt;-30; &quot;HUB&quot;; &quot;DEVICE&quot;)" office:value-type="string" office:string-value="HUB" calcext:value-type="string">
            <text:p>HUB</text:p>
          </table:table-cell>
          <table:table-cell table:formula="of:=RIGHT(LEFT([.B343]; 15); 8)" office:value-type="string" office:string-value="B115BBEF" calcext:value-type="string">
            <text:p>B115BBEF</text:p>
          </table:table-cell>
          <table:table-cell table:formula="of:=RIGHT(LEFT([.B343]; 17); 2)" office:value-type="string" office:string-value="0D" calcext:value-type="string">
            <text:p>0D</text:p>
          </table:table-cell>
          <table:table-cell table:formula="of:=RIGHT(LEFT([.B343]; 19); 2)" office:value-type="string" office:string-value="00" calcext:value-type="string">
            <text:p>00</text:p>
          </table:table-cell>
          <table:table-cell table:formula="of:=RIGHT(LEFT([.B343]; 21); 2)" office:value-type="string" office:string-value="55" calcext:value-type="string">
            <text:p>55</text:p>
          </table:table-cell>
          <table:table-cell table:formula="of:=RIGHT(LEFT([.B343]; 23); 2)" office:value-type="string" office:string-value="AA" calcext:value-type="string">
            <text:p>AA</text:p>
          </table:table-cell>
          <table:table-cell table:formula="of:=RIGHT(LEFT([.B343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70.50,B115BBEF0D010700A2B1</text:p>
          </table:table-cell>
          <table:table-cell table:formula="of:=VALUE(LEFT([.B344]; 5))" office:value-type="float" office:value="-70.5" calcext:value-type="float">
            <text:p>-70.5000</text:p>
          </table:table-cell>
          <table:table-cell table:formula="of:=IF([.C344]&gt;-30; &quot;HUB&quot;; &quot;DEVICE&quot;)" office:value-type="string" office:string-value="DEVICE" calcext:value-type="string">
            <text:p>DEVICE</text:p>
          </table:table-cell>
          <table:table-cell table:formula="of:=RIGHT(LEFT([.B344]; 15); 8)" office:value-type="string" office:string-value="B115BBEF" calcext:value-type="string">
            <text:p>B115BBEF</text:p>
          </table:table-cell>
          <table:table-cell table:formula="of:=RIGHT(LEFT([.B344]; 17); 2)" office:value-type="string" office:string-value="0D" calcext:value-type="string">
            <text:p>0D</text:p>
          </table:table-cell>
          <table:table-cell table:formula="of:=RIGHT(LEFT([.B344]; 19); 2)" office:value-type="string" office:string-value="01" calcext:value-type="string">
            <text:p>01</text:p>
          </table:table-cell>
          <table:table-cell table:formula="of:=RIGHT(LEFT([.B344]; 21); 2)" office:value-type="string" office:string-value="07" calcext:value-type="string">
            <text:p>07</text:p>
          </table:table-cell>
          <table:table-cell table:formula="of:=RIGHT(LEFT([.B344]; 23); 2)" office:value-type="string" office:string-value="00" calcext:value-type="string">
            <text:p>00</text:p>
          </table:table-cell>
          <table:table-cell table:formula="of:=RIGHT(LEFT([.B344]; 27); 4)" office:value-type="string" office:string-value="A2B1" calcext:value-type="string">
            <text:p>A2B1</text:p>
          </table:table-cell>
        </table:table-row>
        <table:table-row table:style-name="ro1">
          <table:table-cell/>
          <table:table-cell office:value-type="string" calcext:value-type="string">
            <text:p>-22.00,B115ECD60D0055AAF5BB</text:p>
          </table:table-cell>
          <table:table-cell table:formula="of:=VALUE(LEFT([.B345]; 5))" office:value-type="float" office:value="-22" calcext:value-type="float">
            <text:p>-22.0000</text:p>
          </table:table-cell>
          <table:table-cell table:formula="of:=IF([.C345]&gt;-30; &quot;HUB&quot;; &quot;DEVICE&quot;)" office:value-type="string" office:string-value="HUB" calcext:value-type="string">
            <text:p>HUB</text:p>
          </table:table-cell>
          <table:table-cell table:formula="of:=RIGHT(LEFT([.B345]; 15); 8)" office:value-type="string" office:string-value="B115ECD6" calcext:value-type="string">
            <text:p>B115ECD6</text:p>
          </table:table-cell>
          <table:table-cell table:formula="of:=RIGHT(LEFT([.B345]; 17); 2)" office:value-type="string" office:string-value="0D" calcext:value-type="string">
            <text:p>0D</text:p>
          </table:table-cell>
          <table:table-cell table:formula="of:=RIGHT(LEFT([.B345]; 19); 2)" office:value-type="string" office:string-value="00" calcext:value-type="string">
            <text:p>00</text:p>
          </table:table-cell>
          <table:table-cell table:formula="of:=RIGHT(LEFT([.B345]; 21); 2)" office:value-type="string" office:string-value="55" calcext:value-type="string">
            <text:p>55</text:p>
          </table:table-cell>
          <table:table-cell table:formula="of:=RIGHT(LEFT([.B345]; 23); 2)" office:value-type="string" office:string-value="AA" calcext:value-type="string">
            <text:p>AA</text:p>
          </table:table-cell>
          <table:table-cell table:formula="of:=RIGHT(LEFT([.B345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61.00,B115ECD60D010701AED7</text:p>
          </table:table-cell>
          <table:table-cell table:formula="of:=VALUE(LEFT([.B346]; 5))" office:value-type="float" office:value="-61" calcext:value-type="float">
            <text:p>-61.0000</text:p>
          </table:table-cell>
          <table:table-cell table:formula="of:=IF([.C346]&gt;-30; &quot;HUB&quot;; &quot;DEVICE&quot;)" office:value-type="string" office:string-value="DEVICE" calcext:value-type="string">
            <text:p>DEVICE</text:p>
          </table:table-cell>
          <table:table-cell table:formula="of:=RIGHT(LEFT([.B346]; 15); 8)" office:value-type="string" office:string-value="B115ECD6" calcext:value-type="string">
            <text:p>B115ECD6</text:p>
          </table:table-cell>
          <table:table-cell table:formula="of:=RIGHT(LEFT([.B346]; 17); 2)" office:value-type="string" office:string-value="0D" calcext:value-type="string">
            <text:p>0D</text:p>
          </table:table-cell>
          <table:table-cell table:formula="of:=RIGHT(LEFT([.B346]; 19); 2)" office:value-type="string" office:string-value="01" calcext:value-type="string">
            <text:p>01</text:p>
          </table:table-cell>
          <table:table-cell table:formula="of:=RIGHT(LEFT([.B346]; 21); 2)" office:value-type="string" office:string-value="07" calcext:value-type="string">
            <text:p>07</text:p>
          </table:table-cell>
          <table:table-cell table:formula="of:=RIGHT(LEFT([.B346]; 23); 2)" office:value-type="string" office:string-value="01" calcext:value-type="string">
            <text:p>01</text:p>
          </table:table-cell>
          <table:table-cell table:formula="of:=RIGHT(LEFT([.B346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1.50,004BFEDD0B0102012F11</text:p>
          </table:table-cell>
          <table:table-cell table:formula="of:=VALUE(LEFT([.B347]; 5))" office:value-type="float" office:value="-21.5" calcext:value-type="float">
            <text:p>-21.5000</text:p>
          </table:table-cell>
          <table:table-cell table:formula="of:=IF([.C347]&gt;-30; &quot;HUB&quot;; &quot;DEVICE&quot;)" office:value-type="string" office:string-value="HUB" calcext:value-type="string">
            <text:p>HUB</text:p>
          </table:table-cell>
          <table:table-cell table:formula="of:=RIGHT(LEFT([.B347]; 15); 8)" office:value-type="string" office:string-value="004BFEDD" calcext:value-type="string">
            <text:p>004BFEDD</text:p>
          </table:table-cell>
          <table:table-cell table:formula="of:=RIGHT(LEFT([.B347]; 17); 2)" office:value-type="string" office:string-value="0B" calcext:value-type="string">
            <text:p>0B</text:p>
          </table:table-cell>
          <table:table-cell table:formula="of:=RIGHT(LEFT([.B347]; 19); 2)" office:value-type="string" office:string-value="01" calcext:value-type="string">
            <text:p>01</text:p>
          </table:table-cell>
          <table:table-cell table:formula="of:=RIGHT(LEFT([.B347]; 21); 2)" office:value-type="string" office:string-value="02" calcext:value-type="string">
            <text:p>02</text:p>
          </table:table-cell>
          <table:table-cell table:formula="of:=RIGHT(LEFT([.B347]; 23); 2)" office:value-type="string" office:string-value="01" calcext:value-type="string">
            <text:p>01</text:p>
          </table:table-cell>
          <table:table-cell table:formula="of:=RIGHT(LEFT([.B347]; 27); 4)" office:value-type="string" office:string-value="2F11" calcext:value-type="string">
            <text:p>2F11</text:p>
          </table:table-cell>
        </table:table-row>
        <table:table-row table:style-name="ro1">
          <table:table-cell/>
          <table:table-cell office:value-type="string" calcext:value-type="string">
            <text:p>-49.50,004BFEDD0C0102017E3C</text:p>
          </table:table-cell>
          <table:table-cell table:formula="of:=VALUE(LEFT([.B348]; 5))" office:value-type="float" office:value="-49.5" calcext:value-type="float">
            <text:p>-49.5000</text:p>
          </table:table-cell>
          <table:table-cell table:formula="of:=IF([.C348]&gt;-30; &quot;HUB&quot;; &quot;DEVICE&quot;)" office:value-type="string" office:string-value="DEVICE" calcext:value-type="string">
            <text:p>DEVICE</text:p>
          </table:table-cell>
          <table:table-cell table:formula="of:=RIGHT(LEFT([.B348]; 15); 8)" office:value-type="string" office:string-value="004BFEDD" calcext:value-type="string">
            <text:p>004BFEDD</text:p>
          </table:table-cell>
          <table:table-cell table:formula="of:=RIGHT(LEFT([.B348]; 17); 2)" office:value-type="string" office:string-value="0C" calcext:value-type="string">
            <text:p>0C</text:p>
          </table:table-cell>
          <table:table-cell table:formula="of:=RIGHT(LEFT([.B348]; 19); 2)" office:value-type="string" office:string-value="01" calcext:value-type="string">
            <text:p>01</text:p>
          </table:table-cell>
          <table:table-cell table:formula="of:=RIGHT(LEFT([.B348]; 21); 2)" office:value-type="string" office:string-value="02" calcext:value-type="string">
            <text:p>02</text:p>
          </table:table-cell>
          <table:table-cell table:formula="of:=RIGHT(LEFT([.B348]; 23); 2)" office:value-type="string" office:string-value="01" calcext:value-type="string">
            <text:p>01</text:p>
          </table:table-cell>
          <table:table-cell table:formula="of:=RIGHT(LEFT([.B348]; 27); 4)" office:value-type="string" office:string-value="7E3C" calcext:value-type="string">
            <text:p>7E3C</text:p>
          </table:table-cell>
        </table:table-row>
        <table:table-row table:style-name="ro1">
          <table:table-cell/>
          <table:table-cell office:value-type="string" calcext:value-type="string">
            <text:p>-48.50,004BFEDDA5010101326E</text:p>
          </table:table-cell>
          <table:table-cell table:formula="of:=VALUE(LEFT([.B349]; 5))" office:value-type="float" office:value="-48.5" calcext:value-type="float">
            <text:p>-48.5000</text:p>
          </table:table-cell>
          <table:table-cell table:formula="of:=IF([.C349]&gt;-30; &quot;HUB&quot;; &quot;DEVICE&quot;)" office:value-type="string" office:string-value="DEVICE" calcext:value-type="string">
            <text:p>DEVICE</text:p>
          </table:table-cell>
          <table:table-cell table:formula="of:=RIGHT(LEFT([.B349]; 15); 8)" office:value-type="string" office:string-value="004BFEDD" calcext:value-type="string">
            <text:p>004BFEDD</text:p>
          </table:table-cell>
          <table:table-cell table:formula="of:=RIGHT(LEFT([.B349]; 17); 2)" office:value-type="string" office:string-value="A5" calcext:value-type="string">
            <text:p>A5</text:p>
          </table:table-cell>
          <table:table-cell table:formula="of:=RIGHT(LEFT([.B349]; 19); 2)" office:value-type="string" office:string-value="01" calcext:value-type="string">
            <text:p>01</text:p>
          </table:table-cell>
          <table:table-cell table:formula="of:=RIGHT(LEFT([.B349]; 21); 2)" office:value-type="string" office:string-value="01" calcext:value-type="string">
            <text:p>01</text:p>
          </table:table-cell>
          <table:table-cell table:formula="of:=RIGHT(LEFT([.B349]; 23); 2)" office:value-type="string" office:string-value="01" calcext:value-type="string">
            <text:p>01</text:p>
          </table:table-cell>
          <table:table-cell table:formula="of:=RIGHT(LEFT([.B349]; 27); 4)" office:value-type="string" office:string-value="326E" calcext:value-type="string">
            <text:p>326E</text:p>
          </table:table-cell>
        </table:table-row>
        <table:table-row table:style-name="ro1">
          <table:table-cell/>
          <table:table-cell office:value-type="string" calcext:value-type="string">
            <text:p>-48.50,004BFEDDA5010101326E</text:p>
          </table:table-cell>
          <table:table-cell table:formula="of:=VALUE(LEFT([.B350]; 5))" office:value-type="float" office:value="-48.5" calcext:value-type="float">
            <text:p>-48.5000</text:p>
          </table:table-cell>
          <table:table-cell table:formula="of:=IF([.C350]&gt;-30; &quot;HUB&quot;; &quot;DEVICE&quot;)" office:value-type="string" office:string-value="DEVICE" calcext:value-type="string">
            <text:p>DEVICE</text:p>
          </table:table-cell>
          <table:table-cell table:formula="of:=RIGHT(LEFT([.B350]; 15); 8)" office:value-type="string" office:string-value="004BFEDD" calcext:value-type="string">
            <text:p>004BFEDD</text:p>
          </table:table-cell>
          <table:table-cell table:formula="of:=RIGHT(LEFT([.B350]; 17); 2)" office:value-type="string" office:string-value="A5" calcext:value-type="string">
            <text:p>A5</text:p>
          </table:table-cell>
          <table:table-cell table:formula="of:=RIGHT(LEFT([.B350]; 19); 2)" office:value-type="string" office:string-value="01" calcext:value-type="string">
            <text:p>01</text:p>
          </table:table-cell>
          <table:table-cell table:formula="of:=RIGHT(LEFT([.B350]; 21); 2)" office:value-type="string" office:string-value="01" calcext:value-type="string">
            <text:p>01</text:p>
          </table:table-cell>
          <table:table-cell table:formula="of:=RIGHT(LEFT([.B350]; 23); 2)" office:value-type="string" office:string-value="01" calcext:value-type="string">
            <text:p>01</text:p>
          </table:table-cell>
          <table:table-cell table:formula="of:=RIGHT(LEFT([.B350]; 27); 4)" office:value-type="string" office:string-value="326E" calcext:value-type="string">
            <text:p>326E</text:p>
          </table:table-cell>
        </table:table-row>
        <table:table-row table:style-name="ro1">
          <table:table-cell/>
          <table:table-cell office:value-type="string" calcext:value-type="string">
            <text:p>-21.00,B115EDDF0D0055AA1867</text:p>
          </table:table-cell>
          <table:table-cell table:formula="of:=VALUE(LEFT([.B351]; 5))" office:value-type="float" office:value="-21" calcext:value-type="float">
            <text:p>-21.0000</text:p>
          </table:table-cell>
          <table:table-cell table:formula="of:=IF([.C351]&gt;-30; &quot;HUB&quot;; &quot;DEVICE&quot;)" office:value-type="string" office:string-value="HUB" calcext:value-type="string">
            <text:p>HUB</text:p>
          </table:table-cell>
          <table:table-cell table:formula="of:=RIGHT(LEFT([.B351]; 15); 8)" office:value-type="string" office:string-value="B115EDDF" calcext:value-type="string">
            <text:p>B115EDDF</text:p>
          </table:table-cell>
          <table:table-cell table:formula="of:=RIGHT(LEFT([.B351]; 17); 2)" office:value-type="string" office:string-value="0D" calcext:value-type="string">
            <text:p>0D</text:p>
          </table:table-cell>
          <table:table-cell table:formula="of:=RIGHT(LEFT([.B351]; 19); 2)" office:value-type="string" office:string-value="00" calcext:value-type="string">
            <text:p>00</text:p>
          </table:table-cell>
          <table:table-cell table:formula="of:=RIGHT(LEFT([.B351]; 21); 2)" office:value-type="string" office:string-value="55" calcext:value-type="string">
            <text:p>55</text:p>
          </table:table-cell>
          <table:table-cell table:formula="of:=RIGHT(LEFT([.B351]; 23); 2)" office:value-type="string" office:string-value="AA" calcext:value-type="string">
            <text:p>AA</text:p>
          </table:table-cell>
          <table:table-cell table:formula="of:=RIGHT(LEFT([.B351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61.00,B115EDDF0D010701430B</text:p>
          </table:table-cell>
          <table:table-cell table:formula="of:=VALUE(LEFT([.B352]; 5))" office:value-type="float" office:value="-61" calcext:value-type="float">
            <text:p>-61.0000</text:p>
          </table:table-cell>
          <table:table-cell table:formula="of:=IF([.C352]&gt;-30; &quot;HUB&quot;; &quot;DEVICE&quot;)" office:value-type="string" office:string-value="DEVICE" calcext:value-type="string">
            <text:p>DEVICE</text:p>
          </table:table-cell>
          <table:table-cell table:formula="of:=RIGHT(LEFT([.B352]; 15); 8)" office:value-type="string" office:string-value="B115EDDF" calcext:value-type="string">
            <text:p>B115EDDF</text:p>
          </table:table-cell>
          <table:table-cell table:formula="of:=RIGHT(LEFT([.B352]; 17); 2)" office:value-type="string" office:string-value="0D" calcext:value-type="string">
            <text:p>0D</text:p>
          </table:table-cell>
          <table:table-cell table:formula="of:=RIGHT(LEFT([.B352]; 19); 2)" office:value-type="string" office:string-value="01" calcext:value-type="string">
            <text:p>01</text:p>
          </table:table-cell>
          <table:table-cell table:formula="of:=RIGHT(LEFT([.B352]; 21); 2)" office:value-type="string" office:string-value="07" calcext:value-type="string">
            <text:p>07</text:p>
          </table:table-cell>
          <table:table-cell table:formula="of:=RIGHT(LEFT([.B352]; 23); 2)" office:value-type="string" office:string-value="01" calcext:value-type="string">
            <text:p>01</text:p>
          </table:table-cell>
          <table:table-cell table:formula="of:=RIGHT(LEFT([.B352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1.00,004BFEDD0B0102003F30</text:p>
          </table:table-cell>
          <table:table-cell table:formula="of:=VALUE(LEFT([.B353]; 5))" office:value-type="float" office:value="-21" calcext:value-type="float">
            <text:p>-21.0000</text:p>
          </table:table-cell>
          <table:table-cell table:formula="of:=IF([.C353]&gt;-30; &quot;HUB&quot;; &quot;DEVICE&quot;)" office:value-type="string" office:string-value="HUB" calcext:value-type="string">
            <text:p>HUB</text:p>
          </table:table-cell>
          <table:table-cell table:formula="of:=RIGHT(LEFT([.B353]; 15); 8)" office:value-type="string" office:string-value="004BFEDD" calcext:value-type="string">
            <text:p>004BFEDD</text:p>
          </table:table-cell>
          <table:table-cell table:formula="of:=RIGHT(LEFT([.B353]; 17); 2)" office:value-type="string" office:string-value="0B" calcext:value-type="string">
            <text:p>0B</text:p>
          </table:table-cell>
          <table:table-cell table:formula="of:=RIGHT(LEFT([.B353]; 19); 2)" office:value-type="string" office:string-value="01" calcext:value-type="string">
            <text:p>01</text:p>
          </table:table-cell>
          <table:table-cell table:formula="of:=RIGHT(LEFT([.B353]; 21); 2)" office:value-type="string" office:string-value="02" calcext:value-type="string">
            <text:p>02</text:p>
          </table:table-cell>
          <table:table-cell table:formula="of:=RIGHT(LEFT([.B353]; 23); 2)" office:value-type="string" office:string-value="00" calcext:value-type="string">
            <text:p>00</text:p>
          </table:table-cell>
          <table:table-cell table:formula="of:=RIGHT(LEFT([.B353]; 27); 4)" office:value-type="string" office:string-value="3F30" calcext:value-type="string">
            <text:p>3F30</text:p>
          </table:table-cell>
        </table:table-row>
        <table:table-row table:style-name="ro1">
          <table:table-cell/>
          <table:table-cell office:value-type="string" calcext:value-type="string">
            <text:p>-49.50,004BFEDD0C0102006E1D</text:p>
          </table:table-cell>
          <table:table-cell table:formula="of:=VALUE(LEFT([.B354]; 5))" office:value-type="float" office:value="-49.5" calcext:value-type="float">
            <text:p>-49.5000</text:p>
          </table:table-cell>
          <table:table-cell table:formula="of:=IF([.C354]&gt;-30; &quot;HUB&quot;; &quot;DEVICE&quot;)" office:value-type="string" office:string-value="DEVICE" calcext:value-type="string">
            <text:p>DEVICE</text:p>
          </table:table-cell>
          <table:table-cell table:formula="of:=RIGHT(LEFT([.B354]; 15); 8)" office:value-type="string" office:string-value="004BFEDD" calcext:value-type="string">
            <text:p>004BFEDD</text:p>
          </table:table-cell>
          <table:table-cell table:formula="of:=RIGHT(LEFT([.B354]; 17); 2)" office:value-type="string" office:string-value="0C" calcext:value-type="string">
            <text:p>0C</text:p>
          </table:table-cell>
          <table:table-cell table:formula="of:=RIGHT(LEFT([.B354]; 19); 2)" office:value-type="string" office:string-value="01" calcext:value-type="string">
            <text:p>01</text:p>
          </table:table-cell>
          <table:table-cell table:formula="of:=RIGHT(LEFT([.B354]; 21); 2)" office:value-type="string" office:string-value="02" calcext:value-type="string">
            <text:p>02</text:p>
          </table:table-cell>
          <table:table-cell table:formula="of:=RIGHT(LEFT([.B354]; 23); 2)" office:value-type="string" office:string-value="00" calcext:value-type="string">
            <text:p>00</text:p>
          </table:table-cell>
          <table:table-cell table:formula="of:=RIGHT(LEFT([.B354]; 27); 4)" office:value-type="string" office:string-value="6E1D" calcext:value-type="string">
            <text:p>6E1D</text:p>
          </table:table-cell>
        </table:table-row>
        <table:table-row table:style-name="ro1">
          <table:table-cell/>
          <table:table-cell office:value-type="string" calcext:value-type="string">
            <text:p>-50.00,004BFEDDA5010100224F</text:p>
          </table:table-cell>
          <table:table-cell table:formula="of:=VALUE(LEFT([.B355]; 5))" office:value-type="float" office:value="-50" calcext:value-type="float">
            <text:p>-50.0000</text:p>
          </table:table-cell>
          <table:table-cell table:formula="of:=IF([.C355]&gt;-30; &quot;HUB&quot;; &quot;DEVICE&quot;)" office:value-type="string" office:string-value="DEVICE" calcext:value-type="string">
            <text:p>DEVICE</text:p>
          </table:table-cell>
          <table:table-cell table:formula="of:=RIGHT(LEFT([.B355]; 15); 8)" office:value-type="string" office:string-value="004BFEDD" calcext:value-type="string">
            <text:p>004BFEDD</text:p>
          </table:table-cell>
          <table:table-cell table:formula="of:=RIGHT(LEFT([.B355]; 17); 2)" office:value-type="string" office:string-value="A5" calcext:value-type="string">
            <text:p>A5</text:p>
          </table:table-cell>
          <table:table-cell table:formula="of:=RIGHT(LEFT([.B355]; 19); 2)" office:value-type="string" office:string-value="01" calcext:value-type="string">
            <text:p>01</text:p>
          </table:table-cell>
          <table:table-cell table:formula="of:=RIGHT(LEFT([.B355]; 21); 2)" office:value-type="string" office:string-value="01" calcext:value-type="string">
            <text:p>01</text:p>
          </table:table-cell>
          <table:table-cell table:formula="of:=RIGHT(LEFT([.B355]; 23); 2)" office:value-type="string" office:string-value="00" calcext:value-type="string">
            <text:p>00</text:p>
          </table:table-cell>
          <table:table-cell table:formula="of:=RIGHT(LEFT([.B355]; 27); 4)" office:value-type="string" office:string-value="224F" calcext:value-type="string">
            <text:p>224F</text:p>
          </table:table-cell>
        </table:table-row>
        <table:table-row table:style-name="ro1">
          <table:table-cell/>
          <table:table-cell office:value-type="string" calcext:value-type="string">
            <text:p>-50.00,004BFEDDA5010100224F</text:p>
          </table:table-cell>
          <table:table-cell table:formula="of:=VALUE(LEFT([.B356]; 5))" office:value-type="float" office:value="-50" calcext:value-type="float">
            <text:p>-50.0000</text:p>
          </table:table-cell>
          <table:table-cell table:formula="of:=IF([.C356]&gt;-30; &quot;HUB&quot;; &quot;DEVICE&quot;)" office:value-type="string" office:string-value="DEVICE" calcext:value-type="string">
            <text:p>DEVICE</text:p>
          </table:table-cell>
          <table:table-cell table:formula="of:=RIGHT(LEFT([.B356]; 15); 8)" office:value-type="string" office:string-value="004BFEDD" calcext:value-type="string">
            <text:p>004BFEDD</text:p>
          </table:table-cell>
          <table:table-cell table:formula="of:=RIGHT(LEFT([.B356]; 17); 2)" office:value-type="string" office:string-value="A5" calcext:value-type="string">
            <text:p>A5</text:p>
          </table:table-cell>
          <table:table-cell table:formula="of:=RIGHT(LEFT([.B356]; 19); 2)" office:value-type="string" office:string-value="01" calcext:value-type="string">
            <text:p>01</text:p>
          </table:table-cell>
          <table:table-cell table:formula="of:=RIGHT(LEFT([.B356]; 21); 2)" office:value-type="string" office:string-value="01" calcext:value-type="string">
            <text:p>01</text:p>
          </table:table-cell>
          <table:table-cell table:formula="of:=RIGHT(LEFT([.B356]; 23); 2)" office:value-type="string" office:string-value="00" calcext:value-type="string">
            <text:p>00</text:p>
          </table:table-cell>
          <table:table-cell table:formula="of:=RIGHT(LEFT([.B356]; 27); 4)" office:value-type="string" office:string-value="224F" calcext:value-type="string">
            <text:p>224F</text:p>
          </table:table-cell>
        </table:table-row>
        <table:table-row table:style-name="ro1">
          <table:table-cell/>
          <table:table-cell office:value-type="string" calcext:value-type="string">
            <text:p>-21.00,B115ECC60B0107018D14</text:p>
          </table:table-cell>
          <table:table-cell table:formula="of:=VALUE(LEFT([.B357]; 5))" office:value-type="float" office:value="-21" calcext:value-type="float">
            <text:p>-21.0000</text:p>
          </table:table-cell>
          <table:table-cell table:formula="of:=IF([.C357]&gt;-30; &quot;HUB&quot;; &quot;DEVICE&quot;)" office:value-type="string" office:string-value="HUB" calcext:value-type="string">
            <text:p>HUB</text:p>
          </table:table-cell>
          <table:table-cell table:formula="of:=RIGHT(LEFT([.B357]; 15); 8)" office:value-type="string" office:string-value="B115ECC6" calcext:value-type="string">
            <text:p>B115ECC6</text:p>
          </table:table-cell>
          <table:table-cell table:formula="of:=RIGHT(LEFT([.B357]; 17); 2)" office:value-type="string" office:string-value="0B" calcext:value-type="string">
            <text:p>0B</text:p>
          </table:table-cell>
          <table:table-cell table:formula="of:=RIGHT(LEFT([.B357]; 19); 2)" office:value-type="string" office:string-value="01" calcext:value-type="string">
            <text:p>01</text:p>
          </table:table-cell>
          <table:table-cell table:formula="of:=RIGHT(LEFT([.B357]; 21); 2)" office:value-type="string" office:string-value="07" calcext:value-type="string">
            <text:p>07</text:p>
          </table:table-cell>
          <table:table-cell table:formula="of:=RIGHT(LEFT([.B357]; 23); 2)" office:value-type="string" office:string-value="01" calcext:value-type="string">
            <text:p>01</text:p>
          </table:table-cell>
          <table:table-cell table:formula="of:=RIGHT(LEFT([.B357]; 27); 4)" office:value-type="string" office:string-value="8D14" calcext:value-type="string">
            <text:p>8D14</text:p>
          </table:table-cell>
        </table:table-row>
        <table:table-row table:style-name="ro1">
          <table:table-cell/>
          <table:table-cell office:value-type="string" calcext:value-type="string">
            <text:p>-54.50,B115ECC60C010701DC39</text:p>
          </table:table-cell>
          <table:table-cell table:formula="of:=VALUE(LEFT([.B358]; 5))" office:value-type="float" office:value="-54.5" calcext:value-type="float">
            <text:p>-54.5000</text:p>
          </table:table-cell>
          <table:table-cell table:formula="of:=IF([.C358]&gt;-30; &quot;HUB&quot;; &quot;DEVICE&quot;)" office:value-type="string" office:string-value="DEVICE" calcext:value-type="string">
            <text:p>DEVICE</text:p>
          </table:table-cell>
          <table:table-cell table:formula="of:=RIGHT(LEFT([.B358]; 15); 8)" office:value-type="string" office:string-value="B115ECC6" calcext:value-type="string">
            <text:p>B115ECC6</text:p>
          </table:table-cell>
          <table:table-cell table:formula="of:=RIGHT(LEFT([.B358]; 17); 2)" office:value-type="string" office:string-value="0C" calcext:value-type="string">
            <text:p>0C</text:p>
          </table:table-cell>
          <table:table-cell table:formula="of:=RIGHT(LEFT([.B358]; 19); 2)" office:value-type="string" office:string-value="01" calcext:value-type="string">
            <text:p>01</text:p>
          </table:table-cell>
          <table:table-cell table:formula="of:=RIGHT(LEFT([.B358]; 21); 2)" office:value-type="string" office:string-value="07" calcext:value-type="string">
            <text:p>07</text:p>
          </table:table-cell>
          <table:table-cell table:formula="of:=RIGHT(LEFT([.B358]; 23); 2)" office:value-type="string" office:string-value="01" calcext:value-type="string">
            <text:p>01</text:p>
          </table:table-cell>
          <table:table-cell table:formula="of:=RIGHT(LEFT([.B358]; 27); 4)" office:value-type="string" office:string-value="DC39" calcext:value-type="string">
            <text:p>DC39</text:p>
          </table:table-cell>
        </table:table-row>
        <table:table-row table:style-name="ro1">
          <table:table-cell/>
          <table:table-cell office:value-type="string" calcext:value-type="string">
            <text:p>-22.00,B11335B50D0055AA4FC6</text:p>
          </table:table-cell>
          <table:table-cell table:formula="of:=VALUE(LEFT([.B359]; 5))" office:value-type="float" office:value="-22" calcext:value-type="float">
            <text:p>-22.0000</text:p>
          </table:table-cell>
          <table:table-cell table:formula="of:=IF([.C359]&gt;-30; &quot;HUB&quot;; &quot;DEVICE&quot;)" office:value-type="string" office:string-value="HUB" calcext:value-type="string">
            <text:p>HUB</text:p>
          </table:table-cell>
          <table:table-cell table:formula="of:=RIGHT(LEFT([.B359]; 15); 8)" office:value-type="string" office:string-value="B11335B5" calcext:value-type="string">
            <text:p>B11335B5</text:p>
          </table:table-cell>
          <table:table-cell table:formula="of:=RIGHT(LEFT([.B359]; 17); 2)" office:value-type="string" office:string-value="0D" calcext:value-type="string">
            <text:p>0D</text:p>
          </table:table-cell>
          <table:table-cell table:formula="of:=RIGHT(LEFT([.B359]; 19); 2)" office:value-type="string" office:string-value="00" calcext:value-type="string">
            <text:p>00</text:p>
          </table:table-cell>
          <table:table-cell table:formula="of:=RIGHT(LEFT([.B359]; 21); 2)" office:value-type="string" office:string-value="55" calcext:value-type="string">
            <text:p>55</text:p>
          </table:table-cell>
          <table:table-cell table:formula="of:=RIGHT(LEFT([.B359]; 23); 2)" office:value-type="string" office:string-value="AA" calcext:value-type="string">
            <text:p>AA</text:p>
          </table:table-cell>
          <table:table-cell table:formula="of:=RIGHT(LEFT([.B359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64.00,B11335B50D010700048B</text:p>
          </table:table-cell>
          <table:table-cell table:formula="of:=VALUE(LEFT([.B360]; 5))" office:value-type="float" office:value="-64" calcext:value-type="float">
            <text:p>-64.0000</text:p>
          </table:table-cell>
          <table:table-cell table:formula="of:=IF([.C360]&gt;-30; &quot;HUB&quot;; &quot;DEVICE&quot;)" office:value-type="string" office:string-value="DEVICE" calcext:value-type="string">
            <text:p>DEVICE</text:p>
          </table:table-cell>
          <table:table-cell table:formula="of:=RIGHT(LEFT([.B360]; 15); 8)" office:value-type="string" office:string-value="B11335B5" calcext:value-type="string">
            <text:p>B11335B5</text:p>
          </table:table-cell>
          <table:table-cell table:formula="of:=RIGHT(LEFT([.B360]; 17); 2)" office:value-type="string" office:string-value="0D" calcext:value-type="string">
            <text:p>0D</text:p>
          </table:table-cell>
          <table:table-cell table:formula="of:=RIGHT(LEFT([.B360]; 19); 2)" office:value-type="string" office:string-value="01" calcext:value-type="string">
            <text:p>01</text:p>
          </table:table-cell>
          <table:table-cell table:formula="of:=RIGHT(LEFT([.B360]; 21); 2)" office:value-type="string" office:string-value="07" calcext:value-type="string">
            <text:p>07</text:p>
          </table:table-cell>
          <table:table-cell table:formula="of:=RIGHT(LEFT([.B360]; 23); 2)" office:value-type="string" office:string-value="00" calcext:value-type="string">
            <text:p>00</text:p>
          </table:table-cell>
          <table:table-cell table:formula="of:=RIGHT(LEFT([.B360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1.50,B115ECC60B0107009D35</text:p>
          </table:table-cell>
          <table:table-cell table:formula="of:=VALUE(LEFT([.B361]; 5))" office:value-type="float" office:value="-21.5" calcext:value-type="float">
            <text:p>-21.5000</text:p>
          </table:table-cell>
          <table:table-cell table:formula="of:=IF([.C361]&gt;-30; &quot;HUB&quot;; &quot;DEVICE&quot;)" office:value-type="string" office:string-value="HUB" calcext:value-type="string">
            <text:p>HUB</text:p>
          </table:table-cell>
          <table:table-cell table:formula="of:=RIGHT(LEFT([.B361]; 15); 8)" office:value-type="string" office:string-value="B115ECC6" calcext:value-type="string">
            <text:p>B115ECC6</text:p>
          </table:table-cell>
          <table:table-cell table:formula="of:=RIGHT(LEFT([.B361]; 17); 2)" office:value-type="string" office:string-value="0B" calcext:value-type="string">
            <text:p>0B</text:p>
          </table:table-cell>
          <table:table-cell table:formula="of:=RIGHT(LEFT([.B361]; 19); 2)" office:value-type="string" office:string-value="01" calcext:value-type="string">
            <text:p>01</text:p>
          </table:table-cell>
          <table:table-cell table:formula="of:=RIGHT(LEFT([.B361]; 21); 2)" office:value-type="string" office:string-value="07" calcext:value-type="string">
            <text:p>07</text:p>
          </table:table-cell>
          <table:table-cell table:formula="of:=RIGHT(LEFT([.B361]; 23); 2)" office:value-type="string" office:string-value="00" calcext:value-type="string">
            <text:p>00</text:p>
          </table:table-cell>
          <table:table-cell table:formula="of:=RIGHT(LEFT([.B361]; 27); 4)" office:value-type="string" office:string-value="9D35" calcext:value-type="string">
            <text:p>9D35</text:p>
          </table:table-cell>
        </table:table-row>
        <table:table-row table:style-name="ro1">
          <table:table-cell/>
          <table:table-cell office:value-type="string" calcext:value-type="string">
            <text:p>-64.00,B115ECC60C010700CC18</text:p>
          </table:table-cell>
          <table:table-cell table:formula="of:=VALUE(LEFT([.B362]; 5))" office:value-type="float" office:value="-64" calcext:value-type="float">
            <text:p>-64.0000</text:p>
          </table:table-cell>
          <table:table-cell table:formula="of:=IF([.C362]&gt;-30; &quot;HUB&quot;; &quot;DEVICE&quot;)" office:value-type="string" office:string-value="DEVICE" calcext:value-type="string">
            <text:p>DEVICE</text:p>
          </table:table-cell>
          <table:table-cell table:formula="of:=RIGHT(LEFT([.B362]; 15); 8)" office:value-type="string" office:string-value="B115ECC6" calcext:value-type="string">
            <text:p>B115ECC6</text:p>
          </table:table-cell>
          <table:table-cell table:formula="of:=RIGHT(LEFT([.B362]; 17); 2)" office:value-type="string" office:string-value="0C" calcext:value-type="string">
            <text:p>0C</text:p>
          </table:table-cell>
          <table:table-cell table:formula="of:=RIGHT(LEFT([.B362]; 19); 2)" office:value-type="string" office:string-value="01" calcext:value-type="string">
            <text:p>01</text:p>
          </table:table-cell>
          <table:table-cell table:formula="of:=RIGHT(LEFT([.B362]; 21); 2)" office:value-type="string" office:string-value="07" calcext:value-type="string">
            <text:p>07</text:p>
          </table:table-cell>
          <table:table-cell table:formula="of:=RIGHT(LEFT([.B362]; 23); 2)" office:value-type="string" office:string-value="00" calcext:value-type="string">
            <text:p>00</text:p>
          </table:table-cell>
          <table:table-cell table:formula="of:=RIGHT(LEFT([.B362]; 27); 4)" office:value-type="string" office:string-value="CC18" calcext:value-type="string">
            <text:p>CC18</text:p>
          </table:table-cell>
        </table:table-row>
        <table:table-row table:style-name="ro1">
          <table:table-cell/>
          <table:table-cell office:value-type="string" calcext:value-type="string">
            <text:p>-21.50,B115ECC60D0055AAF1E1</text:p>
          </table:table-cell>
          <table:table-cell table:formula="of:=VALUE(LEFT([.B363]; 5))" office:value-type="float" office:value="-21.5" calcext:value-type="float">
            <text:p>-21.5000</text:p>
          </table:table-cell>
          <table:table-cell table:formula="of:=IF([.C363]&gt;-30; &quot;HUB&quot;; &quot;DEVICE&quot;)" office:value-type="string" office:string-value="HUB" calcext:value-type="string">
            <text:p>HUB</text:p>
          </table:table-cell>
          <table:table-cell table:formula="of:=RIGHT(LEFT([.B363]; 15); 8)" office:value-type="string" office:string-value="B115ECC6" calcext:value-type="string">
            <text:p>B115ECC6</text:p>
          </table:table-cell>
          <table:table-cell table:formula="of:=RIGHT(LEFT([.B363]; 17); 2)" office:value-type="string" office:string-value="0D" calcext:value-type="string">
            <text:p>0D</text:p>
          </table:table-cell>
          <table:table-cell table:formula="of:=RIGHT(LEFT([.B363]; 19); 2)" office:value-type="string" office:string-value="00" calcext:value-type="string">
            <text:p>00</text:p>
          </table:table-cell>
          <table:table-cell table:formula="of:=RIGHT(LEFT([.B363]; 21); 2)" office:value-type="string" office:string-value="55" calcext:value-type="string">
            <text:p>55</text:p>
          </table:table-cell>
          <table:table-cell table:formula="of:=RIGHT(LEFT([.B363]; 23); 2)" office:value-type="string" office:string-value="AA" calcext:value-type="string">
            <text:p>AA</text:p>
          </table:table-cell>
          <table:table-cell table:formula="of:=RIGHT(LEFT([.B363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54.50,B115ECC60D010700BAAC</text:p>
          </table:table-cell>
          <table:table-cell table:formula="of:=VALUE(LEFT([.B364]; 5))" office:value-type="float" office:value="-54.5" calcext:value-type="float">
            <text:p>-54.5000</text:p>
          </table:table-cell>
          <table:table-cell table:formula="of:=IF([.C364]&gt;-30; &quot;HUB&quot;; &quot;DEVICE&quot;)" office:value-type="string" office:string-value="DEVICE" calcext:value-type="string">
            <text:p>DEVICE</text:p>
          </table:table-cell>
          <table:table-cell table:formula="of:=RIGHT(LEFT([.B364]; 15); 8)" office:value-type="string" office:string-value="B115ECC6" calcext:value-type="string">
            <text:p>B115ECC6</text:p>
          </table:table-cell>
          <table:table-cell table:formula="of:=RIGHT(LEFT([.B364]; 17); 2)" office:value-type="string" office:string-value="0D" calcext:value-type="string">
            <text:p>0D</text:p>
          </table:table-cell>
          <table:table-cell table:formula="of:=RIGHT(LEFT([.B364]; 19); 2)" office:value-type="string" office:string-value="01" calcext:value-type="string">
            <text:p>01</text:p>
          </table:table-cell>
          <table:table-cell table:formula="of:=RIGHT(LEFT([.B364]; 21); 2)" office:value-type="string" office:string-value="07" calcext:value-type="string">
            <text:p>07</text:p>
          </table:table-cell>
          <table:table-cell table:formula="of:=RIGHT(LEFT([.B364]; 23); 2)" office:value-type="string" office:string-value="00" calcext:value-type="string">
            <text:p>00</text:p>
          </table:table-cell>
          <table:table-cell table:formula="of:=RIGHT(LEFT([.B364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1.50,B11335B50B0107013333</text:p>
          </table:table-cell>
          <table:table-cell table:formula="of:=VALUE(LEFT([.B365]; 5))" office:value-type="float" office:value="-21.5" calcext:value-type="float">
            <text:p>-21.5000</text:p>
          </table:table-cell>
          <table:table-cell table:formula="of:=IF([.C365]&gt;-30; &quot;HUB&quot;; &quot;DEVICE&quot;)" office:value-type="string" office:string-value="HUB" calcext:value-type="string">
            <text:p>HUB</text:p>
          </table:table-cell>
          <table:table-cell table:formula="of:=RIGHT(LEFT([.B365]; 15); 8)" office:value-type="string" office:string-value="B11335B5" calcext:value-type="string">
            <text:p>B11335B5</text:p>
          </table:table-cell>
          <table:table-cell table:formula="of:=RIGHT(LEFT([.B365]; 17); 2)" office:value-type="string" office:string-value="0B" calcext:value-type="string">
            <text:p>0B</text:p>
          </table:table-cell>
          <table:table-cell table:formula="of:=RIGHT(LEFT([.B365]; 19); 2)" office:value-type="string" office:string-value="01" calcext:value-type="string">
            <text:p>01</text:p>
          </table:table-cell>
          <table:table-cell table:formula="of:=RIGHT(LEFT([.B365]; 21); 2)" office:value-type="string" office:string-value="07" calcext:value-type="string">
            <text:p>07</text:p>
          </table:table-cell>
          <table:table-cell table:formula="of:=RIGHT(LEFT([.B365]; 23); 2)" office:value-type="string" office:string-value="01" calcext:value-type="string">
            <text:p>01</text:p>
          </table:table-cell>
          <table:table-cell table:formula="of:=RIGHT(LEFT([.B365]; 27); 4)" office:value-type="string" office:string-value="3333" calcext:value-type="string">
            <text:p>3333</text:p>
          </table:table-cell>
        </table:table-row>
        <table:table-row table:style-name="ro1">
          <table:table-cell/>
          <table:table-cell office:value-type="string" calcext:value-type="string">
            <text:p>-65.00,B11335B50C010701621E</text:p>
          </table:table-cell>
          <table:table-cell table:formula="of:=VALUE(LEFT([.B366]; 5))" office:value-type="float" office:value="-65" calcext:value-type="float">
            <text:p>-65.0000</text:p>
          </table:table-cell>
          <table:table-cell table:formula="of:=IF([.C366]&gt;-30; &quot;HUB&quot;; &quot;DEVICE&quot;)" office:value-type="string" office:string-value="DEVICE" calcext:value-type="string">
            <text:p>DEVICE</text:p>
          </table:table-cell>
          <table:table-cell table:formula="of:=RIGHT(LEFT([.B366]; 15); 8)" office:value-type="string" office:string-value="B11335B5" calcext:value-type="string">
            <text:p>B11335B5</text:p>
          </table:table-cell>
          <table:table-cell table:formula="of:=RIGHT(LEFT([.B366]; 17); 2)" office:value-type="string" office:string-value="0C" calcext:value-type="string">
            <text:p>0C</text:p>
          </table:table-cell>
          <table:table-cell table:formula="of:=RIGHT(LEFT([.B366]; 19); 2)" office:value-type="string" office:string-value="01" calcext:value-type="string">
            <text:p>01</text:p>
          </table:table-cell>
          <table:table-cell table:formula="of:=RIGHT(LEFT([.B366]; 21); 2)" office:value-type="string" office:string-value="07" calcext:value-type="string">
            <text:p>07</text:p>
          </table:table-cell>
          <table:table-cell table:formula="of:=RIGHT(LEFT([.B366]; 23); 2)" office:value-type="string" office:string-value="01" calcext:value-type="string">
            <text:p>01</text:p>
          </table:table-cell>
          <table:table-cell table:formula="of:=RIGHT(LEFT([.B366]; 27); 4)" office:value-type="string" office:string-value="621E" calcext:value-type="string">
            <text:p>621E</text:p>
          </table:table-cell>
        </table:table-row>
        <table:table-row table:style-name="ro1">
          <table:table-cell/>
          <table:table-cell office:value-type="string" calcext:value-type="string">
            <text:p>-21.00,B11335B50B0107002312</text:p>
          </table:table-cell>
          <table:table-cell table:formula="of:=VALUE(LEFT([.B367]; 5))" office:value-type="float" office:value="-21" calcext:value-type="float">
            <text:p>-21.0000</text:p>
          </table:table-cell>
          <table:table-cell table:formula="of:=IF([.C367]&gt;-30; &quot;HUB&quot;; &quot;DEVICE&quot;)" office:value-type="string" office:string-value="HUB" calcext:value-type="string">
            <text:p>HUB</text:p>
          </table:table-cell>
          <table:table-cell table:formula="of:=RIGHT(LEFT([.B367]; 15); 8)" office:value-type="string" office:string-value="B11335B5" calcext:value-type="string">
            <text:p>B11335B5</text:p>
          </table:table-cell>
          <table:table-cell table:formula="of:=RIGHT(LEFT([.B367]; 17); 2)" office:value-type="string" office:string-value="0B" calcext:value-type="string">
            <text:p>0B</text:p>
          </table:table-cell>
          <table:table-cell table:formula="of:=RIGHT(LEFT([.B367]; 19); 2)" office:value-type="string" office:string-value="01" calcext:value-type="string">
            <text:p>01</text:p>
          </table:table-cell>
          <table:table-cell table:formula="of:=RIGHT(LEFT([.B367]; 21); 2)" office:value-type="string" office:string-value="07" calcext:value-type="string">
            <text:p>07</text:p>
          </table:table-cell>
          <table:table-cell table:formula="of:=RIGHT(LEFT([.B367]; 23); 2)" office:value-type="string" office:string-value="00" calcext:value-type="string">
            <text:p>00</text:p>
          </table:table-cell>
          <table:table-cell table:formula="of:=RIGHT(LEFT([.B367]; 27); 4)" office:value-type="string" office:string-value="2312" calcext:value-type="string">
            <text:p>2312</text:p>
          </table:table-cell>
        </table:table-row>
        <table:table-row table:style-name="ro1">
          <table:table-cell/>
          <table:table-cell office:value-type="string" calcext:value-type="string">
            <text:p>-64.50,B11335B50C010700723F</text:p>
          </table:table-cell>
          <table:table-cell table:formula="of:=VALUE(LEFT([.B368]; 5))" office:value-type="float" office:value="-64.5" calcext:value-type="float">
            <text:p>-64.5000</text:p>
          </table:table-cell>
          <table:table-cell table:formula="of:=IF([.C368]&gt;-30; &quot;HUB&quot;; &quot;DEVICE&quot;)" office:value-type="string" office:string-value="DEVICE" calcext:value-type="string">
            <text:p>DEVICE</text:p>
          </table:table-cell>
          <table:table-cell table:formula="of:=RIGHT(LEFT([.B368]; 15); 8)" office:value-type="string" office:string-value="B11335B5" calcext:value-type="string">
            <text:p>B11335B5</text:p>
          </table:table-cell>
          <table:table-cell table:formula="of:=RIGHT(LEFT([.B368]; 17); 2)" office:value-type="string" office:string-value="0C" calcext:value-type="string">
            <text:p>0C</text:p>
          </table:table-cell>
          <table:table-cell table:formula="of:=RIGHT(LEFT([.B368]; 19); 2)" office:value-type="string" office:string-value="01" calcext:value-type="string">
            <text:p>01</text:p>
          </table:table-cell>
          <table:table-cell table:formula="of:=RIGHT(LEFT([.B368]; 21); 2)" office:value-type="string" office:string-value="07" calcext:value-type="string">
            <text:p>07</text:p>
          </table:table-cell>
          <table:table-cell table:formula="of:=RIGHT(LEFT([.B368]; 23); 2)" office:value-type="string" office:string-value="00" calcext:value-type="string">
            <text:p>00</text:p>
          </table:table-cell>
          <table:table-cell table:formula="of:=RIGHT(LEFT([.B368]; 27); 4)" office:value-type="string" office:string-value="723F" calcext:value-type="string">
            <text:p>723F</text:p>
          </table:table-cell>
        </table:table-row>
        <table:table-row table:style-name="ro1">
          <table:table-cell/>
          <table:table-cell office:value-type="string" calcext:value-type="string">
            <text:p>-21.00,004BFEDD0D0055AAAC11</text:p>
          </table:table-cell>
          <table:table-cell table:formula="of:=VALUE(LEFT([.B369]; 5))" office:value-type="float" office:value="-21" calcext:value-type="float">
            <text:p>-21.0000</text:p>
          </table:table-cell>
          <table:table-cell table:formula="of:=IF([.C369]&gt;-30; &quot;HUB&quot;; &quot;DEVICE&quot;)" office:value-type="string" office:string-value="HUB" calcext:value-type="string">
            <text:p>HUB</text:p>
          </table:table-cell>
          <table:table-cell table:formula="of:=RIGHT(LEFT([.B369]; 15); 8)" office:value-type="string" office:string-value="004BFEDD" calcext:value-type="string">
            <text:p>004BFEDD</text:p>
          </table:table-cell>
          <table:table-cell table:formula="of:=RIGHT(LEFT([.B369]; 17); 2)" office:value-type="string" office:string-value="0D" calcext:value-type="string">
            <text:p>0D</text:p>
          </table:table-cell>
          <table:table-cell table:formula="of:=RIGHT(LEFT([.B369]; 19); 2)" office:value-type="string" office:string-value="00" calcext:value-type="string">
            <text:p>00</text:p>
          </table:table-cell>
          <table:table-cell table:formula="of:=RIGHT(LEFT([.B369]; 21); 2)" office:value-type="string" office:string-value="55" calcext:value-type="string">
            <text:p>55</text:p>
          </table:table-cell>
          <table:table-cell table:formula="of:=RIGHT(LEFT([.B369]; 23); 2)" office:value-type="string" office:string-value="AA" calcext:value-type="string">
            <text:p>AA</text:p>
          </table:table-cell>
          <table:table-cell table:formula="of:=RIGHT(LEFT([.B369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49.00,004BFEDD0D0101004DFA</text:p>
          </table:table-cell>
          <table:table-cell table:formula="of:=VALUE(LEFT([.B370]; 5))" office:value-type="float" office:value="-49" calcext:value-type="float">
            <text:p>-49.0000</text:p>
          </table:table-cell>
          <table:table-cell table:formula="of:=IF([.C370]&gt;-30; &quot;HUB&quot;; &quot;DEVICE&quot;)" office:value-type="string" office:string-value="DEVICE" calcext:value-type="string">
            <text:p>DEVICE</text:p>
          </table:table-cell>
          <table:table-cell table:formula="of:=RIGHT(LEFT([.B370]; 15); 8)" office:value-type="string" office:string-value="004BFEDD" calcext:value-type="string">
            <text:p>004BFEDD</text:p>
          </table:table-cell>
          <table:table-cell table:formula="of:=RIGHT(LEFT([.B370]; 17); 2)" office:value-type="string" office:string-value="0D" calcext:value-type="string">
            <text:p>0D</text:p>
          </table:table-cell>
          <table:table-cell table:formula="of:=RIGHT(LEFT([.B370]; 19); 2)" office:value-type="string" office:string-value="01" calcext:value-type="string">
            <text:p>01</text:p>
          </table:table-cell>
          <table:table-cell table:formula="of:=RIGHT(LEFT([.B370]; 21); 2)" office:value-type="string" office:string-value="01" calcext:value-type="string">
            <text:p>01</text:p>
          </table:table-cell>
          <table:table-cell table:formula="of:=RIGHT(LEFT([.B370]; 23); 2)" office:value-type="string" office:string-value="00" calcext:value-type="string">
            <text:p>00</text:p>
          </table:table-cell>
          <table:table-cell table:formula="of:=RIGHT(LEFT([.B370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1.00,004BFF710D0055AA48FE</text:p>
          </table:table-cell>
          <table:table-cell table:formula="of:=VALUE(LEFT([.B371]; 5))" office:value-type="float" office:value="-21" calcext:value-type="float">
            <text:p>-21.0000</text:p>
          </table:table-cell>
          <table:table-cell table:formula="of:=IF([.C371]&gt;-30; &quot;HUB&quot;; &quot;DEVICE&quot;)" office:value-type="string" office:string-value="HUB" calcext:value-type="string">
            <text:p>HUB</text:p>
          </table:table-cell>
          <table:table-cell table:formula="of:=RIGHT(LEFT([.B371]; 15); 8)" office:value-type="string" office:string-value="004BFF71" calcext:value-type="string">
            <text:p>004BFF71</text:p>
          </table:table-cell>
          <table:table-cell table:formula="of:=RIGHT(LEFT([.B371]; 17); 2)" office:value-type="string" office:string-value="0D" calcext:value-type="string">
            <text:p>0D</text:p>
          </table:table-cell>
          <table:table-cell table:formula="of:=RIGHT(LEFT([.B371]; 19); 2)" office:value-type="string" office:string-value="00" calcext:value-type="string">
            <text:p>00</text:p>
          </table:table-cell>
          <table:table-cell table:formula="of:=RIGHT(LEFT([.B371]; 21); 2)" office:value-type="string" office:string-value="55" calcext:value-type="string">
            <text:p>55</text:p>
          </table:table-cell>
          <table:table-cell table:formula="of:=RIGHT(LEFT([.B371]; 23); 2)" office:value-type="string" office:string-value="AA" calcext:value-type="string">
            <text:p>AA</text:p>
          </table:table-cell>
          <table:table-cell table:formula="of:=RIGHT(LEFT([.B371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54.00,004BFF710D010101B934</text:p>
          </table:table-cell>
          <table:table-cell table:formula="of:=VALUE(LEFT([.B372]; 5))" office:value-type="float" office:value="-54" calcext:value-type="float">
            <text:p>-54.0000</text:p>
          </table:table-cell>
          <table:table-cell table:formula="of:=IF([.C372]&gt;-30; &quot;HUB&quot;; &quot;DEVICE&quot;)" office:value-type="string" office:string-value="DEVICE" calcext:value-type="string">
            <text:p>DEVICE</text:p>
          </table:table-cell>
          <table:table-cell table:formula="of:=RIGHT(LEFT([.B372]; 15); 8)" office:value-type="string" office:string-value="004BFF71" calcext:value-type="string">
            <text:p>004BFF71</text:p>
          </table:table-cell>
          <table:table-cell table:formula="of:=RIGHT(LEFT([.B372]; 17); 2)" office:value-type="string" office:string-value="0D" calcext:value-type="string">
            <text:p>0D</text:p>
          </table:table-cell>
          <table:table-cell table:formula="of:=RIGHT(LEFT([.B372]; 19); 2)" office:value-type="string" office:string-value="01" calcext:value-type="string">
            <text:p>01</text:p>
          </table:table-cell>
          <table:table-cell table:formula="of:=RIGHT(LEFT([.B372]; 21); 2)" office:value-type="string" office:string-value="01" calcext:value-type="string">
            <text:p>01</text:p>
          </table:table-cell>
          <table:table-cell table:formula="of:=RIGHT(LEFT([.B372]; 23); 2)" office:value-type="string" office:string-value="01" calcext:value-type="string">
            <text:p>01</text:p>
          </table:table-cell>
          <table:table-cell table:formula="of:=RIGHT(LEFT([.B372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1.50,B115ECD60B010700996F</text:p>
          </table:table-cell>
          <table:table-cell table:formula="of:=VALUE(LEFT([.B373]; 5))" office:value-type="float" office:value="-21.5" calcext:value-type="float">
            <text:p>-21.5000</text:p>
          </table:table-cell>
          <table:table-cell table:formula="of:=IF([.C373]&gt;-30; &quot;HUB&quot;; &quot;DEVICE&quot;)" office:value-type="string" office:string-value="HUB" calcext:value-type="string">
            <text:p>HUB</text:p>
          </table:table-cell>
          <table:table-cell table:formula="of:=RIGHT(LEFT([.B373]; 15); 8)" office:value-type="string" office:string-value="B115ECD6" calcext:value-type="string">
            <text:p>B115ECD6</text:p>
          </table:table-cell>
          <table:table-cell table:formula="of:=RIGHT(LEFT([.B373]; 17); 2)" office:value-type="string" office:string-value="0B" calcext:value-type="string">
            <text:p>0B</text:p>
          </table:table-cell>
          <table:table-cell table:formula="of:=RIGHT(LEFT([.B373]; 19); 2)" office:value-type="string" office:string-value="01" calcext:value-type="string">
            <text:p>01</text:p>
          </table:table-cell>
          <table:table-cell table:formula="of:=RIGHT(LEFT([.B373]; 21); 2)" office:value-type="string" office:string-value="07" calcext:value-type="string">
            <text:p>07</text:p>
          </table:table-cell>
          <table:table-cell table:formula="of:=RIGHT(LEFT([.B373]; 23); 2)" office:value-type="string" office:string-value="00" calcext:value-type="string">
            <text:p>00</text:p>
          </table:table-cell>
          <table:table-cell table:formula="of:=RIGHT(LEFT([.B373]; 27); 4)" office:value-type="string" office:string-value="996F" calcext:value-type="string">
            <text:p>996F</text:p>
          </table:table-cell>
        </table:table-row>
        <table:table-row table:style-name="ro1">
          <table:table-cell/>
          <table:table-cell office:value-type="string" calcext:value-type="string">
            <text:p>-61.00,B115ECD60C010700C842</text:p>
          </table:table-cell>
          <table:table-cell table:formula="of:=VALUE(LEFT([.B374]; 5))" office:value-type="float" office:value="-61" calcext:value-type="float">
            <text:p>-61.0000</text:p>
          </table:table-cell>
          <table:table-cell table:formula="of:=IF([.C374]&gt;-30; &quot;HUB&quot;; &quot;DEVICE&quot;)" office:value-type="string" office:string-value="DEVICE" calcext:value-type="string">
            <text:p>DEVICE</text:p>
          </table:table-cell>
          <table:table-cell table:formula="of:=RIGHT(LEFT([.B374]; 15); 8)" office:value-type="string" office:string-value="B115ECD6" calcext:value-type="string">
            <text:p>B115ECD6</text:p>
          </table:table-cell>
          <table:table-cell table:formula="of:=RIGHT(LEFT([.B374]; 17); 2)" office:value-type="string" office:string-value="0C" calcext:value-type="string">
            <text:p>0C</text:p>
          </table:table-cell>
          <table:table-cell table:formula="of:=RIGHT(LEFT([.B374]; 19); 2)" office:value-type="string" office:string-value="01" calcext:value-type="string">
            <text:p>01</text:p>
          </table:table-cell>
          <table:table-cell table:formula="of:=RIGHT(LEFT([.B374]; 21); 2)" office:value-type="string" office:string-value="07" calcext:value-type="string">
            <text:p>07</text:p>
          </table:table-cell>
          <table:table-cell table:formula="of:=RIGHT(LEFT([.B374]; 23); 2)" office:value-type="string" office:string-value="00" calcext:value-type="string">
            <text:p>00</text:p>
          </table:table-cell>
          <table:table-cell table:formula="of:=RIGHT(LEFT([.B374]; 27); 4)" office:value-type="string" office:string-value="C842" calcext:value-type="string">
            <text:p>C842</text:p>
          </table:table-cell>
        </table:table-row>
        <table:table-row table:style-name="ro1">
          <table:table-cell/>
          <table:table-cell office:value-type="string" calcext:value-type="string">
            <text:p>-21.50,B115BBEF0B0107019509</text:p>
          </table:table-cell>
          <table:table-cell table:formula="of:=VALUE(LEFT([.B375]; 5))" office:value-type="float" office:value="-21.5" calcext:value-type="float">
            <text:p>-21.5000</text:p>
          </table:table-cell>
          <table:table-cell table:formula="of:=IF([.C375]&gt;-30; &quot;HUB&quot;; &quot;DEVICE&quot;)" office:value-type="string" office:string-value="HUB" calcext:value-type="string">
            <text:p>HUB</text:p>
          </table:table-cell>
          <table:table-cell table:formula="of:=RIGHT(LEFT([.B375]; 15); 8)" office:value-type="string" office:string-value="B115BBEF" calcext:value-type="string">
            <text:p>B115BBEF</text:p>
          </table:table-cell>
          <table:table-cell table:formula="of:=RIGHT(LEFT([.B375]; 17); 2)" office:value-type="string" office:string-value="0B" calcext:value-type="string">
            <text:p>0B</text:p>
          </table:table-cell>
          <table:table-cell table:formula="of:=RIGHT(LEFT([.B375]; 19); 2)" office:value-type="string" office:string-value="01" calcext:value-type="string">
            <text:p>01</text:p>
          </table:table-cell>
          <table:table-cell table:formula="of:=RIGHT(LEFT([.B375]; 21); 2)" office:value-type="string" office:string-value="07" calcext:value-type="string">
            <text:p>07</text:p>
          </table:table-cell>
          <table:table-cell table:formula="of:=RIGHT(LEFT([.B375]; 23); 2)" office:value-type="string" office:string-value="01" calcext:value-type="string">
            <text:p>01</text:p>
          </table:table-cell>
          <table:table-cell table:formula="of:=RIGHT(LEFT([.B375]; 27); 4)" office:value-type="string" office:string-value="9509" calcext:value-type="string">
            <text:p>9509</text:p>
          </table:table-cell>
        </table:table-row>
        <table:table-row table:style-name="ro1">
          <table:table-cell/>
          <table:table-cell office:value-type="string" calcext:value-type="string">
            <text:p>-71.00,B115BBEF0C010701C424</text:p>
          </table:table-cell>
          <table:table-cell table:formula="of:=VALUE(LEFT([.B376]; 5))" office:value-type="float" office:value="-71" calcext:value-type="float">
            <text:p>-71.0000</text:p>
          </table:table-cell>
          <table:table-cell table:formula="of:=IF([.C376]&gt;-30; &quot;HUB&quot;; &quot;DEVICE&quot;)" office:value-type="string" office:string-value="DEVICE" calcext:value-type="string">
            <text:p>DEVICE</text:p>
          </table:table-cell>
          <table:table-cell table:formula="of:=RIGHT(LEFT([.B376]; 15); 8)" office:value-type="string" office:string-value="B115BBEF" calcext:value-type="string">
            <text:p>B115BBEF</text:p>
          </table:table-cell>
          <table:table-cell table:formula="of:=RIGHT(LEFT([.B376]; 17); 2)" office:value-type="string" office:string-value="0C" calcext:value-type="string">
            <text:p>0C</text:p>
          </table:table-cell>
          <table:table-cell table:formula="of:=RIGHT(LEFT([.B376]; 19); 2)" office:value-type="string" office:string-value="01" calcext:value-type="string">
            <text:p>01</text:p>
          </table:table-cell>
          <table:table-cell table:formula="of:=RIGHT(LEFT([.B376]; 21); 2)" office:value-type="string" office:string-value="07" calcext:value-type="string">
            <text:p>07</text:p>
          </table:table-cell>
          <table:table-cell table:formula="of:=RIGHT(LEFT([.B376]; 23); 2)" office:value-type="string" office:string-value="01" calcext:value-type="string">
            <text:p>01</text:p>
          </table:table-cell>
          <table:table-cell table:formula="of:=RIGHT(LEFT([.B376]; 27); 4)" office:value-type="string" office:string-value="C424" calcext:value-type="string">
            <text:p>C424</text:p>
          </table:table-cell>
        </table:table-row>
        <table:table-row table:style-name="ro1">
          <table:table-cell/>
          <table:table-cell office:value-type="string" calcext:value-type="string">
            <text:p>-22.00,B115BBEF0D0055AAE9FC</text:p>
          </table:table-cell>
          <table:table-cell table:formula="of:=VALUE(LEFT([.B377]; 5))" office:value-type="float" office:value="-22" calcext:value-type="float">
            <text:p>-22.0000</text:p>
          </table:table-cell>
          <table:table-cell table:formula="of:=IF([.C377]&gt;-30; &quot;HUB&quot;; &quot;DEVICE&quot;)" office:value-type="string" office:string-value="HUB" calcext:value-type="string">
            <text:p>HUB</text:p>
          </table:table-cell>
          <table:table-cell table:formula="of:=RIGHT(LEFT([.B377]; 15); 8)" office:value-type="string" office:string-value="B115BBEF" calcext:value-type="string">
            <text:p>B115BBEF</text:p>
          </table:table-cell>
          <table:table-cell table:formula="of:=RIGHT(LEFT([.B377]; 17); 2)" office:value-type="string" office:string-value="0D" calcext:value-type="string">
            <text:p>0D</text:p>
          </table:table-cell>
          <table:table-cell table:formula="of:=RIGHT(LEFT([.B377]; 19); 2)" office:value-type="string" office:string-value="00" calcext:value-type="string">
            <text:p>00</text:p>
          </table:table-cell>
          <table:table-cell table:formula="of:=RIGHT(LEFT([.B377]; 21); 2)" office:value-type="string" office:string-value="55" calcext:value-type="string">
            <text:p>55</text:p>
          </table:table-cell>
          <table:table-cell table:formula="of:=RIGHT(LEFT([.B377]; 23); 2)" office:value-type="string" office:string-value="AA" calcext:value-type="string">
            <text:p>AA</text:p>
          </table:table-cell>
          <table:table-cell table:formula="of:=RIGHT(LEFT([.B377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69.50,B115BBEF0D010701B290</text:p>
          </table:table-cell>
          <table:table-cell table:formula="of:=VALUE(LEFT([.B378]; 5))" office:value-type="float" office:value="-69.5" calcext:value-type="float">
            <text:p>-69.5000</text:p>
          </table:table-cell>
          <table:table-cell table:formula="of:=IF([.C378]&gt;-30; &quot;HUB&quot;; &quot;DEVICE&quot;)" office:value-type="string" office:string-value="DEVICE" calcext:value-type="string">
            <text:p>DEVICE</text:p>
          </table:table-cell>
          <table:table-cell table:formula="of:=RIGHT(LEFT([.B378]; 15); 8)" office:value-type="string" office:string-value="B115BBEF" calcext:value-type="string">
            <text:p>B115BBEF</text:p>
          </table:table-cell>
          <table:table-cell table:formula="of:=RIGHT(LEFT([.B378]; 17); 2)" office:value-type="string" office:string-value="0D" calcext:value-type="string">
            <text:p>0D</text:p>
          </table:table-cell>
          <table:table-cell table:formula="of:=RIGHT(LEFT([.B378]; 19); 2)" office:value-type="string" office:string-value="01" calcext:value-type="string">
            <text:p>01</text:p>
          </table:table-cell>
          <table:table-cell table:formula="of:=RIGHT(LEFT([.B378]; 21); 2)" office:value-type="string" office:string-value="07" calcext:value-type="string">
            <text:p>07</text:p>
          </table:table-cell>
          <table:table-cell table:formula="of:=RIGHT(LEFT([.B378]; 23); 2)" office:value-type="string" office:string-value="01" calcext:value-type="string">
            <text:p>01</text:p>
          </table:table-cell>
          <table:table-cell table:formula="of:=RIGHT(LEFT([.B378]; 27); 4)" office:value-type="string" office:string-value="B290" calcext:value-type="string">
            <text:p>B290</text:p>
          </table:table-cell>
        </table:table-row>
        <table:table-row table:style-name="ro1">
          <table:table-cell/>
          <table:table-cell office:value-type="string" calcext:value-type="string">
            <text:p>-21.50,B115BBEF0B0107008528</text:p>
          </table:table-cell>
          <table:table-cell table:formula="of:=VALUE(LEFT([.B379]; 5))" office:value-type="float" office:value="-21.5" calcext:value-type="float">
            <text:p>-21.5000</text:p>
          </table:table-cell>
          <table:table-cell table:formula="of:=IF([.C379]&gt;-30; &quot;HUB&quot;; &quot;DEVICE&quot;)" office:value-type="string" office:string-value="HUB" calcext:value-type="string">
            <text:p>HUB</text:p>
          </table:table-cell>
          <table:table-cell table:formula="of:=RIGHT(LEFT([.B379]; 15); 8)" office:value-type="string" office:string-value="B115BBEF" calcext:value-type="string">
            <text:p>B115BBEF</text:p>
          </table:table-cell>
          <table:table-cell table:formula="of:=RIGHT(LEFT([.B379]; 17); 2)" office:value-type="string" office:string-value="0B" calcext:value-type="string">
            <text:p>0B</text:p>
          </table:table-cell>
          <table:table-cell table:formula="of:=RIGHT(LEFT([.B379]; 19); 2)" office:value-type="string" office:string-value="01" calcext:value-type="string">
            <text:p>01</text:p>
          </table:table-cell>
          <table:table-cell table:formula="of:=RIGHT(LEFT([.B379]; 21); 2)" office:value-type="string" office:string-value="07" calcext:value-type="string">
            <text:p>07</text:p>
          </table:table-cell>
          <table:table-cell table:formula="of:=RIGHT(LEFT([.B379]; 23); 2)" office:value-type="string" office:string-value="00" calcext:value-type="string">
            <text:p>00</text:p>
          </table:table-cell>
          <table:table-cell table:formula="of:=RIGHT(LEFT([.B379]; 27); 4)" office:value-type="string" office:string-value="8528" calcext:value-type="string">
            <text:p>8528</text:p>
          </table:table-cell>
        </table:table-row>
        <table:table-row table:style-name="ro1">
          <table:table-cell/>
          <table:table-cell office:value-type="string" calcext:value-type="string">
            <text:p>-71.00,B115BBEF0C010700D405</text:p>
          </table:table-cell>
          <table:table-cell table:formula="of:=VALUE(LEFT([.B380]; 5))" office:value-type="float" office:value="-71" calcext:value-type="float">
            <text:p>-71.0000</text:p>
          </table:table-cell>
          <table:table-cell table:formula="of:=IF([.C380]&gt;-30; &quot;HUB&quot;; &quot;DEVICE&quot;)" office:value-type="string" office:string-value="DEVICE" calcext:value-type="string">
            <text:p>DEVICE</text:p>
          </table:table-cell>
          <table:table-cell table:formula="of:=RIGHT(LEFT([.B380]; 15); 8)" office:value-type="string" office:string-value="B115BBEF" calcext:value-type="string">
            <text:p>B115BBEF</text:p>
          </table:table-cell>
          <table:table-cell table:formula="of:=RIGHT(LEFT([.B380]; 17); 2)" office:value-type="string" office:string-value="0C" calcext:value-type="string">
            <text:p>0C</text:p>
          </table:table-cell>
          <table:table-cell table:formula="of:=RIGHT(LEFT([.B380]; 19); 2)" office:value-type="string" office:string-value="01" calcext:value-type="string">
            <text:p>01</text:p>
          </table:table-cell>
          <table:table-cell table:formula="of:=RIGHT(LEFT([.B380]; 21); 2)" office:value-type="string" office:string-value="07" calcext:value-type="string">
            <text:p>07</text:p>
          </table:table-cell>
          <table:table-cell table:formula="of:=RIGHT(LEFT([.B380]; 23); 2)" office:value-type="string" office:string-value="00" calcext:value-type="string">
            <text:p>00</text:p>
          </table:table-cell>
          <table:table-cell table:formula="of:=RIGHT(LEFT([.B380]; 27); 4)" office:value-type="string" office:string-value="D405" calcext:value-type="string">
            <text:p>D405</text:p>
          </table:table-cell>
        </table:table-row>
        <table:table-row table:style-name="ro1">
          <table:table-cell/>
          <table:table-cell office:value-type="string" calcext:value-type="string">
            <text:p>-21.50,B115EDDF0B01070074B3</text:p>
          </table:table-cell>
          <table:table-cell table:formula="of:=VALUE(LEFT([.B381]; 5))" office:value-type="float" office:value="-21.5" calcext:value-type="float">
            <text:p>-21.5000</text:p>
          </table:table-cell>
          <table:table-cell table:formula="of:=IF([.C381]&gt;-30; &quot;HUB&quot;; &quot;DEVICE&quot;)" office:value-type="string" office:string-value="HUB" calcext:value-type="string">
            <text:p>HUB</text:p>
          </table:table-cell>
          <table:table-cell table:formula="of:=RIGHT(LEFT([.B381]; 15); 8)" office:value-type="string" office:string-value="B115EDDF" calcext:value-type="string">
            <text:p>B115EDDF</text:p>
          </table:table-cell>
          <table:table-cell table:formula="of:=RIGHT(LEFT([.B381]; 17); 2)" office:value-type="string" office:string-value="0B" calcext:value-type="string">
            <text:p>0B</text:p>
          </table:table-cell>
          <table:table-cell table:formula="of:=RIGHT(LEFT([.B381]; 19); 2)" office:value-type="string" office:string-value="01" calcext:value-type="string">
            <text:p>01</text:p>
          </table:table-cell>
          <table:table-cell table:formula="of:=RIGHT(LEFT([.B381]; 21); 2)" office:value-type="string" office:string-value="07" calcext:value-type="string">
            <text:p>07</text:p>
          </table:table-cell>
          <table:table-cell table:formula="of:=RIGHT(LEFT([.B381]; 23); 2)" office:value-type="string" office:string-value="00" calcext:value-type="string">
            <text:p>00</text:p>
          </table:table-cell>
          <table:table-cell table:formula="of:=RIGHT(LEFT([.B381]; 27); 4)" office:value-type="string" office:string-value="74B3" calcext:value-type="string">
            <text:p>74B3</text:p>
          </table:table-cell>
        </table:table-row>
        <table:table-row table:style-name="ro1">
          <table:table-cell/>
          <table:table-cell office:value-type="string" calcext:value-type="string">
            <text:p>-74.50,B115EDDF0C010700259E</text:p>
          </table:table-cell>
          <table:table-cell table:formula="of:=VALUE(LEFT([.B382]; 5))" office:value-type="float" office:value="-74.5" calcext:value-type="float">
            <text:p>-74.5000</text:p>
          </table:table-cell>
          <table:table-cell table:formula="of:=IF([.C382]&gt;-30; &quot;HUB&quot;; &quot;DEVICE&quot;)" office:value-type="string" office:string-value="DEVICE" calcext:value-type="string">
            <text:p>DEVICE</text:p>
          </table:table-cell>
          <table:table-cell table:formula="of:=RIGHT(LEFT([.B382]; 15); 8)" office:value-type="string" office:string-value="B115EDDF" calcext:value-type="string">
            <text:p>B115EDDF</text:p>
          </table:table-cell>
          <table:table-cell table:formula="of:=RIGHT(LEFT([.B382]; 17); 2)" office:value-type="string" office:string-value="0C" calcext:value-type="string">
            <text:p>0C</text:p>
          </table:table-cell>
          <table:table-cell table:formula="of:=RIGHT(LEFT([.B382]; 19); 2)" office:value-type="string" office:string-value="01" calcext:value-type="string">
            <text:p>01</text:p>
          </table:table-cell>
          <table:table-cell table:formula="of:=RIGHT(LEFT([.B382]; 21); 2)" office:value-type="string" office:string-value="07" calcext:value-type="string">
            <text:p>07</text:p>
          </table:table-cell>
          <table:table-cell table:formula="of:=RIGHT(LEFT([.B382]; 23); 2)" office:value-type="string" office:string-value="00" calcext:value-type="string">
            <text:p>00</text:p>
          </table:table-cell>
          <table:table-cell table:formula="of:=RIGHT(LEFT([.B382]; 27); 4)" office:value-type="string" office:string-value="259E" calcext:value-type="string">
            <text:p>259E</text:p>
          </table:table-cell>
        </table:table-row>
        <table:table-row table:style-name="ro1">
          <table:table-cell/>
          <table:table-cell office:value-type="string" calcext:value-type="string">
            <text:p>-21.50,B115EDDF0B0107016492</text:p>
          </table:table-cell>
          <table:table-cell table:formula="of:=VALUE(LEFT([.B383]; 5))" office:value-type="float" office:value="-21.5" calcext:value-type="float">
            <text:p>-21.5000</text:p>
          </table:table-cell>
          <table:table-cell table:formula="of:=IF([.C383]&gt;-30; &quot;HUB&quot;; &quot;DEVICE&quot;)" office:value-type="string" office:string-value="HUB" calcext:value-type="string">
            <text:p>HUB</text:p>
          </table:table-cell>
          <table:table-cell table:formula="of:=RIGHT(LEFT([.B383]; 15); 8)" office:value-type="string" office:string-value="B115EDDF" calcext:value-type="string">
            <text:p>B115EDDF</text:p>
          </table:table-cell>
          <table:table-cell table:formula="of:=RIGHT(LEFT([.B383]; 17); 2)" office:value-type="string" office:string-value="0B" calcext:value-type="string">
            <text:p>0B</text:p>
          </table:table-cell>
          <table:table-cell table:formula="of:=RIGHT(LEFT([.B383]; 19); 2)" office:value-type="string" office:string-value="01" calcext:value-type="string">
            <text:p>01</text:p>
          </table:table-cell>
          <table:table-cell table:formula="of:=RIGHT(LEFT([.B383]; 21); 2)" office:value-type="string" office:string-value="07" calcext:value-type="string">
            <text:p>07</text:p>
          </table:table-cell>
          <table:table-cell table:formula="of:=RIGHT(LEFT([.B383]; 23); 2)" office:value-type="string" office:string-value="01" calcext:value-type="string">
            <text:p>01</text:p>
          </table:table-cell>
          <table:table-cell table:formula="of:=RIGHT(LEFT([.B383]; 27); 4)" office:value-type="string" office:string-value="6492" calcext:value-type="string">
            <text:p>6492</text:p>
          </table:table-cell>
        </table:table-row>
        <table:table-row table:style-name="ro1">
          <table:table-cell/>
          <table:table-cell office:value-type="string" calcext:value-type="string">
            <text:p>-65.00,B115EDDF0C01070135BF</text:p>
          </table:table-cell>
          <table:table-cell table:formula="of:=VALUE(LEFT([.B384]; 5))" office:value-type="float" office:value="-65" calcext:value-type="float">
            <text:p>-65.0000</text:p>
          </table:table-cell>
          <table:table-cell table:formula="of:=IF([.C384]&gt;-30; &quot;HUB&quot;; &quot;DEVICE&quot;)" office:value-type="string" office:string-value="DEVICE" calcext:value-type="string">
            <text:p>DEVICE</text:p>
          </table:table-cell>
          <table:table-cell table:formula="of:=RIGHT(LEFT([.B384]; 15); 8)" office:value-type="string" office:string-value="B115EDDF" calcext:value-type="string">
            <text:p>B115EDDF</text:p>
          </table:table-cell>
          <table:table-cell table:formula="of:=RIGHT(LEFT([.B384]; 17); 2)" office:value-type="string" office:string-value="0C" calcext:value-type="string">
            <text:p>0C</text:p>
          </table:table-cell>
          <table:table-cell table:formula="of:=RIGHT(LEFT([.B384]; 19); 2)" office:value-type="string" office:string-value="01" calcext:value-type="string">
            <text:p>01</text:p>
          </table:table-cell>
          <table:table-cell table:formula="of:=RIGHT(LEFT([.B384]; 21); 2)" office:value-type="string" office:string-value="07" calcext:value-type="string">
            <text:p>07</text:p>
          </table:table-cell>
          <table:table-cell table:formula="of:=RIGHT(LEFT([.B384]; 23); 2)" office:value-type="string" office:string-value="01" calcext:value-type="string">
            <text:p>01</text:p>
          </table:table-cell>
          <table:table-cell table:formula="of:=RIGHT(LEFT([.B384]; 27); 4)" office:value-type="string" office:string-value="35BF" calcext:value-type="string">
            <text:p>35BF</text:p>
          </table:table-cell>
        </table:table-row>
        <table:table-row table:style-name="ro1">
          <table:table-cell/>
          <table:table-cell office:value-type="string" calcext:value-type="string">
            <text:p>-21.50,004BFF710B010200DBDF</text:p>
          </table:table-cell>
          <table:table-cell table:formula="of:=VALUE(LEFT([.B385]; 5))" office:value-type="float" office:value="-21.5" calcext:value-type="float">
            <text:p>-21.5000</text:p>
          </table:table-cell>
          <table:table-cell table:formula="of:=IF([.C385]&gt;-30; &quot;HUB&quot;; &quot;DEVICE&quot;)" office:value-type="string" office:string-value="HUB" calcext:value-type="string">
            <text:p>HUB</text:p>
          </table:table-cell>
          <table:table-cell table:formula="of:=RIGHT(LEFT([.B385]; 15); 8)" office:value-type="string" office:string-value="004BFF71" calcext:value-type="string">
            <text:p>004BFF71</text:p>
          </table:table-cell>
          <table:table-cell table:formula="of:=RIGHT(LEFT([.B385]; 17); 2)" office:value-type="string" office:string-value="0B" calcext:value-type="string">
            <text:p>0B</text:p>
          </table:table-cell>
          <table:table-cell table:formula="of:=RIGHT(LEFT([.B385]; 19); 2)" office:value-type="string" office:string-value="01" calcext:value-type="string">
            <text:p>01</text:p>
          </table:table-cell>
          <table:table-cell table:formula="of:=RIGHT(LEFT([.B385]; 21); 2)" office:value-type="string" office:string-value="02" calcext:value-type="string">
            <text:p>02</text:p>
          </table:table-cell>
          <table:table-cell table:formula="of:=RIGHT(LEFT([.B385]; 23); 2)" office:value-type="string" office:string-value="00" calcext:value-type="string">
            <text:p>00</text:p>
          </table:table-cell>
          <table:table-cell table:formula="of:=RIGHT(LEFT([.B385]; 27); 4)" office:value-type="string" office:string-value="DBDF" calcext:value-type="string">
            <text:p>DBDF</text:p>
          </table:table-cell>
        </table:table-row>
        <table:table-row table:style-name="ro1">
          <table:table-cell/>
          <table:table-cell office:value-type="string" calcext:value-type="string">
            <text:p>-55.50,004BFF710C0102008AF2</text:p>
          </table:table-cell>
          <table:table-cell table:formula="of:=VALUE(LEFT([.B386]; 5))" office:value-type="float" office:value="-55.5" calcext:value-type="float">
            <text:p>-55.5000</text:p>
          </table:table-cell>
          <table:table-cell table:formula="of:=IF([.C386]&gt;-30; &quot;HUB&quot;; &quot;DEVICE&quot;)" office:value-type="string" office:string-value="DEVICE" calcext:value-type="string">
            <text:p>DEVICE</text:p>
          </table:table-cell>
          <table:table-cell table:formula="of:=RIGHT(LEFT([.B386]; 15); 8)" office:value-type="string" office:string-value="004BFF71" calcext:value-type="string">
            <text:p>004BFF71</text:p>
          </table:table-cell>
          <table:table-cell table:formula="of:=RIGHT(LEFT([.B386]; 17); 2)" office:value-type="string" office:string-value="0C" calcext:value-type="string">
            <text:p>0C</text:p>
          </table:table-cell>
          <table:table-cell table:formula="of:=RIGHT(LEFT([.B386]; 19); 2)" office:value-type="string" office:string-value="01" calcext:value-type="string">
            <text:p>01</text:p>
          </table:table-cell>
          <table:table-cell table:formula="of:=RIGHT(LEFT([.B386]; 21); 2)" office:value-type="string" office:string-value="02" calcext:value-type="string">
            <text:p>02</text:p>
          </table:table-cell>
          <table:table-cell table:formula="of:=RIGHT(LEFT([.B386]; 23); 2)" office:value-type="string" office:string-value="00" calcext:value-type="string">
            <text:p>00</text:p>
          </table:table-cell>
          <table:table-cell table:formula="of:=RIGHT(LEFT([.B386]; 27); 4)" office:value-type="string" office:string-value="8AF2" calcext:value-type="string">
            <text:p>8AF2</text:p>
          </table:table-cell>
        </table:table-row>
        <table:table-row table:style-name="ro1">
          <table:table-cell/>
          <table:table-cell office:value-type="string" calcext:value-type="string">
            <text:p>-46.00,004BFF71A5010100C6A0</text:p>
          </table:table-cell>
          <table:table-cell table:formula="of:=VALUE(LEFT([.B387]; 5))" office:value-type="float" office:value="-46" calcext:value-type="float">
            <text:p>-46.0000</text:p>
          </table:table-cell>
          <table:table-cell table:formula="of:=IF([.C387]&gt;-30; &quot;HUB&quot;; &quot;DEVICE&quot;)" office:value-type="string" office:string-value="DEVICE" calcext:value-type="string">
            <text:p>DEVICE</text:p>
          </table:table-cell>
          <table:table-cell table:formula="of:=RIGHT(LEFT([.B387]; 15); 8)" office:value-type="string" office:string-value="004BFF71" calcext:value-type="string">
            <text:p>004BFF71</text:p>
          </table:table-cell>
          <table:table-cell table:formula="of:=RIGHT(LEFT([.B387]; 17); 2)" office:value-type="string" office:string-value="A5" calcext:value-type="string">
            <text:p>A5</text:p>
          </table:table-cell>
          <table:table-cell table:formula="of:=RIGHT(LEFT([.B387]; 19); 2)" office:value-type="string" office:string-value="01" calcext:value-type="string">
            <text:p>01</text:p>
          </table:table-cell>
          <table:table-cell table:formula="of:=RIGHT(LEFT([.B387]; 21); 2)" office:value-type="string" office:string-value="01" calcext:value-type="string">
            <text:p>01</text:p>
          </table:table-cell>
          <table:table-cell table:formula="of:=RIGHT(LEFT([.B387]; 23); 2)" office:value-type="string" office:string-value="00" calcext:value-type="string">
            <text:p>00</text:p>
          </table:table-cell>
          <table:table-cell table:formula="of:=RIGHT(LEFT([.B387]; 27); 4)" office:value-type="string" office:string-value="C6A0" calcext:value-type="string">
            <text:p>C6A0</text:p>
          </table:table-cell>
        </table:table-row>
        <table:table-row table:style-name="ro1">
          <table:table-cell/>
          <table:table-cell office:value-type="string" calcext:value-type="string">
            <text:p>-44.50,004BFF71A5010100C6A0</text:p>
          </table:table-cell>
          <table:table-cell table:formula="of:=VALUE(LEFT([.B388]; 5))" office:value-type="float" office:value="-44.5" calcext:value-type="float">
            <text:p>-44.5000</text:p>
          </table:table-cell>
          <table:table-cell table:formula="of:=IF([.C388]&gt;-30; &quot;HUB&quot;; &quot;DEVICE&quot;)" office:value-type="string" office:string-value="DEVICE" calcext:value-type="string">
            <text:p>DEVICE</text:p>
          </table:table-cell>
          <table:table-cell table:formula="of:=RIGHT(LEFT([.B388]; 15); 8)" office:value-type="string" office:string-value="004BFF71" calcext:value-type="string">
            <text:p>004BFF71</text:p>
          </table:table-cell>
          <table:table-cell table:formula="of:=RIGHT(LEFT([.B388]; 17); 2)" office:value-type="string" office:string-value="A5" calcext:value-type="string">
            <text:p>A5</text:p>
          </table:table-cell>
          <table:table-cell table:formula="of:=RIGHT(LEFT([.B388]; 19); 2)" office:value-type="string" office:string-value="01" calcext:value-type="string">
            <text:p>01</text:p>
          </table:table-cell>
          <table:table-cell table:formula="of:=RIGHT(LEFT([.B388]; 21); 2)" office:value-type="string" office:string-value="01" calcext:value-type="string">
            <text:p>01</text:p>
          </table:table-cell>
          <table:table-cell table:formula="of:=RIGHT(LEFT([.B388]; 23); 2)" office:value-type="string" office:string-value="00" calcext:value-type="string">
            <text:p>00</text:p>
          </table:table-cell>
          <table:table-cell table:formula="of:=RIGHT(LEFT([.B388]; 27); 4)" office:value-type="string" office:string-value="C6A0" calcext:value-type="string">
            <text:p>C6A0</text:p>
          </table:table-cell>
        </table:table-row>
        <table:table-row table:style-name="ro1">
          <table:table-cell/>
          <table:table-cell office:value-type="string" calcext:value-type="string">
            <text:p>-21.50,004BFF710B010201CBFE</text:p>
          </table:table-cell>
          <table:table-cell table:formula="of:=VALUE(LEFT([.B389]; 5))" office:value-type="float" office:value="-21.5" calcext:value-type="float">
            <text:p>-21.5000</text:p>
          </table:table-cell>
          <table:table-cell table:formula="of:=IF([.C389]&gt;-30; &quot;HUB&quot;; &quot;DEVICE&quot;)" office:value-type="string" office:string-value="HUB" calcext:value-type="string">
            <text:p>HUB</text:p>
          </table:table-cell>
          <table:table-cell table:formula="of:=RIGHT(LEFT([.B389]; 15); 8)" office:value-type="string" office:string-value="004BFF71" calcext:value-type="string">
            <text:p>004BFF71</text:p>
          </table:table-cell>
          <table:table-cell table:formula="of:=RIGHT(LEFT([.B389]; 17); 2)" office:value-type="string" office:string-value="0B" calcext:value-type="string">
            <text:p>0B</text:p>
          </table:table-cell>
          <table:table-cell table:formula="of:=RIGHT(LEFT([.B389]; 19); 2)" office:value-type="string" office:string-value="01" calcext:value-type="string">
            <text:p>01</text:p>
          </table:table-cell>
          <table:table-cell table:formula="of:=RIGHT(LEFT([.B389]; 21); 2)" office:value-type="string" office:string-value="02" calcext:value-type="string">
            <text:p>02</text:p>
          </table:table-cell>
          <table:table-cell table:formula="of:=RIGHT(LEFT([.B389]; 23); 2)" office:value-type="string" office:string-value="01" calcext:value-type="string">
            <text:p>01</text:p>
          </table:table-cell>
          <table:table-cell table:formula="of:=RIGHT(LEFT([.B389]; 27); 4)" office:value-type="string" office:string-value="CBFE" calcext:value-type="string">
            <text:p>CBFE</text:p>
          </table:table-cell>
        </table:table-row>
        <table:table-row table:style-name="ro1">
          <table:table-cell/>
          <table:table-cell office:value-type="string" calcext:value-type="string">
            <text:p>-45.00,004BFF710C0102019AD3</text:p>
          </table:table-cell>
          <table:table-cell table:formula="of:=VALUE(LEFT([.B390]; 5))" office:value-type="float" office:value="-45" calcext:value-type="float">
            <text:p>-45.0000</text:p>
          </table:table-cell>
          <table:table-cell table:formula="of:=IF([.C390]&gt;-30; &quot;HUB&quot;; &quot;DEVICE&quot;)" office:value-type="string" office:string-value="DEVICE" calcext:value-type="string">
            <text:p>DEVICE</text:p>
          </table:table-cell>
          <table:table-cell table:formula="of:=RIGHT(LEFT([.B390]; 15); 8)" office:value-type="string" office:string-value="004BFF71" calcext:value-type="string">
            <text:p>004BFF71</text:p>
          </table:table-cell>
          <table:table-cell table:formula="of:=RIGHT(LEFT([.B390]; 17); 2)" office:value-type="string" office:string-value="0C" calcext:value-type="string">
            <text:p>0C</text:p>
          </table:table-cell>
          <table:table-cell table:formula="of:=RIGHT(LEFT([.B390]; 19); 2)" office:value-type="string" office:string-value="01" calcext:value-type="string">
            <text:p>01</text:p>
          </table:table-cell>
          <table:table-cell table:formula="of:=RIGHT(LEFT([.B390]; 21); 2)" office:value-type="string" office:string-value="02" calcext:value-type="string">
            <text:p>02</text:p>
          </table:table-cell>
          <table:table-cell table:formula="of:=RIGHT(LEFT([.B390]; 23); 2)" office:value-type="string" office:string-value="01" calcext:value-type="string">
            <text:p>01</text:p>
          </table:table-cell>
          <table:table-cell table:formula="of:=RIGHT(LEFT([.B390]; 27); 4)" office:value-type="string" office:string-value="9AD3" calcext:value-type="string">
            <text:p>9AD3</text:p>
          </table:table-cell>
        </table:table-row>
        <table:table-row table:style-name="ro1">
          <table:table-cell/>
          <table:table-cell office:value-type="string" calcext:value-type="string">
            <text:p>-44.50,004BFF71A5010101D681</text:p>
          </table:table-cell>
          <table:table-cell table:formula="of:=VALUE(LEFT([.B391]; 5))" office:value-type="float" office:value="-44.5" calcext:value-type="float">
            <text:p>-44.5000</text:p>
          </table:table-cell>
          <table:table-cell table:formula="of:=IF([.C391]&gt;-30; &quot;HUB&quot;; &quot;DEVICE&quot;)" office:value-type="string" office:string-value="DEVICE" calcext:value-type="string">
            <text:p>DEVICE</text:p>
          </table:table-cell>
          <table:table-cell table:formula="of:=RIGHT(LEFT([.B391]; 15); 8)" office:value-type="string" office:string-value="004BFF71" calcext:value-type="string">
            <text:p>004BFF71</text:p>
          </table:table-cell>
          <table:table-cell table:formula="of:=RIGHT(LEFT([.B391]; 17); 2)" office:value-type="string" office:string-value="A5" calcext:value-type="string">
            <text:p>A5</text:p>
          </table:table-cell>
          <table:table-cell table:formula="of:=RIGHT(LEFT([.B391]; 19); 2)" office:value-type="string" office:string-value="01" calcext:value-type="string">
            <text:p>01</text:p>
          </table:table-cell>
          <table:table-cell table:formula="of:=RIGHT(LEFT([.B391]; 21); 2)" office:value-type="string" office:string-value="01" calcext:value-type="string">
            <text:p>01</text:p>
          </table:table-cell>
          <table:table-cell table:formula="of:=RIGHT(LEFT([.B391]; 23); 2)" office:value-type="string" office:string-value="01" calcext:value-type="string">
            <text:p>01</text:p>
          </table:table-cell>
          <table:table-cell table:formula="of:=RIGHT(LEFT([.B391]; 27); 4)" office:value-type="string" office:string-value="D681" calcext:value-type="string">
            <text:p>D681</text:p>
          </table:table-cell>
        </table:table-row>
        <table:table-row table:style-name="ro1">
          <table:table-cell/>
          <table:table-cell office:value-type="string" calcext:value-type="string">
            <text:p>-47.50,004BFF71A5010101D681</text:p>
          </table:table-cell>
          <table:table-cell table:formula="of:=VALUE(LEFT([.B392]; 5))" office:value-type="float" office:value="-47.5" calcext:value-type="float">
            <text:p>-47.5000</text:p>
          </table:table-cell>
          <table:table-cell table:formula="of:=IF([.C392]&gt;-30; &quot;HUB&quot;; &quot;DEVICE&quot;)" office:value-type="string" office:string-value="DEVICE" calcext:value-type="string">
            <text:p>DEVICE</text:p>
          </table:table-cell>
          <table:table-cell table:formula="of:=RIGHT(LEFT([.B392]; 15); 8)" office:value-type="string" office:string-value="004BFF71" calcext:value-type="string">
            <text:p>004BFF71</text:p>
          </table:table-cell>
          <table:table-cell table:formula="of:=RIGHT(LEFT([.B392]; 17); 2)" office:value-type="string" office:string-value="A5" calcext:value-type="string">
            <text:p>A5</text:p>
          </table:table-cell>
          <table:table-cell table:formula="of:=RIGHT(LEFT([.B392]; 19); 2)" office:value-type="string" office:string-value="01" calcext:value-type="string">
            <text:p>01</text:p>
          </table:table-cell>
          <table:table-cell table:formula="of:=RIGHT(LEFT([.B392]; 21); 2)" office:value-type="string" office:string-value="01" calcext:value-type="string">
            <text:p>01</text:p>
          </table:table-cell>
          <table:table-cell table:formula="of:=RIGHT(LEFT([.B392]; 23); 2)" office:value-type="string" office:string-value="01" calcext:value-type="string">
            <text:p>01</text:p>
          </table:table-cell>
          <table:table-cell table:formula="of:=RIGHT(LEFT([.B392]; 27); 4)" office:value-type="string" office:string-value="D681" calcext:value-type="string">
            <text:p>D681</text:p>
          </table:table-cell>
        </table:table-row>
        <table:table-row table:style-name="ro1">
          <table:table-cell/>
          <table:table-cell office:value-type="string" calcext:value-type="string">
            <text:p>-21.00,B115ECD60D0055AAF5BB</text:p>
          </table:table-cell>
          <table:table-cell table:formula="of:=VALUE(LEFT([.B393]; 5))" office:value-type="float" office:value="-21" calcext:value-type="float">
            <text:p>-21.0000</text:p>
          </table:table-cell>
          <table:table-cell table:formula="of:=IF([.C393]&gt;-30; &quot;HUB&quot;; &quot;DEVICE&quot;)" office:value-type="string" office:string-value="HUB" calcext:value-type="string">
            <text:p>HUB</text:p>
          </table:table-cell>
          <table:table-cell table:formula="of:=RIGHT(LEFT([.B393]; 15); 8)" office:value-type="string" office:string-value="B115ECD6" calcext:value-type="string">
            <text:p>B115ECD6</text:p>
          </table:table-cell>
          <table:table-cell table:formula="of:=RIGHT(LEFT([.B393]; 17); 2)" office:value-type="string" office:string-value="0D" calcext:value-type="string">
            <text:p>0D</text:p>
          </table:table-cell>
          <table:table-cell table:formula="of:=RIGHT(LEFT([.B393]; 19); 2)" office:value-type="string" office:string-value="00" calcext:value-type="string">
            <text:p>00</text:p>
          </table:table-cell>
          <table:table-cell table:formula="of:=RIGHT(LEFT([.B393]; 21); 2)" office:value-type="string" office:string-value="55" calcext:value-type="string">
            <text:p>55</text:p>
          </table:table-cell>
          <table:table-cell table:formula="of:=RIGHT(LEFT([.B393]; 23); 2)" office:value-type="string" office:string-value="AA" calcext:value-type="string">
            <text:p>AA</text:p>
          </table:table-cell>
          <table:table-cell table:formula="of:=RIGHT(LEFT([.B393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60.50,B115ECD60D010700BEF6</text:p>
          </table:table-cell>
          <table:table-cell table:formula="of:=VALUE(LEFT([.B394]; 5))" office:value-type="float" office:value="-60.5" calcext:value-type="float">
            <text:p>-60.5000</text:p>
          </table:table-cell>
          <table:table-cell table:formula="of:=IF([.C394]&gt;-30; &quot;HUB&quot;; &quot;DEVICE&quot;)" office:value-type="string" office:string-value="DEVICE" calcext:value-type="string">
            <text:p>DEVICE</text:p>
          </table:table-cell>
          <table:table-cell table:formula="of:=RIGHT(LEFT([.B394]; 15); 8)" office:value-type="string" office:string-value="B115ECD6" calcext:value-type="string">
            <text:p>B115ECD6</text:p>
          </table:table-cell>
          <table:table-cell table:formula="of:=RIGHT(LEFT([.B394]; 17); 2)" office:value-type="string" office:string-value="0D" calcext:value-type="string">
            <text:p>0D</text:p>
          </table:table-cell>
          <table:table-cell table:formula="of:=RIGHT(LEFT([.B394]; 19); 2)" office:value-type="string" office:string-value="01" calcext:value-type="string">
            <text:p>01</text:p>
          </table:table-cell>
          <table:table-cell table:formula="of:=RIGHT(LEFT([.B394]; 21); 2)" office:value-type="string" office:string-value="07" calcext:value-type="string">
            <text:p>07</text:p>
          </table:table-cell>
          <table:table-cell table:formula="of:=RIGHT(LEFT([.B394]; 23); 2)" office:value-type="string" office:string-value="00" calcext:value-type="string">
            <text:p>00</text:p>
          </table:table-cell>
          <table:table-cell table:formula="of:=RIGHT(LEFT([.B394]; 27); 4)" office:value-type="string" office:string-value="BEF6" calcext:value-type="string">
            <text:p>BEF6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3" table:default-cell-style-name="ce5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Device 1: 0xB115ECD6 - Packets: 64</text:p>
          </table:table-cell>
          <table:table-cell/>
          <table:table-cell office:value-type="string" calcext:value-type="string">
            <text:p>B115ECD6</text:p>
          </table:table-cell>
        </table:table-row>
        <table:table-row table:style-name="ro1">
          <table:table-cell/>
          <table:table-cell office:value-type="string" calcext:value-type="string">
            <text:p>Device 2: 0xB115EDDF - Packets: 54</text:p>
          </table:table-cell>
          <table:table-cell/>
          <table:table-cell office:value-type="string" calcext:value-type="string">
            <text:p>B115EDDF</text:p>
          </table:table-cell>
        </table:table-row>
        <table:table-row table:style-name="ro1">
          <table:table-cell/>
          <table:table-cell office:value-type="string" calcext:value-type="string">
            <text:p>Device 3: 0xB11335B5 - Packets: 60</text:p>
          </table:table-cell>
          <table:table-cell/>
          <table:table-cell office:value-type="string" calcext:value-type="string">
            <text:p>B11335B5</text:p>
          </table:table-cell>
        </table:table-row>
        <table:table-row table:style-name="ro1">
          <table:table-cell/>
          <table:table-cell office:value-type="string" calcext:value-type="string">
            <text:p>Device 4: 0x4BFEDD - Packets: 58</text:p>
          </table:table-cell>
          <table:table-cell/>
          <table:table-cell office:value-type="string" calcext:value-type="string">
            <text:p>004BFEDD</text:p>
          </table:table-cell>
        </table:table-row>
        <table:table-row table:style-name="ro1">
          <table:table-cell/>
          <table:table-cell office:value-type="string" calcext:value-type="string">
            <text:p>Device 5: 0x4BFF71 - Packets: 47</text:p>
          </table:table-cell>
          <table:table-cell/>
          <table:table-cell office:value-type="string" calcext:value-type="string">
            <text:p>004BFF71</text:p>
          </table:table-cell>
        </table:table-row>
        <table:table-row table:style-name="ro1">
          <table:table-cell/>
          <table:table-cell office:value-type="string" calcext:value-type="string">
            <text:p>Device 6: 0xB115BBEF - Packets: 56</text:p>
          </table:table-cell>
          <table:table-cell/>
          <table:table-cell office:value-type="string" calcext:value-type="string">
            <text:p>B115BBEF</text:p>
          </table:table-cell>
        </table:table-row>
        <table:table-row table:style-name="ro1">
          <table:table-cell/>
          <table:table-cell office:value-type="string" calcext:value-type="string">
            <text:p>Device 7: 0xB115ECC6 - Packets: 55</text:p>
          </table:table-cell>
          <table:table-cell/>
          <table:table-cell office:value-type="string" calcext:value-type="string">
            <text:p>B115ECC6</text:p>
          </table:table-cell>
        </table:table-row>
        <table:table-row table:style-name="ro1">
          <table:table-cell/>
          <table:table-cell office:value-type="string" calcext:value-type="string">
            <text:p>Device 8: 0x0 - Packets: 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vice 9: 0xCF65 - Packets: 53</text:p>
          </table:table-cell>
          <table:table-cell/>
          <table:table-cell office:value-type="string" calcext:value-type="string">
            <text:p>004BF451</text:p>
          </table:table-cell>
        </table:table-row>
        <table:table-row table:style-name="ro1">
          <table:table-cell/>
          <table:table-cell office:value-type="string" calcext:value-type="string">
            <text:p>Device 10: 0x4BF451 - Packets: 14</text:p>
          </table:table-cell>
          <table:table-cell/>
          <table:table-cell office:value-type="string" calcext:value-type="string">
            <text:p>004C3336</text:p>
          </table:table-cell>
        </table:table-row>
        <table:table-row table:style-name="ro1">
          <table:table-cell/>
          <table:table-cell office:value-type="string" calcext:value-type="string">
            <text:p>Device 11: 0x4C3336 - Packets: 18 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B1:Sheet1.J39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Sans Serif" svg:font-family="'MS Sans Serif'" style:font-family-generic="swiss"/>
    <style:font-face style:name="Liberation Mono" svg:font-family="'Liberation Mono', 'Courier New', 'DejaVu Sans Mono', Courier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 number:grouping="true"/>
    </number:number-style>
    <number:number-style style:name="N113">
      <number:number number:decimal-places="4" loext:min-decimal-places="4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14">00/00/0000</text:date>, <text:time style:data-style-name="N2" text:time-value="20:37:10.4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08T23:15:52.529000000</meta:creation-date>
    <dc:date>2025-11-14T20:40:06.171000000</dc:date>
    <meta:editing-duration>PT11H16M16S</meta:editing-duration>
    <meta:editing-cycles>5</meta:editing-cycles>
    <meta:generator>LibreOffice/5.1.0.3$Windows_X86_64 LibreOffice_project/5e3e00a007d9b3b6efb6797a8b8e57b51ab1f737</meta:generator>
    <meta:document-statistic meta:table-count="2" meta:cell-count="3566" meta:object-count="0"/>
  </office:meta>
</office:document-meta>
</file>